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26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enchmark_1649dee8e88678478e268cae82d01ec30b54c4cb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component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1.3.2/commons-io-1.3.2.jar</text:p>
          </table:table-cell>
          <table:table-cell office:value-type="string" calcext:value-type="string">
            <text:p>CallGraphBuilder</text:p>
          </table:table-cell>
          <table:table-cell office:value-type="float" office:value="777" calcext:value-type="float">
            <text:p>777</text:p>
          </table:table-cell>
          <table:table-cell office:value-type="float" office:value="15990378" calcext:value-type="float">
            <text:p>15990378</text:p>
          </table:table-cell>
          <table:table-cell table:formula="of:=[.D2]/[.C2]" office:value-type="float" office:value="20579.6370656371" calcext:value-type="float">
            <text:p>20579,6370656371</text:p>
          </table:table-cell>
          <table:table-cell/>
        </table:table-row>
        <table:table-row table:style-name="ro1">
          <table:table-cell office:value-type="string" calcext:value-type="string">
            <text:p>commons-io/commons-io/2.2/commons-io-2.2.jar</text:p>
          </table:table-cell>
          <table:table-cell office:value-type="string" calcext:value-type="string">
            <text:p>CallGraphBuilder</text:p>
          </table:table-cell>
          <table:table-cell office:value-type="float" office:value="1424" calcext:value-type="float">
            <text:p>1424</text:p>
          </table:table-cell>
          <table:table-cell office:value-type="float" office:value="31558866" calcext:value-type="float">
            <text:p>31558866</text:p>
          </table:table-cell>
          <table:table-cell table:formula="of:=[.D3]/[.C3]" office:value-type="float" office:value="22162.125" calcext:value-type="float">
            <text:p>22162,125</text:p>
          </table:table-cell>
          <table:table-cell/>
        </table:table-row>
        <table:table-row table:style-name="ro1">
          <table:table-cell office:value-type="string" calcext:value-type="string">
            <text:p>commons-io/commons-io/2.0.1/commons-io-2.0.1.jar</text:p>
          </table:table-cell>
          <table:table-cell office:value-type="string" calcext:value-type="string">
            <text:p>CallGraphBuilder</text:p>
          </table:table-cell>
          <table:table-cell office:value-type="float" office:value="1300" calcext:value-type="float">
            <text:p>1300</text:p>
          </table:table-cell>
          <table:table-cell office:value-type="float" office:value="28984881" calcext:value-type="float">
            <text:p>28984881</text:p>
          </table:table-cell>
          <table:table-cell table:formula="of:=[.D4]/[.C4]" office:value-type="float" office:value="22296.0623076923" calcext:value-type="float">
            <text:p>22296,0623076923</text:p>
          </table:table-cell>
          <table:table-cell/>
        </table:table-row>
        <table:table-row table:style-name="ro1">
          <table:table-cell office:value-type="string" calcext:value-type="string">
            <text:p>commons-io/commons-io/1.4/commons-io-1.4.jar</text:p>
          </table:table-cell>
          <table:table-cell office:value-type="string" calcext:value-type="string">
            <text:p>CallGraphBuilder</text:p>
          </table:table-cell>
          <table:table-cell office:value-type="float" office:value="913" calcext:value-type="float">
            <text:p>913</text:p>
          </table:table-cell>
          <table:table-cell office:value-type="float" office:value="18631462" calcext:value-type="float">
            <text:p>18631462</text:p>
          </table:table-cell>
          <table:table-cell table:formula="of:=[.D5]/[.C5]" office:value-type="float" office:value="20406.8587075575" calcext:value-type="float">
            <text:p>20406,8587075575</text:p>
          </table:table-cell>
          <table:table-cell/>
        </table:table-row>
        <table:table-row table:style-name="ro1">
          <table:table-cell office:value-type="string" calcext:value-type="string">
            <text:p>commons-io/commons-io/2.1/commons-io-2.1.jar</text:p>
          </table:table-cell>
          <table:table-cell office:value-type="string" calcext:value-type="string">
            <text:p>CallGraphBuilder</text:p>
          </table:table-cell>
          <table:table-cell office:value-type="float" office:value="1352" calcext:value-type="float">
            <text:p>1352</text:p>
          </table:table-cell>
          <table:table-cell office:value-type="float" office:value="28832200" calcext:value-type="float">
            <text:p>28832200</text:p>
          </table:table-cell>
          <table:table-cell table:formula="of:=[.D6]/[.C6]" office:value-type="float" office:value="21325.5917159763" calcext:value-type="float">
            <text:p>21325,5917159763</text:p>
          </table:table-cell>
          <table:table-cell/>
        </table:table-row>
        <table:table-row table:style-name="ro1">
          <table:table-cell office:value-type="string" calcext:value-type="string">
            <text:p>commons-io/commons-io/2.5/commons-io-2.5.jar</text:p>
          </table:table-cell>
          <table:table-cell office:value-type="string" calcext:value-type="string">
            <text:p>CallGraphBuilder</text:p>
          </table:table-cell>
          <table:table-cell office:value-type="float" office:value="1622" calcext:value-type="float">
            <text:p>1622</text:p>
          </table:table-cell>
          <table:table-cell office:value-type="float" office:value="43471018" calcext:value-type="float">
            <text:p>43471018</text:p>
          </table:table-cell>
          <table:table-cell table:formula="of:=[.D7]/[.C7]" office:value-type="float" office:value="26800.8742293465" calcext:value-type="float">
            <text:p>26800,8742293465</text:p>
          </table:table-cell>
          <table:table-cell/>
        </table:table-row>
        <table:table-row table:style-name="ro1">
          <table:table-cell office:value-type="string" calcext:value-type="string">
            <text:p>commons-collections/commons-collections/3.2/commons-collections-3.2.jar</text:p>
          </table:table-cell>
          <table:table-cell office:value-type="string" calcext:value-type="string">
            <text:p>CallGraphBuilder</text:p>
          </table:table-cell>
          <table:table-cell office:value-type="float" office:value="4318" calcext:value-type="float">
            <text:p>4318</text:p>
          </table:table-cell>
          <table:table-cell office:value-type="float" office:value="500789705" calcext:value-type="float">
            <text:p>500789705</text:p>
          </table:table-cell>
          <table:table-cell table:formula="of:=[.D8]/[.C8]" office:value-type="float" office:value="115977.235988884" calcext:value-type="float">
            <text:p>115977,235988884</text:p>
          </table:table-cell>
          <table:table-cell/>
        </table:table-row>
        <table:table-row table:style-name="ro1">
          <table:table-cell office:value-type="string" calcext:value-type="string">
            <text:p>commons-collections/commons-collections/3.2.1/commons-collections-3.2.1.jar</text:p>
          </table:table-cell>
          <table:table-cell office:value-type="string" calcext:value-type="string">
            <text:p>CallGraphBuilder</text:p>
          </table:table-cell>
          <table:table-cell office:value-type="float" office:value="4306" calcext:value-type="float">
            <text:p>4306</text:p>
          </table:table-cell>
          <table:table-cell office:value-type="float" office:value="535963218" calcext:value-type="float">
            <text:p>535963218</text:p>
          </table:table-cell>
          <table:table-cell table:formula="of:=[.D9]/[.C9]" office:value-type="float" office:value="124468.931258709" calcext:value-type="float">
            <text:p>124468,931258709</text:p>
          </table:table-cell>
          <table:table-cell/>
        </table:table-row>
        <table:table-row table:style-name="ro1">
          <table:table-cell office:value-type="string" calcext:value-type="string">
            <text:p>classworlds/classworlds/1.1-alpha-2/classworlds-1.1-alpha-2.jar</text:p>
          </table:table-cell>
          <table:table-cell office:value-type="string" calcext:value-type="string">
            <text:p>CallGraphBuilder</text:p>
          </table:table-cell>
          <table:table-cell office:value-type="float" office:value="287" calcext:value-type="float">
            <text:p>287</text:p>
          </table:table-cell>
          <table:table-cell office:value-type="float" office:value="21066574" calcext:value-type="float">
            <text:p>21066574</text:p>
          </table:table-cell>
          <table:table-cell table:formula="of:=[.D10]/[.C10]" office:value-type="float" office:value="73402.6968641115" calcext:value-type="float">
            <text:p>73402,6968641115</text:p>
          </table:table-cell>
          <table:table-cell/>
        </table:table-row>
        <table:table-row table:style-name="ro1">
          <table:table-cell office:value-type="string" calcext:value-type="string">
            <text:p>classworlds/classworlds/1.1/classworlds-1.1.jar</text:p>
          </table:table-cell>
          <table:table-cell office:value-type="string" calcext:value-type="string">
            <text:p>CallGraphBuilder</text:p>
          </table:table-cell>
          <table:table-cell office:value-type="float" office:value="292" calcext:value-type="float">
            <text:p>292</text:p>
          </table:table-cell>
          <table:table-cell office:value-type="float" office:value="18047331" calcext:value-type="float">
            <text:p>18047331</text:p>
          </table:table-cell>
          <table:table-cell table:formula="of:=[.D11]/[.C11]" office:value-type="float" office:value="61805.9280821918" calcext:value-type="float">
            <text:p>61805,9280821918</text:p>
          </table:table-cell>
          <table:table-cell/>
        </table:table-row>
        <table:table-row table:style-name="ro1">
          <table:table-cell office:value-type="string" calcext:value-type="string">
            <text:p>de/l3s/boilerpipe/boilerpipe/1.1.0/boilerpipe-1.1.0.jar</text:p>
          </table:table-cell>
          <table:table-cell office:value-type="string" calcext:value-type="string">
            <text:p>CallGraphBuilder</text:p>
          </table:table-cell>
          <table:table-cell office:value-type="float" office:value="436" calcext:value-type="float">
            <text:p>436</text:p>
          </table:table-cell>
          <table:table-cell office:value-type="float" office:value="57916735" calcext:value-type="float">
            <text:p>57916735</text:p>
          </table:table-cell>
          <table:table-cell table:formula="of:=[.D12]/[.C12]" office:value-type="float" office:value="132836.548165138" calcext:value-type="float">
            <text:p>132836,548165138</text:p>
          </table:table-cell>
          <table:table-cell/>
        </table:table-row>
        <table:table-row table:style-name="ro1">
          <table:table-cell office:value-type="string" calcext:value-type="string">
            <text:p>com/cybozu/labs/langdetect/1.1-20120112/langdetect-1.1-20120112.jar</text:p>
          </table:table-cell>
          <table:table-cell office:value-type="string" calcext:value-type="string">
            <text:p>CallGraphBuilder</text:p>
          </table:table-cell>
          <table:table-cell office:value-type="float" office:value="183" calcext:value-type="float">
            <text:p>183</text:p>
          </table:table-cell>
          <table:table-cell office:value-type="float" office:value="6003208" calcext:value-type="float">
            <text:p>6003208</text:p>
          </table:table-cell>
          <table:table-cell table:formula="of:=[.D13]/[.C13]" office:value-type="float" office:value="32804.4153005464" calcext:value-type="float">
            <text:p>32804,4153005464</text:p>
          </table:table-cell>
          <table:table-cell/>
        </table:table-row>
        <table:table-row table:style-name="ro1">
          <table:table-cell office:value-type="string" calcext:value-type="string">
            <text:p>com/fasterxml/classmate/1.0.0/classmate-1.0.0.jar</text:p>
          </table:table-cell>
          <table:table-cell office:value-type="string" calcext:value-type="string">
            <text:p>CallGraphBuilder</text:p>
          </table:table-cell>
          <table:table-cell office:value-type="float" office:value="388" calcext:value-type="float">
            <text:p>388</text:p>
          </table:table-cell>
          <table:table-cell office:value-type="float" office:value="9052241" calcext:value-type="float">
            <text:p>9052241</text:p>
          </table:table-cell>
          <table:table-cell table:formula="of:=[.D14]/[.C14]" office:value-type="float" office:value="23330.5180412371" calcext:value-type="float">
            <text:p>23330,5180412371</text:p>
          </table:table-cell>
          <table:table-cell/>
        </table:table-row>
        <table:table-row table:style-name="ro1">
          <table:table-cell office:value-type="string" calcext:value-type="string">
            <text:p>com/cee/cee-search-api/2-SNAPSHOT/cee-search-api-2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4" calcext:value-type="float">
            <text:p>4</text:p>
          </table:table-cell>
          <table:table-cell office:value-type="float" office:value="328207" calcext:value-type="float">
            <text:p>328207</text:p>
          </table:table-cell>
          <table:table-cell table:formula="of:=[.D15]/[.C15]" office:value-type="float" office:value="82051.75" calcext:value-type="float">
            <text:p>82051,75</text:p>
          </table:table-cell>
          <table:table-cell/>
        </table:table-row>
        <table:table-row table:style-name="ro1">
          <table:table-cell office:value-type="string" calcext:value-type="string">
            <text:p>com/cee/cee-parser/2-SNAPSHOT/cee-parser-2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60" calcext:value-type="float">
            <text:p>60</text:p>
          </table:table-cell>
          <table:table-cell office:value-type="float" office:value="2366569" calcext:value-type="float">
            <text:p>2366569</text:p>
          </table:table-cell>
          <table:table-cell table:formula="of:=[.D16]/[.C16]" office:value-type="float" office:value="39442.8166666667" calcext:value-type="float">
            <text:p>39442,8166666667</text:p>
          </table:table-cell>
          <table:table-cell/>
        </table:table-row>
        <table:table-row table:style-name="ro1">
          <table:table-cell office:value-type="string" calcext:value-type="string">
            <text:p>com/cee/cee-store-test-suite/2-SNAPSHOT/cee-store-test-suite-2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72" calcext:value-type="float">
            <text:p>72</text:p>
          </table:table-cell>
          <table:table-cell office:value-type="float" office:value="4164333" calcext:value-type="float">
            <text:p>4164333</text:p>
          </table:table-cell>
          <table:table-cell table:formula="of:=[.D17]/[.C17]" office:value-type="float" office:value="57837.9583333333" calcext:value-type="float">
            <text:p>57837,9583333333</text:p>
          </table:table-cell>
          <table:table-cell/>
        </table:table-row>
        <table:table-row table:style-name="ro1">
          <table:table-cell office:value-type="string" calcext:value-type="string">
            <text:p>com/cee/cee-store-api/2-SNAPSHOT/cee-store-api-2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67" calcext:value-type="float">
            <text:p>67</text:p>
          </table:table-cell>
          <table:table-cell office:value-type="float" office:value="2183139" calcext:value-type="float">
            <text:p>2183139</text:p>
          </table:table-cell>
          <table:table-cell table:formula="of:=[.D18]/[.C18]" office:value-type="float" office:value="32584.1641791045" calcext:value-type="float">
            <text:p>32584,1641791045</text:p>
          </table:table-cell>
          <table:table-cell/>
        </table:table-row>
        <table:table-row table:style-name="ro1">
          <table:table-cell office:value-type="string" calcext:value-type="string">
            <text:p>com/sourceallies/beanoh/beanoh/1.0.0/beanoh-1.0.0.jar</text:p>
          </table:table-cell>
          <table:table-cell office:value-type="string" calcext:value-type="string">
            <text:p>CallGraphBuilder</text:p>
          </table:table-cell>
          <table:table-cell office:value-type="float" office:value="72" calcext:value-type="float">
            <text:p>72</text:p>
          </table:table-cell>
          <table:table-cell office:value-type="float" office:value="4325755" calcext:value-type="float">
            <text:p>4325755</text:p>
          </table:table-cell>
          <table:table-cell table:formula="of:=[.D19]/[.C19]" office:value-type="float" office:value="60079.9305555556" calcext:value-type="float">
            <text:p>60079,9305555556</text:p>
          </table:table-cell>
          <table:table-cell/>
        </table:table-row>
        <table:table-row table:style-name="ro1">
          <table:table-cell office:value-type="string" calcext:value-type="string">
            <text:p>com/google/gwt/gwt-dev/2.5.1/gwt-dev-2.5.1.jar</text:p>
          </table:table-cell>
          <table:table-cell office:value-type="string" calcext:value-type="string">
            <text:p>CallGraphBuilder</text:p>
          </table:table-cell>
          <table:table-cell office:value-type="float" office:value="111164" calcext:value-type="float">
            <text:p>111164</text:p>
          </table:table-cell>
          <table:table-cell office:value-type="float" office:value="37845314657" calcext:value-type="float">
            <text:p>37845314657</text:p>
          </table:table-cell>
          <table:table-cell table:formula="of:=[.D20]/[.C20]" office:value-type="float" office:value="340445.779721852" calcext:value-type="float">
            <text:p>340445,779721852</text:p>
          </table:table-cell>
          <table:table-cell/>
        </table:table-row>
        <table:table-row table:style-name="ro1">
          <table:table-cell office:value-type="string" calcext:value-type="string">
            <text:p>com/google/gwt/gwt-codeserver/2.5.1/gwt-codeserver-2.5.1.jar</text:p>
          </table:table-cell>
          <table:table-cell office:value-type="string" calcext:value-type="string">
            <text:p>CallGraphBuilder</text:p>
          </table:table-cell>
          <table:table-cell office:value-type="float" office:value="298" calcext:value-type="float">
            <text:p>298</text:p>
          </table:table-cell>
          <table:table-cell office:value-type="float" office:value="9925625" calcext:value-type="float">
            <text:p>9925625</text:p>
          </table:table-cell>
          <table:table-cell table:formula="of:=[.D21]/[.C21]" office:value-type="float" office:value="33307.466442953" calcext:value-type="float">
            <text:p>33307,466442953</text:p>
          </table:table-cell>
          <table:table-cell/>
        </table:table-row>
        <table:table-row table:style-name="ro1">
          <table:table-cell office:value-type="string" calcext:value-type="string">
            <text:p>com/google/code/findbugs/jsr305/2.0.1/jsr305-2.0.1.jar</text:p>
          </table:table-cell>
          <table:table-cell office:value-type="string" calcext:value-type="string">
            <text:p>CallGraphBuilder</text:p>
          </table:table-cell>
          <table:table-cell office:value-type="float" office:value="21" calcext:value-type="float">
            <text:p>21</text:p>
          </table:table-cell>
          <table:table-cell office:value-type="float" office:value="833013" calcext:value-type="float">
            <text:p>833013</text:p>
          </table:table-cell>
          <table:table-cell table:formula="of:=[.D22]/[.C22]" office:value-type="float" office:value="39667.2857142857" calcext:value-type="float">
            <text:p>39667,2857142857</text:p>
          </table:table-cell>
          <table:table-cell/>
        </table:table-row>
        <table:table-row table:style-name="ro1">
          <table:table-cell office:value-type="string" calcext:value-type="string">
            <text:p>com/google/code/findbugs/jsr305/1.3.9/jsr305-1.3.9.jar</text:p>
          </table:table-cell>
          <table:table-cell office:value-type="string" calcext:value-type="string">
            <text:p>CallGraphBuilder</text:p>
          </table:table-cell>
          <table:table-cell office:value-type="float" office:value="21" calcext:value-type="float">
            <text:p>21</text:p>
          </table:table-cell>
          <table:table-cell office:value-type="float" office:value="683680" calcext:value-type="float">
            <text:p>683680</text:p>
          </table:table-cell>
          <table:table-cell table:formula="of:=[.D23]/[.C23]" office:value-type="float" office:value="32556.1904761905" calcext:value-type="float">
            <text:p>32556,1904761905</text:p>
          </table:table-cell>
          <table:table-cell/>
        </table:table-row>
        <table:table-row table:style-name="ro1">
          <table:table-cell office:value-type="string" calcext:value-type="string">
            <text:p>com/google/code/gson/gson/2.2.4/gson-2.2.4.jar</text:p>
          </table:table-cell>
          <table:table-cell office:value-type="string" calcext:value-type="string">
            <text:p>CallGraphBuilder</text:p>
          </table:table-cell>
          <table:table-cell office:value-type="float" office:value="1080" calcext:value-type="float">
            <text:p>1080</text:p>
          </table:table-cell>
          <table:table-cell office:value-type="float" office:value="32379690" calcext:value-type="float">
            <text:p>32379690</text:p>
          </table:table-cell>
          <table:table-cell table:formula="of:=[.D24]/[.C24]" office:value-type="float" office:value="29981.1944444444" calcext:value-type="float">
            <text:p>29981,1944444444</text:p>
          </table:table-cell>
          <table:table-cell/>
        </table:table-row>
        <table:table-row table:style-name="ro1">
          <table:table-cell office:value-type="string" calcext:value-type="string">
            <text:p>com/google/collections/google-collections/1.0/google-collections-1.0.jar</text:p>
          </table:table-cell>
          <table:table-cell office:value-type="string" calcext:value-type="string">
            <text:p>CallGraphBuilder</text:p>
          </table:table-cell>
          <table:table-cell office:value-type="float" office:value="3893" calcext:value-type="float">
            <text:p>3893</text:p>
          </table:table-cell>
          <table:table-cell office:value-type="float" office:value="478180834" calcext:value-type="float">
            <text:p>478180834</text:p>
          </table:table-cell>
          <table:table-cell table:formula="of:=[.D25]/[.C25]" office:value-type="float" office:value="122830.936039044" calcext:value-type="float">
            <text:p>122830,936039044</text:p>
          </table:table-cell>
          <table:table-cell/>
        </table:table-row>
        <table:table-row table:style-name="ro1">
          <table:table-cell office:value-type="string" calcext:value-type="string">
            <text:p>com/google/guava/guava/19.0/guava-19.0.jar</text:p>
          </table:table-cell>
          <table:table-cell office:value-type="string" calcext:value-type="string">
            <text:p>CallGraphBuilder</text:p>
          </table:table-cell>
          <table:table-cell office:value-type="float" office:value="12819" calcext:value-type="float">
            <text:p>12819</text:p>
          </table:table-cell>
          <table:table-cell office:value-type="float" office:value="1853195838" calcext:value-type="float">
            <text:p>1853195838</text:p>
          </table:table-cell>
          <table:table-cell table:formula="of:=[.D26]/[.C26]" office:value-type="float" office:value="144566.334191435" calcext:value-type="float">
            <text:p>144566,334191435</text:p>
          </table:table-cell>
          <table:table-cell/>
        </table:table-row>
        <table:table-row table:style-name="ro1">
          <table:table-cell office:value-type="string" calcext:value-type="string">
            <text:p>com/google/guava/guava/11.0.2/guava-11.0.2.jar</text:p>
          </table:table-cell>
          <table:table-cell office:value-type="string" calcext:value-type="string">
            <text:p>CallGraphBuilder</text:p>
          </table:table-cell>
          <table:table-cell office:value-type="float" office:value="9540" calcext:value-type="float">
            <text:p>9540</text:p>
          </table:table-cell>
          <table:table-cell office:value-type="float" office:value="1574298056" calcext:value-type="float">
            <text:p>1574298056</text:p>
          </table:table-cell>
          <table:table-cell table:formula="of:=[.D27]/[.C27]" office:value-type="float" office:value="165020.760587002" calcext:value-type="float">
            <text:p>165020,760587002</text:p>
          </table:table-cell>
          <table:table-cell/>
        </table:table-row>
        <table:table-row table:style-name="ro1">
          <table:table-cell office:value-type="string" calcext:value-type="string">
            <text:p>com/thoughtworks/qdox/qdox/1.12/qdox-1.12.jar</text:p>
          </table:table-cell>
          <table:table-cell office:value-type="string" calcext:value-type="string">
            <text:p>CallGraphBuilder</text:p>
          </table:table-cell>
          <table:table-cell office:value-type="float" office:value="1104" calcext:value-type="float">
            <text:p>1104</text:p>
          </table:table-cell>
          <table:table-cell office:value-type="float" office:value="48630949" calcext:value-type="float">
            <text:p>48630949</text:p>
          </table:table-cell>
          <table:table-cell table:formula="of:=[.D28]/[.C28]" office:value-type="float" office:value="44049.7726449275" calcext:value-type="float">
            <text:p>44049,7726449275</text:p>
          </table:table-cell>
          <table:table-cell/>
        </table:table-row>
        <table:table-row table:style-name="ro1">
          <table:table-cell office:value-type="string" calcext:value-type="string">
            <text:p>com/thoughtworks/xstream/xstream/1.3.1/xstream-1.3.1.jar</text:p>
          </table:table-cell>
          <table:table-cell office:value-type="string" calcext:value-type="string">
            <text:p>CallGraphBuilder</text:p>
          </table:table-cell>
          <table:table-cell office:value-type="float" office:value="2494" calcext:value-type="float">
            <text:p>2494</text:p>
          </table:table-cell>
          <table:table-cell office:value-type="float" office:value="105080455" calcext:value-type="float">
            <text:p>105080455</text:p>
          </table:table-cell>
          <table:table-cell table:formula="of:=[.D29]/[.C29]" office:value-type="float" office:value="42133.3019246191" calcext:value-type="float">
            <text:p>42133,3019246191</text:p>
          </table:table-cell>
          <table:table-cell/>
        </table:table-row>
        <table:table-row table:style-name="ro1">
          <table:table-cell office:value-type="string" calcext:value-type="string">
            <text:p>backport-util-concurrent/backport-util-concurrent/3.1/backport-util-concurrent-3.1.jar</text:p>
          </table:table-cell>
          <table:table-cell office:value-type="string" calcext:value-type="string">
            <text:p>CallGraphBuilder</text:p>
          </table:table-cell>
          <table:table-cell office:value-type="float" office:value="2569" calcext:value-type="float">
            <text:p>2569</text:p>
          </table:table-cell>
          <table:table-cell office:value-type="float" office:value="84316533" calcext:value-type="float">
            <text:p>84316533</text:p>
          </table:table-cell>
          <table:table-cell table:formula="of:=[.D30]/[.C30]" office:value-type="float" office:value="32820.7602179837" calcext:value-type="float">
            <text:p>32820,7602179837</text:p>
          </table:table-cell>
          <table:table-cell/>
        </table:table-row>
        <table:table-row table:style-name="ro1">
          <table:table-cell office:value-type="string" calcext:value-type="string">
            <text:p>dom4j/dom4j/1.6.1/dom4j-1.6.1.jar</text:p>
          </table:table-cell>
          <table:table-cell office:value-type="string" calcext:value-type="string">
            <text:p>CallGraphBuilder</text:p>
          </table:table-cell>
          <table:table-cell office:value-type="float" office:value="2708" calcext:value-type="float">
            <text:p>2708</text:p>
          </table:table-cell>
          <table:table-cell office:value-type="float" office:value="333000664" calcext:value-type="float">
            <text:p>333000664</text:p>
          </table:table-cell>
          <table:table-cell table:formula="of:=[.D31]/[.C31]" office:value-type="float" office:value="122969.225997046" calcext:value-type="float">
            <text:p>122969,225997046</text:p>
          </table:table-cell>
          <table:table-cell/>
        </table:table-row>
        <table:table-row table:style-name="ro1">
          <table:table-cell office:value-type="string" calcext:value-type="string">
            <text:p>dom4j/dom4j/1.1/dom4j-1.1.jar</text:p>
          </table:table-cell>
          <table:table-cell office:value-type="string" calcext:value-type="string">
            <text:p>CallGraphBuilder</text:p>
          </table:table-cell>
          <table:table-cell office:value-type="float" office:value="3562" calcext:value-type="float">
            <text:p>3562</text:p>
          </table:table-cell>
          <table:table-cell office:value-type="float" office:value="156739719" calcext:value-type="float">
            <text:p>156739719</text:p>
          </table:table-cell>
          <table:table-cell table:formula="of:=[.D32]/[.C32]" office:value-type="float" office:value="44003.2900056148" calcext:value-type="float">
            <text:p>44003,2900056148</text:p>
          </table:table-cell>
          <table:table-cell/>
        </table:table-row>
        <table:table-row table:style-name="ro1">
          <table:table-cell office:value-type="string" calcext:value-type="string">
            <text:p>commons-lang/commons-lang/2.4/commons-lang-2.4.jar</text:p>
          </table:table-cell>
          <table:table-cell office:value-type="string" calcext:value-type="string">
            <text:p>CallGraphBuilder</text:p>
          </table:table-cell>
          <table:table-cell office:value-type="float" office:value="2397" calcext:value-type="float">
            <text:p>2397</text:p>
          </table:table-cell>
          <table:table-cell office:value-type="float" office:value="62926583" calcext:value-type="float">
            <text:p>62926583</text:p>
          </table:table-cell>
          <table:table-cell table:formula="of:=[.D33]/[.C33]" office:value-type="float" office:value="26252.2248644138" calcext:value-type="float">
            <text:p>26252,2248644138</text:p>
          </table:table-cell>
          <table:table-cell/>
        </table:table-row>
        <table:table-row table:style-name="ro1">
          <table:table-cell office:value-type="string" calcext:value-type="string">
            <text:p>commons-lang/commons-lang/2.1/commons-lang-2.1.jar</text:p>
          </table:table-cell>
          <table:table-cell office:value-type="string" calcext:value-type="string">
            <text:p>CallGraphBuilder</text:p>
          </table:table-cell>
          <table:table-cell office:value-type="float" office:value="1885" calcext:value-type="float">
            <text:p>1885</text:p>
          </table:table-cell>
          <table:table-cell office:value-type="float" office:value="39504227" calcext:value-type="float">
            <text:p>39504227</text:p>
          </table:table-cell>
          <table:table-cell table:formula="of:=[.D34]/[.C34]" office:value-type="float" office:value="20957.149602122" calcext:value-type="float">
            <text:p>20957,149602122</text:p>
          </table:table-cell>
          <table:table-cell/>
        </table:table-row>
        <table:table-row table:style-name="ro1">
          <table:table-cell office:value-type="string" calcext:value-type="string">
            <text:p>commons-lang/commons-lang/2.5/commons-lang-2.5.jar</text:p>
          </table:table-cell>
          <table:table-cell office:value-type="string" calcext:value-type="string">
            <text:p>CallGraphBuilder</text:p>
          </table:table-cell>
          <table:table-cell office:value-type="float" office:value="2541" calcext:value-type="float">
            <text:p>2541</text:p>
          </table:table-cell>
          <table:table-cell office:value-type="float" office:value="49776843" calcext:value-type="float">
            <text:p>49776843</text:p>
          </table:table-cell>
          <table:table-cell table:formula="of:=[.D35]/[.C35]" office:value-type="float" office:value="19589.4698937426" calcext:value-type="float">
            <text:p>19589,4698937426</text:p>
          </table:table-cell>
          <table:table-cell/>
        </table:table-row>
        <table:table-row table:style-name="ro1">
          <table:table-cell office:value-type="string" calcext:value-type="string">
            <text:p>commons-digester/commons-digester/1.6/commons-digester-1.6.jar</text:p>
          </table:table-cell>
          <table:table-cell office:value-type="string" calcext:value-type="string">
            <text:p>CallGraphBuilder</text:p>
          </table:table-cell>
          <table:table-cell office:value-type="float" office:value="694" calcext:value-type="float">
            <text:p>694</text:p>
          </table:table-cell>
          <table:table-cell office:value-type="float" office:value="20395032" calcext:value-type="float">
            <text:p>20395032</text:p>
          </table:table-cell>
          <table:table-cell table:formula="of:=[.D36]/[.C36]" office:value-type="float" office:value="29387.6541786743" calcext:value-type="float">
            <text:p>29387,6541786743</text:p>
          </table:table-cell>
          <table:table-cell/>
        </table:table-row>
        <table:table-row table:style-name="ro1">
          <table:table-cell office:value-type="string" calcext:value-type="string">
            <text:p>commons-digester/commons-digester/1.8/commons-digester-1.8.jar</text:p>
          </table:table-cell>
          <table:table-cell office:value-type="string" calcext:value-type="string">
            <text:p>CallGraphBuilder</text:p>
          </table:table-cell>
          <table:table-cell office:value-type="float" office:value="724" calcext:value-type="float">
            <text:p>724</text:p>
          </table:table-cell>
          <table:table-cell office:value-type="float" office:value="20632278" calcext:value-type="float">
            <text:p>20632278</text:p>
          </table:table-cell>
          <table:table-cell table:formula="of:=[.D37]/[.C37]" office:value-type="float" office:value="28497.6215469613" calcext:value-type="float">
            <text:p>28497,6215469613</text:p>
          </table:table-cell>
          <table:table-cell/>
        </table:table-row>
        <table:table-row table:style-name="ro1">
          <table:table-cell office:value-type="string" calcext:value-type="string">
            <text:p>junit/junit/4.12/junit-4.12.jar</text:p>
          </table:table-cell>
          <table:table-cell office:value-type="string" calcext:value-type="string">
            <text:p>CallGraphBuilder</text:p>
          </table:table-cell>
          <table:table-cell office:value-type="float" office:value="1852" calcext:value-type="float">
            <text:p>1852</text:p>
          </table:table-cell>
          <table:table-cell office:value-type="float" office:value="40437743" calcext:value-type="float">
            <text:p>40437743</text:p>
          </table:table-cell>
          <table:table-cell table:formula="of:=[.D38]/[.C38]" office:value-type="float" office:value="21834.6344492441" calcext:value-type="float">
            <text:p>21834,6344492441</text:p>
          </table:table-cell>
          <table:table-cell/>
        </table:table-row>
        <table:table-row table:style-name="ro1">
          <table:table-cell office:value-type="string" calcext:value-type="string">
            <text:p>junit/junit/3.8.1/junit-3.8.1.jar</text:p>
          </table:table-cell>
          <table:table-cell office:value-type="string" calcext:value-type="string">
            <text:p>CallGraphBuilder</text:p>
          </table:table-cell>
          <table:table-cell office:value-type="float" office:value="930" calcext:value-type="float">
            <text:p>930</text:p>
          </table:table-cell>
          <table:table-cell office:value-type="float" office:value="20773351" calcext:value-type="float">
            <text:p>20773351</text:p>
          </table:table-cell>
          <table:table-cell table:formula="of:=[.D39]/[.C39]" office:value-type="float" office:value="22336.9365591398" calcext:value-type="float">
            <text:p>22336,9365591398</text:p>
          </table:table-cell>
          <table:table-cell/>
        </table:table-row>
        <table:table-row table:style-name="ro1">
          <table:table-cell office:value-type="string" calcext:value-type="string">
            <text:p>junit/junit/4.8.1/junit-4.8.1.jar</text:p>
          </table:table-cell>
          <table:table-cell office:value-type="string" calcext:value-type="string">
            <text:p>CallGraphBuilder</text:p>
          </table:table-cell>
          <table:table-cell office:value-type="float" office:value="1408" calcext:value-type="float">
            <text:p>1408</text:p>
          </table:table-cell>
          <table:table-cell office:value-type="float" office:value="30924559" calcext:value-type="float">
            <text:p>30924559</text:p>
          </table:table-cell>
          <table:table-cell table:formula="of:=[.D40]/[.C40]" office:value-type="float" office:value="21963.4651988636" calcext:value-type="float">
            <text:p>21963,4651988636</text:p>
          </table:table-cell>
          <table:table-cell/>
        </table:table-row>
        <table:table-row table:style-name="ro1">
          <table:table-cell office:value-type="string" calcext:value-type="string">
            <text:p>junit/junit/3.8.2/junit-3.8.2.jar</text:p>
          </table:table-cell>
          <table:table-cell office:value-type="string" calcext:value-type="string">
            <text:p>CallGraphBuilder</text:p>
          </table:table-cell>
          <table:table-cell office:value-type="float" office:value="955" calcext:value-type="float">
            <text:p>955</text:p>
          </table:table-cell>
          <table:table-cell office:value-type="float" office:value="21812052" calcext:value-type="float">
            <text:p>21812052</text:p>
          </table:table-cell>
          <table:table-cell table:formula="of:=[.D41]/[.C41]" office:value-type="float" office:value="22839.845026178" calcext:value-type="float">
            <text:p>22839,845026178</text:p>
          </table:table-cell>
          <table:table-cell/>
        </table:table-row>
        <table:table-row table:style-name="ro1">
          <table:table-cell office:value-type="string" calcext:value-type="string">
            <text:p>commons-codec/commons-codec/1.3/commons-codec-1.3.jar</text:p>
          </table:table-cell>
          <table:table-cell office:value-type="string" calcext:value-type="string">
            <text:p>CallGraphBuilder</text:p>
          </table:table-cell>
          <table:table-cell office:value-type="float" office:value="250" calcext:value-type="float">
            <text:p>250</text:p>
          </table:table-cell>
          <table:table-cell office:value-type="float" office:value="5664290" calcext:value-type="float">
            <text:p>5664290</text:p>
          </table:table-cell>
          <table:table-cell table:formula="of:=[.D42]/[.C42]" office:value-type="float" office:value="22657.16" calcext:value-type="float">
            <text:p>22657,16</text:p>
          </table:table-cell>
          <table:table-cell/>
        </table:table-row>
        <table:table-row table:style-name="ro1">
          <table:table-cell office:value-type="string" calcext:value-type="string">
            <text:p>commons-codec/commons-codec/1.6/commons-codec-1.6.jar</text:p>
          </table:table-cell>
          <table:table-cell office:value-type="string" calcext:value-type="string">
            <text:p>CallGraphBuilder</text:p>
          </table:table-cell>
          <table:table-cell office:value-type="float" office:value="642" calcext:value-type="float">
            <text:p>642</text:p>
          </table:table-cell>
          <table:table-cell office:value-type="float" office:value="16779631" calcext:value-type="float">
            <text:p>16779631</text:p>
          </table:table-cell>
          <table:table-cell table:formula="of:=[.D43]/[.C43]" office:value-type="float" office:value="26136.4968847352" calcext:value-type="float">
            <text:p>26136,4968847352</text:p>
          </table:table-cell>
          <table:table-cell/>
        </table:table-row>
        <table:table-row table:style-name="ro1">
          <table:table-cell office:value-type="string" calcext:value-type="string">
            <text:p>commons-codec/commons-codec/1.2/commons-codec-1.2.jar</text:p>
          </table:table-cell>
          <table:table-cell office:value-type="string" calcext:value-type="string">
            <text:p>CallGraphBuilder</text:p>
          </table:table-cell>
          <table:table-cell office:value-type="float" office:value="187" calcext:value-type="float">
            <text:p>187</text:p>
          </table:table-cell>
          <table:table-cell office:value-type="float" office:value="4912103" calcext:value-type="float">
            <text:p>4912103</text:p>
          </table:table-cell>
          <table:table-cell table:formula="of:=[.D44]/[.C44]" office:value-type="float" office:value="26267.9304812834" calcext:value-type="float">
            <text:p>26267,9304812834</text:p>
          </table:table-cell>
          <table:table-cell/>
        </table:table-row>
        <table:table-row table:style-name="ro1">
          <table:table-cell office:value-type="string" calcext:value-type="string">
            <text:p>commons-codec/commons-codec/1.9/commons-codec-1.9.jar</text:p>
          </table:table-cell>
          <table:table-cell office:value-type="string" calcext:value-type="string">
            <text:p>CallGraphBuilder</text:p>
          </table:table-cell>
          <table:table-cell office:value-type="float" office:value="773" calcext:value-type="float">
            <text:p>773</text:p>
          </table:table-cell>
          <table:table-cell office:value-type="float" office:value="18643935" calcext:value-type="float">
            <text:p>18643935</text:p>
          </table:table-cell>
          <table:table-cell table:formula="of:=[.D45]/[.C45]" office:value-type="float" office:value="24118.9327296248" calcext:value-type="float">
            <text:p>24118,9327296248</text:p>
          </table:table-cell>
          <table:table-cell/>
        </table:table-row>
        <table:table-row table:style-name="ro1">
          <table:table-cell office:value-type="string" calcext:value-type="string">
            <text:p>xml-apis/xml-apis/1.0.b2/xml-apis-1.0.b2.jar</text:p>
          </table:table-cell>
          <table:table-cell office:value-type="string" calcext:value-type="string">
            <text:p>CallGraphBuilder</text:p>
          </table:table-cell>
          <table:table-cell office:value-type="float" office:value="433" calcext:value-type="float">
            <text:p>433</text:p>
          </table:table-cell>
          <table:table-cell office:value-type="float" office:value="8594798" calcext:value-type="float">
            <text:p>8594798</text:p>
          </table:table-cell>
          <table:table-cell table:formula="of:=[.D46]/[.C46]" office:value-type="float" office:value="19849.4180138568" calcext:value-type="float">
            <text:p>19849,4180138568</text:p>
          </table:table-cell>
          <table:table-cell/>
        </table:table-row>
        <table:table-row table:style-name="ro1">
          <table:table-cell office:value-type="string" calcext:value-type="string">
            <text:p>xml-apis/xml-apis/1.3.04/xml-apis-1.3.04.jar</text:p>
          </table:table-cell>
          <table:table-cell office:value-type="string" calcext:value-type="string">
            <text:p>CallGraphBuilder</text:p>
          </table:table-cell>
          <table:table-cell office:value-type="float" office:value="853" calcext:value-type="float">
            <text:p>853</text:p>
          </table:table-cell>
          <table:table-cell office:value-type="float" office:value="18670116" calcext:value-type="float">
            <text:p>18670116</text:p>
          </table:table-cell>
          <table:table-cell table:formula="of:=[.D47]/[.C47]" office:value-type="float" office:value="21887.592028136" calcext:value-type="float">
            <text:p>21887,592028136</text:p>
          </table:table-cell>
          <table:table-cell/>
        </table:table-row>
        <table:table-row table:style-name="ro1">
          <table:table-cell office:value-type="string" calcext:value-type="string">
            <text:p>xml-apis/xml-apis/1.3.02/xml-apis-1.3.02.jar</text:p>
          </table:table-cell>
          <table:table-cell office:value-type="string" calcext:value-type="string">
            <text:p>CallGraphBuilder</text:p>
          </table:table-cell>
          <table:table-cell office:value-type="float" office:value="855" calcext:value-type="float">
            <text:p>855</text:p>
          </table:table-cell>
          <table:table-cell office:value-type="float" office:value="19108095" calcext:value-type="float">
            <text:p>19108095</text:p>
          </table:table-cell>
          <table:table-cell table:formula="of:=[.D48]/[.C48]" office:value-type="float" office:value="22348.649122807" calcext:value-type="float">
            <text:p>22348,649122807</text:p>
          </table:table-cell>
          <table:table-cell/>
        </table:table-row>
        <table:table-row table:style-name="ro1">
          <table:table-cell office:value-type="string" calcext:value-type="string">
            <text:p>xom/xom/1.0/xom-1.0.jar</text:p>
          </table:table-cell>
          <table:table-cell office:value-type="string" calcext:value-type="string">
            <text:p>CallGraphBuilder</text:p>
          </table:table-cell>
          <table:table-cell office:value-type="float" office:value="896" calcext:value-type="float">
            <text:p>896</text:p>
          </table:table-cell>
          <table:table-cell office:value-type="float" office:value="24708236" calcext:value-type="float">
            <text:p>24708236</text:p>
          </table:table-cell>
          <table:table-cell table:formula="of:=[.D49]/[.C49]" office:value-type="float" office:value="27576.15625" calcext:value-type="float">
            <text:p>27576,15625</text:p>
          </table:table-cell>
          <table:table-cell/>
        </table:table-row>
        <table:table-row table:style-name="ro1">
          <table:table-cell office:value-type="string" calcext:value-type="string">
            <text:p>commons-httpclient/commons-httpclient/3.1/commons-httpclient-3.1.jar</text:p>
          </table:table-cell>
          <table:table-cell office:value-type="string" calcext:value-type="string">
            <text:p>CallGraphBuilder</text:p>
          </table:table-cell>
          <table:table-cell office:value-type="float" office:value="1926" calcext:value-type="float">
            <text:p>1926</text:p>
          </table:table-cell>
          <table:table-cell office:value-type="float" office:value="48756613" calcext:value-type="float">
            <text:p>48756613</text:p>
          </table:table-cell>
          <table:table-cell table:formula="of:=[.D50]/[.C50]" office:value-type="float" office:value="25314.9600207684" calcext:value-type="float">
            <text:p>25314,9600207684</text:p>
          </table:table-cell>
          <table:table-cell/>
        </table:table-row>
        <table:table-row table:style-name="ro1">
          <table:table-cell office:value-type="string" calcext:value-type="string">
            <text:p>commons-cli/commons-cli/1.0/commons-cli-1.0.jar</text:p>
          </table:table-cell>
          <table:table-cell office:value-type="string" calcext:value-type="string">
            <text:p>CallGraphBuilder</text:p>
          </table:table-cell>
          <table:table-cell office:value-type="float" office:value="225" calcext:value-type="float">
            <text:p>225</text:p>
          </table:table-cell>
          <table:table-cell office:value-type="float" office:value="12172846" calcext:value-type="float">
            <text:p>12172846</text:p>
          </table:table-cell>
          <table:table-cell table:formula="of:=[.D51]/[.C51]" office:value-type="float" office:value="54101.5377777778" calcext:value-type="float">
            <text:p>54101,5377777778</text:p>
          </table:table-cell>
          <table:table-cell/>
        </table:table-row>
        <table:table-row table:style-name="ro1">
          <table:table-cell office:value-type="string" calcext:value-type="string">
            <text:p>commons-cli/commons-cli/1.2/commons-cli-1.2.jar</text:p>
          </table:table-cell>
          <table:table-cell office:value-type="string" calcext:value-type="string">
            <text:p>CallGraphBuilder</text:p>
          </table:table-cell>
          <table:table-cell office:value-type="float" office:value="283" calcext:value-type="float">
            <text:p>283</text:p>
          </table:table-cell>
          <table:table-cell office:value-type="float" office:value="11394572" calcext:value-type="float">
            <text:p>11394572</text:p>
          </table:table-cell>
          <table:table-cell table:formula="of:=[.D52]/[.C52]" office:value-type="float" office:value="40263.5053003534" calcext:value-type="float">
            <text:p>40263,5053003534</text:p>
          </table:table-cell>
          <table:table-cell/>
        </table:table-row>
        <table:table-row table:style-name="ro1">
          <table:table-cell office:value-type="string" calcext:value-type="string">
            <text:p>commons-cli/commons-cli/1.3.1/commons-cli-1.3.1.jar</text:p>
          </table:table-cell>
          <table:table-cell office:value-type="string" calcext:value-type="string">
            <text:p>CallGraphBuilder</text:p>
          </table:table-cell>
          <table:table-cell office:value-type="float" office:value="366" calcext:value-type="float">
            <text:p>366</text:p>
          </table:table-cell>
          <table:table-cell office:value-type="float" office:value="12821995" calcext:value-type="float">
            <text:p>12821995</text:p>
          </table:table-cell>
          <table:table-cell table:formula="of:=[.D53]/[.C53]" office:value-type="float" office:value="35032.7732240437" calcext:value-type="float">
            <text:p>35032,7732240437</text:p>
          </table:table-cell>
          <table:table-cell/>
        </table:table-row>
        <table:table-row table:style-name="ro1">
          <table:table-cell office:value-type="string" calcext:value-type="string">
            <text:p>aopalliance/aopalliance/1.0/aopalliance-1.0.jar</text:p>
          </table:table-cell>
          <table:table-cell office:value-type="string" calcext:value-type="string">
            <text:p>CallGraphBuilder</text:p>
          </table:table-cell>
          <table:table-cell office:value-type="float" office:value="19" calcext:value-type="float">
            <text:p>19</text:p>
          </table:table-cell>
          <table:table-cell office:value-type="float" office:value="697062" calcext:value-type="float">
            <text:p>697062</text:p>
          </table:table-cell>
          <table:table-cell table:formula="of:=[.D54]/[.C54]" office:value-type="float" office:value="36687.4736842105" calcext:value-type="float">
            <text:p>36687,4736842105</text:p>
          </table:table-cell>
          <table:table-cell/>
        </table:table-row>
        <table:table-row table:style-name="ro1">
          <table:table-cell office:value-type="string" calcext:value-type="string">
            <text:p>log4j/apache-log4j-extras/1.1/apache-log4j-extras-1.1.jar</text:p>
          </table:table-cell>
          <table:table-cell office:value-type="string" calcext:value-type="string">
            <text:p>CallGraphBuilder</text:p>
          </table:table-cell>
          <table:table-cell office:value-type="float" office:value="1796" calcext:value-type="float">
            <text:p>1796</text:p>
          </table:table-cell>
          <table:table-cell office:value-type="float" office:value="58904807" calcext:value-type="float">
            <text:p>58904807</text:p>
          </table:table-cell>
          <table:table-cell table:formula="of:=[.D55]/[.C55]" office:value-type="float" office:value="32797.7767260579" calcext:value-type="float">
            <text:p>32797,7767260579</text:p>
          </table:table-cell>
          <table:table-cell/>
        </table:table-row>
        <table:table-row table:style-name="ro1">
          <table:table-cell office:value-type="string" calcext:value-type="string">
            <text:p>log4j/log4j/1.2.16/log4j-1.2.16.jar</text:p>
          </table:table-cell>
          <table:table-cell office:value-type="string" calcext:value-type="string">
            <text:p>CallGraphBuilder</text:p>
          </table:table-cell>
          <table:table-cell office:value-type="float" office:value="2737" calcext:value-type="float">
            <text:p>2737</text:p>
          </table:table-cell>
          <table:table-cell office:value-type="float" office:value="306399956" calcext:value-type="float">
            <text:p>306399956</text:p>
          </table:table-cell>
          <table:table-cell table:formula="of:=[.D56]/[.C56]" office:value-type="float" office:value="111947.371574717" calcext:value-type="float">
            <text:p>111947,371574717</text:p>
          </table:table-cell>
          <table:table-cell/>
        </table:table-row>
        <table:table-row table:style-name="ro1">
          <table:table-cell office:value-type="string" calcext:value-type="string">
            <text:p>log4j/log4j/1.2.17/log4j-1.2.17.jar</text:p>
          </table:table-cell>
          <table:table-cell office:value-type="string" calcext:value-type="string">
            <text:p>CallGraphBuilder</text:p>
          </table:table-cell>
          <table:table-cell office:value-type="float" office:value="2775" calcext:value-type="float">
            <text:p>2775</text:p>
          </table:table-cell>
          <table:table-cell office:value-type="float" office:value="96479804" calcext:value-type="float">
            <text:p>96479804</text:p>
          </table:table-cell>
          <table:table-cell table:formula="of:=[.D57]/[.C57]" office:value-type="float" office:value="34767.4969369369" calcext:value-type="float">
            <text:p>34767,4969369369</text:p>
          </table:table-cell>
          <table:table-cell/>
        </table:table-row>
        <table:table-row table:style-name="ro1">
          <table:table-cell office:value-type="string" calcext:value-type="string">
            <text:p>log4j/log4j/1.2.12/log4j-1.2.12.jar</text:p>
          </table:table-cell>
          <table:table-cell office:value-type="string" calcext:value-type="string">
            <text:p>CallGraphBuilder</text:p>
          </table:table-cell>
          <table:table-cell office:value-type="float" office:value="2170" calcext:value-type="float">
            <text:p>2170</text:p>
          </table:table-cell>
          <table:table-cell office:value-type="float" office:value="65375430" calcext:value-type="float">
            <text:p>65375430</text:p>
          </table:table-cell>
          <table:table-cell table:formula="of:=[.D58]/[.C58]" office:value-type="float" office:value="30126.9262672811" calcext:value-type="float">
            <text:p>30126,9262672811</text:p>
          </table:table-cell>
          <table:table-cell/>
        </table:table-row>
        <table:table-row table:style-name="ro1">
          <table:table-cell office:value-type="string" calcext:value-type="string">
            <text:p>commons-logging/commons-logging/1.2/commons-logging-1.2.jar</text:p>
          </table:table-cell>
          <table:table-cell office:value-type="string" calcext:value-type="string">
            <text:p>CallGraphBuilder</text:p>
          </table:table-cell>
          <table:table-cell office:value-type="float" office:value="434" calcext:value-type="float">
            <text:p>434</text:p>
          </table:table-cell>
          <table:table-cell office:value-type="float" office:value="10881849" calcext:value-type="float">
            <text:p>10881849</text:p>
          </table:table-cell>
          <table:table-cell table:formula="of:=[.D59]/[.C59]" office:value-type="float" office:value="25073.3847926267" calcext:value-type="float">
            <text:p>25073,3847926267</text:p>
          </table:table-cell>
          <table:table-cell/>
        </table:table-row>
        <table:table-row table:style-name="ro1">
          <table:table-cell office:value-type="string" calcext:value-type="string">
            <text:p>commons-logging/commons-logging/1.1.1/commons-logging-1.1.1.jar</text:p>
          </table:table-cell>
          <table:table-cell office:value-type="string" calcext:value-type="string">
            <text:p>CallGraphBuilder</text:p>
          </table:table-cell>
          <table:table-cell office:value-type="float" office:value="427" calcext:value-type="float">
            <text:p>427</text:p>
          </table:table-cell>
          <table:table-cell office:value-type="float" office:value="10493731" calcext:value-type="float">
            <text:p>10493731</text:p>
          </table:table-cell>
          <table:table-cell table:formula="of:=[.D60]/[.C60]" office:value-type="float" office:value="24575.4824355972" calcext:value-type="float">
            <text:p>24575,4824355972</text:p>
          </table:table-cell>
          <table:table-cell/>
        </table:table-row>
        <table:table-row table:style-name="ro1">
          <table:table-cell office:value-type="string" calcext:value-type="string">
            <text:p>commons-logging/commons-logging-api/1.1/commons-logging-api-1.1.jar</text:p>
          </table:table-cell>
          <table:table-cell office:value-type="string" calcext:value-type="string">
            <text:p>CallGraphBuilder</text:p>
          </table:table-cell>
          <table:table-cell office:value-type="float" office:value="303" calcext:value-type="float">
            <text:p>303</text:p>
          </table:table-cell>
          <table:table-cell office:value-type="float" office:value="8538036" calcext:value-type="float">
            <text:p>8538036</text:p>
          </table:table-cell>
          <table:table-cell table:formula="of:=[.D61]/[.C61]" office:value-type="float" office:value="28178.3366336634" calcext:value-type="float">
            <text:p>28178,3366336634</text:p>
          </table:table-cell>
          <table:table-cell/>
        </table:table-row>
        <table:table-row table:style-name="ro1">
          <table:table-cell office:value-type="string" calcext:value-type="string">
            <text:p>commons-validator/commons-validator/1.2.0/commons-validator-1.2.0.jar</text:p>
          </table:table-cell>
          <table:table-cell office:value-type="string" calcext:value-type="string">
            <text:p>CallGraphBuilder</text:p>
          </table:table-cell>
          <table:table-cell office:value-type="float" office:value="444" calcext:value-type="float">
            <text:p>444</text:p>
          </table:table-cell>
          <table:table-cell office:value-type="float" office:value="11701274" calcext:value-type="float">
            <text:p>11701274</text:p>
          </table:table-cell>
          <table:table-cell table:formula="of:=[.D62]/[.C62]" office:value-type="float" office:value="26354.2207207207" calcext:value-type="float">
            <text:p>26354,2207207207</text:p>
          </table:table-cell>
          <table:table-cell/>
        </table:table-row>
        <table:table-row table:style-name="ro1">
          <table:table-cell office:value-type="string" calcext:value-type="string">
            <text:p>commons-validator/commons-validator/1.3.1/commons-validator-1.3.1.jar</text:p>
          </table:table-cell>
          <table:table-cell office:value-type="string" calcext:value-type="string">
            <text:p>CallGraphBuilder</text:p>
          </table:table-cell>
          <table:table-cell office:value-type="float" office:value="720" calcext:value-type="float">
            <text:p>720</text:p>
          </table:table-cell>
          <table:table-cell office:value-type="float" office:value="15585159" calcext:value-type="float">
            <text:p>15585159</text:p>
          </table:table-cell>
          <table:table-cell table:formula="of:=[.D63]/[.C63]" office:value-type="float" office:value="21646.0541666667" calcext:value-type="float">
            <text:p>21646,0541666667</text:p>
          </table:table-cell>
          <table:table-cell/>
        </table:table-row>
        <table:table-row table:style-name="ro1">
          <table:table-cell office:value-type="string" calcext:value-type="string">
            <text:p>xpp3/xpp3_min/1.1.4c/xpp3_min-1.1.4c.jar</text:p>
          </table:table-cell>
          <table:table-cell office:value-type="string" calcext:value-type="string">
            <text:p>CallGraphBuilder</text:p>
          </table:table-cell>
          <table:table-cell office:value-type="float" office:value="107" calcext:value-type="float">
            <text:p>107</text:p>
          </table:table-cell>
          <table:table-cell office:value-type="float" office:value="5157170" calcext:value-type="float">
            <text:p>5157170</text:p>
          </table:table-cell>
          <table:table-cell table:formula="of:=[.D64]/[.C64]" office:value-type="float" office:value="48197.8504672897" calcext:value-type="float">
            <text:p>48197,8504672897</text:p>
          </table:table-cell>
          <table:table-cell/>
        </table:table-row>
        <table:table-row table:style-name="ro1">
          <table:table-cell office:value-type="string" calcext:value-type="string">
            <text:p>commons-chain/commons-chain/1.1/commons-chain-1.1.jar</text:p>
          </table:table-cell>
          <table:table-cell office:value-type="string" calcext:value-type="string">
            <text:p>CallGraphBuilder</text:p>
          </table:table-cell>
          <table:table-cell office:value-type="float" office:value="556" calcext:value-type="float">
            <text:p>556</text:p>
          </table:table-cell>
          <table:table-cell office:value-type="float" office:value="16680761" calcext:value-type="float">
            <text:p>16680761</text:p>
          </table:table-cell>
          <table:table-cell table:formula="of:=[.D65]/[.C65]" office:value-type="float" office:value="30001.368705036" calcext:value-type="float">
            <text:p>30001,368705036</text:p>
          </table:table-cell>
          <table:table-cell/>
        </table:table-row>
        <table:table-row table:style-name="ro1">
          <table:table-cell office:value-type="string" calcext:value-type="string">
            <text:p>jaxen/jaxen/1.1.1/jaxen-1.1.1.jar</text:p>
          </table:table-cell>
          <table:table-cell office:value-type="string" calcext:value-type="string">
            <text:p>CallGraphBuilder</text:p>
          </table:table-cell>
          <table:table-cell office:value-type="float" office:value="1330" calcext:value-type="float">
            <text:p>1330</text:p>
          </table:table-cell>
          <table:table-cell office:value-type="float" office:value="48121945" calcext:value-type="float">
            <text:p>48121945</text:p>
          </table:table-cell>
          <table:table-cell table:formula="of:=[.D66]/[.C66]" office:value-type="float" office:value="36181.9135338346" calcext:value-type="float">
            <text:p>36181,9135338346</text:p>
          </table:table-cell>
          <table:table-cell/>
        </table:table-row>
        <table:table-row table:style-name="ro1">
          <table:table-cell office:value-type="string" calcext:value-type="string">
            <text:p>xerces/xercesImpl/2.9.1/xercesImpl-2.9.1.jar</text:p>
          </table:table-cell>
          <table:table-cell office:value-type="string" calcext:value-type="string">
            <text:p>CallGraphBuilder</text:p>
          </table:table-cell>
          <table:table-cell office:value-type="float" office:value="8049" calcext:value-type="float">
            <text:p>8049</text:p>
          </table:table-cell>
          <table:table-cell office:value-type="float" office:value="1007276330" calcext:value-type="float">
            <text:p>1007276330</text:p>
          </table:table-cell>
          <table:table-cell table:formula="of:=[.D67]/[.C67]" office:value-type="float" office:value="125143.040129209" calcext:value-type="float">
            <text:p>125143,040129209</text:p>
          </table:table-cell>
          <table:table-cell/>
        </table:table-row>
        <table:table-row table:style-name="ro1">
          <table:table-cell office:value-type="string" calcext:value-type="string">
            <text:p>xerces/xmlParserAPIs/2.6.2/xmlParserAPIs-2.6.2.jar</text:p>
          </table:table-cell>
          <table:table-cell office:value-type="string" calcext:value-type="string">
            <text:p>CallGraphBuilder</text:p>
          </table:table-cell>
          <table:table-cell office:value-type="float" office:value="528" calcext:value-type="float">
            <text:p>528</text:p>
          </table:table-cell>
          <table:table-cell office:value-type="float" office:value="18407423" calcext:value-type="float">
            <text:p>18407423</text:p>
          </table:table-cell>
          <table:table-cell table:formula="of:=[.D68]/[.C68]" office:value-type="float" office:value="34862.5435606061" calcext:value-type="float">
            <text:p>34862,5435606061</text:p>
          </table:table-cell>
          <table:table-cell/>
        </table:table-row>
        <table:table-row table:style-name="ro1">
          <table:table-cell office:value-type="string" calcext:value-type="string">
            <text:p>javax/el/javax.el-api/2.2.4/javax.el-api-2.2.4.jar</text:p>
          </table:table-cell>
          <table:table-cell office:value-type="string" calcext:value-type="string">
            <text:p>CallGraphBuilder</text:p>
          </table:table-cell>
          <table:table-cell office:value-type="float" office:value="243" calcext:value-type="float">
            <text:p>243</text:p>
          </table:table-cell>
          <table:table-cell office:value-type="float" office:value="11186348" calcext:value-type="float">
            <text:p>11186348</text:p>
          </table:table-cell>
          <table:table-cell table:formula="of:=[.D69]/[.C69]" office:value-type="float" office:value="46034.353909465" calcext:value-type="float">
            <text:p>46034,353909465</text:p>
          </table:table-cell>
          <table:table-cell/>
        </table:table-row>
        <table:table-row table:style-name="ro1">
          <table:table-cell office:value-type="string" calcext:value-type="string">
            <text:p>javax/servlet/servlet-api/2.5/servlet-api-2.5.jar</text:p>
          </table:table-cell>
          <table:table-cell office:value-type="string" calcext:value-type="string">
            <text:p>CallGraphBuilder</text:p>
          </table:table-cell>
          <table:table-cell office:value-type="float" office:value="277" calcext:value-type="float">
            <text:p>277</text:p>
          </table:table-cell>
          <table:table-cell office:value-type="float" office:value="9815200" calcext:value-type="float">
            <text:p>9815200</text:p>
          </table:table-cell>
          <table:table-cell table:formula="of:=[.D70]/[.C70]" office:value-type="float" office:value="35433.9350180505" calcext:value-type="float">
            <text:p>35433,9350180505</text:p>
          </table:table-cell>
          <table:table-cell/>
        </table:table-row>
        <table:table-row table:style-name="ro1">
          <table:table-cell office:value-type="string" calcext:value-type="string">
            <text:p>javax/servlet/javax.servlet-api/3.1.0/javax.servlet-api-3.1.0.jar</text:p>
          </table:table-cell>
          <table:table-cell office:value-type="string" calcext:value-type="string">
            <text:p>CallGraphBuilder</text:p>
          </table:table-cell>
          <table:table-cell office:value-type="float" office:value="334" calcext:value-type="float">
            <text:p>334</text:p>
          </table:table-cell>
          <table:table-cell office:value-type="float" office:value="11073026" calcext:value-type="float">
            <text:p>11073026</text:p>
          </table:table-cell>
          <table:table-cell table:formula="of:=[.D71]/[.C71]" office:value-type="float" office:value="33152.7724550898" calcext:value-type="float">
            <text:p>33152,7724550898</text:p>
          </table:table-cell>
          <table:table-cell/>
        </table:table-row>
        <table:table-row table:style-name="ro1">
          <table:table-cell office:value-type="string" calcext:value-type="string">
            <text:p>javax/validation/validation-api/1.0.0.GA/validation-api-1.0.0.GA.jar</text:p>
          </table:table-cell>
          <table:table-cell office:value-type="string" calcext:value-type="string">
            <text:p>CallGraphBuilder</text:p>
          </table:table-cell>
          <table:table-cell office:value-type="float" office:value="89" calcext:value-type="float">
            <text:p>89</text:p>
          </table:table-cell>
          <table:table-cell office:value-type="float" office:value="4393729" calcext:value-type="float">
            <text:p>4393729</text:p>
          </table:table-cell>
          <table:table-cell table:formula="of:=[.D72]/[.C72]" office:value-type="float" office:value="49367.7415730337" calcext:value-type="float">
            <text:p>49367,7415730337</text:p>
          </table:table-cell>
          <table:table-cell/>
        </table:table-row>
        <table:table-row table:style-name="ro1">
          <table:table-cell office:value-type="string" calcext:value-type="string">
            <text:p>javax/validation/validation-api/1.1.0.Final/validation-api-1.1.0.Final.jar</text:p>
          </table:table-cell>
          <table:table-cell office:value-type="string" calcext:value-type="string">
            <text:p>CallGraphBuilder</text:p>
          </table:table-cell>
          <table:table-cell office:value-type="float" office:value="101" calcext:value-type="float">
            <text:p>101</text:p>
          </table:table-cell>
          <table:table-cell office:value-type="float" office:value="3215042" calcext:value-type="float">
            <text:p>3215042</text:p>
          </table:table-cell>
          <table:table-cell table:formula="of:=[.D73]/[.C73]" office:value-type="float" office:value="31832.099009901" calcext:value-type="float">
            <text:p>31832,099009901</text:p>
          </table:table-cell>
          <table:table-cell/>
        </table:table-row>
        <table:table-row table:style-name="ro1">
          <table:table-cell office:value-type="string" calcext:value-type="string">
            <text:p>antlr/antlr/2.7.7/antlr-2.7.7.jar</text:p>
          </table:table-cell>
          <table:table-cell office:value-type="string" calcext:value-type="string">
            <text:p>CallGraphBuilder</text:p>
          </table:table-cell>
          <table:table-cell office:value-type="float" office:value="2644" calcext:value-type="float">
            <text:p>2644</text:p>
          </table:table-cell>
          <table:table-cell office:value-type="float" office:value="122061318" calcext:value-type="float">
            <text:p>122061318</text:p>
          </table:table-cell>
          <table:table-cell table:formula="of:=[.D74]/[.C74]" office:value-type="float" office:value="46165.4001512859" calcext:value-type="float">
            <text:p>46165,4001512859</text:p>
          </table:table-cell>
          <table:table-cell/>
        </table:table-row>
        <table:table-row table:style-name="ro1">
          <table:table-cell office:value-type="string" calcext:value-type="string">
            <text:p>antlr/antlr/2.7.2/antlr-2.7.2.jar</text:p>
          </table:table-cell>
          <table:table-cell office:value-type="string" calcext:value-type="string">
            <text:p>CallGraphBuilder</text:p>
          </table:table-cell>
          <table:table-cell office:value-type="float" office:value="2157" calcext:value-type="float">
            <text:p>2157</text:p>
          </table:table-cell>
          <table:table-cell office:value-type="float" office:value="98009419" calcext:value-type="float">
            <text:p>98009419</text:p>
          </table:table-cell>
          <table:table-cell table:formula="of:=[.D75]/[.C75]" office:value-type="float" office:value="45437.8391284191" calcext:value-type="float">
            <text:p>45437,8391284191</text:p>
          </table:table-cell>
          <table:table-cell/>
        </table:table-row>
        <table:table-row table:style-name="ro1">
          <table:table-cell office:value-type="string" calcext:value-type="string">
            <text:p>commons-beanutils/commons-beanutils/1.7.0/commons-beanutils-1.7.0.jar</text:p>
          </table:table-cell>
          <table:table-cell office:value-type="string" calcext:value-type="string">
            <text:p>CallGraphBuilder</text:p>
          </table:table-cell>
          <table:table-cell office:value-type="float" office:value="1232" calcext:value-type="float">
            <text:p>1232</text:p>
          </table:table-cell>
          <table:table-cell office:value-type="float" office:value="33828708" calcext:value-type="float">
            <text:p>33828708</text:p>
          </table:table-cell>
          <table:table-cell table:formula="of:=[.D76]/[.C76]" office:value-type="float" office:value="27458.3668831169" calcext:value-type="float">
            <text:p>27458,3668831169</text:p>
          </table:table-cell>
          <table:table-cell/>
        </table:table-row>
        <table:table-row table:style-name="ro1">
          <table:table-cell office:value-type="string" calcext:value-type="string">
            <text:p>xalan/xalan/2.6.0/xalan-2.6.0.jar</text:p>
          </table:table-cell>
          <table:table-cell office:value-type="string" calcext:value-type="string">
            <text:p>CallGraphBuilder</text:p>
          </table:table-cell>
          <table:table-cell office:value-type="float" office:value="12841" calcext:value-type="float">
            <text:p>12841</text:p>
          </table:table-cell>
          <table:table-cell office:value-type="float" office:value="1061828425" calcext:value-type="float">
            <text:p>1061828425</text:p>
          </table:table-cell>
          <table:table-cell table:formula="of:=[.D77]/[.C77]" office:value-type="float" office:value="82690.4777665291" calcext:value-type="float">
            <text:p>82690,4777665291</text:p>
          </table:table-cell>
          <table:table-cell/>
        </table:table-row>
        <table:table-row table:style-name="ro1">
          <table:table-cell office:value-type="string" calcext:value-type="string">
            <text:p>jdom/jdom/1.0/jdom-1.0.jar</text:p>
          </table:table-cell>
          <table:table-cell office:value-type="string" calcext:value-type="string">
            <text:p>CallGraphBuilder</text:p>
          </table:table-cell>
          <table:table-cell office:value-type="float" office:value="1047" calcext:value-type="float">
            <text:p>1047</text:p>
          </table:table-cell>
          <table:table-cell office:value-type="float" office:value="33692326" calcext:value-type="float">
            <text:p>33692326</text:p>
          </table:table-cell>
          <table:table-cell table:formula="of:=[.D78]/[.C78]" office:value-type="float" office:value="32179.8720152818" calcext:value-type="float">
            <text:p>32179,8720152818</text:p>
          </table:table-cell>
          <table:table-cell/>
        </table:table-row>
        <table:table-row table:style-name="ro1">
          <table:table-cell office:value-type="string" calcext:value-type="string">
            <text:p>jakarta-regexp/jakarta-regexp/1.4/jakarta-regexp-1.4.jar</text:p>
          </table:table-cell>
          <table:table-cell office:value-type="string" calcext:value-type="string">
            <text:p>CallGraphBuilder</text:p>
          </table:table-cell>
          <table:table-cell office:value-type="float" office:value="252" calcext:value-type="float">
            <text:p>252</text:p>
          </table:table-cell>
          <table:table-cell office:value-type="float" office:value="9799865" calcext:value-type="float">
            <text:p>9799865</text:p>
          </table:table-cell>
          <table:table-cell table:formula="of:=[.D79]/[.C79]" office:value-type="float" office:value="38888.3531746032" calcext:value-type="float">
            <text:p>38888,3531746032</text:p>
          </table:table-cell>
          <table:table-cell/>
        </table:table-row>
        <table:table-row table:style-name="ro1">
          <table:table-cell office:value-type="string" calcext:value-type="string">
            <text:p>org/jboss/logging/jboss-logging/3.1.3.GA/jboss-logging-3.1.3.GA.jar</text:p>
          </table:table-cell>
          <table:table-cell office:value-type="string" calcext:value-type="string">
            <text:p>CallGraphBuilder</text:p>
          </table:table-cell>
          <table:table-cell office:value-type="float" office:value="568" calcext:value-type="float">
            <text:p>568</text:p>
          </table:table-cell>
          <table:table-cell office:value-type="float" office:value="13793388" calcext:value-type="float">
            <text:p>13793388</text:p>
          </table:table-cell>
          <table:table-cell table:formula="of:=[.D80]/[.C80]" office:value-type="float" office:value="24284.1338028169" calcext:value-type="float">
            <text:p>24284,1338028169</text:p>
          </table:table-cell>
          <table:table-cell/>
        </table:table-row>
        <table:table-row table:style-name="ro1">
          <table:table-cell office:value-type="string" calcext:value-type="string">
            <text:p>org/jetbrains/annotations/15.0/annotations-15.0.jar</text:p>
          </table:table-cell>
          <table:table-cell office:value-type="string" calcext:value-type="string">
            <text:p>CallGraphBuilder</text:p>
          </table:table-cell>
          <table:table-cell office:value-type="float" office:value="7" calcext:value-type="float">
            <text:p>7</text:p>
          </table:table-cell>
          <table:table-cell office:value-type="float" office:value="469232" calcext:value-type="float">
            <text:p>469232</text:p>
          </table:table-cell>
          <table:table-cell table:formula="of:=[.D81]/[.C81]" office:value-type="float" office:value="67033.1428571429" calcext:value-type="float">
            <text:p>67033,1428571429</text:p>
          </table:table-cell>
          <table:table-cell/>
        </table:table-row>
        <table:table-row table:style-name="ro1">
          <table:table-cell office:value-type="string" calcext:value-type="string">
            <text:p>org/jgrapht/jgrapht-core/1.0.1/jgrapht-core-1.0.1.jar</text:p>
          </table:table-cell>
          <table:table-cell office:value-type="string" calcext:value-type="string">
            <text:p>CallGraphBuilder</text:p>
          </table:table-cell>
          <table:table-cell office:value-type="float" office:value="2176" calcext:value-type="float">
            <text:p>2176</text:p>
          </table:table-cell>
          <table:table-cell office:value-type="float" office:value="313652025" calcext:value-type="float">
            <text:p>313652025</text:p>
          </table:table-cell>
          <table:table-cell table:formula="of:=[.D82]/[.C82]" office:value-type="float" office:value="144141.555606618" calcext:value-type="float">
            <text:p>144141,555606618</text:p>
          </table:table-cell>
          <table:table-cell/>
        </table:table-row>
        <table:table-row table:style-name="ro1">
          <table:table-cell office:value-type="string" calcext:value-type="string">
            <text:p>org/ccil/cowan/tagsoup/tagsoup/1.2.1/tagsoup-1.2.1.jar</text:p>
          </table:table-cell>
          <table:table-cell office:value-type="string" calcext:value-type="string">
            <text:p>CallGraphBuilder</text:p>
          </table:table-cell>
          <table:table-cell office:value-type="float" office:value="440" calcext:value-type="float">
            <text:p>440</text:p>
          </table:table-cell>
          <table:table-cell office:value-type="float" office:value="168130969" calcext:value-type="float">
            <text:p>168130969</text:p>
          </table:table-cell>
          <table:table-cell table:formula="of:=[.D83]/[.C83]" office:value-type="float" office:value="382115.838636364" calcext:value-type="float">
            <text:p>382115,838636364</text:p>
          </table:table-cell>
          <table:table-cell/>
        </table:table-row>
        <table:table-row table:style-name="ro1">
          <table:table-cell office:value-type="string" calcext:value-type="string">
            <text:p>org/slf4j/slf4j-log4j12/1.6.4/slf4j-log4j12-1.6.4.jar</text:p>
          </table:table-cell>
          <table:table-cell office:value-type="string" calcext:value-type="string">
            <text:p>CallGraphBuilder</text:p>
          </table:table-cell>
          <table:table-cell office:value-type="float" office:value="70" calcext:value-type="float">
            <text:p>70</text:p>
          </table:table-cell>
          <table:table-cell office:value-type="float" office:value="5034864" calcext:value-type="float">
            <text:p>5034864</text:p>
          </table:table-cell>
          <table:table-cell table:formula="of:=[.D84]/[.C84]" office:value-type="float" office:value="71926.6285714286" calcext:value-type="float">
            <text:p>71926,6285714286</text:p>
          </table:table-cell>
          <table:table-cell/>
        </table:table-row>
        <table:table-row table:style-name="ro1">
          <table:table-cell office:value-type="string" calcext:value-type="string">
            <text:p>org/slf4j/jcl-over-slf4j/1.5.6/jcl-over-slf4j-1.5.6.jar</text:p>
          </table:table-cell>
          <table:table-cell office:value-type="string" calcext:value-type="string">
            <text:p>CallGraphBuilder</text:p>
          </table:table-cell>
          <table:table-cell office:value-type="float" office:value="145" calcext:value-type="float">
            <text:p>145</text:p>
          </table:table-cell>
          <table:table-cell office:value-type="float" office:value="8285676" calcext:value-type="float">
            <text:p>8285676</text:p>
          </table:table-cell>
          <table:table-cell table:formula="of:=[.D85]/[.C85]" office:value-type="float" office:value="57142.5931034483" calcext:value-type="float">
            <text:p>57142,5931034483</text:p>
          </table:table-cell>
          <table:table-cell/>
        </table:table-row>
        <table:table-row table:style-name="ro1">
          <table:table-cell office:value-type="string" calcext:value-type="string">
            <text:p>org/slf4j/slf4j-jdk14/1.6.4/slf4j-jdk14-1.6.4.jar</text:p>
          </table:table-cell>
          <table:table-cell office:value-type="string" calcext:value-type="string">
            <text:p>CallGraphBuilder</text:p>
          </table:table-cell>
          <table:table-cell office:value-type="float" office:value="85" calcext:value-type="float">
            <text:p>85</text:p>
          </table:table-cell>
          <table:table-cell office:value-type="float" office:value="4275947" calcext:value-type="float">
            <text:p>4275947</text:p>
          </table:table-cell>
          <table:table-cell table:formula="of:=[.D86]/[.C86]" office:value-type="float" office:value="50305.2588235294" calcext:value-type="float">
            <text:p>50305,2588235294</text:p>
          </table:table-cell>
          <table:table-cell/>
        </table:table-row>
        <table:table-row table:style-name="ro1">
          <table:table-cell office:value-type="string" calcext:value-type="string">
            <text:p>org/slf4j/slf4j-jdk14/1.5.6/slf4j-jdk14-1.5.6.jar</text:p>
          </table:table-cell>
          <table:table-cell office:value-type="string" calcext:value-type="string">
            <text:p>CallGraphBuilder</text:p>
          </table:table-cell>
          <table:table-cell office:value-type="float" office:value="83" calcext:value-type="float">
            <text:p>83</text:p>
          </table:table-cell>
          <table:table-cell office:value-type="float" office:value="6943217" calcext:value-type="float">
            <text:p>6943217</text:p>
          </table:table-cell>
          <table:table-cell table:formula="of:=[.D87]/[.C87]" office:value-type="float" office:value="83653.2168674699" calcext:value-type="float">
            <text:p>83653,2168674699</text:p>
          </table:table-cell>
          <table:table-cell/>
        </table:table-row>
        <table:table-row table:style-name="ro1">
          <table:table-cell office:value-type="string" calcext:value-type="string">
            <text:p>org/slf4j/slf4j-jdk14/1.7.24/slf4j-jdk14-1.7.24.jar</text:p>
          </table:table-cell>
          <table:table-cell office:value-type="string" calcext:value-type="string">
            <text:p>CallGraphBuilder</text:p>
          </table:table-cell>
          <table:table-cell office:value-type="float" office:value="84" calcext:value-type="float">
            <text:p>84</text:p>
          </table:table-cell>
          <table:table-cell office:value-type="float" office:value="4141694" calcext:value-type="float">
            <text:p>4141694</text:p>
          </table:table-cell>
          <table:table-cell table:formula="of:=[.D88]/[.C88]" office:value-type="float" office:value="49305.880952381" calcext:value-type="float">
            <text:p>49305,880952381</text:p>
          </table:table-cell>
          <table:table-cell/>
        </table:table-row>
        <table:table-row table:style-name="ro1">
          <table:table-cell office:value-type="string" calcext:value-type="string">
            <text:p>org/slf4j/slf4j-api/1.6.4/slf4j-api-1.6.4.jar</text:p>
          </table:table-cell>
          <table:table-cell office:value-type="string" calcext:value-type="string">
            <text:p>CallGraphBuilder</text:p>
          </table:table-cell>
          <table:table-cell office:value-type="float" office:value="183" calcext:value-type="float">
            <text:p>183</text:p>
          </table:table-cell>
          <table:table-cell office:value-type="float" office:value="7129168" calcext:value-type="float">
            <text:p>7129168</text:p>
          </table:table-cell>
          <table:table-cell table:formula="of:=[.D89]/[.C89]" office:value-type="float" office:value="38957.2021857923" calcext:value-type="float">
            <text:p>38957,2021857923</text:p>
          </table:table-cell>
          <table:table-cell/>
        </table:table-row>
        <table:table-row table:style-name="ro1">
          <table:table-cell office:value-type="string" calcext:value-type="string">
            <text:p>org/slf4j/slf4j-api/1.5.6/slf4j-api-1.5.6.jar</text:p>
          </table:table-cell>
          <table:table-cell office:value-type="string" calcext:value-type="string">
            <text:p>CallGraphBuilder</text:p>
          </table:table-cell>
          <table:table-cell office:value-type="float" office:value="154" calcext:value-type="float">
            <text:p>154</text:p>
          </table:table-cell>
          <table:table-cell office:value-type="float" office:value="5066896" calcext:value-type="float">
            <text:p>5066896</text:p>
          </table:table-cell>
          <table:table-cell table:formula="of:=[.D90]/[.C90]" office:value-type="float" office:value="32901.9220779221" calcext:value-type="float">
            <text:p>32901,9220779221</text:p>
          </table:table-cell>
          <table:table-cell/>
        </table:table-row>
        <table:table-row table:style-name="ro1">
          <table:table-cell office:value-type="string" calcext:value-type="string">
            <text:p>org/slf4j/slf4j-api/1.7.24/slf4j-api-1.7.24.jar</text:p>
          </table:table-cell>
          <table:table-cell office:value-type="string" calcext:value-type="string">
            <text:p>CallGraphBuilder</text:p>
          </table:table-cell>
          <table:table-cell office:value-type="float" office:value="441" calcext:value-type="float">
            <text:p>441</text:p>
          </table:table-cell>
          <table:table-cell office:value-type="float" office:value="10289116" calcext:value-type="float">
            <text:p>10289116</text:p>
          </table:table-cell>
          <table:table-cell table:formula="of:=[.D91]/[.C91]" office:value-type="float" office:value="23331.3287981859" calcext:value-type="float">
            <text:p>23331,3287981859</text:p>
          </table:table-cell>
          <table:table-cell/>
        </table:table-row>
        <table:table-row table:style-name="ro1">
          <table:table-cell office:value-type="string" calcext:value-type="string">
            <text:p>org/slf4j/slf4j-api/1.7.5/slf4j-api-1.7.5.jar</text:p>
          </table:table-cell>
          <table:table-cell office:value-type="string" calcext:value-type="string">
            <text:p>CallGraphBuilder</text:p>
          </table:table-cell>
          <table:table-cell office:value-type="float" office:value="186" calcext:value-type="float">
            <text:p>186</text:p>
          </table:table-cell>
          <table:table-cell office:value-type="float" office:value="6236682" calcext:value-type="float">
            <text:p>6236682</text:p>
          </table:table-cell>
          <table:table-cell table:formula="of:=[.D92]/[.C92]" office:value-type="float" office:value="33530.5483870968" calcext:value-type="float">
            <text:p>33530,5483870968</text:p>
          </table:table-cell>
          <table:table-cell/>
        </table:table-row>
        <table:table-row table:style-name="ro1">
          <table:table-cell office:value-type="string" calcext:value-type="string">
            <text:p>org/javaan/javaan-cli/3.0-SNAPSHOT/javaan-cli-3.0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397" calcext:value-type="float">
            <text:p>397</text:p>
          </table:table-cell>
          <table:table-cell office:value-type="float" office:value="13180895" calcext:value-type="float">
            <text:p>13180895</text:p>
          </table:table-cell>
          <table:table-cell table:formula="of:=[.D93]/[.C93]" office:value-type="float" office:value="33201.2468513854" calcext:value-type="float">
            <text:p>33201,2468513854</text:p>
          </table:table-cell>
          <table:table-cell/>
        </table:table-row>
        <table:table-row table:style-name="ro1">
          <table:table-cell office:value-type="string" calcext:value-type="string">
            <text:p>org/javaan/javaan-lib/3.0-SNAPSHOT/javaan-lib-3.0-SNAPSHOT.jar</text:p>
          </table:table-cell>
          <table:table-cell office:value-type="string" calcext:value-type="string">
            <text:p>CallGraphBuilder</text:p>
          </table:table-cell>
          <table:table-cell office:value-type="float" office:value="591" calcext:value-type="float">
            <text:p>591</text:p>
          </table:table-cell>
          <table:table-cell office:value-type="float" office:value="20676226" calcext:value-type="float">
            <text:p>20676226</text:p>
          </table:table-cell>
          <table:table-cell table:formula="of:=[.D94]/[.C94]" office:value-type="float" office:value="34985.1539763113" calcext:value-type="float">
            <text:p>34985,1539763113</text:p>
          </table:table-cell>
          <table:table-cell/>
        </table:table-row>
        <table:table-row table:style-name="ro1">
          <table:table-cell office:value-type="string" calcext:value-type="string">
            <text:p>org/codehaus/mojo/license-maven-plugin/1.5/license-maven-plugin-1.5.jar</text:p>
          </table:table-cell>
          <table:table-cell office:value-type="string" calcext:value-type="string">
            <text:p>CallGraphBuilder</text:p>
          </table:table-cell>
          <table:table-cell office:value-type="float" office:value="729" calcext:value-type="float">
            <text:p>729</text:p>
          </table:table-cell>
          <table:table-cell office:value-type="float" office:value="30990359" calcext:value-type="float">
            <text:p>30990359</text:p>
          </table:table-cell>
          <table:table-cell table:formula="of:=[.D95]/[.C95]" office:value-type="float" office:value="42510.780521262" calcext:value-type="float">
            <text:p>42510,780521262</text:p>
          </table:table-cell>
          <table:table-cell/>
        </table:table-row>
        <table:table-row table:style-name="ro1">
          <table:table-cell office:value-type="string" calcext:value-type="string">
            <text:p>org/codehaus/mojo/gwt-maven-plugin/2.5.1/gwt-maven-plugin-2.5.1.jar</text:p>
          </table:table-cell>
          <table:table-cell office:value-type="string" calcext:value-type="string">
            <text:p>CallGraphBuilder</text:p>
          </table:table-cell>
          <table:table-cell office:value-type="float" office:value="447" calcext:value-type="float">
            <text:p>447</text:p>
          </table:table-cell>
          <table:table-cell office:value-type="float" office:value="66100621" calcext:value-type="float">
            <text:p>66100621</text:p>
          </table:table-cell>
          <table:table-cell table:formula="of:=[.D96]/[.C96]" office:value-type="float" office:value="147876.109619687" calcext:value-type="float">
            <text:p>147876,109619687</text:p>
          </table:table-cell>
          <table:table-cell/>
        </table:table-row>
        <table:table-row table:style-name="ro1">
          <table:table-cell office:value-type="string" calcext:value-type="string">
            <text:p>org/codehaus/mojo/exec-maven-plugin/1.6.0/exec-maven-plugin-1.6.0.jar</text:p>
          </table:table-cell>
          <table:table-cell office:value-type="string" calcext:value-type="string">
            <text:p>CallGraphBuilder</text:p>
          </table:table-cell>
          <table:table-cell office:value-type="float" office:value="307" calcext:value-type="float">
            <text:p>307</text:p>
          </table:table-cell>
          <table:table-cell office:value-type="float" office:value="14224486" calcext:value-type="float">
            <text:p>14224486</text:p>
          </table:table-cell>
          <table:table-cell table:formula="of:=[.D97]/[.C97]" office:value-type="float" office:value="46333.8306188925" calcext:value-type="float">
            <text:p>46333,8306188925</text:p>
          </table:table-cell>
          <table:table-cell/>
        </table:table-row>
        <table:table-row table:style-name="ro1">
          <table:table-cell office:value-type="string" calcext:value-type="string">
            <text:p>org/codehaus/plexus/plexus-velocity/1.1.8/plexus-velocity-1.1.8.jar</text:p>
          </table:table-cell>
          <table:table-cell office:value-type="string" calcext:value-type="string">
            <text:p>CallGraphBuilder</text:p>
          </table:table-cell>
          <table:table-cell office:value-type="float" office:value="27" calcext:value-type="float">
            <text:p>27</text:p>
          </table:table-cell>
          <table:table-cell office:value-type="float" office:value="2548351" calcext:value-type="float">
            <text:p>2548351</text:p>
          </table:table-cell>
          <table:table-cell table:formula="of:=[.D98]/[.C98]" office:value-type="float" office:value="94383.3703703704" calcext:value-type="float">
            <text:p>94383,3703703704</text:p>
          </table:table-cell>
          <table:table-cell/>
        </table:table-row>
        <table:table-row table:style-name="ro1">
          <table:table-cell office:value-type="string" calcext:value-type="string">
            <text:p>org/codehaus/plexus/plexus-velocity/1.1.7/plexus-velocity-1.1.7.jar</text:p>
          </table:table-cell>
          <table:table-cell office:value-type="string" calcext:value-type="string">
            <text:p>CallGraphBuilder</text:p>
          </table:table-cell>
          <table:table-cell office:value-type="float" office:value="19" calcext:value-type="float">
            <text:p>19</text:p>
          </table:table-cell>
          <table:table-cell office:value-type="float" office:value="2296589" calcext:value-type="float">
            <text:p>2296589</text:p>
          </table:table-cell>
          <table:table-cell table:formula="of:=[.D99]/[.C99]" office:value-type="float" office:value="120873.105263158" calcext:value-type="float">
            <text:p>120873,105263158</text:p>
          </table:table-cell>
          <table:table-cell/>
        </table:table-row>
        <table:table-row table:style-name="ro1">
          <table:table-cell office:value-type="string" calcext:value-type="string">
            <text:p>org/codehaus/plexus/plexus-container-default/1.0-alpha-30/plexus-container-default-1.0-alpha-30.jar</text:p>
          </table:table-cell>
          <table:table-cell office:value-type="string" calcext:value-type="string">
            <text:p>CallGraphBuilder</text:p>
          </table:table-cell>
          <table:table-cell office:value-type="float" office:value="1100" calcext:value-type="float">
            <text:p>1100</text:p>
          </table:table-cell>
          <table:table-cell office:value-type="float" office:value="39249023" calcext:value-type="float">
            <text:p>39249023</text:p>
          </table:table-cell>
          <table:table-cell table:formula="of:=[.D100]/[.C100]" office:value-type="float" office:value="35680.93" calcext:value-type="float">
            <text:p>35680,93</text:p>
          </table:table-cell>
          <table:table-cell/>
        </table:table-row>
        <table:table-row table:style-name="ro1">
          <table:table-cell office:value-type="string" calcext:value-type="string">
            <text:p>org/codehaus/plexus/plexus-container-default/1.5.5/plexus-container-default-1.5.5.jar</text:p>
          </table:table-cell>
          <table:table-cell office:value-type="string" calcext:value-type="string">
            <text:p>CallGraphBuilder</text:p>
          </table:table-cell>
          <table:table-cell office:value-type="float" office:value="1052" calcext:value-type="float">
            <text:p>1052</text:p>
          </table:table-cell>
          <table:table-cell office:value-type="float" office:value="38841339" calcext:value-type="float">
            <text:p>38841339</text:p>
          </table:table-cell>
          <table:table-cell table:formula="of:=[.D101]/[.C101]" office:value-type="float" office:value="36921.424904943" calcext:value-type="float">
            <text:p>36921,424904943</text:p>
          </table:table-cell>
          <table:table-cell/>
        </table:table-row>
        <table:table-row table:style-name="ro1">
          <table:table-cell office:value-type="string" calcext:value-type="string">
            <text:p>org/codehaus/plexus/plexus-container-default/1.0-alpha-9-stable-1/plexus-container-default-1.0-alpha-9-stable-1.jar</text:p>
          </table:table-cell>
          <table:table-cell office:value-type="string" calcext:value-type="string">
            <text:p>CallGraphBuilder</text:p>
          </table:table-cell>
          <table:table-cell office:value-type="float" office:value="884" calcext:value-type="float">
            <text:p>884</text:p>
          </table:table-cell>
          <table:table-cell office:value-type="float" office:value="30297988" calcext:value-type="float">
            <text:p>30297988</text:p>
          </table:table-cell>
          <table:table-cell table:formula="of:=[.D102]/[.C102]" office:value-type="float" office:value="34273.742081448" calcext:value-type="float">
            <text:p>34273,742081448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activity-api/1.0-alpha-6/plexus-interactivity-api-1.0-alpha-6.jar</text:p>
          </table:table-cell>
          <table:table-cell office:value-type="string" calcext:value-type="string">
            <text:p>CallGraphBuilder</text:p>
          </table:table-cell>
          <table:table-cell office:value-type="float" office:value="54" calcext:value-type="float">
            <text:p>54</text:p>
          </table:table-cell>
          <table:table-cell office:value-type="float" office:value="2554452" calcext:value-type="float">
            <text:p>2554452</text:p>
          </table:table-cell>
          <table:table-cell table:formula="of:=[.D103]/[.C103]" office:value-type="float" office:value="47304.6666666667" calcext:value-type="float">
            <text:p>47304,6666666667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activity-api/1.0-alpha-4/plexus-interactivity-api-1.0-alpha-4.jar</text:p>
          </table:table-cell>
          <table:table-cell office:value-type="string" calcext:value-type="string">
            <text:p>CallGraphBuilder</text:p>
          </table:table-cell>
          <table:table-cell office:value-type="float" office:value="56" calcext:value-type="float">
            <text:p>56</text:p>
          </table:table-cell>
          <table:table-cell office:value-type="float" office:value="2492118" calcext:value-type="float">
            <text:p>2492118</text:p>
          </table:table-cell>
          <table:table-cell table:formula="of:=[.D104]/[.C104]" office:value-type="float" office:value="44502.1071428571" calcext:value-type="float">
            <text:p>44502,1071428571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1.0/plexus-archiver-1.0.jar</text:p>
          </table:table-cell>
          <table:table-cell office:value-type="string" calcext:value-type="string">
            <text:p>CallGraphBuilder</text:p>
          </table:table-cell>
          <table:table-cell office:value-type="float" office:value="977" calcext:value-type="float">
            <text:p>977</text:p>
          </table:table-cell>
          <table:table-cell office:value-type="float" office:value="30059165" calcext:value-type="float">
            <text:p>30059165</text:p>
          </table:table-cell>
          <table:table-cell table:formula="of:=[.D105]/[.C105]" office:value-type="float" office:value="30766.801432958" calcext:value-type="float">
            <text:p>30766,801432958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2.2/plexus-archiver-2.2.jar</text:p>
          </table:table-cell>
          <table:table-cell office:value-type="string" calcext:value-type="string">
            <text:p>CallGraphBuilder</text:p>
          </table:table-cell>
          <table:table-cell office:value-type="float" office:value="1059" calcext:value-type="float">
            <text:p>1059</text:p>
          </table:table-cell>
          <table:table-cell office:value-type="float" office:value="31170578" calcext:value-type="float">
            <text:p>31170578</text:p>
          </table:table-cell>
          <table:table-cell table:formula="of:=[.D106]/[.C106]" office:value-type="float" office:value="29433.9735599622" calcext:value-type="float">
            <text:p>29433,9735599622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1.2/plexus-archiver-1.2.jar</text:p>
          </table:table-cell>
          <table:table-cell office:value-type="string" calcext:value-type="string">
            <text:p>CallGraphBuilder</text:p>
          </table:table-cell>
          <table:table-cell office:value-type="float" office:value="1005" calcext:value-type="float">
            <text:p>1005</text:p>
          </table:table-cell>
          <table:table-cell office:value-type="float" office:value="31841564" calcext:value-type="float">
            <text:p>31841564</text:p>
          </table:table-cell>
          <table:table-cell table:formula="of:=[.D107]/[.C107]" office:value-type="float" office:value="31683.1482587065" calcext:value-type="float">
            <text:p>31683,1482587065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1.0-alpha-9/plexus-archiver-1.0-alpha-9.jar</text:p>
          </table:table-cell>
          <table:table-cell office:value-type="string" calcext:value-type="string">
            <text:p>CallGraphBuilder</text:p>
          </table:table-cell>
          <table:table-cell office:value-type="float" office:value="930" calcext:value-type="float">
            <text:p>930</text:p>
          </table:table-cell>
          <table:table-cell office:value-type="float" office:value="35893751" calcext:value-type="float">
            <text:p>35893751</text:p>
          </table:table-cell>
          <table:table-cell table:formula="of:=[.D108]/[.C108]" office:value-type="float" office:value="38595.4311827957" calcext:value-type="float">
            <text:p>38595,4311827957</text:p>
          </table:table-cell>
          <table:table-cell/>
        </table:table-row>
        <table:table-row table:style-name="ro1">
          <table:table-cell office:value-type="string" calcext:value-type="string">
            <text:p>org/codehaus/plexus/plexus-archiver/2.1/plexus-archiver-2.1.jar</text:p>
          </table:table-cell>
          <table:table-cell office:value-type="string" calcext:value-type="string">
            <text:p>CallGraphBuilder</text:p>
          </table:table-cell>
          <table:table-cell office:value-type="float" office:value="1049" calcext:value-type="float">
            <text:p>1049</text:p>
          </table:table-cell>
          <table:table-cell office:value-type="float" office:value="39232010" calcext:value-type="float">
            <text:p>39232010</text:p>
          </table:table-cell>
          <table:table-cell table:formula="of:=[.D109]/[.C109]" office:value-type="float" office:value="37399.4375595806" calcext:value-type="float">
            <text:p>37399,4375595806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api/1.5.3/plexus-compiler-api-1.5.3.jar</text:p>
          </table:table-cell>
          <table:table-cell office:value-type="string" calcext:value-type="string">
            <text:p>CallGraphBuilder</text:p>
          </table:table-cell>
          <table:table-cell office:value-type="float" office:value="120" calcext:value-type="float">
            <text:p>120</text:p>
          </table:table-cell>
          <table:table-cell office:value-type="float" office:value="5544422" calcext:value-type="float">
            <text:p>5544422</text:p>
          </table:table-cell>
          <table:table-cell table:formula="of:=[.D110]/[.C110]" office:value-type="float" office:value="46203.5166666667" calcext:value-type="float">
            <text:p>46203,5166666667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api/1.8.1/plexus-compiler-api-1.8.1.jar</text:p>
          </table:table-cell>
          <table:table-cell office:value-type="string" calcext:value-type="string">
            <text:p>CallGraphBuilder</text:p>
          </table:table-cell>
          <table:table-cell office:value-type="float" office:value="120" calcext:value-type="float">
            <text:p>120</text:p>
          </table:table-cell>
          <table:table-cell office:value-type="float" office:value="5638029" calcext:value-type="float">
            <text:p>5638029</text:p>
          </table:table-cell>
          <table:table-cell table:formula="of:=[.D111]/[.C111]" office:value-type="float" office:value="46983.575" calcext:value-type="float">
            <text:p>46983,575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api/2.2/plexus-compiler-api-2.2.jar</text:p>
          </table:table-cell>
          <table:table-cell office:value-type="string" calcext:value-type="string">
            <text:p>CallGraphBuilder</text:p>
          </table:table-cell>
          <table:table-cell office:value-type="float" office:value="140" calcext:value-type="float">
            <text:p>140</text:p>
          </table:table-cell>
          <table:table-cell office:value-type="float" office:value="5340140" calcext:value-type="float">
            <text:p>5340140</text:p>
          </table:table-cell>
          <table:table-cell table:formula="of:=[.D112]/[.C112]" office:value-type="float" office:value="38143.8571428571" calcext:value-type="float">
            <text:p>38143,8571428571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polation/1.14/plexus-interpolation-1.14.jar</text:p>
          </table:table-cell>
          <table:table-cell office:value-type="string" calcext:value-type="string">
            <text:p>CallGraphBuilder</text:p>
          </table:table-cell>
          <table:table-cell office:value-type="float" office:value="393" calcext:value-type="float">
            <text:p>393</text:p>
          </table:table-cell>
          <table:table-cell office:value-type="float" office:value="13867975" calcext:value-type="float">
            <text:p>13867975</text:p>
          </table:table-cell>
          <table:table-cell table:formula="of:=[.D113]/[.C113]" office:value-type="float" office:value="35287.4681933842" calcext:value-type="float">
            <text:p>35287,4681933842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polation/1.11/plexus-interpolation-1.11.jar</text:p>
          </table:table-cell>
          <table:table-cell office:value-type="string" calcext:value-type="string">
            <text:p>CallGraphBuilder</text:p>
          </table:table-cell>
          <table:table-cell office:value-type="float" office:value="340" calcext:value-type="float">
            <text:p>340</text:p>
          </table:table-cell>
          <table:table-cell office:value-type="float" office:value="11856642" calcext:value-type="float">
            <text:p>11856642</text:p>
          </table:table-cell>
          <table:table-cell table:formula="of:=[.D114]/[.C114]" office:value-type="float" office:value="34872.4764705882" calcext:value-type="float">
            <text:p>34872,4764705882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polation/1.13/plexus-interpolation-1.13.jar</text:p>
          </table:table-cell>
          <table:table-cell office:value-type="string" calcext:value-type="string">
            <text:p>CallGraphBuilder</text:p>
          </table:table-cell>
          <table:table-cell office:value-type="float" office:value="393" calcext:value-type="float">
            <text:p>393</text:p>
          </table:table-cell>
          <table:table-cell office:value-type="float" office:value="13980619" calcext:value-type="float">
            <text:p>13980619</text:p>
          </table:table-cell>
          <table:table-cell table:formula="of:=[.D115]/[.C115]" office:value-type="float" office:value="35574.0941475827" calcext:value-type="float">
            <text:p>35574,0941475827</text:p>
          </table:table-cell>
          <table:table-cell/>
        </table:table-row>
        <table:table-row table:style-name="ro1">
          <table:table-cell office:value-type="string" calcext:value-type="string">
            <text:p>org/codehaus/plexus/plexus-interpolation/1.15/plexus-interpolation-1.15.jar</text:p>
          </table:table-cell>
          <table:table-cell office:value-type="string" calcext:value-type="string">
            <text:p>CallGraphBuilder</text:p>
          </table:table-cell>
          <table:table-cell office:value-type="float" office:value="396" calcext:value-type="float">
            <text:p>396</text:p>
          </table:table-cell>
          <table:table-cell office:value-type="float" office:value="13671604" calcext:value-type="float">
            <text:p>13671604</text:p>
          </table:table-cell>
          <table:table-cell table:formula="of:=[.D116]/[.C116]" office:value-type="float" office:value="34524.2525252525" calcext:value-type="float">
            <text:p>34524,2525252525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1.0/plexus-io-1.0.jar</text:p>
          </table:table-cell>
          <table:table-cell office:value-type="string" calcext:value-type="string">
            <text:p>CallGraphBuilder</text:p>
          </table:table-cell>
          <table:table-cell office:value-type="float" office:value="322" calcext:value-type="float">
            <text:p>322</text:p>
          </table:table-cell>
          <table:table-cell office:value-type="float" office:value="9755360" calcext:value-type="float">
            <text:p>9755360</text:p>
          </table:table-cell>
          <table:table-cell table:formula="of:=[.D117]/[.C117]" office:value-type="float" office:value="30296.149068323" calcext:value-type="float">
            <text:p>30296,149068323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2.0.6/plexus-io-2.0.6.jar</text:p>
          </table:table-cell>
          <table:table-cell office:value-type="string" calcext:value-type="string">
            <text:p>CallGraphBuilder</text:p>
          </table:table-cell>
          <table:table-cell office:value-type="float" office:value="400" calcext:value-type="float">
            <text:p>400</text:p>
          </table:table-cell>
          <table:table-cell office:value-type="float" office:value="11990782" calcext:value-type="float">
            <text:p>11990782</text:p>
          </table:table-cell>
          <table:table-cell table:formula="of:=[.D118]/[.C118]" office:value-type="float" office:value="29976.955" calcext:value-type="float">
            <text:p>29976,955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2.0.2/plexus-io-2.0.2.jar</text:p>
          </table:table-cell>
          <table:table-cell office:value-type="string" calcext:value-type="string">
            <text:p>CallGraphBuilder</text:p>
          </table:table-cell>
          <table:table-cell office:value-type="float" office:value="402" calcext:value-type="float">
            <text:p>402</text:p>
          </table:table-cell>
          <table:table-cell office:value-type="float" office:value="11708852" calcext:value-type="float">
            <text:p>11708852</text:p>
          </table:table-cell>
          <table:table-cell table:formula="of:=[.D119]/[.C119]" office:value-type="float" office:value="29126.4975124378" calcext:value-type="float">
            <text:p>29126,4975124378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1.0-alpha-1/plexus-io-1.0-alpha-1.jar</text:p>
          </table:table-cell>
          <table:table-cell office:value-type="string" calcext:value-type="string">
            <text:p>CallGraphBuilder</text:p>
          </table:table-cell>
          <table:table-cell office:value-type="float" office:value="46" calcext:value-type="float">
            <text:p>46</text:p>
          </table:table-cell>
          <table:table-cell office:value-type="float" office:value="1914807" calcext:value-type="float">
            <text:p>1914807</text:p>
          </table:table-cell>
          <table:table-cell table:formula="of:=[.D120]/[.C120]" office:value-type="float" office:value="41626.2391304348" calcext:value-type="float">
            <text:p>41626,2391304348</text:p>
          </table:table-cell>
          <table:table-cell/>
        </table:table-row>
        <table:table-row table:style-name="ro1">
          <table:table-cell office:value-type="string" calcext:value-type="string">
            <text:p>org/codehaus/plexus/plexus-io/1.0.1/plexus-io-1.0.1.jar</text:p>
          </table:table-cell>
          <table:table-cell office:value-type="string" calcext:value-type="string">
            <text:p>CallGraphBuilder</text:p>
          </table:table-cell>
          <table:table-cell office:value-type="float" office:value="323" calcext:value-type="float">
            <text:p>323</text:p>
          </table:table-cell>
          <table:table-cell office:value-type="float" office:value="40934765" calcext:value-type="float">
            <text:p>40934765</text:p>
          </table:table-cell>
          <table:table-cell table:formula="of:=[.D121]/[.C121]" office:value-type="float" office:value="126733.018575851" calcext:value-type="float">
            <text:p>126733,018575851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manager/1.8.1/plexus-compiler-manager-1.8.1.jar</text:p>
          </table:table-cell>
          <table:table-cell office:value-type="string" calcext:value-type="string">
            <text:p>CallGraphBuilder</text:p>
          </table:table-cell>
          <table:table-cell office:value-type="float" office:value="10" calcext:value-type="float">
            <text:p>10</text:p>
          </table:table-cell>
          <table:table-cell office:value-type="float" office:value="1259325" calcext:value-type="float">
            <text:p>1259325</text:p>
          </table:table-cell>
          <table:table-cell table:formula="of:=[.D122]/[.C122]" office:value-type="float" office:value="125932.5" calcext:value-type="float">
            <text:p>125932,5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manager/2.2/plexus-compiler-manager-2.2.jar</text:p>
          </table:table-cell>
          <table:table-cell office:value-type="string" calcext:value-type="string">
            <text:p>CallGraphBuilder</text:p>
          </table:table-cell>
          <table:table-cell office:value-type="float" office:value="6" calcext:value-type="float">
            <text:p>6</text:p>
          </table:table-cell>
          <table:table-cell office:value-type="float" office:value="698421" calcext:value-type="float">
            <text:p>698421</text:p>
          </table:table-cell>
          <table:table-cell table:formula="of:=[.D123]/[.C123]" office:value-type="float" office:value="116403.5" calcext:value-type="float">
            <text:p>116403,5</text:p>
          </table:table-cell>
          <table:table-cell/>
        </table:table-row>
        <table:table-row table:style-name="ro1">
          <table:table-cell office:value-type="string" calcext:value-type="string">
            <text:p>org/codehaus/plexus/plexus-i18n/1.0-beta-7/plexus-i18n-1.0-beta-7.jar</text:p>
          </table:table-cell>
          <table:table-cell office:value-type="string" calcext:value-type="string">
            <text:p>CallGraphBuilder</text:p>
          </table:table-cell>
          <table:table-cell office:value-type="float" office:value="91" calcext:value-type="float">
            <text:p>91</text:p>
          </table:table-cell>
          <table:table-cell office:value-type="float" office:value="4384471" calcext:value-type="float">
            <text:p>4384471</text:p>
          </table:table-cell>
          <table:table-cell table:formula="of:=[.D124]/[.C124]" office:value-type="float" office:value="48181" calcext:value-type="float">
            <text:p>48181</text:p>
          </table:table-cell>
          <table:table-cell/>
        </table:table-row>
        <table:table-row table:style-name="ro1">
          <table:table-cell office:value-type="string" calcext:value-type="string">
            <text:p>org/codehaus/plexus/plexus-digest/1.0/plexus-digest-1.0.jar</text:p>
          </table:table-cell>
          <table:table-cell office:value-type="string" calcext:value-type="string">
            <text:p>CallGraphBuilder</text:p>
          </table:table-cell>
          <table:table-cell office:value-type="float" office:value="61" calcext:value-type="float">
            <text:p>61</text:p>
          </table:table-cell>
          <table:table-cell office:value-type="float" office:value="4375360" calcext:value-type="float">
            <text:p>4375360</text:p>
          </table:table-cell>
          <table:table-cell table:formula="of:=[.D125]/[.C125]" office:value-type="float" office:value="71727.2131147541" calcext:value-type="float">
            <text:p>71727,2131147541</text:p>
          </table:table-cell>
          <table:table-cell/>
        </table:table-row>
        <table:table-row table:style-name="ro1">
          <table:table-cell office:value-type="string" calcext:value-type="string">
            <text:p>org/codehaus/plexus/plexus-classworlds/2.2.2/plexus-classworlds-2.2.2.jar</text:p>
          </table:table-cell>
          <table:table-cell office:value-type="string" calcext:value-type="string">
            <text:p>CallGraphBuilder</text:p>
          </table:table-cell>
          <table:table-cell office:value-type="float" office:value="365" calcext:value-type="float">
            <text:p>365</text:p>
          </table:table-cell>
          <table:table-cell office:value-type="float" office:value="14570432" calcext:value-type="float">
            <text:p>14570432</text:p>
          </table:table-cell>
          <table:table-cell table:formula="of:=[.D126]/[.C126]" office:value-type="float" office:value="39918.9917808219" calcext:value-type="float">
            <text:p>39918,9917808219</text:p>
          </table:table-cell>
          <table:table-cell/>
        </table:table-row>
        <table:table-row table:style-name="ro1">
          <table:table-cell office:value-type="string" calcext:value-type="string">
            <text:p>org/codehaus/plexus/plexus-classworlds/2.2.3/plexus-classworlds-2.2.3.jar</text:p>
          </table:table-cell>
          <table:table-cell office:value-type="string" calcext:value-type="string">
            <text:p>CallGraphBuilder</text:p>
          </table:table-cell>
          <table:table-cell office:value-type="float" office:value="365" calcext:value-type="float">
            <text:p>365</text:p>
          </table:table-cell>
          <table:table-cell office:value-type="float" office:value="13024561" calcext:value-type="float">
            <text:p>13024561</text:p>
          </table:table-cell>
          <table:table-cell table:formula="of:=[.D127]/[.C127]" office:value-type="float" office:value="35683.7287671233" calcext:value-type="float">
            <text:p>35683,7287671233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1.5.6/plexus-utils-1.5.6.jar</text:p>
          </table:table-cell>
          <table:table-cell office:value-type="string" calcext:value-type="string">
            <text:p>CallGraphBuilder</text:p>
          </table:table-cell>
          <table:table-cell office:value-type="float" office:value="1682" calcext:value-type="float">
            <text:p>1682</text:p>
          </table:table-cell>
          <table:table-cell office:value-type="float" office:value="53199123" calcext:value-type="float">
            <text:p>53199123</text:p>
          </table:table-cell>
          <table:table-cell table:formula="of:=[.D128]/[.C128]" office:value-type="float" office:value="31628.4916765755" calcext:value-type="float">
            <text:p>31628,4916765755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8/plexus-utils-3.0.8.jar</text:p>
          </table:table-cell>
          <table:table-cell office:value-type="string" calcext:value-type="string">
            <text:p>CallGraphBuilder</text:p>
          </table:table-cell>
          <table:table-cell office:value-type="float" office:value="1658" calcext:value-type="float">
            <text:p>1658</text:p>
          </table:table-cell>
          <table:table-cell office:value-type="float" office:value="53213149" calcext:value-type="float">
            <text:p>53213149</text:p>
          </table:table-cell>
          <table:table-cell table:formula="of:=[.D129]/[.C129]" office:value-type="float" office:value="32094.7822677925" calcext:value-type="float">
            <text:p>32094,7822677925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1.5.10/plexus-utils-1.5.10.jar</text:p>
          </table:table-cell>
          <table:table-cell office:value-type="string" calcext:value-type="string">
            <text:p>CallGraphBuilder</text:p>
          </table:table-cell>
          <table:table-cell office:value-type="float" office:value="1779" calcext:value-type="float">
            <text:p>1779</text:p>
          </table:table-cell>
          <table:table-cell office:value-type="float" office:value="59906029" calcext:value-type="float">
            <text:p>59906029</text:p>
          </table:table-cell>
          <table:table-cell table:formula="of:=[.D130]/[.C130]" office:value-type="float" office:value="33673.9904440697" calcext:value-type="float">
            <text:p>33673,9904440697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21/plexus-utils-3.0.21.jar</text:p>
          </table:table-cell>
          <table:table-cell office:value-type="string" calcext:value-type="string">
            <text:p>CallGraphBuilder</text:p>
          </table:table-cell>
          <table:table-cell office:value-type="float" office:value="1704" calcext:value-type="float">
            <text:p>1704</text:p>
          </table:table-cell>
          <table:table-cell office:value-type="float" office:value="53208761" calcext:value-type="float">
            <text:p>53208761</text:p>
          </table:table-cell>
          <table:table-cell table:formula="of:=[.D131]/[.C131]" office:value-type="float" office:value="31225.7987089202" calcext:value-type="float">
            <text:p>31225,7987089202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1.5.1/plexus-utils-1.5.1.jar</text:p>
          </table:table-cell>
          <table:table-cell office:value-type="string" calcext:value-type="string">
            <text:p>CallGraphBuilder</text:p>
          </table:table-cell>
          <table:table-cell office:value-type="float" office:value="1534" calcext:value-type="float">
            <text:p>1534</text:p>
          </table:table-cell>
          <table:table-cell office:value-type="float" office:value="48851744" calcext:value-type="float">
            <text:p>48851744</text:p>
          </table:table-cell>
          <table:table-cell table:formula="of:=[.D132]/[.C132]" office:value-type="float" office:value="31845.9869621904" calcext:value-type="float">
            <text:p>31845,9869621904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2.0.5/plexus-utils-2.0.5.jar</text:p>
          </table:table-cell>
          <table:table-cell office:value-type="string" calcext:value-type="string">
            <text:p>CallGraphBuilder</text:p>
          </table:table-cell>
          <table:table-cell office:value-type="float" office:value="1594" calcext:value-type="float">
            <text:p>1594</text:p>
          </table:table-cell>
          <table:table-cell office:value-type="float" office:value="64685524" calcext:value-type="float">
            <text:p>64685524</text:p>
          </table:table-cell>
          <table:table-cell table:formula="of:=[.D133]/[.C133]" office:value-type="float" office:value="40580.6298619824" calcext:value-type="float">
            <text:p>40580,6298619824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10/plexus-utils-3.0.10.jar</text:p>
          </table:table-cell>
          <table:table-cell office:value-type="string" calcext:value-type="string">
            <text:p>CallGraphBuilder</text:p>
          </table:table-cell>
          <table:table-cell office:value-type="float" office:value="1657" calcext:value-type="float">
            <text:p>1657</text:p>
          </table:table-cell>
          <table:table-cell office:value-type="float" office:value="55108260" calcext:value-type="float">
            <text:p>55108260</text:p>
          </table:table-cell>
          <table:table-cell table:formula="of:=[.D134]/[.C134]" office:value-type="float" office:value="33257.8515389258" calcext:value-type="float">
            <text:p>33257,8515389258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/plexus-utils-3.0.jar</text:p>
          </table:table-cell>
          <table:table-cell office:value-type="string" calcext:value-type="string">
            <text:p>CallGraphBuilder</text:p>
          </table:table-cell>
          <table:table-cell office:value-type="float" office:value="1604" calcext:value-type="float">
            <text:p>1604</text:p>
          </table:table-cell>
          <table:table-cell office:value-type="float" office:value="50516269" calcext:value-type="float">
            <text:p>50516269</text:p>
          </table:table-cell>
          <table:table-cell table:formula="of:=[.D135]/[.C135]" office:value-type="float" office:value="31493.9332917706" calcext:value-type="float">
            <text:p>31493,9332917706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5/plexus-utils-3.0.5.jar</text:p>
          </table:table-cell>
          <table:table-cell office:value-type="string" calcext:value-type="string">
            <text:p>CallGraphBuilder</text:p>
          </table:table-cell>
          <table:table-cell office:value-type="float" office:value="1635" calcext:value-type="float">
            <text:p>1635</text:p>
          </table:table-cell>
          <table:table-cell office:value-type="float" office:value="58863825" calcext:value-type="float">
            <text:p>58863825</text:p>
          </table:table-cell>
          <table:table-cell table:formula="of:=[.D136]/[.C136]" office:value-type="float" office:value="36002.3394495413" calcext:value-type="float">
            <text:p>36002,3394495413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24/plexus-utils-3.0.24.jar</text:p>
          </table:table-cell>
          <table:table-cell office:value-type="string" calcext:value-type="string">
            <text:p>CallGraphBuilder</text:p>
          </table:table-cell>
          <table:table-cell office:value-type="float" office:value="1706" calcext:value-type="float">
            <text:p>1706</text:p>
          </table:table-cell>
          <table:table-cell office:value-type="float" office:value="66267887" calcext:value-type="float">
            <text:p>66267887</text:p>
          </table:table-cell>
          <table:table-cell table:formula="of:=[.D137]/[.C137]" office:value-type="float" office:value="38844.0134818288" calcext:value-type="float">
            <text:p>38844,0134818288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20/plexus-utils-3.0.20.jar</text:p>
          </table:table-cell>
          <table:table-cell office:value-type="string" calcext:value-type="string">
            <text:p>CallGraphBuilder</text:p>
          </table:table-cell>
          <table:table-cell office:value-type="float" office:value="1687" calcext:value-type="float">
            <text:p>1687</text:p>
          </table:table-cell>
          <table:table-cell office:value-type="float" office:value="63342546" calcext:value-type="float">
            <text:p>63342546</text:p>
          </table:table-cell>
          <table:table-cell table:formula="of:=[.D138]/[.C138]" office:value-type="float" office:value="37547.4487255483" calcext:value-type="float">
            <text:p>37547,4487255483</text:p>
          </table:table-cell>
          <table:table-cell/>
        </table:table-row>
        <table:table-row table:style-name="ro1">
          <table:table-cell office:value-type="string" calcext:value-type="string">
            <text:p>org/codehaus/plexus/plexus-utils/3.0.15/plexus-utils-3.0.15.jar</text:p>
          </table:table-cell>
          <table:table-cell office:value-type="string" calcext:value-type="string">
            <text:p>CallGraphBuilder</text:p>
          </table:table-cell>
          <table:table-cell office:value-type="float" office:value="1673" calcext:value-type="float">
            <text:p>1673</text:p>
          </table:table-cell>
          <table:table-cell office:value-type="float" office:value="52606336" calcext:value-type="float">
            <text:p>52606336</text:p>
          </table:table-cell>
          <table:table-cell table:formula="of:=[.D139]/[.C139]" office:value-type="float" office:value="31444.3132098027" calcext:value-type="float">
            <text:p>31444,3132098027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javac/1.5.3/plexus-compiler-javac-1.5.3.jar</text:p>
          </table:table-cell>
          <table:table-cell office:value-type="string" calcext:value-type="string">
            <text:p>CallGraphBuilder</text:p>
          </table:table-cell>
          <table:table-cell office:value-type="float" office:value="100" calcext:value-type="float">
            <text:p>100</text:p>
          </table:table-cell>
          <table:table-cell office:value-type="float" office:value="6370519" calcext:value-type="float">
            <text:p>6370519</text:p>
          </table:table-cell>
          <table:table-cell table:formula="of:=[.D140]/[.C140]" office:value-type="float" office:value="63705.19" calcext:value-type="float">
            <text:p>63705,19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javac/1.8.1/plexus-compiler-javac-1.8.1.jar</text:p>
          </table:table-cell>
          <table:table-cell office:value-type="string" calcext:value-type="string">
            <text:p>CallGraphBuilder</text:p>
          </table:table-cell>
          <table:table-cell office:value-type="float" office:value="98" calcext:value-type="float">
            <text:p>98</text:p>
          </table:table-cell>
          <table:table-cell office:value-type="float" office:value="7783157" calcext:value-type="float">
            <text:p>7783157</text:p>
          </table:table-cell>
          <table:table-cell table:formula="of:=[.D141]/[.C141]" office:value-type="float" office:value="79419.9693877551" calcext:value-type="float">
            <text:p>79419,9693877551</text:p>
          </table:table-cell>
          <table:table-cell/>
        </table:table-row>
        <table:table-row table:style-name="ro1">
          <table:table-cell office:value-type="string" calcext:value-type="string">
            <text:p>org/codehaus/plexus/plexus-compiler-javac/2.2/plexus-compiler-javac-2.2.jar</text:p>
          </table:table-cell>
          <table:table-cell office:value-type="string" calcext:value-type="string">
            <text:p>CallGraphBuilder</text:p>
          </table:table-cell>
          <table:table-cell office:value-type="float" office:value="135" calcext:value-type="float">
            <text:p>135</text:p>
          </table:table-cell>
          <table:table-cell office:value-type="float" office:value="8251337" calcext:value-type="float">
            <text:p>8251337</text:p>
          </table:table-cell>
          <table:table-cell table:formula="of:=[.D142]/[.C142]" office:value-type="float" office:value="61121.0148148148" calcext:value-type="float">
            <text:p>61121,0148148148</text:p>
          </table:table-cell>
          <table:table-cell/>
        </table:table-row>
        <table:table-row table:style-name="ro1">
          <table:table-cell office:value-type="string" calcext:value-type="string">
            <text:p>org/codehaus/groovy/groovy/1.8.3/groovy-1.8.3.jar</text:p>
          </table:table-cell>
          <table:table-cell office:value-type="string" calcext:value-type="string">
            <text:p>CallGraphBuilder</text:p>
          </table:table-cell>
          <table:table-cell office:value-type="float" office:value="38007" calcext:value-type="float">
            <text:p>38007</text:p>
          </table:table-cell>
          <table:table-cell office:value-type="float" office:value="7304469619" calcext:value-type="float">
            <text:p>7304469619</text:p>
          </table:table-cell>
          <table:table-cell table:formula="of:=[.D143]/[.C143]" office:value-type="float" office:value="192187.481753361" calcext:value-type="float">
            <text:p>192187,481753361</text:p>
          </table:table-cell>
          <table:table-cell/>
        </table:table-row>
        <table:table-row table:style-name="ro1">
          <table:table-cell office:value-type="string" calcext:value-type="string">
            <text:p>org/codehaus/groovy/groovy-all/1.8.4/groovy-all-1.8.4.jar</text:p>
          </table:table-cell>
          <table:table-cell office:value-type="string" calcext:value-type="string">
            <text:p>CallGraphBuilder</text:p>
          </table:table-cell>
          <table:table-cell office:value-type="float" office:value="41379" calcext:value-type="float">
            <text:p>41379</text:p>
          </table:table-cell>
          <table:table-cell office:value-type="float" office:value="7571996262" calcext:value-type="float">
            <text:p>7571996262</text:p>
          </table:table-cell>
          <table:table-cell table:formula="of:=[.D144]/[.C144]" office:value-type="float" office:value="182991.282099616" calcext:value-type="float">
            <text:p>182991,282099616</text:p>
          </table:table-cell>
          <table:table-cell/>
        </table:table-row>
        <table:table-row table:style-name="ro1">
          <table:table-cell office:value-type="string" calcext:value-type="string">
            <text:p>org/mortbay/jetty/servlet-api/2.5-20081211/servlet-api-2.5-20081211.jar</text:p>
          </table:table-cell>
          <table:table-cell office:value-type="string" calcext:value-type="string">
            <text:p>CallGraphBuilder</text:p>
          </table:table-cell>
          <table:table-cell office:value-type="float" office:value="278" calcext:value-type="float">
            <text:p>278</text:p>
          </table:table-cell>
          <table:table-cell office:value-type="float" office:value="5294034" calcext:value-type="float">
            <text:p>5294034</text:p>
          </table:table-cell>
          <table:table-cell table:formula="of:=[.D145]/[.C145]" office:value-type="float" office:value="19043.2877697842" calcext:value-type="float">
            <text:p>19043,2877697842</text:p>
          </table:table-cell>
          <table:table-cell/>
        </table:table-row>
        <table:table-row table:style-name="ro1">
          <table:table-cell office:value-type="string" calcext:value-type="string">
            <text:p>org/mortbay/jetty/jetty-util/6.1.25/jetty-util-6.1.25.jar</text:p>
          </table:table-cell>
          <table:table-cell office:value-type="string" calcext:value-type="string">
            <text:p>CallGraphBuilder</text:p>
          </table:table-cell>
          <table:table-cell office:value-type="float" office:value="1173" calcext:value-type="float">
            <text:p>1173</text:p>
          </table:table-cell>
          <table:table-cell office:value-type="float" office:value="28867642" calcext:value-type="float">
            <text:p>28867642</text:p>
          </table:table-cell>
          <table:table-cell table:formula="of:=[.D146]/[.C146]" office:value-type="float" office:value="24610.0954816709" calcext:value-type="float">
            <text:p>24610,0954816709</text:p>
          </table:table-cell>
          <table:table-cell/>
        </table:table-row>
        <table:table-row table:style-name="ro1">
          <table:table-cell office:value-type="string" calcext:value-type="string">
            <text:p>org/openjdk/jmh/jmh-generator-annprocess/1.17.5/jmh-generator-annprocess-1.17.5.jar</text:p>
          </table:table-cell>
          <table:table-cell office:value-type="string" calcext:value-type="string">
            <text:p>CallGraphBuilder</text:p>
          </table:table-cell>
          <table:table-cell office:value-type="float" office:value="83" calcext:value-type="float">
            <text:p>83</text:p>
          </table:table-cell>
          <table:table-cell office:value-type="float" office:value="4365657" calcext:value-type="float">
            <text:p>4365657</text:p>
          </table:table-cell>
          <table:table-cell table:formula="of:=[.D147]/[.C147]" office:value-type="float" office:value="52598.2771084337" calcext:value-type="float">
            <text:p>52598,2771084337</text:p>
          </table:table-cell>
          <table:table-cell/>
        </table:table-row>
        <table:table-row table:style-name="ro1">
          <table:table-cell office:value-type="string" calcext:value-type="string">
            <text:p>org/sonatype/plexus/plexus-build-api/0.0.7/plexus-build-api-0.0.7.jar</text:p>
          </table:table-cell>
          <table:table-cell office:value-type="string" calcext:value-type="string">
            <text:p>CallGraphBuilder</text:p>
          </table:table-cell>
          <table:table-cell office:value-type="float" office:value="53" calcext:value-type="float">
            <text:p>53</text:p>
          </table:table-cell>
          <table:table-cell office:value-type="float" office:value="1332389" calcext:value-type="float">
            <text:p>1332389</text:p>
          </table:table-cell>
          <table:table-cell table:formula="of:=[.D148]/[.C148]" office:value-type="float" office:value="25139.4150943396" calcext:value-type="float">
            <text:p>25139,4150943396</text:p>
          </table:table-cell>
          <table:table-cell/>
        </table:table-row>
        <table:table-row table:style-name="ro1">
          <table:table-cell office:value-type="string" calcext:value-type="string">
            <text:p>org/sonatype/plexus/plexus-build-api/0.0.4/plexus-build-api-0.0.4.jar</text:p>
          </table:table-cell>
          <table:table-cell office:value-type="string" calcext:value-type="string">
            <text:p>CallGraphBuilder</text:p>
          </table:table-cell>
          <table:table-cell office:value-type="float" office:value="31" calcext:value-type="float">
            <text:p>31</text:p>
          </table:table-cell>
          <table:table-cell office:value-type="float" office:value="668063" calcext:value-type="float">
            <text:p>668063</text:p>
          </table:table-cell>
          <table:table-cell table:formula="of:=[.D149]/[.C149]" office:value-type="float" office:value="21550.4193548387" calcext:value-type="float">
            <text:p>21550,4193548387</text:p>
          </table:table-cell>
          <table:table-cell/>
        </table:table-row>
        <table:table-row table:style-name="ro1">
          <table:table-cell office:value-type="string" calcext:value-type="string">
            <text:p>org/sonatype/plexus/plexus-cipher/1.4/plexus-cipher-1.4.jar</text:p>
          </table:table-cell>
          <table:table-cell office:value-type="string" calcext:value-type="string">
            <text:p>CallGraphBuilder</text:p>
          </table:table-cell>
          <table:table-cell office:value-type="float" office:value="97" calcext:value-type="float">
            <text:p>97</text:p>
          </table:table-cell>
          <table:table-cell office:value-type="float" office:value="3465051" calcext:value-type="float">
            <text:p>3465051</text:p>
          </table:table-cell>
          <table:table-cell table:formula="of:=[.D150]/[.C150]" office:value-type="float" office:value="35722.175257732" calcext:value-type="float">
            <text:p>35722,175257732</text:p>
          </table:table-cell>
          <table:table-cell/>
        </table:table-row>
        <table:table-row table:style-name="ro1">
          <table:table-cell office:value-type="string" calcext:value-type="string">
            <text:p>org/sonatype/plexus/plexus-sec-dispatcher/1.3/plexus-sec-dispatcher-1.3.jar</text:p>
          </table:table-cell>
          <table:table-cell office:value-type="string" calcext:value-type="string">
            <text:p>CallGraphBuilder</text:p>
          </table:table-cell>
          <table:table-cell office:value-type="float" office:value="150" calcext:value-type="float">
            <text:p>150</text:p>
          </table:table-cell>
          <table:table-cell office:value-type="float" office:value="6343818" calcext:value-type="float">
            <text:p>6343818</text:p>
          </table:table-cell>
          <table:table-cell table:formula="of:=[.D151]/[.C151]" office:value-type="float" office:value="42292.12" calcext:value-type="float">
            <text:p>42292,12</text:p>
          </table:table-cell>
          <table:table-cell/>
        </table:table-row>
        <table:table-row table:style-name="ro1">
          <table:table-cell office:value-type="string" calcext:value-type="string">
            <text:p>org/sonatype/aether/aether-spi/1.7/aether-spi-1.7.jar</text:p>
          </table:table-cell>
          <table:table-cell office:value-type="string" calcext:value-type="string">
            <text:p>CallGraphBuilder</text:p>
          </table:table-cell>
          <table:table-cell office:value-type="float" office:value="48" calcext:value-type="float">
            <text:p>48</text:p>
          </table:table-cell>
          <table:table-cell office:value-type="float" office:value="1360345" calcext:value-type="float">
            <text:p>1360345</text:p>
          </table:table-cell>
          <table:table-cell table:formula="of:=[.D152]/[.C152]" office:value-type="float" office:value="28340.5208333333" calcext:value-type="float">
            <text:p>28340,5208333333</text:p>
          </table:table-cell>
          <table:table-cell/>
        </table:table-row>
        <table:table-row table:style-name="ro1">
          <table:table-cell office:value-type="string" calcext:value-type="string">
            <text:p>org/sonatype/aether/aether-impl/1.7/aether-impl-1.7.jar</text:p>
          </table:table-cell>
          <table:table-cell office:value-type="string" calcext:value-type="string">
            <text:p>CallGraphBuilder</text:p>
          </table:table-cell>
          <table:table-cell office:value-type="float" office:value="514" calcext:value-type="float">
            <text:p>514</text:p>
          </table:table-cell>
          <table:table-cell office:value-type="float" office:value="20016841" calcext:value-type="float">
            <text:p>20016841</text:p>
          </table:table-cell>
          <table:table-cell table:formula="of:=[.D153]/[.C153]" office:value-type="float" office:value="38943.2704280156" calcext:value-type="float">
            <text:p>38943,2704280156</text:p>
          </table:table-cell>
          <table:table-cell/>
        </table:table-row>
        <table:table-row table:style-name="ro1">
          <table:table-cell office:value-type="string" calcext:value-type="string">
            <text:p>org/sonatype/aether/aether-api/1.7/aether-api-1.7.jar</text:p>
          </table:table-cell>
          <table:table-cell office:value-type="string" calcext:value-type="string">
            <text:p>CallGraphBuilder</text:p>
          </table:table-cell>
          <table:table-cell office:value-type="float" office:value="400" calcext:value-type="float">
            <text:p>400</text:p>
          </table:table-cell>
          <table:table-cell office:value-type="float" office:value="7902234" calcext:value-type="float">
            <text:p>7902234</text:p>
          </table:table-cell>
          <table:table-cell table:formula="of:=[.D154]/[.C154]" office:value-type="float" office:value="19755.585" calcext:value-type="float">
            <text:p>19755,585</text:p>
          </table:table-cell>
          <table:table-cell/>
        </table:table-row>
        <table:table-row table:style-name="ro1">
          <table:table-cell office:value-type="string" calcext:value-type="string">
            <text:p>org/sonatype/aether/aether-util/1.7/aether-util-1.7.jar</text:p>
          </table:table-cell>
          <table:table-cell office:value-type="string" calcext:value-type="string">
            <text:p>CallGraphBuilder</text:p>
          </table:table-cell>
          <table:table-cell office:value-type="float" office:value="590" calcext:value-type="float">
            <text:p>590</text:p>
          </table:table-cell>
          <table:table-cell office:value-type="float" office:value="17730963" calcext:value-type="float">
            <text:p>17730963</text:p>
          </table:table-cell>
          <table:table-cell table:formula="of:=[.D155]/[.C155]" office:value-type="float" office:value="30052.4796610169" calcext:value-type="float">
            <text:p>30052,4796610169</text:p>
          </table:table-cell>
          <table:table-cell/>
        </table:table-row>
        <table:table-row table:style-name="ro1">
          <table:table-cell office:value-type="string" calcext:value-type="string">
            <text:p>org/nuiton/processor/nuiton-processor/1.3/nuiton-processor-1.3.jar</text:p>
          </table:table-cell>
          <table:table-cell office:value-type="string" calcext:value-type="string">
            <text:p>CallGraphBuilder</text:p>
          </table:table-cell>
          <table:table-cell office:value-type="float" office:value="156" calcext:value-type="float">
            <text:p>156</text:p>
          </table:table-cell>
          <table:table-cell office:value-type="float" office:value="4714825" calcext:value-type="float">
            <text:p>4714825</text:p>
          </table:table-cell>
          <table:table-cell table:formula="of:=[.D156]/[.C156]" office:value-type="float" office:value="30223.2371794872" calcext:value-type="float">
            <text:p>30223,2371794872</text:p>
          </table:table-cell>
          <table:table-cell/>
        </table:table-row>
        <table:table-row table:style-name="ro1">
          <table:table-cell office:value-type="string" calcext:value-type="string">
            <text:p>org/eclipse/jetty/orbit/javax.servlet/3.0.0.v201112011016/javax.servlet-3.0.0.v201112011016.jar</text:p>
          </table:table-cell>
          <table:table-cell office:value-type="string" calcext:value-type="string">
            <text:p>CallGraphBuilder</text:p>
          </table:table-cell>
          <table:table-cell office:value-type="float" office:value="321" calcext:value-type="float">
            <text:p>321</text:p>
          </table:table-cell>
          <table:table-cell office:value-type="float" office:value="7052835" calcext:value-type="float">
            <text:p>7052835</text:p>
          </table:table-cell>
          <table:table-cell table:formula="of:=[.D157]/[.C157]" office:value-type="float" office:value="21971.4485981308" calcext:value-type="float">
            <text:p>21971,4485981308</text:p>
          </table:table-cell>
          <table:table-cell/>
        </table:table-row>
        <table:table-row table:style-name="ro1">
          <table:table-cell office:value-type="string" calcext:value-type="string">
            <text:p>org/eclipse/jetty/jetty-webapp/9.0.0.M0/jetty-webapp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494" calcext:value-type="float">
            <text:p>494</text:p>
          </table:table-cell>
          <table:table-cell office:value-type="float" office:value="20504672" calcext:value-type="float">
            <text:p>20504672</text:p>
          </table:table-cell>
          <table:table-cell table:formula="of:=[.D158]/[.C158]" office:value-type="float" office:value="41507.4331983806" calcext:value-type="float">
            <text:p>41507,4331983806</text:p>
          </table:table-cell>
          <table:table-cell/>
        </table:table-row>
        <table:table-row table:style-name="ro1">
          <table:table-cell office:value-type="string" calcext:value-type="string">
            <text:p>org/eclipse/jetty/jetty-servlet/9.0.0.M0/jetty-servlet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469" calcext:value-type="float">
            <text:p>469</text:p>
          </table:table-cell>
          <table:table-cell office:value-type="float" office:value="17132950" calcext:value-type="float">
            <text:p>17132950</text:p>
          </table:table-cell>
          <table:table-cell table:formula="of:=[.D159]/[.C159]" office:value-type="float" office:value="36530.8102345416" calcext:value-type="float">
            <text:p>36530,8102345416</text:p>
          </table:table-cell>
          <table:table-cell/>
        </table:table-row>
        <table:table-row table:style-name="ro1">
          <table:table-cell office:value-type="string" calcext:value-type="string">
            <text:p>org/eclipse/jetty/jetty-security/9.0.0.M0/jetty-security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411" calcext:value-type="float">
            <text:p>411</text:p>
          </table:table-cell>
          <table:table-cell office:value-type="float" office:value="14737421" calcext:value-type="float">
            <text:p>14737421</text:p>
          </table:table-cell>
          <table:table-cell table:formula="of:=[.D160]/[.C160]" office:value-type="float" office:value="35857.4720194647" calcext:value-type="float">
            <text:p>35857,4720194647</text:p>
          </table:table-cell>
          <table:table-cell/>
        </table:table-row>
        <table:table-row table:style-name="ro1">
          <table:table-cell office:value-type="string" calcext:value-type="string">
            <text:p>org/eclipse/jetty/jetty-continuation/9.0.0.M0/jetty-continuation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86" calcext:value-type="float">
            <text:p>86</text:p>
          </table:table-cell>
          <table:table-cell office:value-type="float" office:value="3493504" calcext:value-type="float">
            <text:p>3493504</text:p>
          </table:table-cell>
          <table:table-cell table:formula="of:=[.D161]/[.C161]" office:value-type="float" office:value="40622.1395348837" calcext:value-type="float">
            <text:p>40622,1395348837</text:p>
          </table:table-cell>
          <table:table-cell/>
        </table:table-row>
        <table:table-row table:style-name="ro1">
          <table:table-cell office:value-type="string" calcext:value-type="string">
            <text:p>org/eclipse/jetty/jetty-io/9.0.0.M0/jetty-io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503" calcext:value-type="float">
            <text:p>503</text:p>
          </table:table-cell>
          <table:table-cell office:value-type="float" office:value="14647093" calcext:value-type="float">
            <text:p>14647093</text:p>
          </table:table-cell>
          <table:table-cell table:formula="of:=[.D162]/[.C162]" office:value-type="float" office:value="29119.4691848907" calcext:value-type="float">
            <text:p>29119,4691848907</text:p>
          </table:table-cell>
          <table:table-cell/>
        </table:table-row>
        <table:table-row table:style-name="ro1">
          <table:table-cell office:value-type="string" calcext:value-type="string">
            <text:p>org/eclipse/jetty/jetty-xml/9.0.0.M0/jetty-xml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243" calcext:value-type="float">
            <text:p>243</text:p>
          </table:table-cell>
          <table:table-cell office:value-type="float" office:value="8508515" calcext:value-type="float">
            <text:p>8508515</text:p>
          </table:table-cell>
          <table:table-cell table:formula="of:=[.D163]/[.C163]" office:value-type="float" office:value="35014.4650205761" calcext:value-type="float">
            <text:p>35014,4650205761</text:p>
          </table:table-cell>
          <table:table-cell/>
        </table:table-row>
        <table:table-row table:style-name="ro1">
          <table:table-cell office:value-type="string" calcext:value-type="string">
            <text:p>org/eclipse/jetty/jetty-http/9.0.0.M0/jetty-http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498" calcext:value-type="float">
            <text:p>498</text:p>
          </table:table-cell>
          <table:table-cell office:value-type="float" office:value="14064783" calcext:value-type="float">
            <text:p>14064783</text:p>
          </table:table-cell>
          <table:table-cell table:formula="of:=[.D164]/[.C164]" office:value-type="float" office:value="28242.5361445783" calcext:value-type="float">
            <text:p>28242,5361445783</text:p>
          </table:table-cell>
          <table:table-cell/>
        </table:table-row>
        <table:table-row table:style-name="ro1">
          <table:table-cell office:value-type="string" calcext:value-type="string">
            <text:p>org/eclipse/jetty/jetty-util/9.0.0.M0/jetty-util-9.0.0.M0.jar</text:p>
          </table:table-cell>
          <table:table-cell office:value-type="string" calcext:value-type="string">
            <text:p>CallGraphBuilder</text:p>
          </table:table-cell>
          <table:table-cell office:value-type="float" office:value="2001" calcext:value-type="float">
            <text:p>2001</text:p>
          </table:table-cell>
          <table:table-cell office:value-type="float" office:value="56129711" calcext:value-type="float">
            <text:p>56129711</text:p>
          </table:table-cell>
          <table:table-cell table:formula="of:=[.D165]/[.C165]" office:value-type="float" office:value="28050.8300849575" calcext:value-type="float">
            <text:p>28050,8300849575</text:p>
          </table:table-cell>
          <table:table-cell/>
        </table:table-row>
        <table:table-row table:style-name="ro1">
          <table:table-cell office:value-type="string" calcext:value-type="string">
            <text:p>org/eclipse/aether/aether-util/0.9.0.M2/aether-util-0.9.0.M2.jar</text:p>
          </table:table-cell>
          <table:table-cell office:value-type="string" calcext:value-type="string">
            <text:p>CallGraphBuilder</text:p>
          </table:table-cell>
          <table:table-cell office:value-type="float" office:value="742" calcext:value-type="float">
            <text:p>742</text:p>
          </table:table-cell>
          <table:table-cell office:value-type="float" office:value="24030810" calcext:value-type="float">
            <text:p>24030810</text:p>
          </table:table-cell>
          <table:table-cell table:formula="of:=[.D166]/[.C166]" office:value-type="float" office:value="32386.5363881402" calcext:value-type="float">
            <text:p>32386,5363881402</text:p>
          </table:table-cell>
          <table:table-cell/>
        </table:table-row>
        <table:table-row table:style-name="ro1">
          <table:table-cell office:value-type="string" calcext:value-type="string">
            <text:p>org/apache/maven/plugin-tools/maven-plugin-annotations/3.2/maven-plugin-annotations-3.2.jar</text:p>
          </table:table-cell>
          <table:table-cell office:value-type="string" calcext:value-type="string">
            <text:p>CallGraphBuilder</text:p>
          </table:table-cell>
          <table:table-cell office:value-type="float" office:value="13" calcext:value-type="float">
            <text:p>13</text:p>
          </table:table-cell>
          <table:table-cell office:value-type="float" office:value="811603" calcext:value-type="float">
            <text:p>811603</text:p>
          </table:table-cell>
          <table:table-cell table:formula="of:=[.D167]/[.C167]" office:value-type="float" office:value="62431" calcext:value-type="float">
            <text:p>62431</text:p>
          </table:table-cell>
          <table:table-cell/>
        </table:table-row>
        <table:table-row table:style-name="ro1">
          <table:table-cell office:value-type="string" calcext:value-type="string">
            <text:p>org/apache/maven/plugin-tools/maven-plugin-annotations/3.1/maven-plugin-annotations-3.1.jar</text:p>
          </table:table-cell>
          <table:table-cell office:value-type="string" calcext:value-type="string">
            <text:p>CallGraphBuilder</text:p>
          </table:table-cell>
          <table:table-cell office:value-type="float" office:value="10" calcext:value-type="float">
            <text:p>10</text:p>
          </table:table-cell>
          <table:table-cell office:value-type="float" office:value="643744" calcext:value-type="float">
            <text:p>643744</text:p>
          </table:table-cell>
          <table:table-cell table:formula="of:=[.D168]/[.C168]" office:value-type="float" office:value="64374.4" calcext:value-type="float">
            <text:p>64374,4</text:p>
          </table:table-cell>
          <table:table-cell/>
        </table:table-row>
        <table:table-row table:style-name="ro1">
          <table:table-cell office:value-type="string" calcext:value-type="string">
            <text:p>org/apache/maven/maven-error-diagnostics/2.0.6/maven-error-diagnostics-2.0.6.jar</text:p>
          </table:table-cell>
          <table:table-cell office:value-type="string" calcext:value-type="string">
            <text:p>CallGraphBuilder</text:p>
          </table:table-cell>
          <table:table-cell office:value-type="float" office:value="26" calcext:value-type="float">
            <text:p>26</text:p>
          </table:table-cell>
          <table:table-cell office:value-type="float" office:value="1772932" calcext:value-type="float">
            <text:p>1772932</text:p>
          </table:table-cell>
          <table:table-cell table:formula="of:=[.D169]/[.C169]" office:value-type="float" office:value="68189.6923076923" calcext:value-type="float">
            <text:p>68189,6923076923</text:p>
          </table:table-cell>
          <table:table-cell/>
        </table:table-row>
        <table:table-row table:style-name="ro1">
          <table:table-cell office:value-type="string" calcext:value-type="string">
            <text:p>org/apache/maven/maven-error-diagnostics/2.2.1/maven-error-diagnostics-2.2.1.jar</text:p>
          </table:table-cell>
          <table:table-cell office:value-type="string" calcext:value-type="string">
            <text:p>CallGraphBuilder</text:p>
          </table:table-cell>
          <table:table-cell office:value-type="float" office:value="22" calcext:value-type="float">
            <text:p>22</text:p>
          </table:table-cell>
          <table:table-cell office:value-type="float" office:value="1531814" calcext:value-type="float">
            <text:p>1531814</text:p>
          </table:table-cell>
          <table:table-cell table:formula="of:=[.D170]/[.C170]" office:value-type="float" office:value="69627.9090909091" calcext:value-type="float">
            <text:p>69627,9090909091</text:p>
          </table:table-cell>
          <table:table-cell/>
        </table:table-row>
        <table:table-row table:style-name="ro1">
          <table:table-cell office:value-type="string" calcext:value-type="string">
            <text:p>org/apache/maven/maven-error-diagnostics/2.0.9/maven-error-diagnostics-2.0.9.jar</text:p>
          </table:table-cell>
          <table:table-cell office:value-type="string" calcext:value-type="string">
            <text:p>CallGraphBuilder</text:p>
          </table:table-cell>
          <table:table-cell office:value-type="float" office:value="27" calcext:value-type="float">
            <text:p>27</text:p>
          </table:table-cell>
          <table:table-cell office:value-type="float" office:value="1667727" calcext:value-type="float">
            <text:p>1667727</text:p>
          </table:table-cell>
          <table:table-cell table:formula="of:=[.D171]/[.C171]" office:value-type="float" office:value="61767.6666666667" calcext:value-type="float">
            <text:p>61767,6666666667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registry/2.0.6/maven-plugin-registry-2.0.6.jar</text:p>
          </table:table-cell>
          <table:table-cell office:value-type="string" calcext:value-type="string">
            <text:p>CallGraphBuilder</text:p>
          </table:table-cell>
          <table:table-cell office:value-type="float" office:value="124" calcext:value-type="float">
            <text:p>124</text:p>
          </table:table-cell>
          <table:table-cell office:value-type="float" office:value="5869556" calcext:value-type="float">
            <text:p>5869556</text:p>
          </table:table-cell>
          <table:table-cell table:formula="of:=[.D172]/[.C172]" office:value-type="float" office:value="47335.1290322581" calcext:value-type="float">
            <text:p>47335,1290322581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registry/2.2.1/maven-plugin-registry-2.2.1.jar</text:p>
          </table:table-cell>
          <table:table-cell office:value-type="string" calcext:value-type="string">
            <text:p>CallGraphBuilder</text:p>
          </table:table-cell>
          <table:table-cell office:value-type="float" office:value="128" calcext:value-type="float">
            <text:p>128</text:p>
          </table:table-cell>
          <table:table-cell office:value-type="float" office:value="5875307" calcext:value-type="float">
            <text:p>5875307</text:p>
          </table:table-cell>
          <table:table-cell table:formula="of:=[.D173]/[.C173]" office:value-type="float" office:value="45900.8359375" calcext:value-type="float">
            <text:p>45900,8359375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registry/2.0.9/maven-plugin-registry-2.0.9.jar</text:p>
          </table:table-cell>
          <table:table-cell office:value-type="string" calcext:value-type="string">
            <text:p>CallGraphBuilder</text:p>
          </table:table-cell>
          <table:table-cell office:value-type="float" office:value="123" calcext:value-type="float">
            <text:p>123</text:p>
          </table:table-cell>
          <table:table-cell office:value-type="float" office:value="5686659" calcext:value-type="float">
            <text:p>5686659</text:p>
          </table:table-cell>
          <table:table-cell table:formula="of:=[.D174]/[.C174]" office:value-type="float" office:value="46233" calcext:value-type="float">
            <text:p>46233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registry/2.2.0/maven-plugin-registry-2.2.0.jar</text:p>
          </table:table-cell>
          <table:table-cell office:value-type="string" calcext:value-type="string">
            <text:p>CallGraphBuilder</text:p>
          </table:table-cell>
          <table:table-cell office:value-type="float" office:value="128" calcext:value-type="float">
            <text:p>128</text:p>
          </table:table-cell>
          <table:table-cell office:value-type="float" office:value="5704062" calcext:value-type="float">
            <text:p>5704062</text:p>
          </table:table-cell>
          <table:table-cell table:formula="of:=[.D175]/[.C175]" office:value-type="float" office:value="44562.984375" calcext:value-type="float">
            <text:p>44562,984375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-builder/3.0/maven-settings-builder-3.0.jar</text:p>
          </table:table-cell>
          <table:table-cell office:value-type="string" calcext:value-type="string">
            <text:p>CallGraphBuilder</text:p>
          </table:table-cell>
          <table:table-cell office:value-type="float" office:value="150" calcext:value-type="float">
            <text:p>150</text:p>
          </table:table-cell>
          <table:table-cell office:value-type="float" office:value="5997399" calcext:value-type="float">
            <text:p>5997399</text:p>
          </table:table-cell>
          <table:table-cell table:formula="of:=[.D176]/[.C176]" office:value-type="float" office:value="39982.66" calcext:value-type="float">
            <text:p>39982,66</text:p>
          </table:table-cell>
          <table:table-cell/>
        </table:table-row>
        <table:table-row table:style-name="ro1">
          <table:table-cell office:value-type="string" calcext:value-type="string">
            <text:p>org/apache/maven/maven-artifact/2.0.6/maven-artifact-2.0.6.jar</text:p>
          </table:table-cell>
          <table:table-cell office:value-type="string" calcext:value-type="string">
            <text:p>CallGraphBuilder</text:p>
          </table:table-cell>
          <table:table-cell office:value-type="float" office:value="372" calcext:value-type="float">
            <text:p>372</text:p>
          </table:table-cell>
          <table:table-cell office:value-type="float" office:value="15307987" calcext:value-type="float">
            <text:p>15307987</text:p>
          </table:table-cell>
          <table:table-cell table:formula="of:=[.D177]/[.C177]" office:value-type="float" office:value="41150.502688172" calcext:value-type="float">
            <text:p>41150,502688172</text:p>
          </table:table-cell>
          <table:table-cell/>
        </table:table-row>
        <table:table-row table:style-name="ro1">
          <table:table-cell office:value-type="string" calcext:value-type="string">
            <text:p>org/apache/maven/maven-artifact/2.2.1/maven-artifact-2.2.1.jar</text:p>
          </table:table-cell>
          <table:table-cell office:value-type="string" calcext:value-type="string">
            <text:p>CallGraphBuilder</text:p>
          </table:table-cell>
          <table:table-cell office:value-type="float" office:value="377" calcext:value-type="float">
            <text:p>377</text:p>
          </table:table-cell>
          <table:table-cell office:value-type="float" office:value="14082483" calcext:value-type="float">
            <text:p>14082483</text:p>
          </table:table-cell>
          <table:table-cell table:formula="of:=[.D178]/[.C178]" office:value-type="float" office:value="37354.0663129973" calcext:value-type="float">
            <text:p>37354,0663129973</text:p>
          </table:table-cell>
          <table:table-cell/>
        </table:table-row>
        <table:table-row table:style-name="ro1">
          <table:table-cell office:value-type="string" calcext:value-type="string">
            <text:p>org/apache/maven/maven-artifact/2.0.9/maven-artifact-2.0.9.jar</text:p>
          </table:table-cell>
          <table:table-cell office:value-type="string" calcext:value-type="string">
            <text:p>CallGraphBuilder</text:p>
          </table:table-cell>
          <table:table-cell office:value-type="float" office:value="378" calcext:value-type="float">
            <text:p>378</text:p>
          </table:table-cell>
          <table:table-cell office:value-type="float" office:value="12076004" calcext:value-type="float">
            <text:p>12076004</text:p>
          </table:table-cell>
          <table:table-cell table:formula="of:=[.D179]/[.C179]" office:value-type="float" office:value="31947.1005291005" calcext:value-type="float">
            <text:p>31947,1005291005</text:p>
          </table:table-cell>
          <table:table-cell/>
        </table:table-row>
        <table:table-row table:style-name="ro1">
          <table:table-cell office:value-type="string" calcext:value-type="string">
            <text:p>org/apache/maven/maven-artifact/3.0/maven-artifact-3.0.jar</text:p>
          </table:table-cell>
          <table:table-cell office:value-type="string" calcext:value-type="string">
            <text:p>CallGraphBuilder</text:p>
          </table:table-cell>
          <table:table-cell office:value-type="float" office:value="285" calcext:value-type="float">
            <text:p>285</text:p>
          </table:table-cell>
          <table:table-cell office:value-type="float" office:value="8161881" calcext:value-type="float">
            <text:p>8161881</text:p>
          </table:table-cell>
          <table:table-cell table:formula="of:=[.D180]/[.C180]" office:value-type="float" office:value="28638.1789473684" calcext:value-type="float">
            <text:p>28638,1789473684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api/2.0.6/maven-plugin-api-2.0.6.jar</text:p>
          </table:table-cell>
          <table:table-cell office:value-type="string" calcext:value-type="string">
            <text:p>CallGraphBuilder</text:p>
          </table:table-cell>
          <table:table-cell office:value-type="float" office:value="42" calcext:value-type="float">
            <text:p>42</text:p>
          </table:table-cell>
          <table:table-cell office:value-type="float" office:value="1487962" calcext:value-type="float">
            <text:p>1487962</text:p>
          </table:table-cell>
          <table:table-cell table:formula="of:=[.D181]/[.C181]" office:value-type="float" office:value="35427.6666666667" calcext:value-type="float">
            <text:p>35427,6666666667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api/2.2.1/maven-plugin-api-2.2.1.jar</text:p>
          </table:table-cell>
          <table:table-cell office:value-type="string" calcext:value-type="string">
            <text:p>CallGraphBuilder</text:p>
          </table:table-cell>
          <table:table-cell office:value-type="float" office:value="39" calcext:value-type="float">
            <text:p>39</text:p>
          </table:table-cell>
          <table:table-cell office:value-type="float" office:value="960405" calcext:value-type="float">
            <text:p>960405</text:p>
          </table:table-cell>
          <table:table-cell table:formula="of:=[.D182]/[.C182]" office:value-type="float" office:value="24625.7692307692" calcext:value-type="float">
            <text:p>24625,7692307692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api/2.0.9/maven-plugin-api-2.0.9.jar</text:p>
          </table:table-cell>
          <table:table-cell office:value-type="string" calcext:value-type="string">
            <text:p>CallGraphBuilder</text:p>
          </table:table-cell>
          <table:table-cell office:value-type="float" office:value="43" calcext:value-type="float">
            <text:p>43</text:p>
          </table:table-cell>
          <table:table-cell office:value-type="float" office:value="1406482" calcext:value-type="float">
            <text:p>1406482</text:p>
          </table:table-cell>
          <table:table-cell table:formula="of:=[.D183]/[.C183]" office:value-type="float" office:value="32708.8837209302" calcext:value-type="float">
            <text:p>32708,8837209302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api/3.0/maven-plugin-api-3.0.jar</text:p>
          </table:table-cell>
          <table:table-cell office:value-type="string" calcext:value-type="string">
            <text:p>CallGraphBuilder</text:p>
          </table:table-cell>
          <table:table-cell office:value-type="float" office:value="276" calcext:value-type="float">
            <text:p>276</text:p>
          </table:table-cell>
          <table:table-cell office:value-type="float" office:value="8823120" calcext:value-type="float">
            <text:p>8823120</text:p>
          </table:table-cell>
          <table:table-cell table:formula="of:=[.D184]/[.C184]" office:value-type="float" office:value="31967.8260869565" calcext:value-type="float">
            <text:p>31967,8260869565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/2.0.6/maven-settings-2.0.6.jar</text:p>
          </table:table-cell>
          <table:table-cell office:value-type="string" calcext:value-type="string">
            <text:p>CallGraphBuilder</text:p>
          </table:table-cell>
          <table:table-cell office:value-type="float" office:value="306" calcext:value-type="float">
            <text:p>306</text:p>
          </table:table-cell>
          <table:table-cell office:value-type="float" office:value="12282884" calcext:value-type="float">
            <text:p>12282884</text:p>
          </table:table-cell>
          <table:table-cell table:formula="of:=[.D185]/[.C185]" office:value-type="float" office:value="40140.1437908497" calcext:value-type="float">
            <text:p>40140,1437908497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/2.2.1/maven-settings-2.2.1.jar</text:p>
          </table:table-cell>
          <table:table-cell office:value-type="string" calcext:value-type="string">
            <text:p>CallGraphBuilder</text:p>
          </table:table-cell>
          <table:table-cell office:value-type="float" office:value="305" calcext:value-type="float">
            <text:p>305</text:p>
          </table:table-cell>
          <table:table-cell office:value-type="float" office:value="11141395" calcext:value-type="float">
            <text:p>11141395</text:p>
          </table:table-cell>
          <table:table-cell table:formula="of:=[.D186]/[.C186]" office:value-type="float" office:value="36529.1639344262" calcext:value-type="float">
            <text:p>36529,1639344262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/2.0.9/maven-settings-2.0.9.jar</text:p>
          </table:table-cell>
          <table:table-cell office:value-type="string" calcext:value-type="string">
            <text:p>CallGraphBuilder</text:p>
          </table:table-cell>
          <table:table-cell office:value-type="float" office:value="305" calcext:value-type="float">
            <text:p>305</text:p>
          </table:table-cell>
          <table:table-cell office:value-type="float" office:value="11776558" calcext:value-type="float">
            <text:p>11776558</text:p>
          </table:table-cell>
          <table:table-cell table:formula="of:=[.D187]/[.C187]" office:value-type="float" office:value="38611.6655737705" calcext:value-type="float">
            <text:p>38611,6655737705</text:p>
          </table:table-cell>
          <table:table-cell/>
        </table:table-row>
        <table:table-row table:style-name="ro1">
          <table:table-cell office:value-type="string" calcext:value-type="string">
            <text:p>org/apache/maven/maven-settings/3.0/maven-settings-3.0.jar</text:p>
          </table:table-cell>
          <table:table-cell office:value-type="string" calcext:value-type="string">
            <text:p>CallGraphBuilder</text:p>
          </table:table-cell>
          <table:table-cell office:value-type="float" office:value="294" calcext:value-type="float">
            <text:p>294</text:p>
          </table:table-cell>
          <table:table-cell office:value-type="float" office:value="9522635" calcext:value-type="float">
            <text:p>9522635</text:p>
          </table:table-cell>
          <table:table-cell table:formula="of:=[.D188]/[.C188]" office:value-type="float" office:value="32389.9149659864" calcext:value-type="float">
            <text:p>32389,9149659864</text:p>
          </table:table-cell>
          <table:table-cell/>
        </table:table-row>
        <table:table-row table:style-name="ro1">
          <table:table-cell office:value-type="string" calcext:value-type="string">
            <text:p>org/apache/maven/wagon/wagon-provider-api/1.0/wagon-provider-api-1.0.jar</text:p>
          </table:table-cell>
          <table:table-cell office:value-type="string" calcext:value-type="string">
            <text:p>CallGraphBuilder</text:p>
          </table:table-cell>
          <table:table-cell office:value-type="float" office:value="350" calcext:value-type="float">
            <text:p>350</text:p>
          </table:table-cell>
          <table:table-cell office:value-type="float" office:value="7611417" calcext:value-type="float">
            <text:p>7611417</text:p>
          </table:table-cell>
          <table:table-cell table:formula="of:=[.D189]/[.C189]" office:value-type="float" office:value="21746.9057142857" calcext:value-type="float">
            <text:p>21746,9057142857</text:p>
          </table:table-cell>
          <table:table-cell/>
        </table:table-row>
        <table:table-row table:style-name="ro1">
          <table:table-cell office:value-type="string" calcext:value-type="string">
            <text:p>org/apache/maven/wagon/wagon-provider-api/1.0-alpha-6/wagon-provider-api-1.0-alpha-6.jar</text:p>
          </table:table-cell>
          <table:table-cell office:value-type="string" calcext:value-type="string">
            <text:p>CallGraphBuilder</text:p>
          </table:table-cell>
          <table:table-cell office:value-type="float" office:value="321" calcext:value-type="float">
            <text:p>321</text:p>
          </table:table-cell>
          <table:table-cell office:value-type="float" office:value="6437480" calcext:value-type="float">
            <text:p>6437480</text:p>
          </table:table-cell>
          <table:table-cell table:formula="of:=[.D190]/[.C190]" office:value-type="float" office:value="20054.4548286604" calcext:value-type="float">
            <text:p>20054,4548286604</text:p>
          </table:table-cell>
          <table:table-cell/>
        </table:table-row>
        <table:table-row table:style-name="ro1">
          <table:table-cell office:value-type="string" calcext:value-type="string">
            <text:p>org/apache/maven/wagon/wagon-provider-api/2.8/wagon-provider-api-2.8.jar</text:p>
          </table:table-cell>
          <table:table-cell office:value-type="string" calcext:value-type="string">
            <text:p>CallGraphBuilder</text:p>
          </table:table-cell>
          <table:table-cell office:value-type="float" office:value="351" calcext:value-type="float">
            <text:p>351</text:p>
          </table:table-cell>
          <table:table-cell office:value-type="float" office:value="7458722" calcext:value-type="float">
            <text:p>7458722</text:p>
          </table:table-cell>
          <table:table-cell table:formula="of:=[.D191]/[.C191]" office:value-type="float" office:value="21249.9202279202" calcext:value-type="float">
            <text:p>21249,9202279202</text:p>
          </table:table-cell>
          <table:table-cell/>
        </table:table-row>
        <table:table-row table:style-name="ro1">
          <table:table-cell office:value-type="string" calcext:value-type="string">
            <text:p>org/apache/maven/wagon/wagon-provider-api/1.0-beta-6/wagon-provider-api-1.0-beta-6.jar</text:p>
          </table:table-cell>
          <table:table-cell office:value-type="string" calcext:value-type="string">
            <text:p>CallGraphBuilder</text:p>
          </table:table-cell>
          <table:table-cell office:value-type="float" office:value="350" calcext:value-type="float">
            <text:p>350</text:p>
          </table:table-cell>
          <table:table-cell office:value-type="float" office:value="7758734" calcext:value-type="float">
            <text:p>7758734</text:p>
          </table:table-cell>
          <table:table-cell table:formula="of:=[.D192]/[.C192]" office:value-type="float" office:value="22167.8114285714" calcext:value-type="float">
            <text:p>22167,8114285714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dependency-plugin/2.8/maven-dependency-plugin-2.8.jar</text:p>
          </table:table-cell>
          <table:table-cell office:value-type="string" calcext:value-type="string">
            <text:p>CallGraphBuilder</text:p>
          </table:table-cell>
          <table:table-cell office:value-type="float" office:value="413" calcext:value-type="float">
            <text:p>413</text:p>
          </table:table-cell>
          <table:table-cell office:value-type="float" office:value="19102490" calcext:value-type="float">
            <text:p>19102490</text:p>
          </table:table-cell>
          <table:table-cell table:formula="of:=[.D193]/[.C193]" office:value-type="float" office:value="46253.0024213075" calcext:value-type="float">
            <text:p>46253,0024213075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hade-plugin/2.2/maven-shade-plugin-2.2.jar</text:p>
          </table:table-cell>
          <table:table-cell office:value-type="string" calcext:value-type="string">
            <text:p>CallGraphBuilder</text:p>
          </table:table-cell>
          <table:table-cell office:value-type="float" office:value="460" calcext:value-type="float">
            <text:p>460</text:p>
          </table:table-cell>
          <table:table-cell office:value-type="float" office:value="22783959" calcext:value-type="float">
            <text:p>22783959</text:p>
          </table:table-cell>
          <table:table-cell table:formula="of:=[.D194]/[.C194]" office:value-type="float" office:value="49530.3456521739" calcext:value-type="float">
            <text:p>49530,3456521739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hade-plugin/3.0.0/maven-shade-plugin-3.0.0.jar</text:p>
          </table:table-cell>
          <table:table-cell office:value-type="string" calcext:value-type="string">
            <text:p>CallGraphBuilder</text:p>
          </table:table-cell>
          <table:table-cell office:value-type="float" office:value="504" calcext:value-type="float">
            <text:p>504</text:p>
          </table:table-cell>
          <table:table-cell office:value-type="float" office:value="24346648" calcext:value-type="float">
            <text:p>24346648</text:p>
          </table:table-cell>
          <table:table-cell table:formula="of:=[.D195]/[.C195]" office:value-type="float" office:value="48306.8412698413" calcext:value-type="float">
            <text:p>48306,841269841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ource-plugin/2.1.2/maven-source-plugin-2.1.2.jar</text:p>
          </table:table-cell>
          <table:table-cell office:value-type="string" calcext:value-type="string">
            <text:p>CallGraphBuilder</text:p>
          </table:table-cell>
          <table:table-cell office:value-type="float" office:value="61" calcext:value-type="float">
            <text:p>61</text:p>
          </table:table-cell>
          <table:table-cell office:value-type="float" office:value="4532148" calcext:value-type="float">
            <text:p>4532148</text:p>
          </table:table-cell>
          <table:table-cell table:formula="of:=[.D196]/[.C196]" office:value-type="float" office:value="74297.5081967213" calcext:value-type="float">
            <text:p>74297,508196721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antrun-plugin/1.7/maven-antrun-plugin-1.7.jar</text:p>
          </table:table-cell>
          <table:table-cell office:value-type="string" calcext:value-type="string">
            <text:p>CallGraphBuilder</text:p>
          </table:table-cell>
          <table:table-cell office:value-type="float" office:value="97" calcext:value-type="float">
            <text:p>97</text:p>
          </table:table-cell>
          <table:table-cell office:value-type="float" office:value="5556168" calcext:value-type="float">
            <text:p>5556168</text:p>
          </table:table-cell>
          <table:table-cell table:formula="of:=[.D197]/[.C197]" office:value-type="float" office:value="57280.0824742268" calcext:value-type="float">
            <text:p>57280,0824742268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urefire-plugin/2.17/maven-surefire-plugin-2.17.jar</text:p>
          </table:table-cell>
          <table:table-cell office:value-type="string" calcext:value-type="string">
            <text:p>CallGraphBuilder</text:p>
          </table:table-cell>
          <table:table-cell office:value-type="float" office:value="60" calcext:value-type="float">
            <text:p>60</text:p>
          </table:table-cell>
          <table:table-cell office:value-type="float" office:value="3121840" calcext:value-type="float">
            <text:p>3121840</text:p>
          </table:table-cell>
          <table:table-cell table:formula="of:=[.D198]/[.C198]" office:value-type="float" office:value="52030.6666666667" calcext:value-type="float">
            <text:p>52030,6666666667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surefire-plugin/2.12.4/maven-surefire-plugin-2.12.4.jar</text:p>
          </table:table-cell>
          <table:table-cell office:value-type="string" calcext:value-type="string">
            <text:p>CallGraphBuilder</text:p>
          </table:table-cell>
          <table:table-cell office:value-type="float" office:value="43" calcext:value-type="float">
            <text:p>43</text:p>
          </table:table-cell>
          <table:table-cell office:value-type="float" office:value="2649202" calcext:value-type="float">
            <text:p>2649202</text:p>
          </table:table-cell>
          <table:table-cell table:formula="of:=[.D199]/[.C199]" office:value-type="float" office:value="61609.3488372093" calcext:value-type="float">
            <text:p>61609,348837209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resources-plugin/2.6/maven-resources-plugin-2.6.jar</text:p>
          </table:table-cell>
          <table:table-cell office:value-type="string" calcext:value-type="string">
            <text:p>CallGraphBuilder</text:p>
          </table:table-cell>
          <table:table-cell office:value-type="float" office:value="74" calcext:value-type="float">
            <text:p>74</text:p>
          </table:table-cell>
          <table:table-cell office:value-type="float" office:value="4175426" calcext:value-type="float">
            <text:p>4175426</text:p>
          </table:table-cell>
          <table:table-cell table:formula="of:=[.D200]/[.C200]" office:value-type="float" office:value="56424.6756756757" calcext:value-type="float">
            <text:p>56424,6756756757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resources-plugin/2.5/maven-resources-plugin-2.5.jar</text:p>
          </table:table-cell>
          <table:table-cell office:value-type="string" calcext:value-type="string">
            <text:p>CallGraphBuilder</text:p>
          </table:table-cell>
          <table:table-cell office:value-type="float" office:value="68" calcext:value-type="float">
            <text:p>68</text:p>
          </table:table-cell>
          <table:table-cell office:value-type="float" office:value="3951607" calcext:value-type="float">
            <text:p>3951607</text:p>
          </table:table-cell>
          <table:table-cell table:formula="of:=[.D201]/[.C201]" office:value-type="float" office:value="58111.8676470588" calcext:value-type="float">
            <text:p>58111,8676470588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clean-plugin/2.5/maven-clean-plugin-2.5.jar</text:p>
          </table:table-cell>
          <table:table-cell office:value-type="string" calcext:value-type="string">
            <text:p>CallGraphBuilder</text:p>
          </table:table-cell>
          <table:table-cell office:value-type="float" office:value="73" calcext:value-type="float">
            <text:p>73</text:p>
          </table:table-cell>
          <table:table-cell office:value-type="float" office:value="3131173" calcext:value-type="float">
            <text:p>3131173</text:p>
          </table:table-cell>
          <table:table-cell table:formula="of:=[.D202]/[.C202]" office:value-type="float" office:value="42892.7808219178" calcext:value-type="float">
            <text:p>42892,7808219178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war-plugin/2.1.1/maven-war-plugin-2.1.1.jar</text:p>
          </table:table-cell>
          <table:table-cell office:value-type="string" calcext:value-type="string">
            <text:p>CallGraphBuilder</text:p>
          </table:table-cell>
          <table:table-cell office:value-type="float" office:value="314" calcext:value-type="float">
            <text:p>314</text:p>
          </table:table-cell>
          <table:table-cell office:value-type="float" office:value="14237349" calcext:value-type="float">
            <text:p>14237349</text:p>
          </table:table-cell>
          <table:table-cell table:formula="of:=[.D203]/[.C203]" office:value-type="float" office:value="45341.8757961783" calcext:value-type="float">
            <text:p>45341,875796178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archetype-plugin/3.0.0/maven-archetype-plugin-3.0.0.jar</text:p>
          </table:table-cell>
          <table:table-cell office:value-type="string" calcext:value-type="string">
            <text:p>CallGraphBuilder</text:p>
          </table:table-cell>
          <table:table-cell office:value-type="float" office:value="315" calcext:value-type="float">
            <text:p>315</text:p>
          </table:table-cell>
          <table:table-cell office:value-type="float" office:value="16230814" calcext:value-type="float">
            <text:p>16230814</text:p>
          </table:table-cell>
          <table:table-cell table:formula="of:=[.D204]/[.C204]" office:value-type="float" office:value="51526.3936507937" calcext:value-type="float">
            <text:p>51526,3936507937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compiler-plugin/2.3.2/maven-compiler-plugin-2.3.2.jar</text:p>
          </table:table-cell>
          <table:table-cell office:value-type="string" calcext:value-type="string">
            <text:p>CallGraphBuilder</text:p>
          </table:table-cell>
          <table:table-cell office:value-type="float" office:value="96" calcext:value-type="float">
            <text:p>96</text:p>
          </table:table-cell>
          <table:table-cell office:value-type="float" office:value="6156466" calcext:value-type="float">
            <text:p>6156466</text:p>
          </table:table-cell>
          <table:table-cell table:formula="of:=[.D205]/[.C205]" office:value-type="float" office:value="64129.8541666667" calcext:value-type="float">
            <text:p>64129,8541666667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compiler-plugin/3.1/maven-compiler-plugin-3.1.jar</text:p>
          </table:table-cell>
          <table:table-cell office:value-type="string" calcext:value-type="string">
            <text:p>CallGraphBuilder</text:p>
          </table:table-cell>
          <table:table-cell office:value-type="float" office:value="147" calcext:value-type="float">
            <text:p>147</text:p>
          </table:table-cell>
          <table:table-cell office:value-type="float" office:value="8788408" calcext:value-type="float">
            <text:p>8788408</text:p>
          </table:table-cell>
          <table:table-cell table:formula="of:=[.D206]/[.C206]" office:value-type="float" office:value="59785.0884353742" calcext:value-type="float">
            <text:p>59785,0884353742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install-plugin/2.5.1/maven-install-plugin-2.5.1.jar</text:p>
          </table:table-cell>
          <table:table-cell office:value-type="string" calcext:value-type="string">
            <text:p>CallGraphBuilder</text:p>
          </table:table-cell>
          <table:table-cell office:value-type="float" office:value="123" calcext:value-type="float">
            <text:p>123</text:p>
          </table:table-cell>
          <table:table-cell office:value-type="float" office:value="6536048" calcext:value-type="float">
            <text:p>6536048</text:p>
          </table:table-cell>
          <table:table-cell table:formula="of:=[.D207]/[.C207]" office:value-type="float" office:value="53138.6016260163" calcext:value-type="float">
            <text:p>53138,601626016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install-plugin/2.4/maven-install-plugin-2.4.jar</text:p>
          </table:table-cell>
          <table:table-cell office:value-type="string" calcext:value-type="string">
            <text:p>CallGraphBuilder</text:p>
          </table:table-cell>
          <table:table-cell office:value-type="float" office:value="70" calcext:value-type="float">
            <text:p>70</text:p>
          </table:table-cell>
          <table:table-cell office:value-type="float" office:value="4508484" calcext:value-type="float">
            <text:p>4508484</text:p>
          </table:table-cell>
          <table:table-cell table:formula="of:=[.D208]/[.C208]" office:value-type="float" office:value="64406.9142857143" calcext:value-type="float">
            <text:p>64406,9142857143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install-plugin/2.5.2/maven-install-plugin-2.5.2.jar</text:p>
          </table:table-cell>
          <table:table-cell office:value-type="string" calcext:value-type="string">
            <text:p>CallGraphBuilder</text:p>
          </table:table-cell>
          <table:table-cell office:value-type="float" office:value="123" calcext:value-type="float">
            <text:p>123</text:p>
          </table:table-cell>
          <table:table-cell office:value-type="float" office:value="6388859" calcext:value-type="float">
            <text:p>6388859</text:p>
          </table:table-cell>
          <table:table-cell table:formula="of:=[.D209]/[.C209]" office:value-type="float" office:value="51941.9430894309" calcext:value-type="float">
            <text:p>51941,9430894309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deploy-plugin/2.7/maven-deploy-plugin-2.7.jar</text:p>
          </table:table-cell>
          <table:table-cell office:value-type="string" calcext:value-type="string">
            <text:p>CallGraphBuilder</text:p>
          </table:table-cell>
          <table:table-cell office:value-type="float" office:value="70" calcext:value-type="float">
            <text:p>70</text:p>
          </table:table-cell>
          <table:table-cell office:value-type="float" office:value="4482536" calcext:value-type="float">
            <text:p>4482536</text:p>
          </table:table-cell>
          <table:table-cell table:formula="of:=[.D210]/[.C210]" office:value-type="float" office:value="64036.2285714286" calcext:value-type="float">
            <text:p>64036,2285714286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deploy-plugin/2.8.1/maven-deploy-plugin-2.8.1.jar</text:p>
          </table:table-cell>
          <table:table-cell office:value-type="string" calcext:value-type="string">
            <text:p>CallGraphBuilder</text:p>
          </table:table-cell>
          <table:table-cell office:value-type="float" office:value="106" calcext:value-type="float">
            <text:p>106</text:p>
          </table:table-cell>
          <table:table-cell office:value-type="float" office:value="6022209" calcext:value-type="float">
            <text:p>6022209</text:p>
          </table:table-cell>
          <table:table-cell table:formula="of:=[.D211]/[.C211]" office:value-type="float" office:value="56813.2924528302" calcext:value-type="float">
            <text:p>56813,2924528302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release-plugin/2.3.2/maven-release-plugin-2.3.2.jar</text:p>
          </table:table-cell>
          <table:table-cell office:value-type="string" calcext:value-type="string">
            <text:p>CallGraphBuilder</text:p>
          </table:table-cell>
          <table:table-cell office:value-type="float" office:value="55" calcext:value-type="float">
            <text:p>55</text:p>
          </table:table-cell>
          <table:table-cell office:value-type="float" office:value="12120049" calcext:value-type="float">
            <text:p>12120049</text:p>
          </table:table-cell>
          <table:table-cell table:formula="of:=[.D212]/[.C212]" office:value-type="float" office:value="220364.527272727" calcext:value-type="float">
            <text:p>220364,527272727</text:p>
          </table:table-cell>
          <table:table-cell/>
        </table:table-row>
        <table:table-row table:style-name="ro1">
          <table:table-cell office:value-type="string" calcext:value-type="string">
            <text:p>org/apache/maven/plugins/maven-jar-plugin/2.4/maven-jar-plugin-2.4.jar</text:p>
          </table:table-cell>
          <table:table-cell office:value-type="string" calcext:value-type="string">
            <text:p>CallGraphBuilder</text:p>
          </table:table-cell>
          <table:table-cell office:value-type="float" office:value="101" calcext:value-type="float">
            <text:p>101</text:p>
          </table:table-cell>
          <table:table-cell office:value-type="float" office:value="4587086" calcext:value-type="float">
            <text:p>4587086</text:p>
          </table:table-cell>
          <table:table-cell table:formula="of:=[.D213]/[.C213]" office:value-type="float" office:value="45416.6930693069" calcext:value-type="float">
            <text:p>45416,6930693069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junit4/2.17/surefire-junit4-2.17.jar</text:p>
          </table:table-cell>
          <table:table-cell office:value-type="string" calcext:value-type="string">
            <text:p>CallGraphBuilder</text:p>
          </table:table-cell>
          <table:table-cell office:value-type="float" office:value="316" calcext:value-type="float">
            <text:p>316</text:p>
          </table:table-cell>
          <table:table-cell office:value-type="float" office:value="10927348" calcext:value-type="float">
            <text:p>10927348</text:p>
          </table:table-cell>
          <table:table-cell table:formula="of:=[.D214]/[.C214]" office:value-type="float" office:value="34580.2151898734" calcext:value-type="float">
            <text:p>34580,2151898734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api/2.4.3/surefire-api-2.4.3.jar</text:p>
          </table:table-cell>
          <table:table-cell office:value-type="string" calcext:value-type="string">
            <text:p>CallGraphBuilder</text:p>
          </table:table-cell>
          <table:table-cell office:value-type="float" office:value="3536" calcext:value-type="float">
            <text:p>3536</text:p>
          </table:table-cell>
          <table:table-cell office:value-type="float" office:value="111738848" calcext:value-type="float">
            <text:p>111738848</text:p>
          </table:table-cell>
          <table:table-cell table:formula="of:=[.D215]/[.C215]" office:value-type="float" office:value="31600.3529411765" calcext:value-type="float">
            <text:p>31600,3529411765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api/2.17/surefire-api-2.17.jar</text:p>
          </table:table-cell>
          <table:table-cell office:value-type="string" calcext:value-type="string">
            <text:p>CallGraphBuilder</text:p>
          </table:table-cell>
          <table:table-cell office:value-type="float" office:value="896" calcext:value-type="float">
            <text:p>896</text:p>
          </table:table-cell>
          <table:table-cell office:value-type="float" office:value="18998568" calcext:value-type="float">
            <text:p>18998568</text:p>
          </table:table-cell>
          <table:table-cell table:formula="of:=[.D216]/[.C216]" office:value-type="float" office:value="21203.7589285714" calcext:value-type="float">
            <text:p>21203,7589285714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api/2.12.4/surefire-api-2.12.4.jar</text:p>
          </table:table-cell>
          <table:table-cell office:value-type="string" calcext:value-type="string">
            <text:p>CallGraphBuilder</text:p>
          </table:table-cell>
          <table:table-cell office:value-type="float" office:value="716" calcext:value-type="float">
            <text:p>716</text:p>
          </table:table-cell>
          <table:table-cell office:value-type="float" office:value="15639827" calcext:value-type="float">
            <text:p>15639827</text:p>
          </table:table-cell>
          <table:table-cell table:formula="of:=[.D217]/[.C217]" office:value-type="float" office:value="21843.3337988827" calcext:value-type="float">
            <text:p>21843,3337988827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booter/2.4.3/surefire-booter-2.4.3.jar</text:p>
          </table:table-cell>
          <table:table-cell office:value-type="string" calcext:value-type="string">
            <text:p>CallGraphBuilder</text:p>
          </table:table-cell>
          <table:table-cell office:value-type="float" office:value="1712" calcext:value-type="float">
            <text:p>1712</text:p>
          </table:table-cell>
          <table:table-cell office:value-type="float" office:value="45614097" calcext:value-type="float">
            <text:p>45614097</text:p>
          </table:table-cell>
          <table:table-cell table:formula="of:=[.D218]/[.C218]" office:value-type="float" office:value="26643.7482476636" calcext:value-type="float">
            <text:p>26643,7482476636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booter/2.17/surefire-booter-2.17.jar</text:p>
          </table:table-cell>
          <table:table-cell office:value-type="string" calcext:value-type="string">
            <text:p>CallGraphBuilder</text:p>
          </table:table-cell>
          <table:table-cell office:value-type="float" office:value="222" calcext:value-type="float">
            <text:p>222</text:p>
          </table:table-cell>
          <table:table-cell office:value-type="float" office:value="6202683" calcext:value-type="float">
            <text:p>6202683</text:p>
          </table:table-cell>
          <table:table-cell table:formula="of:=[.D219]/[.C219]" office:value-type="float" office:value="27940.0135135135" calcext:value-type="float">
            <text:p>27940,0135135135</text:p>
          </table:table-cell>
          <table:table-cell/>
        </table:table-row>
        <table:table-row table:style-name="ro1">
          <table:table-cell office:value-type="string" calcext:value-type="string">
            <text:p>org/apache/maven/surefire/surefire-booter/2.12.4/surefire-booter-2.12.4.jar</text:p>
          </table:table-cell>
          <table:table-cell office:value-type="string" calcext:value-type="string">
            <text:p>CallGraphBuilder</text:p>
          </table:table-cell>
          <table:table-cell office:value-type="float" office:value="192" calcext:value-type="float">
            <text:p>192</text:p>
          </table:table-cell>
          <table:table-cell office:value-type="float" office:value="5360393" calcext:value-type="float">
            <text:p>5360393</text:p>
          </table:table-cell>
          <table:table-cell table:formula="of:=[.D220]/[.C220]" office:value-type="float" office:value="27918.7135416667" calcext:value-type="float">
            <text:p>27918,7135416667</text:p>
          </table:table-cell>
          <table:table-cell/>
        </table:table-row>
        <table:table-row table:style-name="ro1">
          <table:table-cell office:value-type="string" calcext:value-type="string">
            <text:p>org/apache/maven/maven-monitor/2.0.6/maven-monitor-2.0.6.jar</text:p>
          </table:table-cell>
          <table:table-cell office:value-type="string" calcext:value-type="string">
            <text:p>CallGraphBuilder</text:p>
          </table:table-cell>
          <table:table-cell office:value-type="float" office:value="20" calcext:value-type="float">
            <text:p>20</text:p>
          </table:table-cell>
          <table:table-cell office:value-type="float" office:value="1108929" calcext:value-type="float">
            <text:p>1108929</text:p>
          </table:table-cell>
          <table:table-cell table:formula="of:=[.D221]/[.C221]" office:value-type="float" office:value="55446.45" calcext:value-type="float">
            <text:p>55446,45</text:p>
          </table:table-cell>
          <table:table-cell/>
        </table:table-row>
        <table:table-row table:style-name="ro1">
          <table:table-cell office:value-type="string" calcext:value-type="string">
            <text:p>org/apache/maven/maven-monitor/2.2.1/maven-monitor-2.2.1.jar</text:p>
          </table:table-cell>
          <table:table-cell office:value-type="string" calcext:value-type="string">
            <text:p>CallGraphBuilder</text:p>
          </table:table-cell>
          <table:table-cell office:value-type="float" office:value="20" calcext:value-type="float">
            <text:p>20</text:p>
          </table:table-cell>
          <table:table-cell office:value-type="float" office:value="1033194" calcext:value-type="float">
            <text:p>1033194</text:p>
          </table:table-cell>
          <table:table-cell table:formula="of:=[.D222]/[.C222]" office:value-type="float" office:value="51659.7" calcext:value-type="float">
            <text:p>51659,7</text:p>
          </table:table-cell>
          <table:table-cell/>
        </table:table-row>
        <table:table-row table:style-name="ro1">
          <table:table-cell office:value-type="string" calcext:value-type="string">
            <text:p>org/apache/maven/maven-monitor/2.0.9/maven-monitor-2.0.9.jar</text:p>
          </table:table-cell>
          <table:table-cell office:value-type="string" calcext:value-type="string">
            <text:p>CallGraphBuilder</text:p>
          </table:table-cell>
          <table:table-cell office:value-type="float" office:value="20" calcext:value-type="float">
            <text:p>20</text:p>
          </table:table-cell>
          <table:table-cell office:value-type="float" office:value="1021389" calcext:value-type="float">
            <text:p>1021389</text:p>
          </table:table-cell>
          <table:table-cell table:formula="of:=[.D223]/[.C223]" office:value-type="float" office:value="51069.45" calcext:value-type="float">
            <text:p>51069,45</text:p>
          </table:table-cell>
          <table:table-cell/>
        </table:table-row>
        <table:table-row table:style-name="ro1">
          <table:table-cell office:value-type="string" calcext:value-type="string">
            <text:p>org/apache/maven/maven-toolchain/1.0/maven-toolchain-1.0.jar</text:p>
          </table:table-cell>
          <table:table-cell office:value-type="string" calcext:value-type="string">
            <text:p>CallGraphBuilder</text:p>
          </table:table-cell>
          <table:table-cell office:value-type="float" office:value="146" calcext:value-type="float">
            <text:p>146</text:p>
          </table:table-cell>
          <table:table-cell office:value-type="float" office:value="6442411" calcext:value-type="float">
            <text:p>6442411</text:p>
          </table:table-cell>
          <table:table-cell table:formula="of:=[.D224]/[.C224]" office:value-type="float" office:value="44126.102739726" calcext:value-type="float">
            <text:p>44126,102739726</text:p>
          </table:table-cell>
          <table:table-cell/>
        </table:table-row>
        <table:table-row table:style-name="ro1">
          <table:table-cell office:value-type="string" calcext:value-type="string">
            <text:p>org/apache/maven/maven-toolchain/2.2.1/maven-toolchain-2.2.1.jar</text:p>
          </table:table-cell>
          <table:table-cell office:value-type="string" calcext:value-type="string">
            <text:p>CallGraphBuilder</text:p>
          </table:table-cell>
          <table:table-cell office:value-type="float" office:value="142" calcext:value-type="float">
            <text:p>142</text:p>
          </table:table-cell>
          <table:table-cell office:value-type="float" office:value="9875802" calcext:value-type="float">
            <text:p>9875802</text:p>
          </table:table-cell>
          <table:table-cell table:formula="of:=[.D225]/[.C225]" office:value-type="float" office:value="69547.9014084507" calcext:value-type="float">
            <text:p>69547,9014084507</text:p>
          </table:table-cell>
          <table:table-cell/>
        </table:table-row>
        <table:table-row table:style-name="ro1">
          <table:table-cell office:value-type="string" calcext:value-type="string">
            <text:p>org/apache/maven/maven-toolchain/2.0.9/maven-toolchain-2.0.9.jar</text:p>
          </table:table-cell>
          <table:table-cell office:value-type="string" calcext:value-type="string">
            <text:p>CallGraphBuilder</text:p>
          </table:table-cell>
          <table:table-cell office:value-type="float" office:value="137" calcext:value-type="float">
            <text:p>137</text:p>
          </table:table-cell>
          <table:table-cell office:value-type="float" office:value="6467250" calcext:value-type="float">
            <text:p>6467250</text:p>
          </table:table-cell>
          <table:table-cell table:formula="of:=[.D226]/[.C226]" office:value-type="float" office:value="47206.204379562" calcext:value-type="float">
            <text:p>47206,204379562</text:p>
          </table:table-cell>
          <table:table-cell/>
        </table:table-row>
        <table:table-row table:style-name="ro1">
          <table:table-cell office:value-type="string" calcext:value-type="string">
            <text:p>org/apache/maven/maven-profile/2.0.6/maven-profile-2.0.6.jar</text:p>
          </table:table-cell>
          <table:table-cell office:value-type="string" calcext:value-type="string">
            <text:p>CallGraphBuilder</text:p>
          </table:table-cell>
          <table:table-cell office:value-type="float" office:value="179" calcext:value-type="float">
            <text:p>179</text:p>
          </table:table-cell>
          <table:table-cell office:value-type="float" office:value="13284932" calcext:value-type="float">
            <text:p>13284932</text:p>
          </table:table-cell>
          <table:table-cell table:formula="of:=[.D227]/[.C227]" office:value-type="float" office:value="74217.4972067039" calcext:value-type="float">
            <text:p>74217,4972067039</text:p>
          </table:table-cell>
          <table:table-cell/>
        </table:table-row>
        <table:table-row table:style-name="ro1">
          <table:table-cell office:value-type="string" calcext:value-type="string">
            <text:p>org/apache/maven/maven-profile/2.2.1/maven-profile-2.2.1.jar</text:p>
          </table:table-cell>
          <table:table-cell office:value-type="string" calcext:value-type="string">
            <text:p>CallGraphBuilder</text:p>
          </table:table-cell>
          <table:table-cell office:value-type="float" office:value="178" calcext:value-type="float">
            <text:p>178</text:p>
          </table:table-cell>
          <table:table-cell office:value-type="float" office:value="9907633" calcext:value-type="float">
            <text:p>9907633</text:p>
          </table:table-cell>
          <table:table-cell table:formula="of:=[.D228]/[.C228]" office:value-type="float" office:value="55660.8595505618" calcext:value-type="float">
            <text:p>55660,8595505618</text:p>
          </table:table-cell>
          <table:table-cell/>
        </table:table-row>
        <table:table-row table:style-name="ro1">
          <table:table-cell office:value-type="string" calcext:value-type="string">
            <text:p>org/apache/maven/maven-profile/2.0.9/maven-profile-2.0.9.jar</text:p>
          </table:table-cell>
          <table:table-cell office:value-type="string" calcext:value-type="string">
            <text:p>CallGraphBuilder</text:p>
          </table:table-cell>
          <table:table-cell office:value-type="float" office:value="178" calcext:value-type="float">
            <text:p>178</text:p>
          </table:table-cell>
          <table:table-cell office:value-type="float" office:value="7681208" calcext:value-type="float">
            <text:p>7681208</text:p>
          </table:table-cell>
          <table:table-cell table:formula="of:=[.D229]/[.C229]" office:value-type="float" office:value="43152.8539325843" calcext:value-type="float">
            <text:p>43152,8539325843</text:p>
          </table:table-cell>
          <table:table-cell/>
        </table:table-row>
        <table:table-row table:style-name="ro1">
          <table:table-cell office:value-type="string" calcext:value-type="string">
            <text:p>org/apache/maven/maven-profile/2.2.0/maven-profile-2.2.0.jar</text:p>
          </table:table-cell>
          <table:table-cell office:value-type="string" calcext:value-type="string">
            <text:p>CallGraphBuilder</text:p>
          </table:table-cell>
          <table:table-cell office:value-type="float" office:value="178" calcext:value-type="float">
            <text:p>178</text:p>
          </table:table-cell>
          <table:table-cell office:value-type="float" office:value="7191575" calcext:value-type="float">
            <text:p>7191575</text:p>
          </table:table-cell>
          <table:table-cell table:formula="of:=[.D230]/[.C230]" office:value-type="float" office:value="40402.106741573" calcext:value-type="float">
            <text:p>40402,106741573</text:p>
          </table:table-cell>
          <table:table-cell/>
        </table:table-row>
        <table:table-row table:style-name="ro1">
          <table:table-cell office:value-type="string" calcext:value-type="string">
            <text:p>org/apache/maven/maven-project/2.0.6/maven-project-2.0.6.jar</text:p>
          </table:table-cell>
          <table:table-cell office:value-type="string" calcext:value-type="string">
            <text:p>CallGraphBuilder</text:p>
          </table:table-cell>
          <table:table-cell office:value-type="float" office:value="499" calcext:value-type="float">
            <text:p>499</text:p>
          </table:table-cell>
          <table:table-cell office:value-type="float" office:value="23881253" calcext:value-type="float">
            <text:p>23881253</text:p>
          </table:table-cell>
          <table:table-cell table:formula="of:=[.D231]/[.C231]" office:value-type="float" office:value="47858.2224448898" calcext:value-type="float">
            <text:p>47858,2224448898</text:p>
          </table:table-cell>
          <table:table-cell/>
        </table:table-row>
        <table:table-row table:style-name="ro1">
          <table:table-cell office:value-type="string" calcext:value-type="string">
            <text:p>org/apache/maven/maven-project/2.2.1/maven-project-2.2.1.jar</text:p>
          </table:table-cell>
          <table:table-cell office:value-type="string" calcext:value-type="string">
            <text:p>CallGraphBuilder</text:p>
          </table:table-cell>
          <table:table-cell office:value-type="float" office:value="795" calcext:value-type="float">
            <text:p>795</text:p>
          </table:table-cell>
          <table:table-cell office:value-type="float" office:value="34304264" calcext:value-type="float">
            <text:p>34304264</text:p>
          </table:table-cell>
          <table:table-cell table:formula="of:=[.D232]/[.C232]" office:value-type="float" office:value="43150.0176100629" calcext:value-type="float">
            <text:p>43150,0176100629</text:p>
          </table:table-cell>
          <table:table-cell/>
        </table:table-row>
        <table:table-row table:style-name="ro1">
          <table:table-cell office:value-type="string" calcext:value-type="string">
            <text:p>org/apache/maven/maven-project/2.0.9/maven-project-2.0.9.jar</text:p>
          </table:table-cell>
          <table:table-cell office:value-type="string" calcext:value-type="string">
            <text:p>CallGraphBuilder</text:p>
          </table:table-cell>
          <table:table-cell office:value-type="float" office:value="582" calcext:value-type="float">
            <text:p>582</text:p>
          </table:table-cell>
          <table:table-cell office:value-type="float" office:value="27609919" calcext:value-type="float">
            <text:p>27609919</text:p>
          </table:table-cell>
          <table:table-cell table:formula="of:=[.D233]/[.C233]" office:value-type="float" office:value="47439.7233676976" calcext:value-type="float">
            <text:p>47439,7233676976</text:p>
          </table:table-cell>
          <table:table-cell/>
        </table:table-row>
        <table:table-row table:style-name="ro1">
          <table:table-cell office:value-type="string" calcext:value-type="string">
            <text:p>org/apache/maven/maven-project/2.2.0/maven-project-2.2.0.jar</text:p>
          </table:table-cell>
          <table:table-cell office:value-type="string" calcext:value-type="string">
            <text:p>CallGraphBuilder</text:p>
          </table:table-cell>
          <table:table-cell office:value-type="float" office:value="795" calcext:value-type="float">
            <text:p>795</text:p>
          </table:table-cell>
          <table:table-cell office:value-type="float" office:value="34885163" calcext:value-type="float">
            <text:p>34885163</text:p>
          </table:table-cell>
          <table:table-cell table:formula="of:=[.D234]/[.C234]" office:value-type="float" office:value="43880.7081761006" calcext:value-type="float">
            <text:p>43880,7081761006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io/1.1/maven-shared-io-1.1.jar</text:p>
          </table:table-cell>
          <table:table-cell office:value-type="string" calcext:value-type="string">
            <text:p>CallGraphBuilder</text:p>
          </table:table-cell>
          <table:table-cell office:value-type="float" office:value="211" calcext:value-type="float">
            <text:p>211</text:p>
          </table:table-cell>
          <table:table-cell office:value-type="float" office:value="6816579" calcext:value-type="float">
            <text:p>6816579</text:p>
          </table:table-cell>
          <table:table-cell table:formula="of:=[.D235]/[.C235]" office:value-type="float" office:value="32306.0616113744" calcext:value-type="float">
            <text:p>32306,0616113744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cript-interpreter/1.0/maven-script-interpreter-1.0.jar</text:p>
          </table:table-cell>
          <table:table-cell office:value-type="string" calcext:value-type="string">
            <text:p>CallGraphBuilder</text:p>
          </table:table-cell>
          <table:table-cell office:value-type="float" office:value="85" calcext:value-type="float">
            <text:p>85</text:p>
          </table:table-cell>
          <table:table-cell office:value-type="float" office:value="4143081" calcext:value-type="float">
            <text:p>4143081</text:p>
          </table:table-cell>
          <table:table-cell table:formula="of:=[.D236]/[.C236]" office:value-type="float" office:value="48742.1294117647" calcext:value-type="float">
            <text:p>48742,1294117647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repository-builder/1.0-alpha-2/maven-repository-builder-1.0-alpha-2.jar</text:p>
          </table:table-cell>
          <table:table-cell office:value-type="string" calcext:value-type="string">
            <text:p>CallGraphBuilder</text:p>
          </table:table-cell>
          <table:table-cell office:value-type="float" office:value="97" calcext:value-type="float">
            <text:p>97</text:p>
          </table:table-cell>
          <table:table-cell office:value-type="float" office:value="6354399" calcext:value-type="float">
            <text:p>6354399</text:p>
          </table:table-cell>
          <table:table-cell table:formula="of:=[.D237]/[.C237]" office:value-type="float" office:value="65509.2680412371" calcext:value-type="float">
            <text:p>65509,2680412371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common-artifact-filters/1.3/maven-common-artifact-filters-1.3.jar</text:p>
          </table:table-cell>
          <table:table-cell office:value-type="string" calcext:value-type="string">
            <text:p>CallGraphBuilder</text:p>
          </table:table-cell>
          <table:table-cell office:value-type="float" office:value="124" calcext:value-type="float">
            <text:p>124</text:p>
          </table:table-cell>
          <table:table-cell office:value-type="float" office:value="4061831" calcext:value-type="float">
            <text:p>4061831</text:p>
          </table:table-cell>
          <table:table-cell table:formula="of:=[.D238]/[.C238]" office:value-type="float" office:value="32756.7016129032" calcext:value-type="float">
            <text:p>32756,7016129032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common-artifact-filters/1.4/maven-common-artifact-filters-1.4.jar</text:p>
          </table:table-cell>
          <table:table-cell office:value-type="string" calcext:value-type="string">
            <text:p>CallGraphBuilder</text:p>
          </table:table-cell>
          <table:table-cell office:value-type="float" office:value="128" calcext:value-type="float">
            <text:p>128</text:p>
          </table:table-cell>
          <table:table-cell office:value-type="float" office:value="4133739" calcext:value-type="float">
            <text:p>4133739</text:p>
          </table:table-cell>
          <table:table-cell table:formula="of:=[.D239]/[.C239]" office:value-type="float" office:value="32294.8359375" calcext:value-type="float">
            <text:p>32294,8359375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common-artifact-filters/3.0.0/maven-common-artifact-filters-3.0.0.jar</text:p>
          </table:table-cell>
          <table:table-cell office:value-type="string" calcext:value-type="string">
            <text:p>CallGraphBuilder</text:p>
          </table:table-cell>
          <table:table-cell office:value-type="float" office:value="211" calcext:value-type="float">
            <text:p>211</text:p>
          </table:table-cell>
          <table:table-cell office:value-type="float" office:value="8865694" calcext:value-type="float">
            <text:p>8865694</text:p>
          </table:table-cell>
          <table:table-cell table:formula="of:=[.D240]/[.C240]" office:value-type="float" office:value="42017.5071090047" calcext:value-type="float">
            <text:p>42017,5071090047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filtering/1.0/maven-filtering-1.0.jar</text:p>
          </table:table-cell>
          <table:table-cell office:value-type="string" calcext:value-type="string">
            <text:p>CallGraphBuilder</text:p>
          </table:table-cell>
          <table:table-cell office:value-type="float" office:value="214" calcext:value-type="float">
            <text:p>214</text:p>
          </table:table-cell>
          <table:table-cell office:value-type="float" office:value="6904038" calcext:value-type="float">
            <text:p>6904038</text:p>
          </table:table-cell>
          <table:table-cell table:formula="of:=[.D241]/[.C241]" office:value-type="float" office:value="32261.8598130841" calcext:value-type="float">
            <text:p>32261,8598130841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filtering/1.0-beta-2/maven-filtering-1.0-beta-2.jar</text:p>
          </table:table-cell>
          <table:table-cell office:value-type="string" calcext:value-type="string">
            <text:p>CallGraphBuilder</text:p>
          </table:table-cell>
          <table:table-cell office:value-type="float" office:value="137" calcext:value-type="float">
            <text:p>137</text:p>
          </table:table-cell>
          <table:table-cell office:value-type="float" office:value="5266511" calcext:value-type="float">
            <text:p>5266511</text:p>
          </table:table-cell>
          <table:table-cell table:formula="of:=[.D242]/[.C242]" office:value-type="float" office:value="38441.6861313869" calcext:value-type="float">
            <text:p>38441,6861313869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filtering/1.1/maven-filtering-1.1.jar</text:p>
          </table:table-cell>
          <table:table-cell office:value-type="string" calcext:value-type="string">
            <text:p>CallGraphBuilder</text:p>
          </table:table-cell>
          <table:table-cell office:value-type="float" office:value="215" calcext:value-type="float">
            <text:p>215</text:p>
          </table:table-cell>
          <table:table-cell office:value-type="float" office:value="6941231" calcext:value-type="float">
            <text:p>6941231</text:p>
          </table:table-cell>
          <table:table-cell table:formula="of:=[.D243]/[.C243]" office:value-type="float" office:value="32284.7953488372" calcext:value-type="float">
            <text:p>32284,7953488372</text:p>
          </table:table-cell>
          <table:table-cell/>
        </table:table-row>
        <table:table-row table:style-name="ro1">
          <table:table-cell office:value-type="string" calcext:value-type="string">
            <text:p>org/apache/maven/shared/file-management/1.1/file-management-1.1.jar</text:p>
          </table:table-cell>
          <table:table-cell office:value-type="string" calcext:value-type="string">
            <text:p>CallGraphBuilder</text:p>
          </table:table-cell>
          <table:table-cell office:value-type="float" office:value="210" calcext:value-type="float">
            <text:p>210</text:p>
          </table:table-cell>
          <table:table-cell office:value-type="float" office:value="8515872" calcext:value-type="float">
            <text:p>8515872</text:p>
          </table:table-cell>
          <table:table-cell table:formula="of:=[.D244]/[.C244]" office:value-type="float" office:value="40551.7714285714" calcext:value-type="float">
            <text:p>40551,7714285714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dependency-tree/2.2/maven-dependency-tree-2.2.jar</text:p>
          </table:table-cell>
          <table:table-cell office:value-type="string" calcext:value-type="string">
            <text:p>CallGraphBuilder</text:p>
          </table:table-cell>
          <table:table-cell office:value-type="float" office:value="305" calcext:value-type="float">
            <text:p>305</text:p>
          </table:table-cell>
          <table:table-cell office:value-type="float" office:value="10467324" calcext:value-type="float">
            <text:p>10467324</text:p>
          </table:table-cell>
          <table:table-cell table:formula="of:=[.D245]/[.C245]" office:value-type="float" office:value="34319.0950819672" calcext:value-type="float">
            <text:p>34319,0950819672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dependency-tree/2.1/maven-dependency-tree-2.1.jar</text:p>
          </table:table-cell>
          <table:table-cell office:value-type="string" calcext:value-type="string">
            <text:p>CallGraphBuilder</text:p>
          </table:table-cell>
          <table:table-cell office:value-type="float" office:value="280" calcext:value-type="float">
            <text:p>280</text:p>
          </table:table-cell>
          <table:table-cell office:value-type="float" office:value="9359462" calcext:value-type="float">
            <text:p>9359462</text:p>
          </table:table-cell>
          <table:table-cell table:formula="of:=[.D246]/[.C246]" office:value-type="float" office:value="33426.65" calcext:value-type="float">
            <text:p>33426,65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artifact-transfer/0.9.0/maven-artifact-transfer-0.9.0.jar</text:p>
          </table:table-cell>
          <table:table-cell office:value-type="string" calcext:value-type="string">
            <text:p>CallGraphBuilder</text:p>
          </table:table-cell>
          <table:table-cell office:value-type="float" office:value="456" calcext:value-type="float">
            <text:p>456</text:p>
          </table:table-cell>
          <table:table-cell office:value-type="float" office:value="16706711" calcext:value-type="float">
            <text:p>16706711</text:p>
          </table:table-cell>
          <table:table-cell table:formula="of:=[.D247]/[.C247]" office:value-type="float" office:value="36637.524122807" calcext:value-type="float">
            <text:p>36637,524122807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utils/0.3/maven-shared-utils-0.3.jar</text:p>
          </table:table-cell>
          <table:table-cell office:value-type="string" calcext:value-type="string">
            <text:p>CallGraphBuilder</text:p>
          </table:table-cell>
          <table:table-cell office:value-type="float" office:value="1103" calcext:value-type="float">
            <text:p>1103</text:p>
          </table:table-cell>
          <table:table-cell office:value-type="float" office:value="25408684" calcext:value-type="float">
            <text:p>25408684</text:p>
          </table:table-cell>
          <table:table-cell table:formula="of:=[.D248]/[.C248]" office:value-type="float" office:value="23035.9782411605" calcext:value-type="float">
            <text:p>23035,9782411605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utils/0.1/maven-shared-utils-0.1.jar</text:p>
          </table:table-cell>
          <table:table-cell office:value-type="string" calcext:value-type="string">
            <text:p>CallGraphBuilder</text:p>
          </table:table-cell>
          <table:table-cell office:value-type="float" office:value="1096" calcext:value-type="float">
            <text:p>1096</text:p>
          </table:table-cell>
          <table:table-cell office:value-type="float" office:value="25928644" calcext:value-type="float">
            <text:p>25928644</text:p>
          </table:table-cell>
          <table:table-cell table:formula="of:=[.D249]/[.C249]" office:value-type="float" office:value="23657.5218978102" calcext:value-type="float">
            <text:p>23657,5218978102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utils/3.0.0/maven-shared-utils-3.0.0.jar</text:p>
          </table:table-cell>
          <table:table-cell office:value-type="string" calcext:value-type="string">
            <text:p>CallGraphBuilder</text:p>
          </table:table-cell>
          <table:table-cell office:value-type="float" office:value="1112" calcext:value-type="float">
            <text:p>1112</text:p>
          </table:table-cell>
          <table:table-cell office:value-type="float" office:value="25314203" calcext:value-type="float">
            <text:p>25314203</text:p>
          </table:table-cell>
          <table:table-cell table:formula="of:=[.D250]/[.C250]" office:value-type="float" office:value="22764.5710431655" calcext:value-type="float">
            <text:p>22764,5710431655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utils/0.4/maven-shared-utils-0.4.jar</text:p>
          </table:table-cell>
          <table:table-cell office:value-type="string" calcext:value-type="string">
            <text:p>CallGraphBuilder</text:p>
          </table:table-cell>
          <table:table-cell office:value-type="float" office:value="1105" calcext:value-type="float">
            <text:p>1105</text:p>
          </table:table-cell>
          <table:table-cell office:value-type="float" office:value="25585136" calcext:value-type="float">
            <text:p>25585136</text:p>
          </table:table-cell>
          <table:table-cell table:formula="of:=[.D251]/[.C251]" office:value-type="float" office:value="23153.9692307692" calcext:value-type="float">
            <text:p>23153,9692307692</text:p>
          </table:table-cell>
          <table:table-cell/>
        </table:table-row>
        <table:table-row table:style-name="ro1">
          <table:table-cell office:value-type="string" calcext:value-type="string">
            <text:p>org/apache/maven/shared/maven-shared-incremental/1.1/maven-shared-incremental-1.1.jar</text:p>
          </table:table-cell>
          <table:table-cell office:value-type="string" calcext:value-type="string">
            <text:p>CallGraphBuilder</text:p>
          </table:table-cell>
          <table:table-cell office:value-type="float" office:value="33" calcext:value-type="float">
            <text:p>33</text:p>
          </table:table-cell>
          <table:table-cell office:value-type="float" office:value="1779887" calcext:value-type="float">
            <text:p>1779887</text:p>
          </table:table-cell>
          <table:table-cell table:formula="of:=[.D252]/[.C252]" office:value-type="float" office:value="53935.9696969697" calcext:value-type="float">
            <text:p>53935,9696969697</text:p>
          </table:table-cell>
          <table:table-cell/>
        </table:table-row>
        <table:table-row table:style-name="ro1">
          <table:table-cell office:value-type="string" calcext:value-type="string">
            <text:p>org/apache/maven/maven-core/2.0.6/maven-core-2.0.6.jar</text:p>
          </table:table-cell>
          <table:table-cell office:value-type="string" calcext:value-type="string">
            <text:p>CallGraphBuilder</text:p>
          </table:table-cell>
          <table:table-cell office:value-type="float" office:value="557" calcext:value-type="float">
            <text:p>557</text:p>
          </table:table-cell>
          <table:table-cell office:value-type="float" office:value="26489323" calcext:value-type="float">
            <text:p>26489323</text:p>
          </table:table-cell>
          <table:table-cell table:formula="of:=[.D253]/[.C253]" office:value-type="float" office:value="47557.1328545781" calcext:value-type="float">
            <text:p>47557,1328545781</text:p>
          </table:table-cell>
          <table:table-cell/>
        </table:table-row>
        <table:table-row table:style-name="ro1">
          <table:table-cell office:value-type="string" calcext:value-type="string">
            <text:p>org/apache/maven/maven-core/2.2.1/maven-core-2.2.1.jar</text:p>
          </table:table-cell>
          <table:table-cell office:value-type="string" calcext:value-type="string">
            <text:p>CallGraphBuilder</text:p>
          </table:table-cell>
          <table:table-cell office:value-type="float" office:value="621" calcext:value-type="float">
            <text:p>621</text:p>
          </table:table-cell>
          <table:table-cell office:value-type="float" office:value="32040597" calcext:value-type="float">
            <text:p>32040597</text:p>
          </table:table-cell>
          <table:table-cell table:formula="of:=[.D254]/[.C254]" office:value-type="float" office:value="51595.1642512077" calcext:value-type="float">
            <text:p>51595,1642512077</text:p>
          </table:table-cell>
          <table:table-cell/>
        </table:table-row>
        <table:table-row table:style-name="ro1">
          <table:table-cell office:value-type="string" calcext:value-type="string">
            <text:p>org/apache/maven/maven-core/2.0.9/maven-core-2.0.9.jar</text:p>
          </table:table-cell>
          <table:table-cell office:value-type="string" calcext:value-type="string">
            <text:p>CallGraphBuilder</text:p>
          </table:table-cell>
          <table:table-cell office:value-type="float" office:value="567" calcext:value-type="float">
            <text:p>567</text:p>
          </table:table-cell>
          <table:table-cell office:value-type="float" office:value="29137743" calcext:value-type="float">
            <text:p>29137743</text:p>
          </table:table-cell>
          <table:table-cell table:formula="of:=[.D255]/[.C255]" office:value-type="float" office:value="51389.3174603175" calcext:value-type="float">
            <text:p>51389,3174603175</text:p>
          </table:table-cell>
          <table:table-cell/>
        </table:table-row>
        <table:table-row table:style-name="ro1">
          <table:table-cell office:value-type="string" calcext:value-type="string">
            <text:p>org/apache/maven/maven-archiver/2.4.1/maven-archiver-2.4.1.jar</text:p>
          </table:table-cell>
          <table:table-cell office:value-type="string" calcext:value-type="string">
            <text:p>CallGraphBuilder</text:p>
          </table:table-cell>
          <table:table-cell office:value-type="float" office:value="93" calcext:value-type="float">
            <text:p>93</text:p>
          </table:table-cell>
          <table:table-cell office:value-type="float" office:value="5166216" calcext:value-type="float">
            <text:p>5166216</text:p>
          </table:table-cell>
          <table:table-cell table:formula="of:=[.D256]/[.C256]" office:value-type="float" office:value="55550.7096774194" calcext:value-type="float">
            <text:p>55550,7096774194</text:p>
          </table:table-cell>
          <table:table-cell/>
        </table:table-row>
        <table:table-row table:style-name="ro1">
          <table:table-cell office:value-type="string" calcext:value-type="string">
            <text:p>org/apache/maven/maven-archiver/2.4.2/maven-archiver-2.4.2.jar</text:p>
          </table:table-cell>
          <table:table-cell office:value-type="string" calcext:value-type="string">
            <text:p>CallGraphBuilder</text:p>
          </table:table-cell>
          <table:table-cell office:value-type="float" office:value="93" calcext:value-type="float">
            <text:p>93</text:p>
          </table:table-cell>
          <table:table-cell office:value-type="float" office:value="4795305" calcext:value-type="float">
            <text:p>4795305</text:p>
          </table:table-cell>
          <table:table-cell table:formula="of:=[.D257]/[.C257]" office:value-type="float" office:value="51562.4193548387" calcext:value-type="float">
            <text:p>51562,4193548387</text:p>
          </table:table-cell>
          <table:table-cell/>
        </table:table-row>
        <table:table-row table:style-name="ro1">
          <table:table-cell office:value-type="string" calcext:value-type="string">
            <text:p>org/apache/maven/maven-archiver/2.5/maven-archiver-2.5.jar</text:p>
          </table:table-cell>
          <table:table-cell office:value-type="string" calcext:value-type="string">
            <text:p>CallGraphBuilder</text:p>
          </table:table-cell>
          <table:table-cell office:value-type="float" office:value="99" calcext:value-type="float">
            <text:p>99</text:p>
          </table:table-cell>
          <table:table-cell office:value-type="float" office:value="5443534" calcext:value-type="float">
            <text:p>5443534</text:p>
          </table:table-cell>
          <table:table-cell table:formula="of:=[.D258]/[.C258]" office:value-type="float" office:value="54985.1919191919" calcext:value-type="float">
            <text:p>54985,1919191919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exec/1.1/maven-reporting-exec-1.1.jar</text:p>
          </table:table-cell>
          <table:table-cell office:value-type="string" calcext:value-type="string">
            <text:p>CallGraphBuilder</text:p>
          </table:table-cell>
          <table:table-cell office:value-type="float" office:value="78" calcext:value-type="float">
            <text:p>78</text:p>
          </table:table-cell>
          <table:table-cell office:value-type="float" office:value="6532699" calcext:value-type="float">
            <text:p>6532699</text:p>
          </table:table-cell>
          <table:table-cell table:formula="of:=[.D259]/[.C259]" office:value-type="float" office:value="83752.5512820513" calcext:value-type="float">
            <text:p>83752,5512820513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api/2.0.6/maven-reporting-api-2.0.6.jar</text:p>
          </table:table-cell>
          <table:table-cell office:value-type="string" calcext:value-type="string">
            <text:p>CallGraphBuilder</text:p>
          </table:table-cell>
          <table:table-cell office:value-type="float" office:value="8" calcext:value-type="float">
            <text:p>8</text:p>
          </table:table-cell>
          <table:table-cell office:value-type="float" office:value="718782" calcext:value-type="float">
            <text:p>718782</text:p>
          </table:table-cell>
          <table:table-cell table:formula="of:=[.D260]/[.C260]" office:value-type="float" office:value="89847.75" calcext:value-type="float">
            <text:p>89847,75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api/2.2.1/maven-reporting-api-2.2.1.jar</text:p>
          </table:table-cell>
          <table:table-cell office:value-type="string" calcext:value-type="string">
            <text:p>CallGraphBuilder</text:p>
          </table:table-cell>
          <table:table-cell office:value-type="float" office:value="4" calcext:value-type="float">
            <text:p>4</text:p>
          </table:table-cell>
          <table:table-cell office:value-type="float" office:value="245617" calcext:value-type="float">
            <text:p>245617</text:p>
          </table:table-cell>
          <table:table-cell table:formula="of:=[.D261]/[.C261]" office:value-type="float" office:value="61404.25" calcext:value-type="float">
            <text:p>61404,25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api/2.0.9/maven-reporting-api-2.0.9.jar</text:p>
          </table:table-cell>
          <table:table-cell office:value-type="string" calcext:value-type="string">
            <text:p>CallGraphBuilder</text:p>
          </table:table-cell>
          <table:table-cell office:value-type="float" office:value="8" calcext:value-type="float">
            <text:p>8</text:p>
          </table:table-cell>
          <table:table-cell office:value-type="float" office:value="746851" calcext:value-type="float">
            <text:p>746851</text:p>
          </table:table-cell>
          <table:table-cell table:formula="of:=[.D262]/[.C262]" office:value-type="float" office:value="93356.375" calcext:value-type="float">
            <text:p>93356,375</text:p>
          </table:table-cell>
          <table:table-cell/>
        </table:table-row>
        <table:table-row table:style-name="ro1">
          <table:table-cell office:value-type="string" calcext:value-type="string">
            <text:p>org/apache/maven/reporting/maven-reporting-api/3.0/maven-reporting-api-3.0.jar</text:p>
          </table:table-cell>
          <table:table-cell office:value-type="string" calcext:value-type="string">
            <text:p>CallGraphBuilder</text:p>
          </table:table-cell>
          <table:table-cell office:value-type="float" office:value="8" calcext:value-type="float">
            <text:p>8</text:p>
          </table:table-cell>
          <table:table-cell office:value-type="float" office:value="688871" calcext:value-type="float">
            <text:p>688871</text:p>
          </table:table-cell>
          <table:table-cell table:formula="of:=[.D263]/[.C263]" office:value-type="float" office:value="86108.875" calcext:value-type="float">
            <text:p>86108,875</text:p>
          </table:table-cell>
          <table:table-cell/>
        </table:table-row>
        <table:table-row table:style-name="ro1">
          <table:table-cell office:value-type="string" calcext:value-type="string">
            <text:p>org/apache/maven/maven-repository-metadata/2.0.6/maven-repository-metadata-2.0.6.jar</text:p>
          </table:table-cell>
          <table:table-cell office:value-type="string" calcext:value-type="string">
            <text:p>CallGraphBuilder</text:p>
          </table:table-cell>
          <table:table-cell office:value-type="float" office:value="117" calcext:value-type="float">
            <text:p>117</text:p>
          </table:table-cell>
          <table:table-cell office:value-type="float" office:value="4862549" calcext:value-type="float">
            <text:p>4862549</text:p>
          </table:table-cell>
          <table:table-cell table:formula="of:=[.D264]/[.C264]" office:value-type="float" office:value="41560.2478632479" calcext:value-type="float">
            <text:p>41560,2478632479</text:p>
          </table:table-cell>
          <table:table-cell/>
        </table:table-row>
        <table:table-row table:style-name="ro1">
          <table:table-cell office:value-type="string" calcext:value-type="string">
            <text:p>org/apache/maven/maven-repository-metadata/2.2.1/maven-repository-metadata-2.2.1.jar</text:p>
          </table:table-cell>
          <table:table-cell office:value-type="string" calcext:value-type="string">
            <text:p>CallGraphBuilder</text:p>
          </table:table-cell>
          <table:table-cell office:value-type="float" office:value="125" calcext:value-type="float">
            <text:p>125</text:p>
          </table:table-cell>
          <table:table-cell office:value-type="float" office:value="5233718" calcext:value-type="float">
            <text:p>5233718</text:p>
          </table:table-cell>
          <table:table-cell table:formula="of:=[.D265]/[.C265]" office:value-type="float" office:value="41869.744" calcext:value-type="float">
            <text:p>41869,744</text:p>
          </table:table-cell>
          <table:table-cell/>
        </table:table-row>
        <table:table-row table:style-name="ro1">
          <table:table-cell office:value-type="string" calcext:value-type="string">
            <text:p>org/apache/maven/maven-repository-metadata/2.0.9/maven-repository-metadata-2.0.9.jar</text:p>
          </table:table-cell>
          <table:table-cell office:value-type="string" calcext:value-type="string">
            <text:p>CallGraphBuilder</text:p>
          </table:table-cell>
          <table:table-cell office:value-type="float" office:value="117" calcext:value-type="float">
            <text:p>117</text:p>
          </table:table-cell>
          <table:table-cell office:value-type="float" office:value="4927871" calcext:value-type="float">
            <text:p>4927871</text:p>
          </table:table-cell>
          <table:table-cell table:formula="of:=[.D266]/[.C266]" office:value-type="float" office:value="42118.5555555556" calcext:value-type="float">
            <text:p>42118,5555555556</text:p>
          </table:table-cell>
          <table:table-cell/>
        </table:table-row>
        <table:table-row table:style-name="ro1">
          <table:table-cell office:value-type="string" calcext:value-type="string">
            <text:p>org/apache/maven/maven-repository-metadata/3.0/maven-repository-metadata-3.0.jar</text:p>
          </table:table-cell>
          <table:table-cell office:value-type="string" calcext:value-type="string">
            <text:p>CallGraphBuilder</text:p>
          </table:table-cell>
          <table:table-cell office:value-type="float" office:value="159" calcext:value-type="float">
            <text:p>159</text:p>
          </table:table-cell>
          <table:table-cell office:value-type="float" office:value="5912896" calcext:value-type="float">
            <text:p>5912896</text:p>
          </table:table-cell>
          <table:table-cell table:formula="of:=[.D267]/[.C267]" office:value-type="float" office:value="37188.0251572327" calcext:value-type="float">
            <text:p>37188,0251572327</text:p>
          </table:table-cell>
          <table:table-cell/>
        </table:table-row>
        <table:table-row table:style-name="ro1">
          <table:table-cell office:value-type="string" calcext:value-type="string">
            <text:p>org/apache/maven/maven-model/2.0.6/maven-model-2.0.6.jar</text:p>
          </table:table-cell>
          <table:table-cell office:value-type="string" calcext:value-type="string">
            <text:p>CallGraphBuilder</text:p>
          </table:table-cell>
          <table:table-cell office:value-type="float" office:value="656" calcext:value-type="float">
            <text:p>656</text:p>
          </table:table-cell>
          <table:table-cell office:value-type="float" office:value="25801780" calcext:value-type="float">
            <text:p>25801780</text:p>
          </table:table-cell>
          <table:table-cell table:formula="of:=[.D268]/[.C268]" office:value-type="float" office:value="39331.9817073171" calcext:value-type="float">
            <text:p>39331,9817073171</text:p>
          </table:table-cell>
          <table:table-cell/>
        </table:table-row>
        <table:table-row table:style-name="ro1">
          <table:table-cell office:value-type="string" calcext:value-type="string">
            <text:p>org/apache/maven/maven-model/2.2.1/maven-model-2.2.1.jar</text:p>
          </table:table-cell>
          <table:table-cell office:value-type="string" calcext:value-type="string">
            <text:p>CallGraphBuilder</text:p>
          </table:table-cell>
          <table:table-cell office:value-type="float" office:value="651" calcext:value-type="float">
            <text:p>651</text:p>
          </table:table-cell>
          <table:table-cell office:value-type="float" office:value="20410731" calcext:value-type="float">
            <text:p>20410731</text:p>
          </table:table-cell>
          <table:table-cell table:formula="of:=[.D269]/[.C269]" office:value-type="float" office:value="31352.8894009217" calcext:value-type="float">
            <text:p>31352,8894009217</text:p>
          </table:table-cell>
          <table:table-cell/>
        </table:table-row>
        <table:table-row table:style-name="ro1">
          <table:table-cell office:value-type="string" calcext:value-type="string">
            <text:p>org/apache/maven/maven-model/2.0.9/maven-model-2.0.9.jar</text:p>
          </table:table-cell>
          <table:table-cell office:value-type="string" calcext:value-type="string">
            <text:p>CallGraphBuilder</text:p>
          </table:table-cell>
          <table:table-cell office:value-type="float" office:value="664" calcext:value-type="float">
            <text:p>664</text:p>
          </table:table-cell>
          <table:table-cell office:value-type="float" office:value="25353083" calcext:value-type="float">
            <text:p>25353083</text:p>
          </table:table-cell>
          <table:table-cell table:formula="of:=[.D270]/[.C270]" office:value-type="float" office:value="38182.3539156627" calcext:value-type="float">
            <text:p>38182,3539156627</text:p>
          </table:table-cell>
          <table:table-cell/>
        </table:table-row>
        <table:table-row table:style-name="ro1">
          <table:table-cell office:value-type="string" calcext:value-type="string">
            <text:p>org/apache/maven/maven-model/3.0/maven-model-3.0.jar</text:p>
          </table:table-cell>
          <table:table-cell office:value-type="string" calcext:value-type="string">
            <text:p>CallGraphBuilder</text:p>
          </table:table-cell>
          <table:table-cell office:value-type="float" office:value="1087" calcext:value-type="float">
            <text:p>1087</text:p>
          </table:table-cell>
          <table:table-cell office:value-type="float" office:value="42497451" calcext:value-type="float">
            <text:p>42497451</text:p>
          </table:table-cell>
          <table:table-cell table:formula="of:=[.D271]/[.C271]" office:value-type="float" office:value="39096.0910763569" calcext:value-type="float">
            <text:p>39096,0910763569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parameter-documenter/2.0.6/maven-plugin-parameter-documenter-2.0.6.jar</text:p>
          </table:table-cell>
          <table:table-cell office:value-type="string" calcext:value-type="string">
            <text:p>CallGraphBuilder</text:p>
          </table:table-cell>
          <table:table-cell office:value-type="float" office:value="89" calcext:value-type="float">
            <text:p>89</text:p>
          </table:table-cell>
          <table:table-cell office:value-type="float" office:value="4393373" calcext:value-type="float">
            <text:p>4393373</text:p>
          </table:table-cell>
          <table:table-cell table:formula="of:=[.D272]/[.C272]" office:value-type="float" office:value="49363.7415730337" calcext:value-type="float">
            <text:p>49363,7415730337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parameter-documenter/2.2.1/maven-plugin-parameter-documenter-2.2.1.jar</text:p>
          </table:table-cell>
          <table:table-cell office:value-type="string" calcext:value-type="string">
            <text:p>CallGraphBuilder</text:p>
          </table:table-cell>
          <table:table-cell office:value-type="float" office:value="105" calcext:value-type="float">
            <text:p>105</text:p>
          </table:table-cell>
          <table:table-cell office:value-type="float" office:value="5452839" calcext:value-type="float">
            <text:p>5452839</text:p>
          </table:table-cell>
          <table:table-cell table:formula="of:=[.D273]/[.C273]" office:value-type="float" office:value="51931.8" calcext:value-type="float">
            <text:p>51931,8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parameter-documenter/2.0.9/maven-plugin-parameter-documenter-2.0.9.jar</text:p>
          </table:table-cell>
          <table:table-cell office:value-type="string" calcext:value-type="string">
            <text:p>CallGraphBuilder</text:p>
          </table:table-cell>
          <table:table-cell office:value-type="float" office:value="89" calcext:value-type="float">
            <text:p>89</text:p>
          </table:table-cell>
          <table:table-cell office:value-type="float" office:value="4267732" calcext:value-type="float">
            <text:p>4267732</text:p>
          </table:table-cell>
          <table:table-cell table:formula="of:=[.D274]/[.C274]" office:value-type="float" office:value="47952.0449438202" calcext:value-type="float">
            <text:p>47952,0449438202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descriptor/2.0.6/maven-plugin-descriptor-2.0.6.jar</text:p>
          </table:table-cell>
          <table:table-cell office:value-type="string" calcext:value-type="string">
            <text:p>CallGraphBuilder</text:p>
          </table:table-cell>
          <table:table-cell office:value-type="float" office:value="190" calcext:value-type="float">
            <text:p>190</text:p>
          </table:table-cell>
          <table:table-cell office:value-type="float" office:value="6581094" calcext:value-type="float">
            <text:p>6581094</text:p>
          </table:table-cell>
          <table:table-cell table:formula="of:=[.D275]/[.C275]" office:value-type="float" office:value="34637.3368421053" calcext:value-type="float">
            <text:p>34637,3368421053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descriptor/2.2.1/maven-plugin-descriptor-2.2.1.jar</text:p>
          </table:table-cell>
          <table:table-cell office:value-type="string" calcext:value-type="string">
            <text:p>CallGraphBuilder</text:p>
          </table:table-cell>
          <table:table-cell office:value-type="float" office:value="197" calcext:value-type="float">
            <text:p>197</text:p>
          </table:table-cell>
          <table:table-cell office:value-type="float" office:value="7529067" calcext:value-type="float">
            <text:p>7529067</text:p>
          </table:table-cell>
          <table:table-cell table:formula="of:=[.D276]/[.C276]" office:value-type="float" office:value="38218.614213198" calcext:value-type="float">
            <text:p>38218,614213198</text:p>
          </table:table-cell>
          <table:table-cell/>
        </table:table-row>
        <table:table-row table:style-name="ro1">
          <table:table-cell office:value-type="string" calcext:value-type="string">
            <text:p>org/apache/maven/maven-plugin-descriptor/2.0.9/maven-plugin-descriptor-2.0.9.jar</text:p>
          </table:table-cell>
          <table:table-cell office:value-type="string" calcext:value-type="string">
            <text:p>CallGraphBuilder</text:p>
          </table:table-cell>
          <table:table-cell office:value-type="float" office:value="190" calcext:value-type="float">
            <text:p>190</text:p>
          </table:table-cell>
          <table:table-cell office:value-type="float" office:value="6524892" calcext:value-type="float">
            <text:p>6524892</text:p>
          </table:table-cell>
          <table:table-cell table:formula="of:=[.D277]/[.C277]" office:value-type="float" office:value="34341.5368421053" calcext:value-type="float">
            <text:p>34341,5368421053</text:p>
          </table:table-cell>
          <table:table-cell/>
        </table:table-row>
        <table:table-row table:style-name="ro1">
          <table:table-cell office:value-type="string" calcext:value-type="string">
            <text:p>org/apache/maven/maven-model-builder/3.0/maven-model-builder-3.0.jar</text:p>
          </table:table-cell>
          <table:table-cell office:value-type="string" calcext:value-type="string">
            <text:p>CallGraphBuilder</text:p>
          </table:table-cell>
          <table:table-cell office:value-type="float" office:value="651" calcext:value-type="float">
            <text:p>651</text:p>
          </table:table-cell>
          <table:table-cell office:value-type="float" office:value="24094793" calcext:value-type="float">
            <text:p>24094793</text:p>
          </table:table-cell>
          <table:table-cell table:formula="of:=[.D278]/[.C278]" office:value-type="float" office:value="37011.9708141321" calcext:value-type="float">
            <text:p>37011,9708141321</text:p>
          </table:table-cell>
          <table:table-cell/>
        </table:table-row>
        <table:table-row table:style-name="ro1">
          <table:table-cell office:value-type="string" calcext:value-type="string">
            <text:p>org/apache/maven/maven-aether-provider/3.0/maven-aether-provider-3.0.jar</text:p>
          </table:table-cell>
          <table:table-cell office:value-type="string" calcext:value-type="string">
            <text:p>CallGraphBuilder</text:p>
          </table:table-cell>
          <table:table-cell office:value-type="float" office:value="200" calcext:value-type="float">
            <text:p>200</text:p>
          </table:table-cell>
          <table:table-cell office:value-type="float" office:value="10455815" calcext:value-type="float">
            <text:p>10455815</text:p>
          </table:table-cell>
          <table:table-cell table:formula="of:=[.D279]/[.C279]" office:value-type="float" office:value="52279.075" calcext:value-type="float">
            <text:p>52279,075</text:p>
          </table:table-cell>
          <table:table-cell/>
        </table:table-row>
        <table:table-row table:style-name="ro1">
          <table:table-cell office:value-type="string" calcext:value-type="string">
            <text:p>org/apache/maven/doxia/doxia-integration-tools/1.5/doxia-integration-tools-1.5.jar</text:p>
          </table:table-cell>
          <table:table-cell office:value-type="string" calcext:value-type="string">
            <text:p>CallGraphBuilder</text:p>
          </table:table-cell>
          <table:table-cell office:value-type="float" office:value="127" calcext:value-type="float">
            <text:p>127</text:p>
          </table:table-cell>
          <table:table-cell office:value-type="float" office:value="6993503" calcext:value-type="float">
            <text:p>6993503</text:p>
          </table:table-cell>
          <table:table-cell table:formula="of:=[.D280]/[.C280]" office:value-type="float" office:value="55066.9527559055" calcext:value-type="float">
            <text:p>55066,9527559055</text:p>
          </table:table-cell>
          <table:table-cell/>
        </table:table-row>
        <table:table-row table:style-name="ro1">
          <table:table-cell office:value-type="string" calcext:value-type="string">
            <text:p>org/apache/maven/doxia/doxia-module-markdown/1.4/doxia-module-markdown-1.4.jar</text:p>
          </table:table-cell>
          <table:table-cell office:value-type="string" calcext:value-type="string">
            <text:p>CallGraphBuilder</text:p>
          </table:table-cell>
          <table:table-cell office:value-type="float" office:value="10" calcext:value-type="float">
            <text:p>10</text:p>
          </table:table-cell>
          <table:table-cell office:value-type="float" office:value="1178567" calcext:value-type="float">
            <text:p>1178567</text:p>
          </table:table-cell>
          <table:table-cell table:formula="of:=[.D281]/[.C281]" office:value-type="float" office:value="117856.7" calcext:value-type="float">
            <text:p>117856,7</text:p>
          </table:table-cell>
          <table:table-cell/>
        </table:table-row>
        <table:table-row table:style-name="ro1">
          <table:table-cell office:value-type="string" calcext:value-type="string">
            <text:p>org/apache/maven/doxia/doxia-sink-api/1.0-alpha-7/doxia-sink-api-1.0-alpha-7.jar</text:p>
          </table:table-cell>
          <table:table-cell office:value-type="string" calcext:value-type="string">
            <text:p>CallGraphBuilder</text:p>
          </table:table-cell>
          <table:table-cell office:value-type="float" office:value="4" calcext:value-type="float">
            <text:p>4</text:p>
          </table:table-cell>
          <table:table-cell office:value-type="float" office:value="764784" calcext:value-type="float">
            <text:p>764784</text:p>
          </table:table-cell>
          <table:table-cell table:formula="of:=[.D282]/[.C282]" office:value-type="float" office:value="191196" calcext:value-type="float">
            <text:p>191196</text:p>
          </table:table-cell>
          <table:table-cell/>
        </table:table-row>
        <table:table-row table:style-name="ro1">
          <table:table-cell office:value-type="string" calcext:value-type="string">
            <text:p>org/apache/maven/doxia/doxia-decoration-model/1.3/doxia-decoration-model-1.3.jar</text:p>
          </table:table-cell>
          <table:table-cell office:value-type="string" calcext:value-type="string">
            <text:p>CallGraphBuilder</text:p>
          </table:table-cell>
          <table:table-cell office:value-type="float" office:value="373" calcext:value-type="float">
            <text:p>373</text:p>
          </table:table-cell>
          <table:table-cell office:value-type="float" office:value="12960019" calcext:value-type="float">
            <text:p>12960019</text:p>
          </table:table-cell>
          <table:table-cell table:formula="of:=[.D283]/[.C283]" office:value-type="float" office:value="34745.3592493298" calcext:value-type="float">
            <text:p>34745,3592493298</text:p>
          </table:table-cell>
          <table:table-cell/>
        </table:table-row>
        <table:table-row table:style-name="ro1">
          <table:table-cell office:value-type="string" calcext:value-type="string">
            <text:p>org/apache/maven/doxia/doxia-decoration-model/1.4/doxia-decoration-model-1.4.jar</text:p>
          </table:table-cell>
          <table:table-cell office:value-type="string" calcext:value-type="string">
            <text:p>CallGraphBuilder</text:p>
          </table:table-cell>
          <table:table-cell office:value-type="float" office:value="372" calcext:value-type="float">
            <text:p>372</text:p>
          </table:table-cell>
          <table:table-cell office:value-type="float" office:value="12004033" calcext:value-type="float">
            <text:p>12004033</text:p>
          </table:table-cell>
          <table:table-cell table:formula="of:=[.D284]/[.C284]" office:value-type="float" office:value="32268.9059139785" calcext:value-type="float">
            <text:p>32268,9059139785</text:p>
          </table:table-cell>
          <table:table-cell/>
        </table:table-row>
        <table:table-row table:style-name="ro1">
          <table:table-cell office:value-type="string" calcext:value-type="string">
            <text:p>org/apache/maven/doxia/doxia-decoration-model/1.1.4/doxia-decoration-model-1.1.4.jar</text:p>
          </table:table-cell>
          <table:table-cell office:value-type="string" calcext:value-type="string">
            <text:p>CallGraphBuilder</text:p>
          </table:table-cell>
          <table:table-cell office:value-type="float" office:value="313" calcext:value-type="float">
            <text:p>313</text:p>
          </table:table-cell>
          <table:table-cell office:value-type="float" office:value="10167618" calcext:value-type="float">
            <text:p>10167618</text:p>
          </table:table-cell>
          <table:table-cell table:formula="of:=[.D285]/[.C285]" office:value-type="float" office:value="32484.4025559105" calcext:value-type="float">
            <text:p>32484,4025559105</text:p>
          </table:table-cell>
          <table:table-cell/>
        </table:table-row>
        <table:table-row table:style-name="ro1">
          <table:table-cell office:value-type="string" calcext:value-type="string">
            <text:p>org/apache/maven/doxia/doxia-logging-api/1.4/doxia-logging-api-1.4.jar</text:p>
          </table:table-cell>
          <table:table-cell office:value-type="string" calcext:value-type="string">
            <text:p>CallGraphBuilder</text:p>
          </table:table-cell>
          <table:table-cell office:value-type="float" office:value="42" calcext:value-type="float">
            <text:p>42</text:p>
          </table:table-cell>
          <table:table-cell office:value-type="float" office:value="1199170" calcext:value-type="float">
            <text:p>1199170</text:p>
          </table:table-cell>
          <table:table-cell table:formula="of:=[.D286]/[.C286]" office:value-type="float" office:value="28551.6666666667" calcext:value-type="float">
            <text:p>28551,6666666667</text:p>
          </table:table-cell>
          <table:table-cell/>
        </table:table-row>
        <table:table-row table:style-name="ro1">
          <table:table-cell office:value-type="string" calcext:value-type="string">
            <text:p>org/apache/maven/doxia/doxia-logging-api/1.1/doxia-logging-api-1.1.jar</text:p>
          </table:table-cell>
          <table:table-cell office:value-type="string" calcext:value-type="string">
            <text:p>CallGraphBuilder</text:p>
          </table:table-cell>
          <table:table-cell office:value-type="float" office:value="42" calcext:value-type="float">
            <text:p>42</text:p>
          </table:table-cell>
          <table:table-cell office:value-type="float" office:value="1234050" calcext:value-type="float">
            <text:p>1234050</text:p>
          </table:table-cell>
          <table:table-cell table:formula="of:=[.D287]/[.C287]" office:value-type="float" office:value="29382.1428571429" calcext:value-type="float">
            <text:p>29382,1428571429</text:p>
          </table:table-cell>
          <table:table-cell/>
        </table:table-row>
        <table:table-row table:style-name="ro1">
          <table:table-cell office:value-type="string" calcext:value-type="string">
            <text:p>org/apache/maven/doxia/doxia-logging-api/1.1.4/doxia-logging-api-1.1.4.jar</text:p>
          </table:table-cell>
          <table:table-cell office:value-type="string" calcext:value-type="string">
            <text:p>CallGraphBuilder</text:p>
          </table:table-cell>
          <table:table-cell office:value-type="float" office:value="42" calcext:value-type="float">
            <text:p>42</text:p>
          </table:table-cell>
          <table:table-cell office:value-type="float" office:value="1138939" calcext:value-type="float">
            <text:p>1138939</text:p>
          </table:table-cell>
          <table:table-cell table:formula="of:=[.D288]/[.C288]" office:value-type="float" office:value="27117.5952380952" calcext:value-type="float">
            <text:p>27117,5952380952</text:p>
          </table:table-cell>
          <table:table-cell/>
        </table:table-row>
        <table:table-row table:style-name="ro1">
          <table:table-cell office:value-type="string" calcext:value-type="string">
            <text:p>org/apache/maven/doxia/doxia-site-renderer/1.3/doxia-site-renderer-1.3.jar</text:p>
          </table:table-cell>
          <table:table-cell office:value-type="string" calcext:value-type="string">
            <text:p>CallGraphBuilder</text:p>
          </table:table-cell>
          <table:table-cell office:value-type="float" office:value="171" calcext:value-type="float">
            <text:p>171</text:p>
          </table:table-cell>
          <table:table-cell office:value-type="float" office:value="8355527" calcext:value-type="float">
            <text:p>8355527</text:p>
          </table:table-cell>
          <table:table-cell table:formula="of:=[.D289]/[.C289]" office:value-type="float" office:value="48862.730994152" calcext:value-type="float">
            <text:p>48862,730994152</text:p>
          </table:table-cell>
          <table:table-cell/>
        </table:table-row>
        <table:table-row table:style-name="ro1">
          <table:table-cell office:value-type="string" calcext:value-type="string">
            <text:p>org/apache/maven/doxia/doxia-site-renderer/1.4/doxia-site-renderer-1.4.jar</text:p>
          </table:table-cell>
          <table:table-cell office:value-type="string" calcext:value-type="string">
            <text:p>CallGraphBuilder</text:p>
          </table:table-cell>
          <table:table-cell office:value-type="float" office:value="170" calcext:value-type="float">
            <text:p>170</text:p>
          </table:table-cell>
          <table:table-cell office:value-type="float" office:value="8329172" calcext:value-type="float">
            <text:p>8329172</text:p>
          </table:table-cell>
          <table:table-cell table:formula="of:=[.D290]/[.C290]" office:value-type="float" office:value="48995.1294117647" calcext:value-type="float">
            <text:p>48995,1294117647</text:p>
          </table:table-cell>
          <table:table-cell/>
        </table:table-row>
        <table:table-row table:style-name="ro1">
          <table:table-cell office:value-type="string" calcext:value-type="string">
            <text:p>org/apache/maven/doxia/doxia-site-renderer/1.1.4/doxia-site-renderer-1.1.4.jar</text:p>
          </table:table-cell>
          <table:table-cell office:value-type="string" calcext:value-type="string">
            <text:p>CallGraphBuilder</text:p>
          </table:table-cell>
          <table:table-cell office:value-type="float" office:value="151" calcext:value-type="float">
            <text:p>151</text:p>
          </table:table-cell>
          <table:table-cell office:value-type="float" office:value="7810061" calcext:value-type="float">
            <text:p>7810061</text:p>
          </table:table-cell>
          <table:table-cell table:formula="of:=[.D291]/[.C291]" office:value-type="float" office:value="51722.2582781457" calcext:value-type="float">
            <text:p>51722,2582781457</text:p>
          </table:table-cell>
          <table:table-cell/>
        </table:table-row>
        <table:table-row table:style-name="ro1">
          <table:table-cell office:value-type="string" calcext:value-type="string">
            <text:p>org/apache/maven/archetype/archetype-descriptor/3.0.0/archetype-descriptor-3.0.0.jar</text:p>
          </table:table-cell>
          <table:table-cell office:value-type="string" calcext:value-type="string">
            <text:p>CallGraphBuilder</text:p>
          </table:table-cell>
          <table:table-cell office:value-type="float" office:value="133" calcext:value-type="float">
            <text:p>133</text:p>
          </table:table-cell>
          <table:table-cell office:value-type="float" office:value="4074461" calcext:value-type="float">
            <text:p>4074461</text:p>
          </table:table-cell>
          <table:table-cell table:formula="of:=[.D292]/[.C292]" office:value-type="float" office:value="30635.045112782" calcext:value-type="float">
            <text:p>30635,045112782</text:p>
          </table:table-cell>
          <table:table-cell/>
        </table:table-row>
        <table:table-row table:style-name="ro1">
          <table:table-cell office:value-type="string" calcext:value-type="string">
            <text:p>org/apache/maven/archetype/archetype-catalog/3.0.0/archetype-catalog-3.0.0.jar</text:p>
          </table:table-cell>
          <table:table-cell office:value-type="string" calcext:value-type="string">
            <text:p>CallGraphBuilder</text:p>
          </table:table-cell>
          <table:table-cell office:value-type="float" office:value="105" calcext:value-type="float">
            <text:p>105</text:p>
          </table:table-cell>
          <table:table-cell office:value-type="float" office:value="3252856" calcext:value-type="float">
            <text:p>3252856</text:p>
          </table:table-cell>
          <table:table-cell table:formula="of:=[.D293]/[.C293]" office:value-type="float" office:value="30979.5809523809" calcext:value-type="float">
            <text:p>30979,5809523809</text:p>
          </table:table-cell>
          <table:table-cell/>
        </table:table-row>
        <table:table-row table:style-name="ro1">
          <table:table-cell office:value-type="string" calcext:value-type="string">
            <text:p>org/apache/maven/archetype/archetype-common/3.0.0/archetype-common-3.0.0.jar</text:p>
          </table:table-cell>
          <table:table-cell office:value-type="string" calcext:value-type="string">
            <text:p>CallGraphBuilder</text:p>
          </table:table-cell>
          <table:table-cell office:value-type="float" office:value="835" calcext:value-type="float">
            <text:p>835</text:p>
          </table:table-cell>
          <table:table-cell office:value-type="float" office:value="39159299" calcext:value-type="float">
            <text:p>39159299</text:p>
          </table:table-cell>
          <table:table-cell table:formula="of:=[.D294]/[.C294]" office:value-type="float" office:value="46897.3640718563" calcext:value-type="float">
            <text:p>46897,3640718563</text:p>
          </table:table-cell>
          <table:table-cell/>
        </table:table-row>
        <table:table-row table:style-name="ro1">
          <table:table-cell office:value-type="string" calcext:value-type="string">
            <text:p>org/apache/maven/maven-compat/3.0/maven-compat-3.0.jar</text:p>
          </table:table-cell>
          <table:table-cell office:value-type="string" calcext:value-type="string">
            <text:p>CallGraphBuilder</text:p>
          </table:table-cell>
          <table:table-cell office:value-type="float" office:value="1173" calcext:value-type="float">
            <text:p>1173</text:p>
          </table:table-cell>
          <table:table-cell office:value-type="float" office:value="48000003" calcext:value-type="float">
            <text:p>48000003</text:p>
          </table:table-cell>
          <table:table-cell table:formula="of:=[.D295]/[.C295]" office:value-type="float" office:value="40920.7186700767" calcext:value-type="float">
            <text:p>40920,7186700767</text:p>
          </table:table-cell>
          <table:table-cell/>
        </table:table-row>
        <table:table-row table:style-name="ro1">
          <table:table-cell office:value-type="string" calcext:value-type="string">
            <text:p>org/apache/bcel/bcel/5.2/bcel-5.2.jar</text:p>
          </table:table-cell>
          <table:table-cell office:value-type="string" calcext:value-type="string">
            <text:p>CallGraphBuilder</text:p>
          </table:table-cell>
          <table:table-cell office:value-type="float" office:value="3149" calcext:value-type="float">
            <text:p>3149</text:p>
          </table:table-cell>
          <table:table-cell office:value-type="float" office:value="113710640" calcext:value-type="float">
            <text:p>113710640</text:p>
          </table:table-cell>
          <table:table-cell table:formula="of:=[.D296]/[.C296]" office:value-type="float" office:value="36110.0793902826" calcext:value-type="float">
            <text:p>36110,0793902826</text:p>
          </table:table-cell>
          <table:table-cell/>
        </table:table-row>
        <table:table-row table:style-name="ro1">
          <table:table-cell office:value-type="string" calcext:value-type="string">
            <text:p>org/apache/bcel/bcel/6.0/bcel-6.0.jar</text:p>
          </table:table-cell>
          <table:table-cell office:value-type="string" calcext:value-type="string">
            <text:p>CallGraphBuilder</text:p>
          </table:table-cell>
          <table:table-cell office:value-type="float" office:value="3641" calcext:value-type="float">
            <text:p>3641</text:p>
          </table:table-cell>
          <table:table-cell office:value-type="float" office:value="135855688" calcext:value-type="float">
            <text:p>135855688</text:p>
          </table:table-cell>
          <table:table-cell table:formula="of:=[.D297]/[.C297]" office:value-type="float" office:value="37312.7404559187" calcext:value-type="float">
            <text:p>37312,7404559187</text:p>
          </table:table-cell>
          <table:table-cell/>
        </table:table-row>
        <table:table-row table:style-name="ro1">
          <table:table-cell office:value-type="string" calcext:value-type="string">
            <text:p>org/apache/lucene/lucene-queries/4.3.0/lucene-queries-4.3.0.jar</text:p>
          </table:table-cell>
          <table:table-cell office:value-type="string" calcext:value-type="string">
            <text:p>CallGraphBuilder</text:p>
          </table:table-cell>
          <table:table-cell office:value-type="float" office:value="797" calcext:value-type="float">
            <text:p>797</text:p>
          </table:table-cell>
          <table:table-cell office:value-type="float" office:value="32461971" calcext:value-type="float">
            <text:p>32461971</text:p>
          </table:table-cell>
          <table:table-cell table:formula="of:=[.D298]/[.C298]" office:value-type="float" office:value="40730.2020075282" calcext:value-type="float">
            <text:p>40730,2020075282</text:p>
          </table:table-cell>
          <table:table-cell/>
        </table:table-row>
        <table:table-row table:style-name="ro1">
          <table:table-cell office:value-type="string" calcext:value-type="string">
            <text:p>org/apache/lucene/lucene-analyzers-common/4.3.0/lucene-analyzers-common-4.3.0.jar</text:p>
          </table:table-cell>
          <table:table-cell office:value-type="string" calcext:value-type="string">
            <text:p>CallGraphBuilder</text:p>
          </table:table-cell>
          <table:table-cell office:value-type="float" office:value="2812" calcext:value-type="float">
            <text:p>2812</text:p>
          </table:table-cell>
          <table:table-cell office:value-type="float" office:value="99354617" calcext:value-type="float">
            <text:p>99354617</text:p>
          </table:table-cell>
          <table:table-cell table:formula="of:=[.D299]/[.C299]" office:value-type="float" office:value="35332.3673541963" calcext:value-type="float">
            <text:p>35332,3673541963</text:p>
          </table:table-cell>
          <table:table-cell/>
        </table:table-row>
        <table:table-row table:style-name="ro1">
          <table:table-cell office:value-type="string" calcext:value-type="string">
            <text:p>org/apache/lucene/lucene-core/4.3.0/lucene-core-4.3.0.jar</text:p>
          </table:table-cell>
          <table:table-cell office:value-type="string" calcext:value-type="string">
            <text:p>CallGraphBuilder</text:p>
          </table:table-cell>
          <table:table-cell office:value-type="float" office:value="9331" calcext:value-type="float">
            <text:p>9331</text:p>
          </table:table-cell>
          <table:table-cell office:value-type="float" office:value="594752028" calcext:value-type="float">
            <text:p>594752028</text:p>
          </table:table-cell>
          <table:table-cell table:formula="of:=[.D300]/[.C300]" office:value-type="float" office:value="63739.3664130318" calcext:value-type="float">
            <text:p>63739,3664130318</text:p>
          </table:table-cell>
          <table:table-cell/>
        </table:table-row>
        <table:table-row table:style-name="ro1">
          <table:table-cell office:value-type="string" calcext:value-type="string">
            <text:p>org/apache/lucene/lucene-queryparser/4.3.0/lucene-queryparser-4.3.0.jar</text:p>
          </table:table-cell>
          <table:table-cell office:value-type="string" calcext:value-type="string">
            <text:p>CallGraphBuilder</text:p>
          </table:table-cell>
          <table:table-cell office:value-type="float" office:value="1476" calcext:value-type="float">
            <text:p>1476</text:p>
          </table:table-cell>
          <table:table-cell office:value-type="float" office:value="61081698" calcext:value-type="float">
            <text:p>61081698</text:p>
          </table:table-cell>
          <table:table-cell table:formula="of:=[.D301]/[.C301]" office:value-type="float" office:value="41383.2642276423" calcext:value-type="float">
            <text:p>41383,2642276423</text:p>
          </table:table-cell>
          <table:table-cell/>
        </table:table-row>
        <table:table-row table:style-name="ro1">
          <table:table-cell office:value-type="string" calcext:value-type="string">
            <text:p>org/apache/lucene/lucene-sandbox/4.3.0/lucene-sandbox-4.3.0.jar</text:p>
          </table:table-cell>
          <table:table-cell office:value-type="string" calcext:value-type="string">
            <text:p>CallGraphBuilder</text:p>
          </table:table-cell>
          <table:table-cell office:value-type="float" office:value="166" calcext:value-type="float">
            <text:p>166</text:p>
          </table:table-cell>
          <table:table-cell office:value-type="float" office:value="7095536" calcext:value-type="float">
            <text:p>7095536</text:p>
          </table:table-cell>
          <table:table-cell table:formula="of:=[.D302]/[.C302]" office:value-type="float" office:value="42744.1927710843" calcext:value-type="float">
            <text:p>42744,1927710843</text:p>
          </table:table-cell>
          <table:table-cell/>
        </table:table-row>
        <table:table-row table:style-name="ro1">
          <table:table-cell office:value-type="string" calcext:value-type="string">
            <text:p>org/apache/httpcomponents/httpcore/4.4/httpcore-4.4.jar</text:p>
          </table:table-cell>
          <table:table-cell office:value-type="string" calcext:value-type="string">
            <text:p>CallGraphBuilder</text:p>
          </table:table-cell>
          <table:table-cell office:value-type="float" office:value="1694" calcext:value-type="float">
            <text:p>1694</text:p>
          </table:table-cell>
          <table:table-cell office:value-type="float" office:value="46465529" calcext:value-type="float">
            <text:p>46465529</text:p>
          </table:table-cell>
          <table:table-cell table:formula="of:=[.D303]/[.C303]" office:value-type="float" office:value="27429.474025974" calcext:value-type="float">
            <text:p>27429,474025974</text:p>
          </table:table-cell>
          <table:table-cell/>
        </table:table-row>
        <table:table-row table:style-name="ro1">
          <table:table-cell office:value-type="string" calcext:value-type="string">
            <text:p>org/apache/httpcomponents/httpcore/4.0.1/httpcore-4.0.1.jar</text:p>
          </table:table-cell>
          <table:table-cell office:value-type="string" calcext:value-type="string">
            <text:p>CallGraphBuilder</text:p>
          </table:table-cell>
          <table:table-cell office:value-type="float" office:value="903" calcext:value-type="float">
            <text:p>903</text:p>
          </table:table-cell>
          <table:table-cell office:value-type="float" office:value="24669404" calcext:value-type="float">
            <text:p>24669404</text:p>
          </table:table-cell>
          <table:table-cell table:formula="of:=[.D304]/[.C304]" office:value-type="float" office:value="27319.3842746401" calcext:value-type="float">
            <text:p>27319,3842746401</text:p>
          </table:table-cell>
          <table:table-cell/>
        </table:table-row>
        <table:table-row table:style-name="ro1">
          <table:table-cell office:value-type="string" calcext:value-type="string">
            <text:p>org/apache/commons/commons-lang3/3.5/commons-lang3-3.5.jar</text:p>
          </table:table-cell>
          <table:table-cell office:value-type="string" calcext:value-type="string">
            <text:p>CallGraphBuilder</text:p>
          </table:table-cell>
          <table:table-cell office:value-type="float" office:value="3746" calcext:value-type="float">
            <text:p>3746</text:p>
          </table:table-cell>
          <table:table-cell office:value-type="float" office:value="101218768" calcext:value-type="float">
            <text:p>101218768</text:p>
          </table:table-cell>
          <table:table-cell table:formula="of:=[.D305]/[.C305]" office:value-type="float" office:value="27020.4933262146" calcext:value-type="float">
            <text:p>27020,4933262146</text:p>
          </table:table-cell>
          <table:table-cell/>
        </table:table-row>
        <table:table-row table:style-name="ro1">
          <table:table-cell office:value-type="string" calcext:value-type="string">
            <text:p>org/apache/commons/commons-lang3/3.1/commons-lang3-3.1.jar</text:p>
          </table:table-cell>
          <table:table-cell office:value-type="string" calcext:value-type="string">
            <text:p>CallGraphBuilder</text:p>
          </table:table-cell>
          <table:table-cell office:value-type="float" office:value="2745" calcext:value-type="float">
            <text:p>2745</text:p>
          </table:table-cell>
          <table:table-cell office:value-type="float" office:value="69257212" calcext:value-type="float">
            <text:p>69257212</text:p>
          </table:table-cell>
          <table:table-cell table:formula="of:=[.D306]/[.C306]" office:value-type="float" office:value="25230.3140255009" calcext:value-type="float">
            <text:p>25230,3140255009</text:p>
          </table:table-cell>
          <table:table-cell/>
        </table:table-row>
        <table:table-row table:style-name="ro1">
          <table:table-cell office:value-type="string" calcext:value-type="string">
            <text:p>org/apache/commons/commons-exec/1.3/commons-exec-1.3.jar</text:p>
          </table:table-cell>
          <table:table-cell office:value-type="string" calcext:value-type="string">
            <text:p>CallGraphBuilder</text:p>
          </table:table-cell>
          <table:table-cell office:value-type="float" office:value="317" calcext:value-type="float">
            <text:p>317</text:p>
          </table:table-cell>
          <table:table-cell office:value-type="float" office:value="7256662" calcext:value-type="float">
            <text:p>7256662</text:p>
          </table:table-cell>
          <table:table-cell table:formula="of:=[.D307]/[.C307]" office:value-type="float" office:value="22891.6782334385" calcext:value-type="float">
            <text:p>22891,6782334385</text:p>
          </table:table-cell>
          <table:table-cell/>
        </table:table-row>
        <table:table-row table:style-name="ro1">
          <table:table-cell office:value-type="string" calcext:value-type="string">
            <text:p>org/apache/commons/commons-math3/3.2/commons-math3-3.2.jar</text:p>
          </table:table-cell>
          <table:table-cell office:value-type="string" calcext:value-type="string">
            <text:p>CallGraphBuilder</text:p>
          </table:table-cell>
          <table:table-cell office:value-type="float" office:value="7171" calcext:value-type="float">
            <text:p>7171</text:p>
          </table:table-cell>
          <table:table-cell office:value-type="float" office:value="346977264" calcext:value-type="float">
            <text:p>346977264</text:p>
          </table:table-cell>
          <table:table-cell table:formula="of:=[.D308]/[.C308]" office:value-type="float" office:value="48386.1754288105" calcext:value-type="float">
            <text:p>48386,1754288105</text:p>
          </table:table-cell>
          <table:table-cell/>
        </table:table-row>
        <table:table-row table:style-name="ro1">
          <table:table-cell office:value-type="string" calcext:value-type="string">
            <text:p>org/apache/velocity/velocity-tools/2.0/velocity-tools-2.0.jar</text:p>
          </table:table-cell>
          <table:table-cell office:value-type="string" calcext:value-type="string">
            <text:p>CallGraphBuilder</text:p>
          </table:table-cell>
          <table:table-cell office:value-type="float" office:value="2371" calcext:value-type="float">
            <text:p>2371</text:p>
          </table:table-cell>
          <table:table-cell office:value-type="float" office:value="86956170" calcext:value-type="float">
            <text:p>86956170</text:p>
          </table:table-cell>
          <table:table-cell table:formula="of:=[.D309]/[.C309]" office:value-type="float" office:value="36674.8924504428" calcext:value-type="float">
            <text:p>36674,8924504428</text:p>
          </table:table-cell>
          <table:table-cell/>
        </table:table-row>
        <table:table-row table:style-name="ro1">
          <table:table-cell office:value-type="string" calcext:value-type="string">
            <text:p>org/apache/velocity/velocity/1.7/velocity-1.7.jar</text:p>
          </table:table-cell>
          <table:table-cell office:value-type="string" calcext:value-type="string">
            <text:p>CallGraphBuilder</text:p>
          </table:table-cell>
          <table:table-cell office:value-type="float" office:value="2423" calcext:value-type="float">
            <text:p>2423</text:p>
          </table:table-cell>
          <table:table-cell office:value-type="float" office:value="161607411" calcext:value-type="float">
            <text:p>161607411</text:p>
          </table:table-cell>
          <table:table-cell table:formula="of:=[.D310]/[.C310]" office:value-type="float" office:value="66697.2393726785" calcext:value-type="float">
            <text:p>66697,2393726785</text:p>
          </table:table-cell>
          <table:table-cell/>
        </table:table-row>
        <table:table-row table:style-name="ro1">
          <table:table-cell office:value-type="string" calcext:value-type="string">
            <text:p>org/apache/velocity/velocity/1.5/velocity-1.5.jar</text:p>
          </table:table-cell>
          <table:table-cell office:value-type="string" calcext:value-type="string">
            <text:p>CallGraphBuilder</text:p>
          </table:table-cell>
          <table:table-cell office:value-type="float" office:value="2173" calcext:value-type="float">
            <text:p>2173</text:p>
          </table:table-cell>
          <table:table-cell office:value-type="float" office:value="82849049" calcext:value-type="float">
            <text:p>82849049</text:p>
          </table:table-cell>
          <table:table-cell table:formula="of:=[.D311]/[.C311]" office:value-type="float" office:value="38126.5757017948" calcext:value-type="float">
            <text:p>38126,5757017948</text:p>
          </table:table-cell>
          <table:table-cell/>
        </table:table-row>
        <table:table-row table:style-name="ro1">
          <table:table-cell office:value-type="string" calcext:value-type="string">
            <text:p>org/apache/struts/struts-tiles/1.3.8/struts-tiles-1.3.8.jar</text:p>
          </table:table-cell>
          <table:table-cell office:value-type="string" calcext:value-type="string">
            <text:p>CallGraphBuilder</text:p>
          </table:table-cell>
          <table:table-cell office:value-type="float" office:value="442" calcext:value-type="float">
            <text:p>442</text:p>
          </table:table-cell>
          <table:table-cell office:value-type="float" office:value="15184149" calcext:value-type="float">
            <text:p>15184149</text:p>
          </table:table-cell>
          <table:table-cell table:formula="of:=[.D312]/[.C312]" office:value-type="float" office:value="34353.278280543" calcext:value-type="float">
            <text:p>34353,278280543</text:p>
          </table:table-cell>
          <table:table-cell/>
        </table:table-row>
        <table:table-row table:style-name="ro1">
          <table:table-cell office:value-type="string" calcext:value-type="string">
            <text:p>org/apache/struts/struts-taglib/1.3.8/struts-taglib-1.3.8.jar</text:p>
          </table:table-cell>
          <table:table-cell office:value-type="string" calcext:value-type="string">
            <text:p>CallGraphBuilder</text:p>
          </table:table-cell>
          <table:table-cell office:value-type="float" office:value="768" calcext:value-type="float">
            <text:p>768</text:p>
          </table:table-cell>
          <table:table-cell office:value-type="float" office:value="23514189" calcext:value-type="float">
            <text:p>23514189</text:p>
          </table:table-cell>
          <table:table-cell table:formula="of:=[.D313]/[.C313]" office:value-type="float" office:value="30617.43359375" calcext:value-type="float">
            <text:p>30617,43359375</text:p>
          </table:table-cell>
          <table:table-cell/>
        </table:table-row>
        <table:table-row table:style-name="ro1">
          <table:table-cell office:value-type="string" calcext:value-type="string">
            <text:p>org/apache/ant/ant/1.8.1/ant-1.8.1.jar</text:p>
          </table:table-cell>
          <table:table-cell office:value-type="string" calcext:value-type="string">
            <text:p>CallGraphBuilder</text:p>
          </table:table-cell>
          <table:table-cell office:value-type="float" office:value="7646" calcext:value-type="float">
            <text:p>7646</text:p>
          </table:table-cell>
          <table:table-cell office:value-type="float" office:value="331371780" calcext:value-type="float">
            <text:p>331371780</text:p>
          </table:table-cell>
          <table:table-cell table:formula="of:=[.D314]/[.C314]" office:value-type="float" office:value="43339.2335861889" calcext:value-type="float">
            <text:p>43339,2335861889</text:p>
          </table:table-cell>
          <table:table-cell/>
        </table:table-row>
        <table:table-row table:style-name="ro1">
          <table:table-cell office:value-type="string" calcext:value-type="string">
            <text:p>org/apache/xbean/xbean-reflect/3.4/xbean-reflect-3.4.jar</text:p>
          </table:table-cell>
          <table:table-cell office:value-type="string" calcext:value-type="string">
            <text:p>CallGraphBuilder</text:p>
          </table:table-cell>
          <table:table-cell office:value-type="float" office:value="789" calcext:value-type="float">
            <text:p>789</text:p>
          </table:table-cell>
          <table:table-cell office:value-type="float" office:value="34072474" calcext:value-type="float">
            <text:p>34072474</text:p>
          </table:table-cell>
          <table:table-cell table:formula="of:=[.D315]/[.C315]" office:value-type="float" office:value="43184.3776932826" calcext:value-type="float">
            <text:p>43184,3776932826</text:p>
          </table:table-cell>
          <table:table-cell/>
        </table:table-row>
        <table:table-row table:style-name="ro1">
          <table:table-cell office:value-type="string" calcext:value-type="string">
            <text:p>org/parboiled/parboiled-java/1.1.4/parboiled-java-1.1.4.jar</text:p>
          </table:table-cell>
          <table:table-cell office:value-type="string" calcext:value-type="string">
            <text:p>CallGraphBuilder</text:p>
          </table:table-cell>
          <table:table-cell office:value-type="float" office:value="462" calcext:value-type="float">
            <text:p>462</text:p>
          </table:table-cell>
          <table:table-cell office:value-type="float" office:value="16484181" calcext:value-type="float">
            <text:p>16484181</text:p>
          </table:table-cell>
          <table:table-cell table:formula="of:=[.D316]/[.C316]" office:value-type="float" office:value="35680.0454545455" calcext:value-type="float">
            <text:p>35680,0454545455</text:p>
          </table:table-cell>
          <table:table-cell/>
        </table:table-row>
        <table:table-row table:style-name="ro1">
          <table:table-cell office:value-type="string" calcext:value-type="string">
            <text:p>org/parboiled/parboiled-core/1.1.4/parboiled-core-1.1.4.jar</text:p>
          </table:table-cell>
          <table:table-cell office:value-type="string" calcext:value-type="string">
            <text:p>CallGraphBuilder</text:p>
          </table:table-cell>
          <table:table-cell office:value-type="float" office:value="1337" calcext:value-type="float">
            <text:p>1337</text:p>
          </table:table-cell>
          <table:table-cell office:value-type="float" office:value="44954333" calcext:value-type="float">
            <text:p>44954333</text:p>
          </table:table-cell>
          <table:table-cell table:formula="of:=[.D317]/[.C317]" office:value-type="float" office:value="33623.2857142857" calcext:value-type="float">
            <text:p>33623,2857142857</text:p>
          </table:table-cell>
          <table:table-cell/>
        </table:table-row>
        <table:table-row table:style-name="ro1">
          <table:table-cell office:value-type="string" calcext:value-type="string">
            <text:p>org/hamcrest/hamcrest-core/1.3/hamcrest-core-1.3.jar</text:p>
          </table:table-cell>
          <table:table-cell office:value-type="string" calcext:value-type="string">
            <text:p>CallGraphBuilder</text:p>
          </table:table-cell>
          <table:table-cell office:value-type="float" office:value="304" calcext:value-type="float">
            <text:p>304</text:p>
          </table:table-cell>
          <table:table-cell office:value-type="float" office:value="8572803" calcext:value-type="float">
            <text:p>8572803</text:p>
          </table:table-cell>
          <table:table-cell table:formula="of:=[.D318]/[.C318]" office:value-type="float" office:value="28200.0098684211" calcext:value-type="float">
            <text:p>28200,0098684211</text:p>
          </table:table-cell>
          <table:table-cell/>
        </table:table-row>
        <table:table-row table:style-name="ro1">
          <table:table-cell office:value-type="string" calcext:value-type="string">
            <text:p>org/hamcrest/hamcrest-core/1.1/hamcrest-core-1.1.jar</text:p>
          </table:table-cell>
          <table:table-cell office:value-type="string" calcext:value-type="string">
            <text:p>CallGraphBuilder</text:p>
          </table:table-cell>
          <table:table-cell office:value-type="float" office:value="141" calcext:value-type="float">
            <text:p>141</text:p>
          </table:table-cell>
          <table:table-cell office:value-type="float" office:value="3729784" calcext:value-type="float">
            <text:p>3729784</text:p>
          </table:table-cell>
          <table:table-cell table:formula="of:=[.D319]/[.C319]" office:value-type="float" office:value="26452.3687943262" calcext:value-type="float">
            <text:p>26452,3687943262</text:p>
          </table:table-cell>
          <table:table-cell/>
        </table:table-row>
        <table:table-row table:style-name="ro1">
          <table:table-cell office:value-type="string" calcext:value-type="string">
            <text:p>org/springframework/spring-asm/3.0.5.RELEASE/spring-asm-3.0.5.RELEASE.jar</text:p>
          </table:table-cell>
          <table:table-cell office:value-type="string" calcext:value-type="string">
            <text:p>CallGraphBuilder</text:p>
          </table:table-cell>
          <table:table-cell office:value-type="float" office:value="484" calcext:value-type="float">
            <text:p>484</text:p>
          </table:table-cell>
          <table:table-cell office:value-type="float" office:value="16263733" calcext:value-type="float">
            <text:p>16263733</text:p>
          </table:table-cell>
          <table:table-cell table:formula="of:=[.D320]/[.C320]" office:value-type="float" office:value="33602.7541322314" calcext:value-type="float">
            <text:p>33602,7541322314</text:p>
          </table:table-cell>
          <table:table-cell/>
        </table:table-row>
        <table:table-row table:style-name="ro1">
          <table:table-cell office:value-type="string" calcext:value-type="string">
            <text:p>org/springframework/spring-core/3.0.5.RELEASE/spring-core-3.0.5.RELEASE.jar</text:p>
          </table:table-cell>
          <table:table-cell office:value-type="string" calcext:value-type="string">
            <text:p>CallGraphBuilder</text:p>
          </table:table-cell>
          <table:table-cell office:value-type="float" office:value="2428" calcext:value-type="float">
            <text:p>2428</text:p>
          </table:table-cell>
          <table:table-cell office:value-type="float" office:value="82236739" calcext:value-type="float">
            <text:p>82236739</text:p>
          </table:table-cell>
          <table:table-cell table:formula="of:=[.D321]/[.C321]" office:value-type="float" office:value="33870.1560955519" calcext:value-type="float">
            <text:p>33870,1560955519</text:p>
          </table:table-cell>
          <table:table-cell/>
        </table:table-row>
        <table:table-row table:style-name="ro1">
          <table:table-cell office:value-type="string" calcext:value-type="string">
            <text:p>org/springframework/spring-core/4.1.6.RELEASE/spring-core-4.1.6.RELEASE.jar</text:p>
          </table:table-cell>
          <table:table-cell office:value-type="string" calcext:value-type="string">
            <text:p>CallGraphBuilder</text:p>
          </table:table-cell>
          <table:table-cell office:value-type="float" office:value="5199" calcext:value-type="float">
            <text:p>5199</text:p>
          </table:table-cell>
          <table:table-cell office:value-type="float" office:value="201308193" calcext:value-type="float">
            <text:p>201308193</text:p>
          </table:table-cell>
          <table:table-cell table:formula="of:=[.D322]/[.C322]" office:value-type="float" office:value="38720.5603000577" calcext:value-type="float">
            <text:p>38720,5603000577</text:p>
          </table:table-cell>
          <table:table-cell/>
        </table:table-row>
        <table:table-row table:style-name="ro1">
          <table:table-cell office:value-type="string" calcext:value-type="string">
            <text:p>org/jdom/jdom/1.1.3/jdom-1.1.3.jar</text:p>
          </table:table-cell>
          <table:table-cell office:value-type="string" calcext:value-type="string">
            <text:p>CallGraphBuilder</text:p>
          </table:table-cell>
          <table:table-cell office:value-type="float" office:value="1045" calcext:value-type="float">
            <text:p>1045</text:p>
          </table:table-cell>
          <table:table-cell office:value-type="float" office:value="32681375" calcext:value-type="float">
            <text:p>32681375</text:p>
          </table:table-cell>
          <table:table-cell table:formula="of:=[.D323]/[.C323]" office:value-type="float" office:value="31274.043062201" calcext:value-type="float">
            <text:p>31274,043062201</text:p>
          </table:table-cell>
          <table:table-cell/>
        </table:table-row>
        <table:table-row table:style-name="ro1">
          <table:table-cell office:value-type="string" calcext:value-type="string">
            <text:p>org/jdom/jdom/1.1/jdom-1.1.jar</text:p>
          </table:table-cell>
          <table:table-cell office:value-type="string" calcext:value-type="string">
            <text:p>CallGraphBuilder</text:p>
          </table:table-cell>
          <table:table-cell office:value-type="float" office:value="1041" calcext:value-type="float">
            <text:p>1041</text:p>
          </table:table-cell>
          <table:table-cell office:value-type="float" office:value="90790879" calcext:value-type="float">
            <text:p>90790879</text:p>
          </table:table-cell>
          <table:table-cell table:formula="of:=[.D324]/[.C324]" office:value-type="float" office:value="87215.0614793468" calcext:value-type="float">
            <text:p>87215,0614793468</text:p>
          </table:table-cell>
          <table:table-cell/>
        </table:table-row>
        <table:table-row table:style-name="ro1">
          <table:table-cell office:value-type="string" calcext:value-type="string">
            <text:p>org/beanshell/bsh/2.0b4/bsh-2.0b4.jar</text:p>
          </table:table-cell>
          <table:table-cell office:value-type="string" calcext:value-type="string">
            <text:p>CallGraphBuilder</text:p>
          </table:table-cell>
          <table:table-cell office:value-type="float" office:value="2071" calcext:value-type="float">
            <text:p>2071</text:p>
          </table:table-cell>
          <table:table-cell office:value-type="float" office:value="79668975" calcext:value-type="float">
            <text:p>79668975</text:p>
          </table:table-cell>
          <table:table-cell table:formula="of:=[.D325]/[.C325]" office:value-type="float" office:value="38468.8435538387" calcext:value-type="float">
            <text:p>38468,8435538387</text:p>
          </table:table-cell>
          <table:table-cell/>
        </table:table-row>
        <table:table-row table:style-name="ro1">
          <table:table-cell office:value-type="string" calcext:value-type="string">
            <text:p>org/freemarker/freemarker/2.3.19/freemarker-2.3.19.jar</text:p>
          </table:table-cell>
          <table:table-cell office:value-type="string" calcext:value-type="string">
            <text:p>CallGraphBuilder</text:p>
          </table:table-cell>
          <table:table-cell office:value-type="float" office:value="4276" calcext:value-type="float">
            <text:p>4276</text:p>
          </table:table-cell>
          <table:table-cell office:value-type="float" office:value="277176367" calcext:value-type="float">
            <text:p>277176367</text:p>
          </table:table-cell>
          <table:table-cell table:formula="of:=[.D326]/[.C326]" office:value-type="float" office:value="64821.4141721235" calcext:value-type="float">
            <text:p>64821,4141721235</text:p>
          </table:table-cell>
          <table:table-cell/>
        </table:table-row>
        <table:table-row table:style-name="ro1">
          <table:table-cell office:value-type="string" calcext:value-type="string">
            <text:p>org/sample/test/1.0/test-1.0.jar</text:p>
          </table:table-cell>
          <table:table-cell office:value-type="string" calcext:value-type="string">
            <text:p>CallGraphBuilder</text:p>
          </table:table-cell>
          <table:table-cell office:value-type="float" office:value="22" calcext:value-type="float">
            <text:p>22</text:p>
          </table:table-cell>
          <table:table-cell office:value-type="float" office:value="2129539" calcext:value-type="float">
            <text:p>2129539</text:p>
          </table:table-cell>
          <table:table-cell table:formula="of:=[.D327]/[.C327]" office:value-type="float" office:value="96797.2272727273" calcext:value-type="float">
            <text:p>96797,2272727273</text:p>
          </table:table-cell>
          <table:table-cell/>
        </table:table-row>
        <table:table-row table:style-name="ro1">
          <table:table-cell office:value-type="string" calcext:value-type="string">
            <text:p>org/ow2/asm/asm-tree/4.1/asm-tree-4.1.jar</text:p>
          </table:table-cell>
          <table:table-cell office:value-type="string" calcext:value-type="string">
            <text:p>CallGraphBuilder</text:p>
          </table:table-cell>
          <table:table-cell office:value-type="float" office:value="165" calcext:value-type="float">
            <text:p>165</text:p>
          </table:table-cell>
          <table:table-cell office:value-type="float" office:value="4436532" calcext:value-type="float">
            <text:p>4436532</text:p>
          </table:table-cell>
          <table:table-cell table:formula="of:=[.D328]/[.C328]" office:value-type="float" office:value="26888.0727272727" calcext:value-type="float">
            <text:p>26888,0727272727</text:p>
          </table:table-cell>
          <table:table-cell/>
        </table:table-row>
        <table:table-row table:style-name="ro1">
          <table:table-cell office:value-type="string" calcext:value-type="string">
            <text:p>org/ow2/asm/asm-tree/5.1/asm-tree-5.1.jar</text:p>
          </table:table-cell>
          <table:table-cell office:value-type="string" calcext:value-type="string">
            <text:p>CallGraphBuilder</text:p>
          </table:table-cell>
          <table:table-cell office:value-type="float" office:value="208" calcext:value-type="float">
            <text:p>208</text:p>
          </table:table-cell>
          <table:table-cell office:value-type="float" office:value="7045921" calcext:value-type="float">
            <text:p>7045921</text:p>
          </table:table-cell>
          <table:table-cell table:formula="of:=[.D329]/[.C329]" office:value-type="float" office:value="33874.6201923077" calcext:value-type="float">
            <text:p>33874,6201923077</text:p>
          </table:table-cell>
          <table:table-cell/>
        </table:table-row>
        <table:table-row table:style-name="ro1">
          <table:table-cell office:value-type="string" calcext:value-type="string">
            <text:p>org/ow2/asm/asm-commons/5.1/asm-commons-5.1.jar</text:p>
          </table:table-cell>
          <table:table-cell office:value-type="string" calcext:value-type="string">
            <text:p>CallGraphBuilder</text:p>
          </table:table-cell>
          <table:table-cell office:value-type="float" office:value="554" calcext:value-type="float">
            <text:p>554</text:p>
          </table:table-cell>
          <table:table-cell office:value-type="float" office:value="14993228" calcext:value-type="float">
            <text:p>14993228</text:p>
          </table:table-cell>
          <table:table-cell table:formula="of:=[.D330]/[.C330]" office:value-type="float" office:value="27063.5884476534" calcext:value-type="float">
            <text:p>27063,5884476534</text:p>
          </table:table-cell>
          <table:table-cell/>
        </table:table-row>
        <table:table-row table:style-name="ro1">
          <table:table-cell office:value-type="string" calcext:value-type="string">
            <text:p>org/ow2/asm/asm-analysis/4.1/asm-analysis-4.1.jar</text:p>
          </table:table-cell>
          <table:table-cell office:value-type="string" calcext:value-type="string">
            <text:p>CallGraphBuilder</text:p>
          </table:table-cell>
          <table:table-cell office:value-type="float" office:value="176" calcext:value-type="float">
            <text:p>176</text:p>
          </table:table-cell>
          <table:table-cell office:value-type="float" office:value="6493024" calcext:value-type="float">
            <text:p>6493024</text:p>
          </table:table-cell>
          <table:table-cell table:formula="of:=[.D331]/[.C331]" office:value-type="float" office:value="36892.1818181818" calcext:value-type="float">
            <text:p>36892,1818181818</text:p>
          </table:table-cell>
          <table:table-cell/>
        </table:table-row>
        <table:table-row table:style-name="ro1">
          <table:table-cell office:value-type="string" calcext:value-type="string">
            <text:p>org/ow2/asm/asm-analysis/5.0.4/asm-analysis-5.0.4.jar</text:p>
          </table:table-cell>
          <table:table-cell office:value-type="string" calcext:value-type="string">
            <text:p>CallGraphBuilder</text:p>
          </table:table-cell>
          <table:table-cell office:value-type="float" office:value="178" calcext:value-type="float">
            <text:p>178</text:p>
          </table:table-cell>
          <table:table-cell office:value-type="float" office:value="6471108" calcext:value-type="float">
            <text:p>6471108</text:p>
          </table:table-cell>
          <table:table-cell table:formula="of:=[.D332]/[.C332]" office:value-type="float" office:value="36354.5393258427" calcext:value-type="float">
            <text:p>36354,5393258427</text:p>
          </table:table-cell>
          <table:table-cell/>
        </table:table-row>
        <table:table-row table:style-name="ro1">
          <table:table-cell office:value-type="string" calcext:value-type="string">
            <text:p>org/ow2/asm/asm-util/4.1/asm-util-4.1.jar</text:p>
          </table:table-cell>
          <table:table-cell office:value-type="string" calcext:value-type="string">
            <text:p>CallGraphBuilder</text:p>
          </table:table-cell>
          <table:table-cell office:value-type="float" office:value="411" calcext:value-type="float">
            <text:p>411</text:p>
          </table:table-cell>
          <table:table-cell office:value-type="float" office:value="15851274" calcext:value-type="float">
            <text:p>15851274</text:p>
          </table:table-cell>
          <table:table-cell table:formula="of:=[.D333]/[.C333]" office:value-type="float" office:value="38567.5766423358" calcext:value-type="float">
            <text:p>38567,5766423358</text:p>
          </table:table-cell>
          <table:table-cell/>
        </table:table-row>
        <table:table-row table:style-name="ro1">
          <table:table-cell office:value-type="string" calcext:value-type="string">
            <text:p>org/ow2/asm/asm-util/5.0.4/asm-util-5.0.4.jar</text:p>
          </table:table-cell>
          <table:table-cell office:value-type="string" calcext:value-type="string">
            <text:p>CallGraphBuilder</text:p>
          </table:table-cell>
          <table:table-cell office:value-type="float" office:value="466" calcext:value-type="float">
            <text:p>466</text:p>
          </table:table-cell>
          <table:table-cell office:value-type="float" office:value="17939446" calcext:value-type="float">
            <text:p>17939446</text:p>
          </table:table-cell>
          <table:table-cell table:formula="of:=[.D334]/[.C334]" office:value-type="float" office:value="38496.6652360515" calcext:value-type="float">
            <text:p>38496,6652360515</text:p>
          </table:table-cell>
          <table:table-cell/>
        </table:table-row>
        <table:table-row table:style-name="ro1">
          <table:table-cell office:value-type="string" calcext:value-type="string">
            <text:p>org/ow2/asm/asm/4.1/asm-4.1.jar</text:p>
          </table:table-cell>
          <table:table-cell office:value-type="string" calcext:value-type="string">
            <text:p>CallGraphBuilder</text:p>
          </table:table-cell>
          <table:table-cell office:value-type="float" office:value="385" calcext:value-type="float">
            <text:p>385</text:p>
          </table:table-cell>
          <table:table-cell office:value-type="float" office:value="11041339" calcext:value-type="float">
            <text:p>11041339</text:p>
          </table:table-cell>
          <table:table-cell table:formula="of:=[.D335]/[.C335]" office:value-type="float" office:value="28678.8025974026" calcext:value-type="float">
            <text:p>28678,8025974026</text:p>
          </table:table-cell>
          <table:table-cell/>
        </table:table-row>
        <table:table-row table:style-name="ro1">
          <table:table-cell office:value-type="string" calcext:value-type="string">
            <text:p>org/ow2/asm/asm/5.1/asm-5.1.jar</text:p>
          </table:table-cell>
          <table:table-cell office:value-type="string" calcext:value-type="string">
            <text:p>CallGraphBuilder</text:p>
          </table:table-cell>
          <table:table-cell office:value-type="float" office:value="428" calcext:value-type="float">
            <text:p>428</text:p>
          </table:table-cell>
          <table:table-cell office:value-type="float" office:value="12152162" calcext:value-type="float">
            <text:p>12152162</text:p>
          </table:table-cell>
          <table:table-cell table:formula="of:=[.D336]/[.C336]" office:value-type="float" office:value="28392.9018691589" calcext:value-type="float">
            <text:p>28392,9018691589</text:p>
          </table:table-cell>
          <table:table-cell/>
        </table:table-row>
        <table:table-row table:style-name="ro1">
          <table:table-cell office:value-type="string" calcext:value-type="string">
            <text:p>org/tinyjee/jgraphx/jgraphx/3.4.1.3/jgraphx-3.4.1.3.jar</text:p>
          </table:table-cell>
          <table:table-cell office:value-type="string" calcext:value-type="string">
            <text:p>CallGraphBuilder</text:p>
          </table:table-cell>
          <table:table-cell office:value-type="float" office:value="3865" calcext:value-type="float">
            <text:p>3865</text:p>
          </table:table-cell>
          <table:table-cell office:value-type="float" office:value="181269958" calcext:value-type="float">
            <text:p>181269958</text:p>
          </table:table-cell>
          <table:table-cell table:formula="of:=[.D337]/[.C337]" office:value-type="float" office:value="46900.3772315653" calcext:value-type="float">
            <text:p>46900,3772315653</text:p>
          </table:table-cell>
          <table:table-cell/>
        </table:table-row>
        <table:table-row table:style-name="ro1">
          <table:table-cell office:value-type="string" calcext:value-type="string">
            <text:p>org/vafer/jdependency/0.7/jdependency-0.7.jar</text:p>
          </table:table-cell>
          <table:table-cell office:value-type="string" calcext:value-type="string">
            <text:p>CallGraphBuilder</text:p>
          </table:table-cell>
          <table:table-cell office:value-type="float" office:value="77" calcext:value-type="float">
            <text:p>77</text:p>
          </table:table-cell>
          <table:table-cell office:value-type="float" office:value="3539040" calcext:value-type="float">
            <text:p>3539040</text:p>
          </table:table-cell>
          <table:table-cell table:formula="of:=[.D338]/[.C338]" office:value-type="float" office:value="45961.5584415584" calcext:value-type="float">
            <text:p>45961,5584415584</text:p>
          </table:table-cell>
          <table:table-cell/>
        </table:table-row>
        <table:table-row table:style-name="ro1">
          <table:table-cell office:value-type="string" calcext:value-type="string">
            <text:p>org/vafer/jdependency/1.1/jdependency-1.1.jar</text:p>
          </table:table-cell>
          <table:table-cell office:value-type="string" calcext:value-type="string">
            <text:p>CallGraphBuilder</text:p>
          </table:table-cell>
          <table:table-cell office:value-type="float" office:value="125" calcext:value-type="float">
            <text:p>125</text:p>
          </table:table-cell>
          <table:table-cell office:value-type="float" office:value="4566490" calcext:value-type="float">
            <text:p>4566490</text:p>
          </table:table-cell>
          <table:table-cell table:formula="of:=[.D339]/[.C339]" office:value-type="float" office:value="36531.92" calcext:value-type="float">
            <text:p>36531,92</text:p>
          </table:table-cell>
          <table:table-cell/>
        </table:table-row>
        <table:table-row table:style-name="ro1">
          <table:table-cell office:value-type="string" calcext:value-type="string">
            <text:p>org/objenesis/objenesis/1.0/objenesis-1.0.jar</text:p>
          </table:table-cell>
          <table:table-cell office:value-type="string" calcext:value-type="string">
            <text:p>CallGraphBuilder</text:p>
          </table:table-cell>
          <table:table-cell office:value-type="float" office:value="130" calcext:value-type="float">
            <text:p>130</text:p>
          </table:table-cell>
          <table:table-cell office:value-type="float" office:value="4787901" calcext:value-type="float">
            <text:p>4787901</text:p>
          </table:table-cell>
          <table:table-cell table:formula="of:=[.D340]/[.C340]" office:value-type="float" office:value="36830.0076923077" calcext:value-type="float">
            <text:p>36830,0076923077</text:p>
          </table:table-cell>
          <table:table-cell/>
        </table:table-row>
        <table:table-row table:style-name="ro1">
          <table:table-cell office:value-type="string" calcext:value-type="string">
            <text:p>org/objenesis/objenesis/2.5/objenesis-2.5.jar</text:p>
          </table:table-cell>
          <table:table-cell office:value-type="string" calcext:value-type="string">
            <text:p>CallGraphBuilder</text:p>
          </table:table-cell>
          <table:table-cell office:value-type="float" office:value="192" calcext:value-type="float">
            <text:p>192</text:p>
          </table:table-cell>
          <table:table-cell office:value-type="float" office:value="7526455" calcext:value-type="float">
            <text:p>7526455</text:p>
          </table:table-cell>
          <table:table-cell table:formula="of:=[.D341]/[.C341]" office:value-type="float" office:value="39200.2864583333" calcext:value-type="float">
            <text:p>39200,2864583333</text:p>
          </table:table-cell>
          <table:table-cell/>
        </table:table-row>
        <table:table-row table:style-name="ro1">
          <table:table-cell office:value-type="string" calcext:value-type="string">
            <text:p>org/json/json/20090211/json-20090211.jar</text:p>
          </table:table-cell>
          <table:table-cell office:value-type="string" calcext:value-type="string">
            <text:p>CallGraphBuilder</text:p>
          </table:table-cell>
          <table:table-cell office:value-type="float" office:value="344" calcext:value-type="float">
            <text:p>344</text:p>
          </table:table-cell>
          <table:table-cell office:value-type="float" office:value="14683693" calcext:value-type="float">
            <text:p>14683693</text:p>
          </table:table-cell>
          <table:table-cell table:formula="of:=[.D342]/[.C342]" office:value-type="float" office:value="42685.1540697674" calcext:value-type="float">
            <text:p>42685,1540697674</text:p>
          </table:table-cell>
          <table:table-cell/>
        </table:table-row>
        <table:table-row table:style-name="ro1">
          <table:table-cell office:value-type="string" calcext:value-type="string">
            <text:p>freemarker/freemarker/2.3.6/freemarker-2.3.6.jar</text:p>
          </table:table-cell>
          <table:table-cell office:value-type="string" calcext:value-type="string">
            <text:p>CallGraphBuilder</text:p>
          </table:table-cell>
          <table:table-cell office:value-type="float" office:value="3767" calcext:value-type="float">
            <text:p>3767</text:p>
          </table:table-cell>
          <table:table-cell office:value-type="float" office:value="288870450" calcext:value-type="float">
            <text:p>288870450</text:p>
          </table:table-cell>
          <table:table-cell table:formula="of:=[.D343]/[.C343]" office:value-type="float" office:value="76684.4836740111" calcext:value-type="float">
            <text:p>76684,4836740111</text:p>
          </table:table-cell>
          <table:table-cell/>
        </table:table-row>
        <table:table-row table:style-name="ro1">
          <table:table-cell office:value-type="string" calcext:value-type="string">
            <text:p>oro/oro/2.0.8/oro-2.0.8.jar</text:p>
          </table:table-cell>
          <table:table-cell office:value-type="string" calcext:value-type="string">
            <text:p>CallGraphBuilder</text:p>
          </table:table-cell>
          <table:table-cell office:value-type="float" office:value="480" calcext:value-type="float">
            <text:p>480</text:p>
          </table:table-cell>
          <table:table-cell office:value-type="float" office:value="20844470" calcext:value-type="float">
            <text:p>20844470</text:p>
          </table:table-cell>
          <table:table-cell table:formula="of:=[.D344]/[.C344]" office:value-type="float" office:value="43425.9791666667" calcext:value-type="float">
            <text:p>43425,9791666667</text:p>
          </table:table-cell>
          <table:table-cell/>
        </table:table-row>
        <table:table-row table:style-name="ro1">
          <table:table-cell office:value-type="string" calcext:value-type="string">
            <text:p>net/sourceforge/jchardet/jchardet/1.0/jchardet-1.0.jar</text:p>
          </table:table-cell>
          <table:table-cell office:value-type="string" calcext:value-type="string">
            <text:p>CallGraphBuilder</text:p>
          </table:table-cell>
          <table:table-cell office:value-type="float" office:value="159" calcext:value-type="float">
            <text:p>159</text:p>
          </table:table-cell>
          <table:table-cell office:value-type="float" office:value="4194783" calcext:value-type="float">
            <text:p>4194783</text:p>
          </table:table-cell>
          <table:table-cell table:formula="of:=[.D345]/[.C345]" office:value-type="float" office:value="26382.2830188679" calcext:value-type="float">
            <text:p>26382,2830188679</text:p>
          </table:table-cell>
          <table:table-cell/>
        </table:table-row>
        <table:table-row table:style-name="ro1">
          <table:table-cell office:value-type="string" calcext:value-type="string">
            <text:p>net/sf/jopt-simple/jopt-simple/4.6/jopt-simple-4.6.jar</text:p>
          </table:table-cell>
          <table:table-cell office:value-type="string" calcext:value-type="string">
            <text:p>CallGraphBuilder</text:p>
          </table:table-cell>
          <table:table-cell office:value-type="float" office:value="467" calcext:value-type="float">
            <text:p>467</text:p>
          </table:table-cell>
          <table:table-cell office:value-type="float" office:value="16747204" calcext:value-type="float">
            <text:p>16747204</text:p>
          </table:table-cell>
          <table:table-cell table:formula="of:=[.D346]/[.C346]" office:value-type="float" office:value="35861.2505353319" calcext:value-type="float">
            <text:p>35861,2505353319</text:p>
          </table:table-cell>
          <table:table-cell/>
        </table:table-row>
        <table:table-row table:style-name="ro1">
          <table:table-cell office:value-type="string" calcext:value-type="string">
            <text:p>net/arnx/jsonic/1.2.7/jsonic-1.2.7.jar</text:p>
          </table:table-cell>
          <table:table-cell office:value-type="string" calcext:value-type="string">
            <text:p>CallGraphBuilder</text:p>
          </table:table-cell>
          <table:table-cell office:value-type="float" office:value="1020" calcext:value-type="float">
            <text:p>1020</text:p>
          </table:table-cell>
          <table:table-cell office:value-type="float" office:value="49536164" calcext:value-type="float">
            <text:p>49536164</text:p>
          </table:table-cell>
          <table:table-cell table:formula="of:=[.D347]/[.C347]" office:value-type="float" office:value="48564.8666666667" calcext:value-type="float">
            <text:p>48564,8666666667</text:p>
          </table:table-cell>
          <table:table-cell/>
        </table:table-row>
        <table:table-row table:style-name="ro1">
          <table:table-cell office:value-type="string" calcext:value-type="string">
            <text:p>net/java/dev/rome/rome/1.0.0/rome-1.0.0.jar</text:p>
          </table:table-cell>
          <table:table-cell office:value-type="string" calcext:value-type="string">
            <text:p>CallGraphBuilder</text:p>
          </table:table-cell>
          <table:table-cell office:value-type="float" office:value="1474" calcext:value-type="float">
            <text:p>1474</text:p>
          </table:table-cell>
          <table:table-cell office:value-type="float" office:value="57133039" calcext:value-type="float">
            <text:p>57133039</text:p>
          </table:table-cell>
          <table:table-cell table:formula="of:=[.D348]/[.C348]" office:value-type="float" office:value="38760.5420624152" calcext:value-type="float">
            <text:p>38760,5420624152</text:p>
          </table:table-cell>
          <table:table-cell/>
        </table:table-row>
        <table:table-row table:style-name="ro1">
          <table:table-cell office:value-type="string" calcext:value-type="string">
            <text:p>net/bytebuddy/byte-buddy/1.6.9/byte-buddy-1.6.9.jar</text:p>
          </table:table-cell>
          <table:table-cell office:value-type="string" calcext:value-type="string">
            <text:p>CallGraphBuilder</text:p>
          </table:table-cell>
          <table:table-cell office:value-type="float" office:value="11166" calcext:value-type="float">
            <text:p>11166</text:p>
          </table:table-cell>
          <table:table-cell office:value-type="float" office:value="1311433633" calcext:value-type="float">
            <text:p>1311433633</text:p>
          </table:table-cell>
          <table:table-cell table:formula="of:=[.D349]/[.C349]" office:value-type="float" office:value="117448.82975103" calcext:value-type="float">
            <text:p>117448,82975103</text:p>
          </table:table-cell>
          <table:table-cell/>
        </table:table-row>
        <table:table-row table:style-name="ro1">
          <table:table-cell office:value-type="string" calcext:value-type="string">
            <text:p>net/bytebuddy/byte-buddy-agent/1.6.9/byte-buddy-agent-1.6.9.jar</text:p>
          </table:table-cell>
          <table:table-cell office:value-type="string" calcext:value-type="string">
            <text:p>CallGraphBuilder</text:p>
          </table:table-cell>
          <table:table-cell office:value-type="float" office:value="165" calcext:value-type="float">
            <text:p>165</text:p>
          </table:table-cell>
          <table:table-cell office:value-type="float" office:value="12745707" calcext:value-type="float">
            <text:p>12745707</text:p>
          </table:table-cell>
          <table:table-cell table:formula="of:=[.D350]/[.C350]" office:value-type="float" office:value="77246.7090909091" calcext:value-type="float">
            <text:p>77246,7090909091</text:p>
          </table:table-cell>
          <table:table-cell/>
        </table:table-row>
        <table:table-row table:style-name="ro1">
          <table:table-cell office:value-type="string" calcext:value-type="string">
            <text:p>asm/asm-tree/3.2/asm-tree-3.2.jar</text:p>
          </table:table-cell>
          <table:table-cell office:value-type="string" calcext:value-type="string">
            <text:p>CallGraphBuilder</text:p>
          </table:table-cell>
          <table:table-cell office:value-type="float" office:value="160" calcext:value-type="float">
            <text:p>160</text:p>
          </table:table-cell>
          <table:table-cell office:value-type="float" office:value="6996170" calcext:value-type="float">
            <text:p>6996170</text:p>
          </table:table-cell>
          <table:table-cell table:formula="of:=[.D351]/[.C351]" office:value-type="float" office:value="43726.0625" calcext:value-type="float">
            <text:p>43726,0625</text:p>
          </table:table-cell>
          <table:table-cell/>
        </table:table-row>
        <table:table-row table:style-name="ro1">
          <table:table-cell office:value-type="string" calcext:value-type="string">
            <text:p>asm/asm-tree/3.3.1/asm-tree-3.3.1.jar</text:p>
          </table:table-cell>
          <table:table-cell office:value-type="string" calcext:value-type="string">
            <text:p>CallGraphBuilder</text:p>
          </table:table-cell>
          <table:table-cell office:value-type="float" office:value="157" calcext:value-type="float">
            <text:p>157</text:p>
          </table:table-cell>
          <table:table-cell office:value-type="float" office:value="4612206" calcext:value-type="float">
            <text:p>4612206</text:p>
          </table:table-cell>
          <table:table-cell table:formula="of:=[.D352]/[.C352]" office:value-type="float" office:value="29377.1082802548" calcext:value-type="float">
            <text:p>29377,1082802548</text:p>
          </table:table-cell>
          <table:table-cell/>
        </table:table-row>
        <table:table-row table:style-name="ro1">
          <table:table-cell office:value-type="string" calcext:value-type="string">
            <text:p>asm/asm-commons/3.2/asm-commons-3.2.jar</text:p>
          </table:table-cell>
          <table:table-cell office:value-type="string" calcext:value-type="string">
            <text:p>CallGraphBuilder</text:p>
          </table:table-cell>
          <table:table-cell office:value-type="float" office:value="329" calcext:value-type="float">
            <text:p>329</text:p>
          </table:table-cell>
          <table:table-cell office:value-type="float" office:value="11001736" calcext:value-type="float">
            <text:p>11001736</text:p>
          </table:table-cell>
          <table:table-cell table:formula="of:=[.D353]/[.C353]" office:value-type="float" office:value="33439.9270516717" calcext:value-type="float">
            <text:p>33439,9270516717</text:p>
          </table:table-cell>
          <table:table-cell/>
        </table:table-row>
        <table:table-row table:style-name="ro1">
          <table:table-cell office:value-type="string" calcext:value-type="string">
            <text:p>asm/asm-commons/3.3.1/asm-commons-3.3.1.jar</text:p>
          </table:table-cell>
          <table:table-cell office:value-type="string" calcext:value-type="string">
            <text:p>CallGraphBuilder</text:p>
          </table:table-cell>
          <table:table-cell office:value-type="float" office:value="424" calcext:value-type="float">
            <text:p>424</text:p>
          </table:table-cell>
          <table:table-cell office:value-type="float" office:value="11411342" calcext:value-type="float">
            <text:p>11411342</text:p>
          </table:table-cell>
          <table:table-cell table:formula="of:=[.D354]/[.C354]" office:value-type="float" office:value="26913.5424528302" calcext:value-type="float">
            <text:p>26913,5424528302</text:p>
          </table:table-cell>
          <table:table-cell/>
        </table:table-row>
        <table:table-row table:style-name="ro1">
          <table:table-cell office:value-type="string" calcext:value-type="string">
            <text:p>asm/asm-analysis/3.2/asm-analysis-3.2.jar</text:p>
          </table:table-cell>
          <table:table-cell office:value-type="string" calcext:value-type="string">
            <text:p>CallGraphBuilder</text:p>
          </table:table-cell>
          <table:table-cell office:value-type="float" office:value="143" calcext:value-type="float">
            <text:p>143</text:p>
          </table:table-cell>
          <table:table-cell office:value-type="float" office:value="5618500" calcext:value-type="float">
            <text:p>5618500</text:p>
          </table:table-cell>
          <table:table-cell table:formula="of:=[.D355]/[.C355]" office:value-type="float" office:value="39290.2097902098" calcext:value-type="float">
            <text:p>39290,2097902098</text:p>
          </table:table-cell>
          <table:table-cell/>
        </table:table-row>
        <table:table-row table:style-name="ro1">
          <table:table-cell office:value-type="string" calcext:value-type="string">
            <text:p>asm/asm-util/3.2/asm-util-3.2.jar</text:p>
          </table:table-cell>
          <table:table-cell office:value-type="string" calcext:value-type="string">
            <text:p>CallGraphBuilder</text:p>
          </table:table-cell>
          <table:table-cell office:value-type="float" office:value="344" calcext:value-type="float">
            <text:p>344</text:p>
          </table:table-cell>
          <table:table-cell office:value-type="float" office:value="12077937" calcext:value-type="float">
            <text:p>12077937</text:p>
          </table:table-cell>
          <table:table-cell table:formula="of:=[.D356]/[.C356]" office:value-type="float" office:value="35110.2819767442" calcext:value-type="float">
            <text:p>35110,2819767442</text:p>
          </table:table-cell>
          <table:table-cell/>
        </table:table-row>
        <table:table-row table:style-name="ro1">
          <table:table-cell office:value-type="string" calcext:value-type="string">
            <text:p>asm/asm/3.2/asm-3.2.jar</text:p>
          </table:table-cell>
          <table:table-cell office:value-type="string" calcext:value-type="string">
            <text:p>CallGraphBuilder</text:p>
          </table:table-cell>
          <table:table-cell office:value-type="float" office:value="325" calcext:value-type="float">
            <text:p>325</text:p>
          </table:table-cell>
          <table:table-cell office:value-type="float" office:value="8775107" calcext:value-type="float">
            <text:p>8775107</text:p>
          </table:table-cell>
          <table:table-cell table:formula="of:=[.D357]/[.C357]" office:value-type="float" office:value="27000.3292307692" calcext:value-type="float">
            <text:p>27000,3292307692</text:p>
          </table:table-cell>
          <table:table-cell/>
        </table:table-row>
        <table:table-row table:style-name="ro1">
          <table:table-cell office:value-type="string" calcext:value-type="string">
            <text:p>asm/asm/3.3.1/asm-3.3.1.jar</text:p>
          </table:table-cell>
          <table:table-cell office:value-type="string" calcext:value-type="string">
            <text:p>CallGraphBuilder</text:p>
          </table:table-cell>
          <table:table-cell office:value-type="float" office:value="325" calcext:value-type="float">
            <text:p>325</text:p>
          </table:table-cell>
          <table:table-cell office:value-type="float" office:value="8703115" calcext:value-type="float">
            <text:p>8703115</text:p>
          </table:table-cell>
          <table:table-cell table:formula="of:=[.D358]/[.C358]" office:value-type="float" office:value="26778.8153846154" calcext:value-type="float">
            <text:p>26778,8153846154</text:p>
          </table:table-cell>
          <table:table-cell/>
        </table:table-row>
        <table:table-row table:style-name="ro1">
          <table:table-cell office:value-type="string" calcext:value-type="string">
            <text:p>asm/asm/3.1/asm-3.1.jar</text:p>
          </table:table-cell>
          <table:table-cell office:value-type="string" calcext:value-type="string">
            <text:p>CallGraphBuilder</text:p>
          </table:table-cell>
          <table:table-cell office:value-type="float" office:value="324" calcext:value-type="float">
            <text:p>324</text:p>
          </table:table-cell>
          <table:table-cell office:value-type="float" office:value="8611503" calcext:value-type="float">
            <text:p>8611503</text:p>
          </table:table-cell>
          <table:table-cell table:formula="of:=[.D359]/[.C359]" office:value-type="float" office:value="26578.712962963" calcext:value-type="float">
            <text:p>26578,712962963</text:p>
          </table:table-cell>
          <table:table-cell table:formula="of:=AVERAGE([.E2:.E359])" office:value-type="float" office:value="48067.0827412767" calcext:value-type="float">
            <text:p>48067,0827412767</text:p>
          </table:table-cell>
        </table:table-row>
        <table:table-row table:style-name="ro1">
          <table:table-cell office:value-type="string" calcext:value-type="string">
            <text:p>commons-io/commons-io/1.3.2/commons-io-1.3.2.jar</text:p>
          </table:table-cell>
          <table:table-cell office:value-type="string" calcext:value-type="string">
            <text:p>ClassContextBuilder</text:p>
          </table:table-cell>
          <table:table-cell office:value-type="float" office:value="88" calcext:value-type="float">
            <text:p>88</text:p>
          </table:table-cell>
          <table:table-cell office:value-type="float" office:value="2047256" calcext:value-type="float">
            <text:p>2047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2/commons-io-2.2.jar</text:p>
          </table:table-cell>
          <table:table-cell office:value-type="string" calcext:value-type="string">
            <text:p>ClassContextBuilder</text:p>
          </table:table-cell>
          <table:table-cell office:value-type="float" office:value="138" calcext:value-type="float">
            <text:p>138</text:p>
          </table:table-cell>
          <table:table-cell office:value-type="float" office:value="3377853" calcext:value-type="float">
            <text:p>3377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0.1/commons-io-2.0.1.jar</text:p>
          </table:table-cell>
          <table:table-cell office:value-type="string" calcext:value-type="string">
            <text:p>ClassContextBuilder</text:p>
          </table:table-cell>
          <table:table-cell office:value-type="float" office:value="134" calcext:value-type="float">
            <text:p>134</text:p>
          </table:table-cell>
          <table:table-cell office:value-type="float" office:value="3165832" calcext:value-type="float">
            <text:p>3165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1.4/commons-io-1.4.jar</text:p>
          </table:table-cell>
          <table:table-cell office:value-type="string" calcext:value-type="string">
            <text:p>ClassContextBuilder</text:p>
          </table:table-cell>
          <table:table-cell office:value-type="float" office:value="106" calcext:value-type="float">
            <text:p>106</text:p>
          </table:table-cell>
          <table:table-cell office:value-type="float" office:value="2602765" calcext:value-type="float">
            <text:p>260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1/commons-io-2.1.jar</text:p>
          </table:table-cell>
          <table:table-cell office:value-type="string" calcext:value-type="string">
            <text:p>ClassContextBuilder</text:p>
          </table:table-cell>
          <table:table-cell office:value-type="float" office:value="134" calcext:value-type="float">
            <text:p>134</text:p>
          </table:table-cell>
          <table:table-cell office:value-type="float" office:value="3346962" calcext:value-type="float">
            <text:p>334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5/commons-io-2.5.jar</text:p>
          </table:table-cell>
          <table:table-cell office:value-type="string" calcext:value-type="string">
            <text:p>ClassContextBuilder</text:p>
          </table:table-cell>
          <table:table-cell office:value-type="float" office:value="155" calcext:value-type="float">
            <text:p>155</text:p>
          </table:table-cell>
          <table:table-cell office:value-type="float" office:value="8460388" calcext:value-type="float">
            <text:p>8460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/commons-collections/3.2/commons-collections-3.2.jar</text:p>
          </table:table-cell>
          <table:table-cell office:value-type="string" calcext:value-type="string">
            <text:p>ClassContextBuilder</text:p>
          </table:table-cell>
          <table:table-cell office:value-type="float" office:value="499" calcext:value-type="float">
            <text:p>499</text:p>
          </table:table-cell>
          <table:table-cell office:value-type="float" office:value="10750972" calcext:value-type="float">
            <text:p>10750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/commons-collections/3.2.1/commons-collections-3.2.1.jar</text:p>
          </table:table-cell>
          <table:table-cell office:value-type="string" calcext:value-type="string">
            <text:p>ClassContextBuilder</text:p>
          </table:table-cell>
          <table:table-cell office:value-type="float" office:value="499" calcext:value-type="float">
            <text:p>499</text:p>
          </table:table-cell>
          <table:table-cell office:value-type="float" office:value="12897686" calcext:value-type="float">
            <text:p>12897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worlds/classworlds/1.1-alpha-2/classworlds-1.1-alpha-2.jar</text:p>
          </table:table-cell>
          <table:table-cell office:value-type="string" calcext:value-type="string">
            <text:p>ClassContextBuilder</text:p>
          </table:table-cell>
          <table:table-cell office:value-type="float" office:value="37" calcext:value-type="float">
            <text:p>37</text:p>
          </table:table-cell>
          <table:table-cell office:value-type="float" office:value="3106207" calcext:value-type="float">
            <text:p>3106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worlds/classworlds/1.1/classworlds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8" calcext:value-type="float">
            <text:p>38</text:p>
          </table:table-cell>
          <table:table-cell office:value-type="float" office:value="2817064" calcext:value-type="float">
            <text:p>2817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/l3s/boilerpipe/boilerpipe/1.1.0/boilerpipe-1.1.0.jar</text:p>
          </table:table-cell>
          <table:table-cell office:value-type="string" calcext:value-type="string">
            <text:p>ClassContextBuilder</text:p>
          </table:table-cell>
          <table:table-cell office:value-type="float" office:value="87" calcext:value-type="float">
            <text:p>87</text:p>
          </table:table-cell>
          <table:table-cell office:value-type="float" office:value="3651712" calcext:value-type="float">
            <text:p>365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ybozu/labs/langdetect/1.1-20120112/langdetect-1.1-20120112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454715" calcext:value-type="float">
            <text:p>454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fasterxml/classmate/1.0.0/classmate-1.0.0.jar</text:p>
          </table:table-cell>
          <table:table-cell office:value-type="string" calcext:value-type="string">
            <text:p>ClassContextBuilder</text:p>
          </table:table-cell>
          <table:table-cell office:value-type="float" office:value="46" calcext:value-type="float">
            <text:p>46</text:p>
          </table:table-cell>
          <table:table-cell office:value-type="float" office:value="1472573" calcext:value-type="float">
            <text:p>1472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earch-api/2-SNAPSHOT/cee-search-api-2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22442" calcext:value-type="float">
            <text:p>322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parser/2-SNAPSHOT/cee-parser-2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512856" calcext:value-type="float">
            <text:p>512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tore-test-suite/2-SNAPSHOT/cee-store-test-suite-2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504641" calcext:value-type="float">
            <text:p>504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tore-api/2-SNAPSHOT/cee-store-api-2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480354" calcext:value-type="float">
            <text:p>480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sourceallies/beanoh/beanoh/1.0.0/beanoh-1.0.0.jar</text:p>
          </table:table-cell>
          <table:table-cell office:value-type="string" calcext:value-type="string">
            <text:p>ClassContextBuilder</text:p>
          </table:table-cell>
          <table:table-cell office:value-type="float" office:value="16" calcext:value-type="float">
            <text:p>16</text:p>
          </table:table-cell>
          <table:table-cell office:value-type="float" office:value="528257" calcext:value-type="float">
            <text:p>528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dev/2.5.1/gwt-dev-2.5.1.jar</text:p>
          </table:table-cell>
          <table:table-cell office:value-type="string" calcext:value-type="string">
            <text:p>ClassContextBuilder</text:p>
          </table:table-cell>
          <table:table-cell office:value-type="float" office:value="13661" calcext:value-type="float">
            <text:p>13661</text:p>
          </table:table-cell>
          <table:table-cell office:value-type="float" office:value="599514833" calcext:value-type="float">
            <text:p>599514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codeserver/2.5.1/gwt-codeserver-2.5.1.jar</text:p>
          </table:table-cell>
          <table:table-cell office:value-type="string" calcext:value-type="string">
            <text:p>ClassContextBuilder</text:p>
          </table:table-cell>
          <table:table-cell office:value-type="float" office:value="27" calcext:value-type="float">
            <text:p>27</text:p>
          </table:table-cell>
          <table:table-cell office:value-type="float" office:value="1080279" calcext:value-type="float">
            <text:p>1080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findbugs/jsr305/2.0.1/jsr305-2.0.1.jar</text:p>
          </table:table-cell>
          <table:table-cell office:value-type="string" calcext:value-type="string">
            <text:p>ClassContextBuilder</text:p>
          </table:table-cell>
          <table:table-cell office:value-type="float" office:value="39" calcext:value-type="float">
            <text:p>39</text:p>
          </table:table-cell>
          <table:table-cell office:value-type="float" office:value="460051" calcext:value-type="float">
            <text:p>460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findbugs/jsr305/1.3.9/jsr305-1.3.9.jar</text:p>
          </table:table-cell>
          <table:table-cell office:value-type="string" calcext:value-type="string">
            <text:p>ClassContextBuilder</text:p>
          </table:table-cell>
          <table:table-cell office:value-type="float" office:value="40" calcext:value-type="float">
            <text:p>40</text:p>
          </table:table-cell>
          <table:table-cell office:value-type="float" office:value="386101" calcext:value-type="float">
            <text:p>386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gson/gson/2.2.4/gson-2.2.4.jar</text:p>
          </table:table-cell>
          <table:table-cell office:value-type="string" calcext:value-type="string">
            <text:p>ClassContextBuilder</text:p>
          </table:table-cell>
          <table:table-cell office:value-type="float" office:value="186" calcext:value-type="float">
            <text:p>186</text:p>
          </table:table-cell>
          <table:table-cell office:value-type="float" office:value="3116084" calcext:value-type="float">
            <text:p>3116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llections/google-collections/1.0/google-collections-1.0.jar</text:p>
          </table:table-cell>
          <table:table-cell office:value-type="string" calcext:value-type="string">
            <text:p>ClassContextBuilder</text:p>
          </table:table-cell>
          <table:table-cell office:value-type="float" office:value="544" calcext:value-type="float">
            <text:p>544</text:p>
          </table:table-cell>
          <table:table-cell office:value-type="float" office:value="10694005" calcext:value-type="float">
            <text:p>10694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uava/guava/19.0/guava-19.0.jar</text:p>
          </table:table-cell>
          <table:table-cell office:value-type="string" calcext:value-type="string">
            <text:p>ClassContextBuilder</text:p>
          </table:table-cell>
          <table:table-cell office:value-type="float" office:value="1809" calcext:value-type="float">
            <text:p>1809</text:p>
          </table:table-cell>
          <table:table-cell office:value-type="float" office:value="37667498" calcext:value-type="float">
            <text:p>37667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uava/guava/11.0.2/guava-11.0.2.jar</text:p>
          </table:table-cell>
          <table:table-cell office:value-type="string" calcext:value-type="string">
            <text:p>ClassContextBuilder</text:p>
          </table:table-cell>
          <table:table-cell office:value-type="float" office:value="1337" calcext:value-type="float">
            <text:p>1337</text:p>
          </table:table-cell>
          <table:table-cell office:value-type="float" office:value="26413685" calcext:value-type="float">
            <text:p>26413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thoughtworks/qdox/qdox/1.12/qdox-1.12.jar</text:p>
          </table:table-cell>
          <table:table-cell office:value-type="string" calcext:value-type="string">
            <text:p>ClassContextBuilder</text:p>
          </table:table-cell>
          <table:table-cell office:value-type="float" office:value="119" calcext:value-type="float">
            <text:p>119</text:p>
          </table:table-cell>
          <table:table-cell office:value-type="float" office:value="3052212" calcext:value-type="float">
            <text:p>305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thoughtworks/xstream/xstream/1.3.1/xstream-1.3.1.jar</text:p>
          </table:table-cell>
          <table:table-cell office:value-type="string" calcext:value-type="string">
            <text:p>ClassContextBuilder</text:p>
          </table:table-cell>
          <table:table-cell office:value-type="float" office:value="395" calcext:value-type="float">
            <text:p>395</text:p>
          </table:table-cell>
          <table:table-cell office:value-type="float" office:value="10109878" calcext:value-type="float">
            <text:p>10109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ort-util-concurrent/backport-util-concurrent/3.1/backport-util-concurrent-3.1.jar</text:p>
          </table:table-cell>
          <table:table-cell office:value-type="string" calcext:value-type="string">
            <text:p>ClassContextBuilder</text:p>
          </table:table-cell>
          <table:table-cell office:value-type="float" office:value="268" calcext:value-type="float">
            <text:p>268</text:p>
          </table:table-cell>
          <table:table-cell office:value-type="float" office:value="6347404" calcext:value-type="float">
            <text:p>6347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/dom4j/1.6.1/dom4j-1.6.1.jar</text:p>
          </table:table-cell>
          <table:table-cell office:value-type="string" calcext:value-type="string">
            <text:p>ClassContextBuilder</text:p>
          </table:table-cell>
          <table:table-cell office:value-type="float" office:value="252" calcext:value-type="float">
            <text:p>252</text:p>
          </table:table-cell>
          <table:table-cell office:value-type="float" office:value="8125478" calcext:value-type="float">
            <text:p>8125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/dom4j/1.1/dom4j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98" calcext:value-type="float">
            <text:p>398</text:p>
          </table:table-cell>
          <table:table-cell office:value-type="float" office:value="12791326" calcext:value-type="float">
            <text:p>12791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4/commons-lang-2.4.jar</text:p>
          </table:table-cell>
          <table:table-cell office:value-type="string" calcext:value-type="string">
            <text:p>ClassContextBuilder</text:p>
          </table:table-cell>
          <table:table-cell office:value-type="float" office:value="151" calcext:value-type="float">
            <text:p>151</text:p>
          </table:table-cell>
          <table:table-cell office:value-type="float" office:value="10901913" calcext:value-type="float">
            <text:p>10901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1/commons-lang-2.1.jar</text:p>
          </table:table-cell>
          <table:table-cell office:value-type="string" calcext:value-type="string">
            <text:p>ClassContextBuilder</text:p>
          </table:table-cell>
          <table:table-cell office:value-type="float" office:value="131" calcext:value-type="float">
            <text:p>131</text:p>
          </table:table-cell>
          <table:table-cell office:value-type="float" office:value="3957201" calcext:value-type="float">
            <text:p>3957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5/commons-lang-2.5.jar</text:p>
          </table:table-cell>
          <table:table-cell office:value-type="string" calcext:value-type="string">
            <text:p>ClassContextBuilder</text:p>
          </table:table-cell>
          <table:table-cell office:value-type="float" office:value="155" calcext:value-type="float">
            <text:p>155</text:p>
          </table:table-cell>
          <table:table-cell office:value-type="float" office:value="5696768" calcext:value-type="float">
            <text:p>5696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/commons-digester/1.6/commons-digester-1.6.jar</text:p>
          </table:table-cell>
          <table:table-cell office:value-type="string" calcext:value-type="string">
            <text:p>ClassContextBuilder</text:p>
          </table:table-cell>
          <table:table-cell office:value-type="float" office:value="107" calcext:value-type="float">
            <text:p>107</text:p>
          </table:table-cell>
          <table:table-cell office:value-type="float" office:value="2333246" calcext:value-type="float">
            <text:p>2333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/commons-digester/1.8/commons-digester-1.8.jar</text:p>
          </table:table-cell>
          <table:table-cell office:value-type="string" calcext:value-type="string">
            <text:p>ClassContextBuilder</text:p>
          </table:table-cell>
          <table:table-cell office:value-type="float" office:value="112" calcext:value-type="float">
            <text:p>112</text:p>
          </table:table-cell>
          <table:table-cell office:value-type="float" office:value="2299607" calcext:value-type="float">
            <text:p>2299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4.12/junit-4.12.jar</text:p>
          </table:table-cell>
          <table:table-cell office:value-type="string" calcext:value-type="string">
            <text:p>ClassContextBuilder</text:p>
          </table:table-cell>
          <table:table-cell office:value-type="float" office:value="304" calcext:value-type="float">
            <text:p>304</text:p>
          </table:table-cell>
          <table:table-cell office:value-type="float" office:value="5253533" calcext:value-type="float">
            <text:p>525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3.8.1/junit-3.8.1.jar</text:p>
          </table:table-cell>
          <table:table-cell office:value-type="string" calcext:value-type="string">
            <text:p>ClassContextBuilder</text:p>
          </table:table-cell>
          <table:table-cell office:value-type="float" office:value="151" calcext:value-type="float">
            <text:p>151</text:p>
          </table:table-cell>
          <table:table-cell office:value-type="float" office:value="3509810" calcext:value-type="float">
            <text:p>3509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4.8.1/junit-4.8.1.jar</text:p>
          </table:table-cell>
          <table:table-cell office:value-type="string" calcext:value-type="string">
            <text:p>ClassContextBuilder</text:p>
          </table:table-cell>
          <table:table-cell office:value-type="float" office:value="247" calcext:value-type="float">
            <text:p>247</text:p>
          </table:table-cell>
          <table:table-cell office:value-type="float" office:value="3998245" calcext:value-type="float">
            <text:p>3998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3.8.2/junit-3.8.2.jar</text:p>
          </table:table-cell>
          <table:table-cell office:value-type="string" calcext:value-type="string">
            <text:p>ClassContextBuilder</text:p>
          </table:table-cell>
          <table:table-cell office:value-type="float" office:value="153" calcext:value-type="float">
            <text:p>153</text:p>
          </table:table-cell>
          <table:table-cell office:value-type="float" office:value="3390305" calcext:value-type="float">
            <text:p>3390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3/commons-codec-1.3.jar</text:p>
          </table:table-cell>
          <table:table-cell office:value-type="string" calcext:value-type="string">
            <text:p>ClassContextBuilder</text:p>
          </table:table-cell>
          <table:table-cell office:value-type="float" office:value="30" calcext:value-type="float">
            <text:p>30</text:p>
          </table:table-cell>
          <table:table-cell office:value-type="float" office:value="911069" calcext:value-type="float">
            <text:p>91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6/commons-codec-1.6.jar</text:p>
          </table:table-cell>
          <table:table-cell office:value-type="string" calcext:value-type="string">
            <text:p>ClassContextBuilder</text:p>
          </table:table-cell>
          <table:table-cell office:value-type="float" office:value="91" calcext:value-type="float">
            <text:p>91</text:p>
          </table:table-cell>
          <table:table-cell office:value-type="float" office:value="1808208" calcext:value-type="float">
            <text:p>1808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2/commons-codec-1.2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758952" calcext:value-type="float">
            <text:p>758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9/commons-codec-1.9.jar</text:p>
          </table:table-cell>
          <table:table-cell office:value-type="string" calcext:value-type="string">
            <text:p>ClassContextBuilder</text:p>
          </table:table-cell>
          <table:table-cell office:value-type="float" office:value="99" calcext:value-type="float">
            <text:p>99</text:p>
          </table:table-cell>
          <table:table-cell office:value-type="float" office:value="1964208" calcext:value-type="float">
            <text:p>1964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0.b2/xml-apis-1.0.b2.jar</text:p>
          </table:table-cell>
          <table:table-cell office:value-type="string" calcext:value-type="string">
            <text:p>ClassContextBuilder</text:p>
          </table:table-cell>
          <table:table-cell office:value-type="float" office:value="190" calcext:value-type="float">
            <text:p>190</text:p>
          </table:table-cell>
          <table:table-cell office:value-type="float" office:value="3085739" calcext:value-type="float">
            <text:p>308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3.04/xml-apis-1.3.04.jar</text:p>
          </table:table-cell>
          <table:table-cell office:value-type="string" calcext:value-type="string">
            <text:p>ClassContextBuilder</text:p>
          </table:table-cell>
          <table:table-cell office:value-type="float" office:value="313" calcext:value-type="float">
            <text:p>313</text:p>
          </table:table-cell>
          <table:table-cell office:value-type="float" office:value="4342552" calcext:value-type="float">
            <text:p>4342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3.02/xml-apis-1.3.02.jar</text:p>
          </table:table-cell>
          <table:table-cell office:value-type="string" calcext:value-type="string">
            <text:p>ClassContextBuilder</text:p>
          </table:table-cell>
          <table:table-cell office:value-type="float" office:value="311" calcext:value-type="float">
            <text:p>311</text:p>
          </table:table-cell>
          <table:table-cell office:value-type="float" office:value="4558803" calcext:value-type="float">
            <text:p>4558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/xom/1.0/xom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28" calcext:value-type="float">
            <text:p>128</text:p>
          </table:table-cell>
          <table:table-cell office:value-type="float" office:value="2677419" calcext:value-type="float">
            <text:p>2677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/commons-httpclient/3.1/commons-httpclient-3.1.jar</text:p>
          </table:table-cell>
          <table:table-cell office:value-type="string" calcext:value-type="string">
            <text:p>ClassContextBuilder</text:p>
          </table:table-cell>
          <table:table-cell office:value-type="float" office:value="189" calcext:value-type="float">
            <text:p>189</text:p>
          </table:table-cell>
          <table:table-cell office:value-type="float" office:value="4787088" calcext:value-type="float">
            <text:p>4787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0/commons-cli-1.0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980731" calcext:value-type="float">
            <text:p>980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2/commons-cli-1.2.jar</text:p>
          </table:table-cell>
          <table:table-cell office:value-type="string" calcext:value-type="string">
            <text:p>ClassContextBuilder</text:p>
          </table:table-cell>
          <table:table-cell office:value-type="float" office:value="28" calcext:value-type="float">
            <text:p>28</text:p>
          </table:table-cell>
          <table:table-cell office:value-type="float" office:value="1288301" calcext:value-type="float">
            <text:p>1288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3.1/commons-cli-1.3.1.jar</text:p>
          </table:table-cell>
          <table:table-cell office:value-type="string" calcext:value-type="string">
            <text:p>ClassContextBuilder</text:p>
          </table:table-cell>
          <table:table-cell office:value-type="float" office:value="32" calcext:value-type="float">
            <text:p>32</text:p>
          </table:table-cell>
          <table:table-cell office:value-type="float" office:value="1203411" calcext:value-type="float">
            <text:p>1203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/aopalliance/1.0/aopalliance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350507" calcext:value-type="float">
            <text:p>350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apache-log4j-extras/1.1/apache-log4j-extras-1.1.jar</text:p>
          </table:table-cell>
          <table:table-cell office:value-type="string" calcext:value-type="string">
            <text:p>ClassContextBuilder</text:p>
          </table:table-cell>
          <table:table-cell office:value-type="float" office:value="259" calcext:value-type="float">
            <text:p>259</text:p>
          </table:table-cell>
          <table:table-cell office:value-type="float" office:value="6484131" calcext:value-type="float">
            <text:p>6484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6/log4j-1.2.16.jar</text:p>
          </table:table-cell>
          <table:table-cell office:value-type="string" calcext:value-type="string">
            <text:p>ClassContextBuilder</text:p>
          </table:table-cell>
          <table:table-cell office:value-type="float" office:value="408" calcext:value-type="float">
            <text:p>408</text:p>
          </table:table-cell>
          <table:table-cell office:value-type="float" office:value="13064797" calcext:value-type="float">
            <text:p>13064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7/log4j-1.2.17.jar</text:p>
          </table:table-cell>
          <table:table-cell office:value-type="string" calcext:value-type="string">
            <text:p>ClassContextBuilder</text:p>
          </table:table-cell>
          <table:table-cell office:value-type="float" office:value="414" calcext:value-type="float">
            <text:p>414</text:p>
          </table:table-cell>
          <table:table-cell office:value-type="float" office:value="18074470" calcext:value-type="float">
            <text:p>18074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2/log4j-1.2.12.jar</text:p>
          </table:table-cell>
          <table:table-cell office:value-type="string" calcext:value-type="string">
            <text:p>ClassContextBuilder</text:p>
          </table:table-cell>
          <table:table-cell office:value-type="float" office:value="352" calcext:value-type="float">
            <text:p>352</text:p>
          </table:table-cell>
          <table:table-cell office:value-type="float" office:value="11057585" calcext:value-type="float">
            <text:p>11057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/1.2/commons-logging-1.2.jar</text:p>
          </table:table-cell>
          <table:table-cell office:value-type="string" calcext:value-type="string">
            <text:p>ClassContextBuilder</text:p>
          </table:table-cell>
          <table:table-cell office:value-type="float" office:value="42" calcext:value-type="float">
            <text:p>42</text:p>
          </table:table-cell>
          <table:table-cell office:value-type="float" office:value="1518193" calcext:value-type="float">
            <text:p>151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/1.1.1/commons-logging-1.1.1.jar</text:p>
          </table:table-cell>
          <table:table-cell office:value-type="string" calcext:value-type="string">
            <text:p>ClassContextBuilder</text:p>
          </table:table-cell>
          <table:table-cell office:value-type="float" office:value="42" calcext:value-type="float">
            <text:p>42</text:p>
          </table:table-cell>
          <table:table-cell office:value-type="float" office:value="1431708" calcext:value-type="float">
            <text:p>143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-api/1.1/commons-logging-api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4" calcext:value-type="float">
            <text:p>34</text:p>
          </table:table-cell>
          <table:table-cell office:value-type="float" office:value="1141127" calcext:value-type="float">
            <text:p>1141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validator/commons-validator/1.2.0/commons-validator-1.2.0.jar</text:p>
          </table:table-cell>
          <table:table-cell office:value-type="string" calcext:value-type="string">
            <text:p>ClassContextBuilder</text:p>
          </table:table-cell>
          <table:table-cell office:value-type="float" office:value="35" calcext:value-type="float">
            <text:p>35</text:p>
          </table:table-cell>
          <table:table-cell office:value-type="float" office:value="1169107" calcext:value-type="float">
            <text:p>1169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validator/commons-validator/1.3.1/commons-validator-1.3.1.jar</text:p>
          </table:table-cell>
          <table:table-cell office:value-type="string" calcext:value-type="string">
            <text:p>ClassContextBuilder</text:p>
          </table:table-cell>
          <table:table-cell office:value-type="float" office:value="51" calcext:value-type="float">
            <text:p>51</text:p>
          </table:table-cell>
          <table:table-cell office:value-type="float" office:value="1663104" calcext:value-type="float">
            <text:p>1663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p3/xpp3_min/1.1.4c/xpp3_min-1.1.4c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463787" calcext:value-type="float">
            <text:p>463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hain/commons-chain/1.1/commons-chain-1.1.jar</text:p>
          </table:table-cell>
          <table:table-cell office:value-type="string" calcext:value-type="string">
            <text:p>ClassContextBuilder</text:p>
          </table:table-cell>
          <table:table-cell office:value-type="float" office:value="74" calcext:value-type="float">
            <text:p>74</text:p>
          </table:table-cell>
          <table:table-cell office:value-type="float" office:value="2021903" calcext:value-type="float">
            <text:p>2021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/jaxen/1.1.1/jaxen-1.1.1.jar</text:p>
          </table:table-cell>
          <table:table-cell office:value-type="string" calcext:value-type="string">
            <text:p>ClassContextBuilder</text:p>
          </table:table-cell>
          <table:table-cell office:value-type="float" office:value="228" calcext:value-type="float">
            <text:p>228</text:p>
          </table:table-cell>
          <table:table-cell office:value-type="float" office:value="3632237" calcext:value-type="float">
            <text:p>3632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/xercesImpl/2.9.1/xercesImpl-2.9.1.jar</text:p>
          </table:table-cell>
          <table:table-cell office:value-type="string" calcext:value-type="string">
            <text:p>ClassContextBuilder</text:p>
          </table:table-cell>
          <table:table-cell office:value-type="float" office:value="1041" calcext:value-type="float">
            <text:p>1041</text:p>
          </table:table-cell>
          <table:table-cell office:value-type="float" office:value="22273641" calcext:value-type="float">
            <text:p>22273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/xmlParserAPIs/2.6.2/xmlParserAPIs-2.6.2.jar</text:p>
          </table:table-cell>
          <table:table-cell office:value-type="string" calcext:value-type="string">
            <text:p>ClassContextBuilder</text:p>
          </table:table-cell>
          <table:table-cell office:value-type="float" office:value="215" calcext:value-type="float">
            <text:p>215</text:p>
          </table:table-cell>
          <table:table-cell office:value-type="float" office:value="7123782" calcext:value-type="float">
            <text:p>7123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el/javax.el-api/2.2.4/javax.el-api-2.2.4.jar</text:p>
          </table:table-cell>
          <table:table-cell office:value-type="string" calcext:value-type="string">
            <text:p>ClassContextBuilder</text:p>
          </table:table-cell>
          <table:table-cell office:value-type="float" office:value="46" calcext:value-type="float">
            <text:p>46</text:p>
          </table:table-cell>
          <table:table-cell office:value-type="float" office:value="2400023" calcext:value-type="float">
            <text:p>2400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servlet/servlet-api/2.5/servlet-api-2.5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928592" calcext:value-type="float">
            <text:p>1928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servlet/javax.servlet-api/3.1.0/javax.servlet-api-3.1.0.jar</text:p>
          </table:table-cell>
          <table:table-cell office:value-type="string" calcext:value-type="string">
            <text:p>ClassContextBuilder</text:p>
          </table:table-cell>
          <table:table-cell office:value-type="float" office:value="94" calcext:value-type="float">
            <text:p>94</text:p>
          </table:table-cell>
          <table:table-cell office:value-type="float" office:value="2562295" calcext:value-type="float">
            <text:p>256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validation/validation-api/1.0.0.GA/validation-api-1.0.0.GA.jar</text:p>
          </table:table-cell>
          <table:table-cell office:value-type="string" calcext:value-type="string">
            <text:p>ClassContextBuilder</text:p>
          </table:table-cell>
          <table:table-cell office:value-type="float" office:value="86" calcext:value-type="float">
            <text:p>86</text:p>
          </table:table-cell>
          <table:table-cell office:value-type="float" office:value="1321339" calcext:value-type="float">
            <text:p>1321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validation/validation-api/1.1.0.Final/validation-api-1.1.0.Final.jar</text:p>
          </table:table-cell>
          <table:table-cell office:value-type="string" calcext:value-type="string">
            <text:p>ClassContextBuilder</text:p>
          </table:table-cell>
          <table:table-cell office:value-type="float" office:value="116" calcext:value-type="float">
            <text:p>116</text:p>
          </table:table-cell>
          <table:table-cell office:value-type="float" office:value="1227564" calcext:value-type="float">
            <text:p>122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lr/antlr/2.7.7/antlr-2.7.7.jar</text:p>
          </table:table-cell>
          <table:table-cell office:value-type="string" calcext:value-type="string">
            <text:p>ClassContextBuilder</text:p>
          </table:table-cell>
          <table:table-cell office:value-type="float" office:value="265" calcext:value-type="float">
            <text:p>265</text:p>
          </table:table-cell>
          <table:table-cell office:value-type="float" office:value="6782898" calcext:value-type="float">
            <text:p>6782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lr/antlr/2.7.2/antlr-2.7.2.jar</text:p>
          </table:table-cell>
          <table:table-cell office:value-type="string" calcext:value-type="string">
            <text:p>ClassContextBuilder</text:p>
          </table:table-cell>
          <table:table-cell office:value-type="float" office:value="229" calcext:value-type="float">
            <text:p>229</text:p>
          </table:table-cell>
          <table:table-cell office:value-type="float" office:value="9956988" calcext:value-type="float">
            <text:p>9956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/commons-beanutils/1.7.0/commons-beanutils-1.7.0.jar</text:p>
          </table:table-cell>
          <table:table-cell office:value-type="string" calcext:value-type="string">
            <text:p>ClassContextBuilder</text:p>
          </table:table-cell>
          <table:table-cell office:value-type="float" office:value="136" calcext:value-type="float">
            <text:p>136</text:p>
          </table:table-cell>
          <table:table-cell office:value-type="float" office:value="4142468" calcext:value-type="float">
            <text:p>4142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lan/xalan/2.6.0/xalan-2.6.0.jar</text:p>
          </table:table-cell>
          <table:table-cell office:value-type="string" calcext:value-type="string">
            <text:p>ClassContextBuilder</text:p>
          </table:table-cell>
          <table:table-cell office:value-type="float" office:value="1658" calcext:value-type="float">
            <text:p>1658</text:p>
          </table:table-cell>
          <table:table-cell office:value-type="float" office:value="36123504" calcext:value-type="float">
            <text:p>36123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om/jdom/1.0/jdom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06" calcext:value-type="float">
            <text:p>106</text:p>
          </table:table-cell>
          <table:table-cell office:value-type="float" office:value="3367585" calcext:value-type="float">
            <text:p>3367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arta-regexp/jakarta-regexp/1.4/jakarta-regexp-1.4.jar</text:p>
          </table:table-cell>
          <table:table-cell office:value-type="string" calcext:value-type="string">
            <text:p>ClassContextBuilder</text:p>
          </table:table-cell>
          <table:table-cell office:value-type="float" office:value="35" calcext:value-type="float">
            <text:p>35</text:p>
          </table:table-cell>
          <table:table-cell office:value-type="float" office:value="1320538" calcext:value-type="float">
            <text:p>1320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boss/logging/jboss-logging/3.1.3.GA/jboss-logging-3.1.3.GA.jar</text:p>
          </table:table-cell>
          <table:table-cell office:value-type="string" calcext:value-type="string">
            <text:p>ClassContextBuilder</text:p>
          </table:table-cell>
          <table:table-cell office:value-type="float" office:value="53" calcext:value-type="float">
            <text:p>53</text:p>
          </table:table-cell>
          <table:table-cell office:value-type="float" office:value="2865212" calcext:value-type="float">
            <text:p>2865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etbrains/annotations/15.0/annotations-15.0.jar</text:p>
          </table:table-cell>
          <table:table-cell office:value-type="string" calcext:value-type="string">
            <text:p>ClassContextBuilder</text:p>
          </table:table-cell>
          <table:table-cell office:value-type="float" office:value="38" calcext:value-type="float">
            <text:p>38</text:p>
          </table:table-cell>
          <table:table-cell office:value-type="float" office:value="422755" calcext:value-type="float">
            <text:p>422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grapht/jgrapht-core/1.0.1/jgrapht-core-1.0.1.jar</text:p>
          </table:table-cell>
          <table:table-cell office:value-type="string" calcext:value-type="string">
            <text:p>ClassContextBuilder</text:p>
          </table:table-cell>
          <table:table-cell office:value-type="float" office:value="406" calcext:value-type="float">
            <text:p>406</text:p>
          </table:table-cell>
          <table:table-cell office:value-type="float" office:value="8069253" calcext:value-type="float">
            <text:p>8069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cil/cowan/tagsoup/tagsoup/1.2.1/tagsoup-1.2.1.jar</text:p>
          </table:table-cell>
          <table:table-cell office:value-type="string" calcext:value-type="string">
            <text:p>ClassContextBuilder</text:p>
          </table:table-cell>
          <table:table-cell office:value-type="float" office:value="38" calcext:value-type="float">
            <text:p>38</text:p>
          </table:table-cell>
          <table:table-cell office:value-type="float" office:value="1246125" calcext:value-type="float">
            <text:p>1246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log4j12/1.6.4/slf4j-log4j12-1.6.4.jar</text:p>
          </table:table-cell>
          <table:table-cell office:value-type="string" calcext:value-type="string">
            <text:p>ClassContextBuilder</text:p>
          </table:table-cell>
          <table:table-cell office:value-type="float" office:value="16" calcext:value-type="float">
            <text:p>16</text:p>
          </table:table-cell>
          <table:table-cell office:value-type="float" office:value="1051430" calcext:value-type="float">
            <text:p>1051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jcl-over-slf4j/1.5.6/jcl-over-slf4j-1.5.6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956275" calcext:value-type="float">
            <text:p>956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6.4/slf4j-jdk14-1.6.4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875805" calcext:value-type="float">
            <text:p>875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5.6/slf4j-jdk14-1.5.6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831196" calcext:value-type="float">
            <text:p>831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7.24/slf4j-jdk14-1.7.24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737891" calcext:value-type="float">
            <text:p>737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6.4/slf4j-api-1.6.4.jar</text:p>
          </table:table-cell>
          <table:table-cell office:value-type="string" calcext:value-type="string">
            <text:p>ClassContextBuilder</text:p>
          </table:table-cell>
          <table:table-cell office:value-type="float" office:value="25" calcext:value-type="float">
            <text:p>25</text:p>
          </table:table-cell>
          <table:table-cell office:value-type="float" office:value="1071297" calcext:value-type="float">
            <text:p>1071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5.6/slf4j-api-1.5.6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991826" calcext:value-type="float">
            <text:p>991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7.24/slf4j-api-1.7.24.jar</text:p>
          </table:table-cell>
          <table:table-cell office:value-type="string" calcext:value-type="string">
            <text:p>ClassContextBuilder</text:p>
          </table:table-cell>
          <table:table-cell office:value-type="float" office:value="43" calcext:value-type="float">
            <text:p>43</text:p>
          </table:table-cell>
          <table:table-cell office:value-type="float" office:value="1982931" calcext:value-type="float">
            <text:p>1982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7.5/slf4j-api-1.7.5.jar</text:p>
          </table:table-cell>
          <table:table-cell office:value-type="string" calcext:value-type="string">
            <text:p>ClassContextBuilder</text:p>
          </table:table-cell>
          <table:table-cell office:value-type="float" office:value="25" calcext:value-type="float">
            <text:p>25</text:p>
          </table:table-cell>
          <table:table-cell office:value-type="float" office:value="992799" calcext:value-type="float">
            <text:p>992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avaan/javaan-cli/3.0-SNAPSHOT/javaan-cli-3.0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73" calcext:value-type="float">
            <text:p>73</text:p>
          </table:table-cell>
          <table:table-cell office:value-type="float" office:value="2572510" calcext:value-type="float">
            <text:p>2572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avaan/javaan-lib/3.0-SNAPSHOT/javaan-lib-3.0-SNAPSHOT.jar</text:p>
          </table:table-cell>
          <table:table-cell office:value-type="string" calcext:value-type="string">
            <text:p>ClassContextBuilder</text:p>
          </table:table-cell>
          <table:table-cell office:value-type="float" office:value="88" calcext:value-type="float">
            <text:p>88</text:p>
          </table:table-cell>
          <table:table-cell office:value-type="float" office:value="3157360" calcext:value-type="float">
            <text:p>3157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license-maven-plugin/1.5/license-maven-plugin-1.5.jar</text:p>
          </table:table-cell>
          <table:table-cell office:value-type="string" calcext:value-type="string">
            <text:p>ClassContextBuilder</text:p>
          </table:table-cell>
          <table:table-cell office:value-type="float" office:value="81" calcext:value-type="float">
            <text:p>81</text:p>
          </table:table-cell>
          <table:table-cell office:value-type="float" office:value="3286296" calcext:value-type="float">
            <text:p>328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gwt-maven-plugin/2.5.1/gwt-maven-plugin-2.5.1.jar</text:p>
          </table:table-cell>
          <table:table-cell office:value-type="string" calcext:value-type="string">
            <text:p>ClassContextBuilder</text:p>
          </table:table-cell>
          <table:table-cell office:value-type="float" office:value="64" calcext:value-type="float">
            <text:p>64</text:p>
          </table:table-cell>
          <table:table-cell office:value-type="float" office:value="1605737" calcext:value-type="float">
            <text:p>1605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exec-maven-plugin/1.6.0/exec-maven-plugin-1.6.0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1155463" calcext:value-type="float">
            <text:p>1155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velocity/1.1.8/plexus-velocity-1.1.8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765138" calcext:value-type="float">
            <text:p>765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velocity/1.1.7/plexus-velocity-1.1.7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572917" calcext:value-type="float">
            <text:p>572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0-alpha-30/plexus-container-default-1.0-alpha-30.jar</text:p>
          </table:table-cell>
          <table:table-cell office:value-type="string" calcext:value-type="string">
            <text:p>ClassContextBuilder</text:p>
          </table:table-cell>
          <table:table-cell office:value-type="float" office:value="223" calcext:value-type="float">
            <text:p>223</text:p>
          </table:table-cell>
          <table:table-cell office:value-type="float" office:value="4702260" calcext:value-type="float">
            <text:p>4702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5.5/plexus-container-default-1.5.5.jar</text:p>
          </table:table-cell>
          <table:table-cell office:value-type="string" calcext:value-type="string">
            <text:p>ClassContextBuilder</text:p>
          </table:table-cell>
          <table:table-cell office:value-type="float" office:value="199" calcext:value-type="float">
            <text:p>199</text:p>
          </table:table-cell>
          <table:table-cell office:value-type="float" office:value="4683040" calcext:value-type="float">
            <text:p>4683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0-alpha-9-stable-1/plexus-container-default-1.0-alpha-9-stable-1.jar</text:p>
          </table:table-cell>
          <table:table-cell office:value-type="string" calcext:value-type="string">
            <text:p>ClassContextBuilder</text:p>
          </table:table-cell>
          <table:table-cell office:value-type="float" office:value="184" calcext:value-type="float">
            <text:p>184</text:p>
          </table:table-cell>
          <table:table-cell office:value-type="float" office:value="3689740" calcext:value-type="float">
            <text:p>3689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activity-api/1.0-alpha-6/plexus-interactivity-api-1.0-alpha-6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691956" calcext:value-type="float">
            <text:p>69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activity-api/1.0-alpha-4/plexus-interactivity-api-1.0-alpha-4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707506" calcext:value-type="float">
            <text:p>707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0/plexus-archiver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32" calcext:value-type="float">
            <text:p>132</text:p>
          </table:table-cell>
          <table:table-cell office:value-type="float" office:value="3287707" calcext:value-type="float">
            <text:p>3287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2.2/plexus-archiver-2.2.jar</text:p>
          </table:table-cell>
          <table:table-cell office:value-type="string" calcext:value-type="string">
            <text:p>ClassContextBuilder</text:p>
          </table:table-cell>
          <table:table-cell office:value-type="float" office:value="139" calcext:value-type="float">
            <text:p>139</text:p>
          </table:table-cell>
          <table:table-cell office:value-type="float" office:value="3437048" calcext:value-type="float">
            <text:p>3437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2/plexus-archiver-1.2.jar</text:p>
          </table:table-cell>
          <table:table-cell office:value-type="string" calcext:value-type="string">
            <text:p>ClassContextBuilder</text:p>
          </table:table-cell>
          <table:table-cell office:value-type="float" office:value="134" calcext:value-type="float">
            <text:p>134</text:p>
          </table:table-cell>
          <table:table-cell office:value-type="float" office:value="3510402" calcext:value-type="float">
            <text:p>351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0-alpha-9/plexus-archiver-1.0-alpha-9.jar</text:p>
          </table:table-cell>
          <table:table-cell office:value-type="string" calcext:value-type="string">
            <text:p>ClassContextBuilder</text:p>
          </table:table-cell>
          <table:table-cell office:value-type="float" office:value="102" calcext:value-type="float">
            <text:p>102</text:p>
          </table:table-cell>
          <table:table-cell office:value-type="float" office:value="4921482" calcext:value-type="float">
            <text:p>492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2.1/plexus-archiver-2.1.jar</text:p>
          </table:table-cell>
          <table:table-cell office:value-type="string" calcext:value-type="string">
            <text:p>ClassContextBuilder</text:p>
          </table:table-cell>
          <table:table-cell office:value-type="float" office:value="139" calcext:value-type="float">
            <text:p>139</text:p>
          </table:table-cell>
          <table:table-cell office:value-type="float" office:value="5537400" calcext:value-type="float">
            <text:p>5537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1.5.3/plexus-compiler-api-1.5.3.jar</text:p>
          </table:table-cell>
          <table:table-cell office:value-type="string" calcext:value-type="string">
            <text:p>ClassContextBuilder</text:p>
          </table:table-cell>
          <table:table-cell office:value-type="float" office:value="22" calcext:value-type="float">
            <text:p>22</text:p>
          </table:table-cell>
          <table:table-cell office:value-type="float" office:value="1038373" calcext:value-type="float">
            <text:p>1038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1.8.1/plexus-compiler-api-1.8.1.jar</text:p>
          </table:table-cell>
          <table:table-cell office:value-type="string" calcext:value-type="string">
            <text:p>ClassContextBuilder</text:p>
          </table:table-cell>
          <table:table-cell office:value-type="float" office:value="22" calcext:value-type="float">
            <text:p>22</text:p>
          </table:table-cell>
          <table:table-cell office:value-type="float" office:value="1478203" calcext:value-type="float">
            <text:p>1478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2.2/plexus-compiler-api-2.2.jar</text:p>
          </table:table-cell>
          <table:table-cell office:value-type="string" calcext:value-type="string">
            <text:p>ClassContextBuilder</text:p>
          </table:table-cell>
          <table:table-cell office:value-type="float" office:value="28" calcext:value-type="float">
            <text:p>28</text:p>
          </table:table-cell>
          <table:table-cell office:value-type="float" office:value="1126306" calcext:value-type="float">
            <text:p>1126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4/plexus-interpolation-1.14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230713" calcext:value-type="float">
            <text:p>1230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1/plexus-interpolation-1.11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1076262" calcext:value-type="float">
            <text:p>1076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3/plexus-interpolation-1.13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209580" calcext:value-type="float">
            <text:p>1209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5/plexus-interpolation-1.15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242401" calcext:value-type="float">
            <text:p>1242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/plexus-io-1.0.jar</text:p>
          </table:table-cell>
          <table:table-cell office:value-type="string" calcext:value-type="string">
            <text:p>ClassContextBuilder</text:p>
          </table:table-cell>
          <table:table-cell office:value-type="float" office:value="44" calcext:value-type="float">
            <text:p>44</text:p>
          </table:table-cell>
          <table:table-cell office:value-type="float" office:value="1250816" calcext:value-type="float">
            <text:p>1250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2.0.6/plexus-io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45" calcext:value-type="float">
            <text:p>45</text:p>
          </table:table-cell>
          <table:table-cell office:value-type="float" office:value="1369184" calcext:value-type="float">
            <text:p>1369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2.0.2/plexus-io-2.0.2.jar</text:p>
          </table:table-cell>
          <table:table-cell office:value-type="string" calcext:value-type="string">
            <text:p>ClassContextBuilder</text:p>
          </table:table-cell>
          <table:table-cell office:value-type="float" office:value="45" calcext:value-type="float">
            <text:p>45</text:p>
          </table:table-cell>
          <table:table-cell office:value-type="float" office:value="1306887" calcext:value-type="float">
            <text:p>1306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-alpha-1/plexus-io-1.0-alpha-1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337758" calcext:value-type="float">
            <text:p>337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.1/plexus-io-1.0.1.jar</text:p>
          </table:table-cell>
          <table:table-cell office:value-type="string" calcext:value-type="string">
            <text:p>ClassContextBuilder</text:p>
          </table:table-cell>
          <table:table-cell office:value-type="float" office:value="44" calcext:value-type="float">
            <text:p>44</text:p>
          </table:table-cell>
          <table:table-cell office:value-type="float" office:value="1197766" calcext:value-type="float">
            <text:p>1197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manager/1.8.1/plexus-compiler-manager-1.8.1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477227" calcext:value-type="float">
            <text:p>477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manager/2.2/plexus-compiler-manager-2.2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390910" calcext:value-type="float">
            <text:p>390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18n/1.0-beta-7/plexus-i18n-1.0-beta-7.jar</text:p>
          </table:table-cell>
          <table:table-cell office:value-type="string" calcext:value-type="string">
            <text:p>ClassContextBuilder</text:p>
          </table:table-cell>
          <table:table-cell office:value-type="float" office:value="9" calcext:value-type="float">
            <text:p>9</text:p>
          </table:table-cell>
          <table:table-cell office:value-type="float" office:value="570413" calcext:value-type="float">
            <text:p>570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digest/1.0/plexus-digest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610056" calcext:value-type="float">
            <text:p>610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lassworlds/2.2.2/plexus-classworlds-2.2.2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3015018" calcext:value-type="float">
            <text:p>301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lassworlds/2.2.3/plexus-classworlds-2.2.3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2163118" calcext:value-type="float">
            <text:p>216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6/plexus-utils-1.5.6.jar</text:p>
          </table:table-cell>
          <table:table-cell office:value-type="string" calcext:value-type="string">
            <text:p>ClassContextBuilder</text:p>
          </table:table-cell>
          <table:table-cell office:value-type="float" office:value="153" calcext:value-type="float">
            <text:p>153</text:p>
          </table:table-cell>
          <table:table-cell office:value-type="float" office:value="5139310" calcext:value-type="float">
            <text:p>5139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8/plexus-utils-3.0.8.jar</text:p>
          </table:table-cell>
          <table:table-cell office:value-type="string" calcext:value-type="string">
            <text:p>ClassContextBuilder</text:p>
          </table:table-cell>
          <table:table-cell office:value-type="float" office:value="129" calcext:value-type="float">
            <text:p>129</text:p>
          </table:table-cell>
          <table:table-cell office:value-type="float" office:value="4277449" calcext:value-type="float">
            <text:p>4277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10/plexus-utils-1.5.10.jar</text:p>
          </table:table-cell>
          <table:table-cell office:value-type="string" calcext:value-type="string">
            <text:p>ClassContextBuilder</text:p>
          </table:table-cell>
          <table:table-cell office:value-type="float" office:value="169" calcext:value-type="float">
            <text:p>169</text:p>
          </table:table-cell>
          <table:table-cell office:value-type="float" office:value="4693799" calcext:value-type="float">
            <text:p>4693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1/plexus-utils-3.0.21.jar</text:p>
          </table:table-cell>
          <table:table-cell office:value-type="string" calcext:value-type="string">
            <text:p>ClassContextBuilder</text:p>
          </table:table-cell>
          <table:table-cell office:value-type="float" office:value="131" calcext:value-type="float">
            <text:p>131</text:p>
          </table:table-cell>
          <table:table-cell office:value-type="float" office:value="4285262" calcext:value-type="float">
            <text:p>4285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1/plexus-utils-1.5.1.jar</text:p>
          </table:table-cell>
          <table:table-cell office:value-type="string" calcext:value-type="string">
            <text:p>ClassContextBuilder</text:p>
          </table:table-cell>
          <table:table-cell office:value-type="float" office:value="123" calcext:value-type="float">
            <text:p>123</text:p>
          </table:table-cell>
          <table:table-cell office:value-type="float" office:value="3890137" calcext:value-type="float">
            <text:p>389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2.0.5/plexus-utils-2.0.5.jar</text:p>
          </table:table-cell>
          <table:table-cell office:value-type="string" calcext:value-type="string">
            <text:p>ClassContextBuilder</text:p>
          </table:table-cell>
          <table:table-cell office:value-type="float" office:value="121" calcext:value-type="float">
            <text:p>121</text:p>
          </table:table-cell>
          <table:table-cell office:value-type="float" office:value="7626750" calcext:value-type="float">
            <text:p>7626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10/plexus-utils-3.0.10.jar</text:p>
          </table:table-cell>
          <table:table-cell office:value-type="string" calcext:value-type="string">
            <text:p>ClassContextBuilder</text:p>
          </table:table-cell>
          <table:table-cell office:value-type="float" office:value="129" calcext:value-type="float">
            <text:p>129</text:p>
          </table:table-cell>
          <table:table-cell office:value-type="float" office:value="7398982" calcext:value-type="float">
            <text:p>7398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/plexus-utils-3.0.jar</text:p>
          </table:table-cell>
          <table:table-cell office:value-type="string" calcext:value-type="string">
            <text:p>ClassContextBuilder</text:p>
          </table:table-cell>
          <table:table-cell office:value-type="float" office:value="126" calcext:value-type="float">
            <text:p>126</text:p>
          </table:table-cell>
          <table:table-cell office:value-type="float" office:value="4137589" calcext:value-type="float">
            <text:p>4137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5/plexus-utils-3.0.5.jar</text:p>
          </table:table-cell>
          <table:table-cell office:value-type="string" calcext:value-type="string">
            <text:p>ClassContextBuilder</text:p>
          </table:table-cell>
          <table:table-cell office:value-type="float" office:value="128" calcext:value-type="float">
            <text:p>128</text:p>
          </table:table-cell>
          <table:table-cell office:value-type="float" office:value="7814686" calcext:value-type="float">
            <text:p>7814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4/plexus-utils-3.0.24.jar</text:p>
          </table:table-cell>
          <table:table-cell office:value-type="string" calcext:value-type="string">
            <text:p>ClassContextBuilder</text:p>
          </table:table-cell>
          <table:table-cell office:value-type="float" office:value="131" calcext:value-type="float">
            <text:p>131</text:p>
          </table:table-cell>
          <table:table-cell office:value-type="float" office:value="8067987" calcext:value-type="float">
            <text:p>8067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0/plexus-utils-3.0.20.jar</text:p>
          </table:table-cell>
          <table:table-cell office:value-type="string" calcext:value-type="string">
            <text:p>ClassContextBuilder</text:p>
          </table:table-cell>
          <table:table-cell office:value-type="float" office:value="131" calcext:value-type="float">
            <text:p>131</text:p>
          </table:table-cell>
          <table:table-cell office:value-type="float" office:value="8011517" calcext:value-type="float">
            <text:p>8011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15/plexus-utils-3.0.15.jar</text:p>
          </table:table-cell>
          <table:table-cell office:value-type="string" calcext:value-type="string">
            <text:p>ClassContextBuilder</text:p>
          </table:table-cell>
          <table:table-cell office:value-type="float" office:value="130" calcext:value-type="float">
            <text:p>130</text:p>
          </table:table-cell>
          <table:table-cell office:value-type="float" office:value="4527365" calcext:value-type="float">
            <text:p>4527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1.5.3/plexus-compiler-javac-1.5.3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900382" calcext:value-type="float">
            <text:p>900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1.8.1/plexus-compiler-javac-1.8.1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725773" calcext:value-type="float">
            <text:p>725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2.2/plexus-compiler-javac-2.2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762764" calcext:value-type="float">
            <text:p>762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onent-annotations/1.6/plexus-component-annotations-1.6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228096" calcext:value-type="float">
            <text:p>22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onent-annotations/1.5.5/plexus-component-annotations-1.5.5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211965" calcext:value-type="float">
            <text:p>211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groovy/groovy/1.8.3/groovy-1.8.3.jar</text:p>
          </table:table-cell>
          <table:table-cell office:value-type="string" calcext:value-type="string">
            <text:p>ClassContextBuilder</text:p>
          </table:table-cell>
          <table:table-cell office:value-type="float" office:value="3545" calcext:value-type="float">
            <text:p>3545</text:p>
          </table:table-cell>
          <table:table-cell office:value-type="float" office:value="278799868" calcext:value-type="float">
            <text:p>278799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groovy/groovy-all/1.8.4/groovy-all-1.8.4.jar</text:p>
          </table:table-cell>
          <table:table-cell office:value-type="string" calcext:value-type="string">
            <text:p>ClassContextBuilder</text:p>
          </table:table-cell>
          <table:table-cell office:value-type="float" office:value="3872" calcext:value-type="float">
            <text:p>3872</text:p>
          </table:table-cell>
          <table:table-cell office:value-type="float" office:value="256271435" calcext:value-type="float">
            <text:p>256271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servlet-api/2.5-20081211/servlet-api-2.5-20081211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045154" calcext:value-type="float">
            <text:p>1045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jetty-util/6.1.25/jetty-util-6.1.25.jar</text:p>
          </table:table-cell>
          <table:table-cell office:value-type="string" calcext:value-type="string">
            <text:p>ClassContextBuilder</text:p>
          </table:table-cell>
          <table:table-cell office:value-type="float" office:value="139" calcext:value-type="float">
            <text:p>139</text:p>
          </table:table-cell>
          <table:table-cell office:value-type="float" office:value="3333264" calcext:value-type="float">
            <text:p>333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penjdk/jmh/jmh-generator-annprocess/1.17.5/jmh-generator-annprocess-1.17.5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862453" calcext:value-type="float">
            <text:p>862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build-api/0.0.7/plexus-build-api-0.0.7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489593" calcext:value-type="float">
            <text:p>489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build-api/0.0.4/plexus-build-api-0.0.4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379579" calcext:value-type="float">
            <text:p>379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cipher/1.4/plexus-cipher-1.4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415715" calcext:value-type="float">
            <text:p>415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sec-dispatcher/1.3/plexus-sec-dispatcher-1.3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659321" calcext:value-type="float">
            <text:p>659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spi/1.7/aether-spi-1.7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486316" calcext:value-type="float">
            <text:p>48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impl/1.7/aether-impl-1.7.jar</text:p>
          </table:table-cell>
          <table:table-cell office:value-type="string" calcext:value-type="string">
            <text:p>ClassContextBuilder</text:p>
          </table:table-cell>
          <table:table-cell office:value-type="float" office:value="66" calcext:value-type="float">
            <text:p>66</text:p>
          </table:table-cell>
          <table:table-cell office:value-type="float" office:value="1935625" calcext:value-type="float">
            <text:p>193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api/1.7/aether-api-1.7.jar</text:p>
          </table:table-cell>
          <table:table-cell office:value-type="string" calcext:value-type="string">
            <text:p>ClassContextBuilder</text:p>
          </table:table-cell>
          <table:table-cell office:value-type="float" office:value="88" calcext:value-type="float">
            <text:p>88</text:p>
          </table:table-cell>
          <table:table-cell office:value-type="float" office:value="1730495" calcext:value-type="float">
            <text:p>1730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util/1.7/aether-util-1.7.jar</text:p>
          </table:table-cell>
          <table:table-cell office:value-type="string" calcext:value-type="string">
            <text:p>ClassContextBuilder</text:p>
          </table:table-cell>
          <table:table-cell office:value-type="float" office:value="88" calcext:value-type="float">
            <text:p>88</text:p>
          </table:table-cell>
          <table:table-cell office:value-type="float" office:value="2253065" calcext:value-type="float">
            <text:p>2253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nuiton/processor/nuiton-processor/1.3/nuiton-processor-1.3.jar</text:p>
          </table:table-cell>
          <table:table-cell office:value-type="string" calcext:value-type="string">
            <text:p>ClassContextBuilder</text:p>
          </table:table-cell>
          <table:table-cell office:value-type="float" office:value="32" calcext:value-type="float">
            <text:p>32</text:p>
          </table:table-cell>
          <table:table-cell office:value-type="float" office:value="839625" calcext:value-type="float">
            <text:p>839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orbit/javax.servlet/3.0.0.v201112011016/javax.servlet-3.0.0.v201112011016.jar</text:p>
          </table:table-cell>
          <table:table-cell office:value-type="string" calcext:value-type="string">
            <text:p>ClassContextBuilder</text:p>
          </table:table-cell>
          <table:table-cell office:value-type="float" office:value="89" calcext:value-type="float">
            <text:p>89</text:p>
          </table:table-cell>
          <table:table-cell office:value-type="float" office:value="1504939" calcext:value-type="float">
            <text:p>1504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webapp/9.0.0.M0/jetty-webapp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52" calcext:value-type="float">
            <text:p>52</text:p>
          </table:table-cell>
          <table:table-cell office:value-type="float" office:value="1600593" calcext:value-type="float">
            <text:p>1600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rvlet/9.0.0.M0/jetty-servlet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40" calcext:value-type="float">
            <text:p>40</text:p>
          </table:table-cell>
          <table:table-cell office:value-type="float" office:value="1709070" calcext:value-type="float">
            <text:p>1709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curity/9.0.0.M0/jetty-security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65" calcext:value-type="float">
            <text:p>65</text:p>
          </table:table-cell>
          <table:table-cell office:value-type="float" office:value="1594768" calcext:value-type="float">
            <text:p>1594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continuation/9.0.0.M0/jetty-continuation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16" calcext:value-type="float">
            <text:p>16</text:p>
          </table:table-cell>
          <table:table-cell office:value-type="float" office:value="706217" calcext:value-type="float">
            <text:p>706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io/9.0.0.M0/jetty-io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71" calcext:value-type="float">
            <text:p>71</text:p>
          </table:table-cell>
          <table:table-cell office:value-type="float" office:value="1617031" calcext:value-type="float">
            <text:p>1617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xml/9.0.0.M0/jetty-xml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812299" calcext:value-type="float">
            <text:p>812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http/9.0.0.M0/jetty-http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59" calcext:value-type="float">
            <text:p>59</text:p>
          </table:table-cell>
          <table:table-cell office:value-type="float" office:value="1810752" calcext:value-type="float">
            <text:p>1810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util/9.0.0.M0/jetty-util-9.0.0.M0.jar</text:p>
          </table:table-cell>
          <table:table-cell office:value-type="string" calcext:value-type="string">
            <text:p>ClassContextBuilder</text:p>
          </table:table-cell>
          <table:table-cell office:value-type="float" office:value="205" calcext:value-type="float">
            <text:p>205</text:p>
          </table:table-cell>
          <table:table-cell office:value-type="float" office:value="4595943" calcext:value-type="float">
            <text:p>4595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aether/aether-util/0.9.0.M2/aether-util-0.9.0.M2.jar</text:p>
          </table:table-cell>
          <table:table-cell office:value-type="string" calcext:value-type="string">
            <text:p>ClassContextBuilder</text:p>
          </table:table-cell>
          <table:table-cell office:value-type="float" office:value="102" calcext:value-type="float">
            <text:p>102</text:p>
          </table:table-cell>
          <table:table-cell office:value-type="float" office:value="2712310" calcext:value-type="float">
            <text:p>2712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-tools/maven-plugin-annotations/3.2/maven-plugin-annotations-3.2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403960" calcext:value-type="float">
            <text:p>403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-tools/maven-plugin-annotations/3.1/maven-plugin-annotations-3.1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334339" calcext:value-type="float">
            <text:p>334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0.6/maven-error-diagnostics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378069" calcext:value-type="float">
            <text:p>378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2.1/maven-error-diagnostics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75387" calcext:value-type="float">
            <text:p>375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0.9/maven-error-diagnostics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418304" calcext:value-type="float">
            <text:p>418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0.6/maven-plugin-registry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536521" calcext:value-type="float">
            <text:p>536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2.1/maven-plugin-registry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612924" calcext:value-type="float">
            <text:p>612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0.9/maven-plugin-registry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568467" calcext:value-type="float">
            <text:p>568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2.0/maven-plugin-registry-2.2.0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605355" calcext:value-type="float">
            <text:p>605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-builder/3.0/maven-settings-builder-3.0.jar</text:p>
          </table:table-cell>
          <table:table-cell office:value-type="string" calcext:value-type="string">
            <text:p>ClassContextBuilder</text:p>
          </table:table-cell>
          <table:table-cell office:value-type="float" office:value="35" calcext:value-type="float">
            <text:p>35</text:p>
          </table:table-cell>
          <table:table-cell office:value-type="float" office:value="848019" calcext:value-type="float">
            <text:p>848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0.6/maven-artifact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87" calcext:value-type="float">
            <text:p>87</text:p>
          </table:table-cell>
          <table:table-cell office:value-type="float" office:value="3337975" calcext:value-type="float">
            <text:p>3337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2.1/maven-artifact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74" calcext:value-type="float">
            <text:p>74</text:p>
          </table:table-cell>
          <table:table-cell office:value-type="float" office:value="2468420" calcext:value-type="float">
            <text:p>2468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0.9/maven-artifact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87" calcext:value-type="float">
            <text:p>87</text:p>
          </table:table-cell>
          <table:table-cell office:value-type="float" office:value="2347408" calcext:value-type="float">
            <text:p>2347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3.0/maven-artifact-3.0.jar</text:p>
          </table:table-cell>
          <table:table-cell office:value-type="string" calcext:value-type="string">
            <text:p>ClassContextBuilder</text:p>
          </table:table-cell>
          <table:table-cell office:value-type="float" office:value="46" calcext:value-type="float">
            <text:p>46</text:p>
          </table:table-cell>
          <table:table-cell office:value-type="float" office:value="1348666" calcext:value-type="float">
            <text:p>1348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0.6/maven-plugin-api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403570" calcext:value-type="float">
            <text:p>403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2.1/maven-plugin-api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331257" calcext:value-type="float">
            <text:p>331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0.9/maven-plugin-api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332799" calcext:value-type="float">
            <text:p>332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3.0/maven-plugin-api-3.0.jar</text:p>
          </table:table-cell>
          <table:table-cell office:value-type="string" calcext:value-type="string">
            <text:p>ClassContextBuilder</text:p>
          </table:table-cell>
          <table:table-cell office:value-type="float" office:value="30" calcext:value-type="float">
            <text:p>30</text:p>
          </table:table-cell>
          <table:table-cell office:value-type="float" office:value="1095008" calcext:value-type="float">
            <text:p>1095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0.6/maven-settings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931929" calcext:value-type="float">
            <text:p>931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2.1/maven-settings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22" calcext:value-type="float">
            <text:p>22</text:p>
          </table:table-cell>
          <table:table-cell office:value-type="float" office:value="990160" calcext:value-type="float">
            <text:p>990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0.9/maven-settings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966514" calcext:value-type="float">
            <text:p>966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3.0/maven-settings-3.0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738620" calcext:value-type="float">
            <text:p>738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/wagon-provider-api-1.0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1146495" calcext:value-type="float">
            <text:p>1146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-alpha-6/wagon-provider-api-1.0-alpha-6.jar</text:p>
          </table:table-cell>
          <table:table-cell office:value-type="string" calcext:value-type="string">
            <text:p>ClassContextBuilder</text:p>
          </table:table-cell>
          <table:table-cell office:value-type="float" office:value="45" calcext:value-type="float">
            <text:p>45</text:p>
          </table:table-cell>
          <table:table-cell office:value-type="float" office:value="990411" calcext:value-type="float">
            <text:p>990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2.8/wagon-provider-api-2.8.jar</text:p>
          </table:table-cell>
          <table:table-cell office:value-type="string" calcext:value-type="string">
            <text:p>ClassContextBuilder</text:p>
          </table:table-cell>
          <table:table-cell office:value-type="float" office:value="48" calcext:value-type="float">
            <text:p>48</text:p>
          </table:table-cell>
          <table:table-cell office:value-type="float" office:value="1089991" calcext:value-type="float">
            <text:p>1089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-beta-6/wagon-provider-api-1.0-beta-6.jar</text:p>
          </table:table-cell>
          <table:table-cell office:value-type="string" calcext:value-type="string">
            <text:p>ClassContextBuilder</text:p>
          </table:table-cell>
          <table:table-cell office:value-type="float" office:value="50" calcext:value-type="float">
            <text:p>50</text:p>
          </table:table-cell>
          <table:table-cell office:value-type="float" office:value="1145904" calcext:value-type="float">
            <text:p>1145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endency-plugin/2.8/maven-dependency-plugin-2.8.jar</text:p>
          </table:table-cell>
          <table:table-cell office:value-type="string" calcext:value-type="string">
            <text:p>ClassContextBuilder</text:p>
          </table:table-cell>
          <table:table-cell office:value-type="float" office:value="56" calcext:value-type="float">
            <text:p>56</text:p>
          </table:table-cell>
          <table:table-cell office:value-type="float" office:value="1633910" calcext:value-type="float">
            <text:p>1633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hade-plugin/2.2/maven-shade-plugin-2.2.jar</text:p>
          </table:table-cell>
          <table:table-cell office:value-type="string" calcext:value-type="string">
            <text:p>ClassContextBuilder</text:p>
          </table:table-cell>
          <table:table-cell office:value-type="float" office:value="47" calcext:value-type="float">
            <text:p>47</text:p>
          </table:table-cell>
          <table:table-cell office:value-type="float" office:value="2567917" calcext:value-type="float">
            <text:p>2567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hade-plugin/3.0.0/maven-shade-plugin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49" calcext:value-type="float">
            <text:p>49</text:p>
          </table:table-cell>
          <table:table-cell office:value-type="float" office:value="1568751" calcext:value-type="float">
            <text:p>1568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ource-plugin/2.1.2/maven-source-plugin-2.1.2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364869" calcext:value-type="float">
            <text:p>364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ntrun-plugin/1.7/maven-antrun-plugin-1.7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607372" calcext:value-type="float">
            <text:p>607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urefire-plugin/2.17/maven-surefire-plugin-2.17.jar</text:p>
          </table:table-cell>
          <table:table-cell office:value-type="string" calcext:value-type="string">
            <text:p>ClassContextBuilder</text:p>
          </table:table-cell>
          <table:table-cell office:value-type="float" office:value="2" calcext:value-type="float">
            <text:p>2</text:p>
          </table:table-cell>
          <table:table-cell office:value-type="float" office:value="465703" calcext:value-type="float">
            <text:p>465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urefire-plugin/2.12.4/maven-surefire-plugin-2.12.4.jar</text:p>
          </table:table-cell>
          <table:table-cell office:value-type="string" calcext:value-type="string">
            <text:p>ClassContextBuilder</text:p>
          </table:table-cell>
          <table:table-cell office:value-type="float" office:value="2" calcext:value-type="float">
            <text:p>2</text:p>
          </table:table-cell>
          <table:table-cell office:value-type="float" office:value="407607" calcext:value-type="float">
            <text:p>407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sources-plugin/2.6/maven-resources-plugin-2.6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696869" calcext:value-type="float">
            <text:p>696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sources-plugin/2.5/maven-resources-plugin-2.5.jar</text:p>
          </table:table-cell>
          <table:table-cell office:value-type="string" calcext:value-type="string">
            <text:p>ClassContextBuilder</text:p>
          </table:table-cell>
          <table:table-cell office:value-type="float" office:value="14" calcext:value-type="float">
            <text:p>14</text:p>
          </table:table-cell>
          <table:table-cell office:value-type="float" office:value="719003" calcext:value-type="float">
            <text:p>719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lean-plugin/2.5/maven-clean-plugin-2.5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385011" calcext:value-type="float">
            <text:p>385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war-plugin/2.1.1/maven-war-plugin-2.1.1.jar</text:p>
          </table:table-cell>
          <table:table-cell office:value-type="string" calcext:value-type="string">
            <text:p>ClassContextBuilder</text:p>
          </table:table-cell>
          <table:table-cell office:value-type="float" office:value="34" calcext:value-type="float">
            <text:p>34</text:p>
          </table:table-cell>
          <table:table-cell office:value-type="float" office:value="1152480" calcext:value-type="float">
            <text:p>1152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rchetype-plugin/3.0.0/maven-archetype-plugin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35" calcext:value-type="float">
            <text:p>35</text:p>
          </table:table-cell>
          <table:table-cell office:value-type="float" office:value="1328810" calcext:value-type="float">
            <text:p>1328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ompiler-plugin/2.3.2/maven-compiler-plugin-2.3.2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415105" calcext:value-type="float">
            <text:p>415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ompiler-plugin/3.1/maven-compiler-plugin-3.1.jar</text:p>
          </table:table-cell>
          <table:table-cell office:value-type="string" calcext:value-type="string">
            <text:p>ClassContextBuilder</text:p>
          </table:table-cell>
          <table:table-cell office:value-type="float" office:value="9" calcext:value-type="float">
            <text:p>9</text:p>
          </table:table-cell>
          <table:table-cell office:value-type="float" office:value="527547" calcext:value-type="float">
            <text:p>527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5.1/maven-install-plugin-2.5.1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414967" calcext:value-type="float">
            <text:p>414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4/maven-install-plugin-2.4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336255" calcext:value-type="float">
            <text:p>336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5.2/maven-install-plugin-2.5.2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452171" calcext:value-type="float">
            <text:p>452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loy-plugin/2.7/maven-deploy-plugin-2.7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358779" calcext:value-type="float">
            <text:p>358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loy-plugin/2.8.1/maven-deploy-plugin-2.8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457291" calcext:value-type="float">
            <text:p>457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lease-plugin/2.3.2/maven-release-plugin-2.3.2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366958" calcext:value-type="float">
            <text:p>366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jar-plugin/2.4/maven-jar-plugin-2.4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606544" calcext:value-type="float">
            <text:p>606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junit4/2.17/surefire-junit4-2.17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972116" calcext:value-type="float">
            <text:p>97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4.3/surefire-api-2.4.3.jar</text:p>
          </table:table-cell>
          <table:table-cell office:value-type="string" calcext:value-type="string">
            <text:p>ClassContextBuilder</text:p>
          </table:table-cell>
          <table:table-cell office:value-type="float" office:value="278" calcext:value-type="float">
            <text:p>278</text:p>
          </table:table-cell>
          <table:table-cell office:value-type="float" office:value="8836985" calcext:value-type="float">
            <text:p>8836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17/surefire-api-2.17.jar</text:p>
          </table:table-cell>
          <table:table-cell office:value-type="string" calcext:value-type="string">
            <text:p>ClassContextBuilder</text:p>
          </table:table-cell>
          <table:table-cell office:value-type="float" office:value="107" calcext:value-type="float">
            <text:p>107</text:p>
          </table:table-cell>
          <table:table-cell office:value-type="float" office:value="4164861" calcext:value-type="float">
            <text:p>4164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12.4/surefire-api-2.12.4.jar</text:p>
          </table:table-cell>
          <table:table-cell office:value-type="string" calcext:value-type="string">
            <text:p>ClassContextBuilder</text:p>
          </table:table-cell>
          <table:table-cell office:value-type="float" office:value="92" calcext:value-type="float">
            <text:p>92</text:p>
          </table:table-cell>
          <table:table-cell office:value-type="float" office:value="2002306" calcext:value-type="float">
            <text:p>2002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4.3/surefire-booter-2.4.3.jar</text:p>
          </table:table-cell>
          <table:table-cell office:value-type="string" calcext:value-type="string">
            <text:p>ClassContextBuilder</text:p>
          </table:table-cell>
          <table:table-cell office:value-type="float" office:value="143" calcext:value-type="float">
            <text:p>143</text:p>
          </table:table-cell>
          <table:table-cell office:value-type="float" office:value="4206708" calcext:value-type="float">
            <text:p>4206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17/surefire-booter-2.17.jar</text:p>
          </table:table-cell>
          <table:table-cell office:value-type="string" calcext:value-type="string">
            <text:p>ClassContextBuilder</text:p>
          </table:table-cell>
          <table:table-cell office:value-type="float" office:value="34" calcext:value-type="float">
            <text:p>34</text:p>
          </table:table-cell>
          <table:table-cell office:value-type="float" office:value="1223111" calcext:value-type="float">
            <text:p>1223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12.4/surefire-booter-2.12.4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1046455" calcext:value-type="float">
            <text:p>1046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0.6/maven-monitor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270657" calcext:value-type="float">
            <text:p>270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2.1/maven-monitor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217975" calcext:value-type="float">
            <text:p>217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0.9/maven-monitor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215822" calcext:value-type="float">
            <text:p>215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1.0/maven-toolchain-1.0.jar</text:p>
          </table:table-cell>
          <table:table-cell office:value-type="string" calcext:value-type="string">
            <text:p>ClassContextBuilder</text:p>
          </table:table-cell>
          <table:table-cell office:value-type="float" office:value="27" calcext:value-type="float">
            <text:p>27</text:p>
          </table:table-cell>
          <table:table-cell office:value-type="float" office:value="654545" calcext:value-type="float">
            <text:p>6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2.2.1/maven-toolchain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687474" calcext:value-type="float">
            <text:p>687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2.0.9/maven-toolchain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27" calcext:value-type="float">
            <text:p>27</text:p>
          </table:table-cell>
          <table:table-cell office:value-type="float" office:value="1053673" calcext:value-type="float">
            <text:p>1053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0.6/maven-profile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680329" calcext:value-type="float">
            <text:p>680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2.1/maven-profile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1036646" calcext:value-type="float">
            <text:p>1036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0.9/maven-profile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681493" calcext:value-type="float">
            <text:p>681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2.0/maven-profile-2.2.0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652441" calcext:value-type="float">
            <text:p>652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0.6/maven-project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55" calcext:value-type="float">
            <text:p>55</text:p>
          </table:table-cell>
          <table:table-cell office:value-type="float" office:value="1816222" calcext:value-type="float">
            <text:p>1816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2.1/maven-project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78" calcext:value-type="float">
            <text:p>78</text:p>
          </table:table-cell>
          <table:table-cell office:value-type="float" office:value="2615918" calcext:value-type="float">
            <text:p>2615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0.9/maven-project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58" calcext:value-type="float">
            <text:p>58</text:p>
          </table:table-cell>
          <table:table-cell office:value-type="float" office:value="1942727" calcext:value-type="float">
            <text:p>194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2.0/maven-project-2.2.0.jar</text:p>
          </table:table-cell>
          <table:table-cell office:value-type="string" calcext:value-type="string">
            <text:p>ClassContextBuilder</text:p>
          </table:table-cell>
          <table:table-cell office:value-type="float" office:value="78" calcext:value-type="float">
            <text:p>78</text:p>
          </table:table-cell>
          <table:table-cell office:value-type="float" office:value="2587134" calcext:value-type="float">
            <text:p>2587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io/1.1/maven-shared-io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4" calcext:value-type="float">
            <text:p>34</text:p>
          </table:table-cell>
          <table:table-cell office:value-type="float" office:value="764640" calcext:value-type="float">
            <text:p>764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cript-interpreter/1.0/maven-script-interpreter-1.0.jar</text:p>
          </table:table-cell>
          <table:table-cell office:value-type="string" calcext:value-type="string">
            <text:p>ClassContextBuilder</text:p>
          </table:table-cell>
          <table:table-cell office:value-type="float" office:value="15" calcext:value-type="float">
            <text:p>15</text:p>
          </table:table-cell>
          <table:table-cell office:value-type="float" office:value="372420" calcext:value-type="float">
            <text:p>372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repository-builder/1.0-alpha-2/maven-repository-builder-1.0-alpha-2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579805" calcext:value-type="float">
            <text:p>579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1.3/maven-common-artifact-filters-1.3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641281" calcext:value-type="float">
            <text:p>64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1.4/maven-common-artifact-filters-1.4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601125" calcext:value-type="float">
            <text:p>601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3.0.0/maven-common-artifact-filters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45" calcext:value-type="float">
            <text:p>45</text:p>
          </table:table-cell>
          <table:table-cell office:value-type="float" office:value="1002448" calcext:value-type="float">
            <text:p>1002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0/maven-filtering-1.0.jar</text:p>
          </table:table-cell>
          <table:table-cell office:value-type="string" calcext:value-type="string">
            <text:p>ClassContextBuilder</text:p>
          </table:table-cell>
          <table:table-cell office:value-type="float" office:value="30" calcext:value-type="float">
            <text:p>30</text:p>
          </table:table-cell>
          <table:table-cell office:value-type="float" office:value="1139554" calcext:value-type="float">
            <text:p>1139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0-beta-2/maven-filtering-1.0-beta-2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880758" calcext:value-type="float">
            <text:p>88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1/maven-filtering-1.1.jar</text:p>
          </table:table-cell>
          <table:table-cell office:value-type="string" calcext:value-type="string">
            <text:p>ClassContextBuilder</text:p>
          </table:table-cell>
          <table:table-cell office:value-type="float" office:value="27" calcext:value-type="float">
            <text:p>27</text:p>
          </table:table-cell>
          <table:table-cell office:value-type="float" office:value="967835" calcext:value-type="float">
            <text:p>967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file-management/1.1/file-management-1.1.jar</text:p>
          </table:table-cell>
          <table:table-cell office:value-type="string" calcext:value-type="string">
            <text:p>ClassContextBuilder</text:p>
          </table:table-cell>
          <table:table-cell office:value-type="float" office:value="19" calcext:value-type="float">
            <text:p>19</text:p>
          </table:table-cell>
          <table:table-cell office:value-type="float" office:value="499946" calcext:value-type="float">
            <text:p>499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dependency-tree/2.2/maven-dependency-tree-2.2.jar</text:p>
          </table:table-cell>
          <table:table-cell office:value-type="string" calcext:value-type="string">
            <text:p>ClassContextBuilder</text:p>
          </table:table-cell>
          <table:table-cell office:value-type="float" office:value="46" calcext:value-type="float">
            <text:p>46</text:p>
          </table:table-cell>
          <table:table-cell office:value-type="float" office:value="1206813" calcext:value-type="float">
            <text:p>1206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dependency-tree/2.1/maven-dependency-tree-2.1.jar</text:p>
          </table:table-cell>
          <table:table-cell office:value-type="string" calcext:value-type="string">
            <text:p>ClassContextBuilder</text:p>
          </table:table-cell>
          <table:table-cell office:value-type="float" office:value="44" calcext:value-type="float">
            <text:p>44</text:p>
          </table:table-cell>
          <table:table-cell office:value-type="float" office:value="1265969" calcext:value-type="float">
            <text:p>1265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artifact-transfer/0.9.0/maven-artifact-transfer-0.9.0.jar</text:p>
          </table:table-cell>
          <table:table-cell office:value-type="string" calcext:value-type="string">
            <text:p>ClassContextBuilder</text:p>
          </table:table-cell>
          <table:table-cell office:value-type="float" office:value="85" calcext:value-type="float">
            <text:p>85</text:p>
          </table:table-cell>
          <table:table-cell office:value-type="float" office:value="1869378" calcext:value-type="float">
            <text:p>1869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3/maven-shared-utils-0.3.jar</text:p>
          </table:table-cell>
          <table:table-cell office:value-type="string" calcext:value-type="string">
            <text:p>ClassContextBuilder</text:p>
          </table:table-cell>
          <table:table-cell office:value-type="float" office:value="99" calcext:value-type="float">
            <text:p>99</text:p>
          </table:table-cell>
          <table:table-cell office:value-type="float" office:value="2572122" calcext:value-type="float">
            <text:p>2572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1/maven-shared-utils-0.1.jar</text:p>
          </table:table-cell>
          <table:table-cell office:value-type="string" calcext:value-type="string">
            <text:p>ClassContextBuilder</text:p>
          </table:table-cell>
          <table:table-cell office:value-type="float" office:value="99" calcext:value-type="float">
            <text:p>99</text:p>
          </table:table-cell>
          <table:table-cell office:value-type="float" office:value="2443922" calcext:value-type="float">
            <text:p>2443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3.0.0/maven-shared-utils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104" calcext:value-type="float">
            <text:p>104</text:p>
          </table:table-cell>
          <table:table-cell office:value-type="float" office:value="2715890" calcext:value-type="float">
            <text:p>2715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4/maven-shared-utils-0.4.jar</text:p>
          </table:table-cell>
          <table:table-cell office:value-type="string" calcext:value-type="string">
            <text:p>ClassContextBuilder</text:p>
          </table:table-cell>
          <table:table-cell office:value-type="float" office:value="99" calcext:value-type="float">
            <text:p>99</text:p>
          </table:table-cell>
          <table:table-cell office:value-type="float" office:value="2633832" calcext:value-type="float">
            <text:p>2633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incremental/1.1/maven-shared-incremental-1.1.jar</text:p>
          </table:table-cell>
          <table:table-cell office:value-type="string" calcext:value-type="string">
            <text:p>ClassContextBuilder</text:p>
          </table:table-cell>
          <table:table-cell office:value-type="float" office:value="3" calcext:value-type="float">
            <text:p>3</text:p>
          </table:table-cell>
          <table:table-cell office:value-type="float" office:value="233146" calcext:value-type="float">
            <text:p>23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0.6/maven-core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71" calcext:value-type="float">
            <text:p>71</text:p>
          </table:table-cell>
          <table:table-cell office:value-type="float" office:value="1838555" calcext:value-type="float">
            <text:p>1838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2.1/maven-core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72" calcext:value-type="float">
            <text:p>72</text:p>
          </table:table-cell>
          <table:table-cell office:value-type="float" office:value="2146555" calcext:value-type="float">
            <text:p>2146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0.9/maven-core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71" calcext:value-type="float">
            <text:p>71</text:p>
          </table:table-cell>
          <table:table-cell office:value-type="float" office:value="1933440" calcext:value-type="float">
            <text:p>1933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4.1/maven-archiver-2.4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405324" calcext:value-type="float">
            <text:p>405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4.2/maven-archiver-2.4.2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98414" calcext:value-type="float">
            <text:p>398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5/maven-archiver-2.5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56539" calcext:value-type="float">
            <text:p>356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exec/1.1/maven-reporting-exec-1.1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409637" calcext:value-type="float">
            <text:p>409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0.6/maven-reporting-api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318538" calcext:value-type="float">
            <text:p>318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2.1/maven-reporting-api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277085" calcext:value-type="float">
            <text:p>277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0.9/maven-reporting-api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266663" calcext:value-type="float">
            <text:p>266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3.0/maven-reporting-api-3.0.jar</text:p>
          </table:table-cell>
          <table:table-cell office:value-type="string" calcext:value-type="string">
            <text:p>ClassContextBuilder</text:p>
          </table:table-cell>
          <table:table-cell office:value-type="float" office:value="9" calcext:value-type="float">
            <text:p>9</text:p>
          </table:table-cell>
          <table:table-cell office:value-type="float" office:value="272837" calcext:value-type="float">
            <text:p>272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0.6/maven-repository-metadata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381301" calcext:value-type="float">
            <text:p>38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2.1/maven-repository-metadata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380189" calcext:value-type="float">
            <text:p>380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0.9/maven-repository-metadata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381392" calcext:value-type="float">
            <text:p>381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3.0/maven-repository-metadata-3.0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470371" calcext:value-type="float">
            <text:p>470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0.6/maven-model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47" calcext:value-type="float">
            <text:p>47</text:p>
          </table:table-cell>
          <table:table-cell office:value-type="float" office:value="1570328" calcext:value-type="float">
            <text:p>157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2.1/maven-model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47" calcext:value-type="float">
            <text:p>47</text:p>
          </table:table-cell>
          <table:table-cell office:value-type="float" office:value="1393481" calcext:value-type="float">
            <text:p>139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0.9/maven-model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47" calcext:value-type="float">
            <text:p>47</text:p>
          </table:table-cell>
          <table:table-cell office:value-type="float" office:value="1466699" calcext:value-type="float">
            <text:p>1466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3.0/maven-model-3.0.jar</text:p>
          </table:table-cell>
          <table:table-cell office:value-type="string" calcext:value-type="string">
            <text:p>ClassContextBuilder</text:p>
          </table:table-cell>
          <table:table-cell office:value-type="float" office:value="53" calcext:value-type="float">
            <text:p>53</text:p>
          </table:table-cell>
          <table:table-cell office:value-type="float" office:value="2701049" calcext:value-type="float">
            <text:p>270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0.6/maven-plugin-parameter-documenter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69217" calcext:value-type="float">
            <text:p>369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2.1/maven-plugin-parameter-documenter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38220" calcext:value-type="float">
            <text:p>338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0.9/maven-plugin-parameter-documenter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6" calcext:value-type="float">
            <text:p>6</text:p>
          </table:table-cell>
          <table:table-cell office:value-type="float" office:value="331876" calcext:value-type="float">
            <text:p>331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0.6/maven-plugin-descriptor-2.0.6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752211" calcext:value-type="float">
            <text:p>75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2.1/maven-plugin-descriptor-2.2.1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912571" calcext:value-type="float">
            <text:p>912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0.9/maven-plugin-descriptor-2.0.9.jar</text:p>
          </table:table-cell>
          <table:table-cell office:value-type="string" calcext:value-type="string">
            <text:p>ClassContextBuilder</text:p>
          </table:table-cell>
          <table:table-cell office:value-type="float" office:value="18" calcext:value-type="float">
            <text:p>18</text:p>
          </table:table-cell>
          <table:table-cell office:value-type="float" office:value="768294" calcext:value-type="float">
            <text:p>76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-builder/3.0/maven-model-builder-3.0.jar</text:p>
          </table:table-cell>
          <table:table-cell office:value-type="string" calcext:value-type="string">
            <text:p>ClassContextBuilder</text:p>
          </table:table-cell>
          <table:table-cell office:value-type="float" office:value="117" calcext:value-type="float">
            <text:p>117</text:p>
          </table:table-cell>
          <table:table-cell office:value-type="float" office:value="2382203" calcext:value-type="float">
            <text:p>238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ether-provider/3.0/maven-aether-provider-3.0.jar</text:p>
          </table:table-cell>
          <table:table-cell office:value-type="string" calcext:value-type="string">
            <text:p>ClassContextBuilder</text:p>
          </table:table-cell>
          <table:table-cell office:value-type="float" office:value="22" calcext:value-type="float">
            <text:p>22</text:p>
          </table:table-cell>
          <table:table-cell office:value-type="float" office:value="999861" calcext:value-type="float">
            <text:p>999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integration-tools/1.5/doxia-integration-tools-1.5.jar</text:p>
          </table:table-cell>
          <table:table-cell office:value-type="string" calcext:value-type="string">
            <text:p>ClassContextBuilder</text:p>
          </table:table-cell>
          <table:table-cell office:value-type="float" office:value="10" calcext:value-type="float">
            <text:p>10</text:p>
          </table:table-cell>
          <table:table-cell office:value-type="float" office:value="829668" calcext:value-type="float">
            <text:p>829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markdown/1.4/doxia-module-markdown-1.4.jar</text:p>
          </table:table-cell>
          <table:table-cell office:value-type="string" calcext:value-type="string">
            <text:p>ClassContextBuilder</text:p>
          </table:table-cell>
          <table:table-cell office:value-type="float" office:value="3" calcext:value-type="float">
            <text:p>3</text:p>
          </table:table-cell>
          <table:table-cell office:value-type="float" office:value="292041" calcext:value-type="float">
            <text:p>29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0-alpha-7/doxia-sink-api-1.0-alpha-7.jar</text:p>
          </table:table-cell>
          <table:table-cell office:value-type="string" calcext:value-type="string">
            <text:p>ClassContextBuilder</text:p>
          </table:table-cell>
          <table:table-cell office:value-type="float" office:value="4" calcext:value-type="float">
            <text:p>4</text:p>
          </table:table-cell>
          <table:table-cell office:value-type="float" office:value="214628" calcext:value-type="float">
            <text:p>214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3/doxia-decoration-model-1.3.jar</text:p>
          </table:table-cell>
          <table:table-cell office:value-type="string" calcext:value-type="string">
            <text:p>ClassContextBuilder</text:p>
          </table:table-cell>
          <table:table-cell office:value-type="float" office:value="21" calcext:value-type="float">
            <text:p>21</text:p>
          </table:table-cell>
          <table:table-cell office:value-type="float" office:value="839975" calcext:value-type="float">
            <text:p>839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4/doxia-decoration-model-1.4.jar</text:p>
          </table:table-cell>
          <table:table-cell office:value-type="string" calcext:value-type="string">
            <text:p>ClassContextBuilder</text:p>
          </table:table-cell>
          <table:table-cell office:value-type="float" office:value="21" calcext:value-type="float">
            <text:p>21</text:p>
          </table:table-cell>
          <table:table-cell office:value-type="float" office:value="818404" calcext:value-type="float">
            <text:p>818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1.4/doxia-decoration-model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20" calcext:value-type="float">
            <text:p>20</text:p>
          </table:table-cell>
          <table:table-cell office:value-type="float" office:value="729349" calcext:value-type="float">
            <text:p>729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4/doxia-logging-api-1.4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323683" calcext:value-type="float">
            <text:p>323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1/doxia-logging-api-1.1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267993" calcext:value-type="float">
            <text:p>267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1.4/doxia-logging-api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5" calcext:value-type="float">
            <text:p>5</text:p>
          </table:table-cell>
          <table:table-cell office:value-type="float" office:value="251883" calcext:value-type="float">
            <text:p>25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3/doxia-site-renderer-1.3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618709" calcext:value-type="float">
            <text:p>618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4/doxia-site-renderer-1.4.jar</text:p>
          </table:table-cell>
          <table:table-cell office:value-type="string" calcext:value-type="string">
            <text:p>ClassContextBuilder</text:p>
          </table:table-cell>
          <table:table-cell office:value-type="float" office:value="12" calcext:value-type="float">
            <text:p>12</text:p>
          </table:table-cell>
          <table:table-cell office:value-type="float" office:value="616650" calcext:value-type="float">
            <text:p>616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1.4/doxia-site-renderer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13" calcext:value-type="float">
            <text:p>13</text:p>
          </table:table-cell>
          <table:table-cell office:value-type="float" office:value="664544" calcext:value-type="float">
            <text:p>664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descriptor/3.0.0/archetype-descriptor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469204" calcext:value-type="float">
            <text:p>469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catalog/3.0.0/archetype-catalog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8" calcext:value-type="float">
            <text:p>8</text:p>
          </table:table-cell>
          <table:table-cell office:value-type="float" office:value="344006" calcext:value-type="float">
            <text:p>344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common/3.0.0/archetype-common-3.0.0.jar</text:p>
          </table:table-cell>
          <table:table-cell office:value-type="string" calcext:value-type="string">
            <text:p>ClassContextBuilder</text:p>
          </table:table-cell>
          <table:table-cell office:value-type="float" office:value="78" calcext:value-type="float">
            <text:p>78</text:p>
          </table:table-cell>
          <table:table-cell office:value-type="float" office:value="2725101" calcext:value-type="float">
            <text:p>2725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mpat/3.0/maven-compat-3.0.jar</text:p>
          </table:table-cell>
          <table:table-cell office:value-type="string" calcext:value-type="string">
            <text:p>ClassContextBuilder</text:p>
          </table:table-cell>
          <table:table-cell office:value-type="float" office:value="177" calcext:value-type="float">
            <text:p>177</text:p>
          </table:table-cell>
          <table:table-cell office:value-type="float" office:value="7166255" calcext:value-type="float">
            <text:p>7166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bcel/bcel/5.2/bcel-5.2.jar</text:p>
          </table:table-cell>
          <table:table-cell office:value-type="string" calcext:value-type="string">
            <text:p>ClassContextBuilder</text:p>
          </table:table-cell>
          <table:table-cell office:value-type="float" office:value="429" calcext:value-type="float">
            <text:p>429</text:p>
          </table:table-cell>
          <table:table-cell office:value-type="float" office:value="8891115" calcext:value-type="float">
            <text:p>889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bcel/bcel/6.0/bcel-6.0.jar</text:p>
          </table:table-cell>
          <table:table-cell office:value-type="string" calcext:value-type="string">
            <text:p>ClassContextBuilder</text:p>
          </table:table-cell>
          <table:table-cell office:value-type="float" office:value="486" calcext:value-type="float">
            <text:p>486</text:p>
          </table:table-cell>
          <table:table-cell office:value-type="float" office:value="12837369" calcext:value-type="float">
            <text:p>12837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queries/4.3.0/lucene-queries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160" calcext:value-type="float">
            <text:p>160</text:p>
          </table:table-cell>
          <table:table-cell office:value-type="float" office:value="2928012" calcext:value-type="float">
            <text:p>2928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analyzers-common/4.3.0/lucene-analyzers-common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511" calcext:value-type="float">
            <text:p>511</text:p>
          </table:table-cell>
          <table:table-cell office:value-type="float" office:value="7654876" calcext:value-type="float">
            <text:p>7654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core/4.3.0/lucene-core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1456" calcext:value-type="float">
            <text:p>1456</text:p>
          </table:table-cell>
          <table:table-cell office:value-type="float" office:value="25754587" calcext:value-type="float">
            <text:p>25754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queryparser/4.3.0/lucene-queryparser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270" calcext:value-type="float">
            <text:p>270</text:p>
          </table:table-cell>
          <table:table-cell office:value-type="float" office:value="5573390" calcext:value-type="float">
            <text:p>5573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sandbox/4.3.0/lucene-sandbox-4.3.0.jar</text:p>
          </table:table-cell>
          <table:table-cell office:value-type="string" calcext:value-type="string">
            <text:p>ClassContextBuilder</text:p>
          </table:table-cell>
          <table:table-cell office:value-type="float" office:value="28" calcext:value-type="float">
            <text:p>28</text:p>
          </table:table-cell>
          <table:table-cell office:value-type="float" office:value="1136188" calcext:value-type="float">
            <text:p>113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ore/4.4/httpcore-4.4.jar</text:p>
          </table:table-cell>
          <table:table-cell office:value-type="string" calcext:value-type="string">
            <text:p>ClassContextBuilder</text:p>
          </table:table-cell>
          <table:table-cell office:value-type="float" office:value="280" calcext:value-type="float">
            <text:p>280</text:p>
          </table:table-cell>
          <table:table-cell office:value-type="float" office:value="4934677" calcext:value-type="float">
            <text:p>4934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ore/4.0.1/httpcore-4.0.1.jar</text:p>
          </table:table-cell>
          <table:table-cell office:value-type="string" calcext:value-type="string">
            <text:p>ClassContextBuilder</text:p>
          </table:table-cell>
          <table:table-cell office:value-type="float" office:value="171" calcext:value-type="float">
            <text:p>171</text:p>
          </table:table-cell>
          <table:table-cell office:value-type="float" office:value="2953836" calcext:value-type="float">
            <text:p>2953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lang3/3.5/commons-lang3-3.5.jar</text:p>
          </table:table-cell>
          <table:table-cell office:value-type="string" calcext:value-type="string">
            <text:p>ClassContextBuilder</text:p>
          </table:table-cell>
          <table:table-cell office:value-type="float" office:value="300" calcext:value-type="float">
            <text:p>300</text:p>
          </table:table-cell>
          <table:table-cell office:value-type="float" office:value="10326913" calcext:value-type="float">
            <text:p>10326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lang3/3.1/commons-lang3-3.1.jar</text:p>
          </table:table-cell>
          <table:table-cell office:value-type="string" calcext:value-type="string">
            <text:p>ClassContextBuilder</text:p>
          </table:table-cell>
          <table:table-cell office:value-type="float" office:value="187" calcext:value-type="float">
            <text:p>187</text:p>
          </table:table-cell>
          <table:table-cell office:value-type="float" office:value="7324822" calcext:value-type="float">
            <text:p>7324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exec/1.3/commons-exec-1.3.jar</text:p>
          </table:table-cell>
          <table:table-cell office:value-type="string" calcext:value-type="string">
            <text:p>ClassContextBuilder</text:p>
          </table:table-cell>
          <table:table-cell office:value-type="float" office:value="49" calcext:value-type="float">
            <text:p>49</text:p>
          </table:table-cell>
          <table:table-cell office:value-type="float" office:value="1289944" calcext:value-type="float">
            <text:p>1289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math3/3.2/commons-math3-3.2.jar</text:p>
          </table:table-cell>
          <table:table-cell office:value-type="string" calcext:value-type="string">
            <text:p>ClassContextBuilder</text:p>
          </table:table-cell>
          <table:table-cell office:value-type="float" office:value="1023" calcext:value-type="float">
            <text:p>1023</text:p>
          </table:table-cell>
          <table:table-cell office:value-type="float" office:value="24971342" calcext:value-type="float">
            <text:p>24971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-tools/2.0/velocity-tools-2.0.jar</text:p>
          </table:table-cell>
          <table:table-cell office:value-type="string" calcext:value-type="string">
            <text:p>ClassContextBuilder</text:p>
          </table:table-cell>
          <table:table-cell office:value-type="float" office:value="203" calcext:value-type="float">
            <text:p>203</text:p>
          </table:table-cell>
          <table:table-cell office:value-type="float" office:value="11174420" calcext:value-type="float">
            <text:p>11174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/1.7/velocity-1.7.jar</text:p>
          </table:table-cell>
          <table:table-cell office:value-type="string" calcext:value-type="string">
            <text:p>ClassContextBuilder</text:p>
          </table:table-cell>
          <table:table-cell office:value-type="float" office:value="291" calcext:value-type="float">
            <text:p>291</text:p>
          </table:table-cell>
          <table:table-cell office:value-type="float" office:value="7463181" calcext:value-type="float">
            <text:p>7463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/1.5/velocity-1.5.jar</text:p>
          </table:table-cell>
          <table:table-cell office:value-type="string" calcext:value-type="string">
            <text:p>ClassContextBuilder</text:p>
          </table:table-cell>
          <table:table-cell office:value-type="float" office:value="263" calcext:value-type="float">
            <text:p>263</text:p>
          </table:table-cell>
          <table:table-cell office:value-type="float" office:value="10279523" calcext:value-type="float">
            <text:p>10279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tiles/1.3.8/struts-tiles-1.3.8.jar</text:p>
          </table:table-cell>
          <table:table-cell office:value-type="string" calcext:value-type="string">
            <text:p>ClassContextBuilder</text:p>
          </table:table-cell>
          <table:table-cell office:value-type="float" office:value="75" calcext:value-type="float">
            <text:p>75</text:p>
          </table:table-cell>
          <table:table-cell office:value-type="float" office:value="2274315" calcext:value-type="float">
            <text:p>2274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taglib/1.3.8/struts-taglib-1.3.8.jar</text:p>
          </table:table-cell>
          <table:table-cell office:value-type="string" calcext:value-type="string">
            <text:p>ClassContextBuilder</text:p>
          </table:table-cell>
          <table:table-cell office:value-type="float" office:value="128" calcext:value-type="float">
            <text:p>128</text:p>
          </table:table-cell>
          <table:table-cell office:value-type="float" office:value="2517767" calcext:value-type="float">
            <text:p>2517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ant/ant/1.8.1/ant-1.8.1.jar</text:p>
          </table:table-cell>
          <table:table-cell office:value-type="string" calcext:value-type="string">
            <text:p>ClassContextBuilder</text:p>
          </table:table-cell>
          <table:table-cell office:value-type="float" office:value="930" calcext:value-type="float">
            <text:p>930</text:p>
          </table:table-cell>
          <table:table-cell office:value-type="float" office:value="21188894" calcext:value-type="float">
            <text:p>21188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xbean/xbean-reflect/3.4/xbean-reflect-3.4.jar</text:p>
          </table:table-cell>
          <table:table-cell office:value-type="string" calcext:value-type="string">
            <text:p>ClassContextBuilder</text:p>
          </table:table-cell>
          <table:table-cell office:value-type="float" office:value="125" calcext:value-type="float">
            <text:p>125</text:p>
          </table:table-cell>
          <table:table-cell office:value-type="float" office:value="2471789" calcext:value-type="float">
            <text:p>2471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arboiled/parboiled-java/1.1.4/parboiled-java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55" calcext:value-type="float">
            <text:p>55</text:p>
          </table:table-cell>
          <table:table-cell office:value-type="float" office:value="1887786" calcext:value-type="float">
            <text:p>1887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arboiled/parboiled-core/1.1.4/parboiled-core-1.1.4.jar</text:p>
          </table:table-cell>
          <table:table-cell office:value-type="string" calcext:value-type="string">
            <text:p>ClassContextBuilder</text:p>
          </table:table-cell>
          <table:table-cell office:value-type="float" office:value="193" calcext:value-type="float">
            <text:p>193</text:p>
          </table:table-cell>
          <table:table-cell office:value-type="float" office:value="4469681" calcext:value-type="float">
            <text:p>4469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amcrest/hamcrest-core/1.3/hamcrest-core-1.3.jar</text:p>
          </table:table-cell>
          <table:table-cell office:value-type="string" calcext:value-type="string">
            <text:p>ClassContextBuilder</text:p>
          </table:table-cell>
          <table:table-cell office:value-type="float" office:value="48" calcext:value-type="float">
            <text:p>48</text:p>
          </table:table-cell>
          <table:table-cell office:value-type="float" office:value="1111095" calcext:value-type="float">
            <text:p>1111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amcrest/hamcrest-core/1.1/hamcrest-core-1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597948" calcext:value-type="float">
            <text:p>597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asm/3.0.5.RELEASE/spring-asm-3.0.5.RELEASE.jar</text:p>
          </table:table-cell>
          <table:table-cell office:value-type="string" calcext:value-type="string">
            <text:p>ClassContextBuilder</text:p>
          </table:table-cell>
          <table:table-cell office:value-type="float" office:value="33" calcext:value-type="float">
            <text:p>33</text:p>
          </table:table-cell>
          <table:table-cell office:value-type="float" office:value="1446830" calcext:value-type="float">
            <text:p>1446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re/3.0.5.RELEASE/spring-core-3.0.5.RELEASE.jar</text:p>
          </table:table-cell>
          <table:table-cell office:value-type="string" calcext:value-type="string">
            <text:p>ClassContextBuilder</text:p>
          </table:table-cell>
          <table:table-cell office:value-type="float" office:value="354" calcext:value-type="float">
            <text:p>354</text:p>
          </table:table-cell>
          <table:table-cell office:value-type="float" office:value="8148493" calcext:value-type="float">
            <text:p>8148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re/4.1.6.RELEASE/spring-core-4.1.6.RELEASE.jar</text:p>
          </table:table-cell>
          <table:table-cell office:value-type="string" calcext:value-type="string">
            <text:p>ClassContextBuilder</text:p>
          </table:table-cell>
          <table:table-cell office:value-type="float" office:value="800" calcext:value-type="float">
            <text:p>800</text:p>
          </table:table-cell>
          <table:table-cell office:value-type="float" office:value="17885919" calcext:value-type="float">
            <text:p>17885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dom/jdom/1.1.3/jdom-1.1.3.jar</text:p>
          </table:table-cell>
          <table:table-cell office:value-type="string" calcext:value-type="string">
            <text:p>ClassContextBuilder</text:p>
          </table:table-cell>
          <table:table-cell office:value-type="float" office:value="104" calcext:value-type="float">
            <text:p>104</text:p>
          </table:table-cell>
          <table:table-cell office:value-type="float" office:value="3232402" calcext:value-type="float">
            <text:p>3232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dom/jdom/1.1/jdom-1.1.jar</text:p>
          </table:table-cell>
          <table:table-cell office:value-type="string" calcext:value-type="string">
            <text:p>ClassContextBuilder</text:p>
          </table:table-cell>
          <table:table-cell office:value-type="float" office:value="107" calcext:value-type="float">
            <text:p>107</text:p>
          </table:table-cell>
          <table:table-cell office:value-type="float" office:value="3455810" calcext:value-type="float">
            <text:p>3455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beanshell/bsh/2.0b4/bsh-2.0b4.jar</text:p>
          </table:table-cell>
          <table:table-cell office:value-type="string" calcext:value-type="string">
            <text:p>ClassContextBuilder</text:p>
          </table:table-cell>
          <table:table-cell office:value-type="float" office:value="222" calcext:value-type="float">
            <text:p>222</text:p>
          </table:table-cell>
          <table:table-cell office:value-type="float" office:value="11752715" calcext:value-type="float">
            <text:p>11752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freemarker/freemarker/2.3.19/freemarker-2.3.19.jar</text:p>
          </table:table-cell>
          <table:table-cell office:value-type="string" calcext:value-type="string">
            <text:p>ClassContextBuilder</text:p>
          </table:table-cell>
          <table:table-cell office:value-type="float" office:value="731" calcext:value-type="float">
            <text:p>731</text:p>
          </table:table-cell>
          <table:table-cell office:value-type="float" office:value="14523553" calcext:value-type="float">
            <text:p>14523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ample/test/1.0/test-1.0.jar</text:p>
          </table:table-cell>
          <table:table-cell office:value-type="string" calcext:value-type="string">
            <text:p>ClassContextBuilder</text:p>
          </table:table-cell>
          <table:table-cell office:value-type="float" office:value="7" calcext:value-type="float">
            <text:p>7</text:p>
          </table:table-cell>
          <table:table-cell office:value-type="float" office:value="347123" calcext:value-type="float">
            <text:p>347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tree/4.1/asm-tree-4.1.jar</text:p>
          </table:table-cell>
          <table:table-cell office:value-type="string" calcext:value-type="string">
            <text:p>ClassContextBuilder</text:p>
          </table:table-cell>
          <table:table-cell office:value-type="float" office:value="39" calcext:value-type="float">
            <text:p>39</text:p>
          </table:table-cell>
          <table:table-cell office:value-type="float" office:value="1505438" calcext:value-type="float">
            <text:p>1505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tree/5.1/asm-tree-5.1.jar</text:p>
          </table:table-cell>
          <table:table-cell office:value-type="string" calcext:value-type="string">
            <text:p>ClassContextBuilder</text:p>
          </table:table-cell>
          <table:table-cell office:value-type="float" office:value="42" calcext:value-type="float">
            <text:p>42</text:p>
          </table:table-cell>
          <table:table-cell office:value-type="float" office:value="1695304" calcext:value-type="float">
            <text:p>1695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commons/5.1/asm-commons-5.1.jar</text:p>
          </table:table-cell>
          <table:table-cell office:value-type="string" calcext:value-type="string">
            <text:p>ClassContextBuilder</text:p>
          </table:table-cell>
          <table:table-cell office:value-type="float" office:value="32" calcext:value-type="float">
            <text:p>32</text:p>
          </table:table-cell>
          <table:table-cell office:value-type="float" office:value="2209628" calcext:value-type="float">
            <text:p>2209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analysis/4.1/asm-analysis-4.1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1102226" calcext:value-type="float">
            <text:p>1102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analysis/5.0.4/asm-analysis-5.0.4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1083330" calcext:value-type="float">
            <text:p>1083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util/4.1/asm-util-4.1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1594061" calcext:value-type="float">
            <text:p>1594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util/5.0.4/asm-util-5.0.4.jar</text:p>
          </table:table-cell>
          <table:table-cell office:value-type="string" calcext:value-type="string">
            <text:p>ClassContextBuilder</text:p>
          </table:table-cell>
          <table:table-cell office:value-type="float" office:value="17" calcext:value-type="float">
            <text:p>17</text:p>
          </table:table-cell>
          <table:table-cell office:value-type="float" office:value="1821004" calcext:value-type="float">
            <text:p>182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/4.1/asm-4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1136505" calcext:value-type="float">
            <text:p>1136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/5.1/asm-5.1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1238512" calcext:value-type="float">
            <text:p>1238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tinyjee/jgraphx/jgraphx/3.4.1.3/jgraphx-3.4.1.3.jar</text:p>
          </table:table-cell>
          <table:table-cell office:value-type="string" calcext:value-type="string">
            <text:p>ClassContextBuilder</text:p>
          </table:table-cell>
          <table:table-cell office:value-type="float" office:value="500" calcext:value-type="float">
            <text:p>500</text:p>
          </table:table-cell>
          <table:table-cell office:value-type="float" office:value="13114361" calcext:value-type="float">
            <text:p>13114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vafer/jdependency/0.7/jdependency-0.7.jar</text:p>
          </table:table-cell>
          <table:table-cell office:value-type="string" calcext:value-type="string">
            <text:p>ClassContextBuilder</text:p>
          </table:table-cell>
          <table:table-cell office:value-type="float" office:value="11" calcext:value-type="float">
            <text:p>11</text:p>
          </table:table-cell>
          <table:table-cell office:value-type="float" office:value="562125" calcext:value-type="float">
            <text:p>562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vafer/jdependency/1.1/jdependency-1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947980" calcext:value-type="float">
            <text:p>947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bjenesis/objenesis/1.0/objenesis-1.0.jar</text:p>
          </table:table-cell>
          <table:table-cell office:value-type="string" calcext:value-type="string">
            <text:p>ClassContextBuilder</text:p>
          </table:table-cell>
          <table:table-cell office:value-type="float" office:value="42" calcext:value-type="float">
            <text:p>42</text:p>
          </table:table-cell>
          <table:table-cell office:value-type="float" office:value="771566" calcext:value-type="float">
            <text:p>771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bjenesis/objenesis/2.5/objenesis-2.5.jar</text:p>
          </table:table-cell>
          <table:table-cell office:value-type="string" calcext:value-type="string">
            <text:p>ClassContextBuilder</text:p>
          </table:table-cell>
          <table:table-cell office:value-type="float" office:value="59" calcext:value-type="float">
            <text:p>59</text:p>
          </table:table-cell>
          <table:table-cell office:value-type="float" office:value="976986" calcext:value-type="float">
            <text:p>976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son/json/20090211/json-20090211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716140" calcext:value-type="float">
            <text:p>716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marker/freemarker/2.3.6/freemarker-2.3.6.jar</text:p>
          </table:table-cell>
          <table:table-cell office:value-type="string" calcext:value-type="string">
            <text:p>ClassContextBuilder</text:p>
          </table:table-cell>
          <table:table-cell office:value-type="float" office:value="630" calcext:value-type="float">
            <text:p>630</text:p>
          </table:table-cell>
          <table:table-cell office:value-type="float" office:value="11909841" calcext:value-type="float">
            <text:p>11909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/oro/2.0.8/oro-2.0.8.jar</text:p>
          </table:table-cell>
          <table:table-cell office:value-type="string" calcext:value-type="string">
            <text:p>ClassContextBuilder</text:p>
          </table:table-cell>
          <table:table-cell office:value-type="float" office:value="70" calcext:value-type="float">
            <text:p>70</text:p>
          </table:table-cell>
          <table:table-cell office:value-type="float" office:value="2713587" calcext:value-type="float">
            <text:p>2713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sourceforge/jchardet/jchardet/1.0/jchardet-1.0.jar</text:p>
          </table:table-cell>
          <table:table-cell office:value-type="string" calcext:value-type="string">
            <text:p>ClassContextBuilder</text:p>
          </table:table-cell>
          <table:table-cell office:value-type="float" office:value="30" calcext:value-type="float">
            <text:p>30</text:p>
          </table:table-cell>
          <table:table-cell office:value-type="float" office:value="747318" calcext:value-type="float">
            <text:p>747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sf/jopt-simple/jopt-simple/4.6/jopt-simple-4.6.jar</text:p>
          </table:table-cell>
          <table:table-cell office:value-type="string" calcext:value-type="string">
            <text:p>ClassContextBuilder</text:p>
          </table:table-cell>
          <table:table-cell office:value-type="float" office:value="54" calcext:value-type="float">
            <text:p>54</text:p>
          </table:table-cell>
          <table:table-cell office:value-type="float" office:value="1331858" calcext:value-type="float">
            <text:p>1331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arnx/jsonic/1.2.7/jsonic-1.2.7.jar</text:p>
          </table:table-cell>
          <table:table-cell office:value-type="string" calcext:value-type="string">
            <text:p>ClassContextBuilder</text:p>
          </table:table-cell>
          <table:table-cell office:value-type="float" office:value="145" calcext:value-type="float">
            <text:p>145</text:p>
          </table:table-cell>
          <table:table-cell office:value-type="float" office:value="3348514" calcext:value-type="float">
            <text:p>3348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java/dev/rome/rome/1.0.0/rome-1.0.0.jar</text:p>
          </table:table-cell>
          <table:table-cell office:value-type="string" calcext:value-type="string">
            <text:p>ClassContextBuilder</text:p>
          </table:table-cell>
          <table:table-cell office:value-type="float" office:value="138" calcext:value-type="float">
            <text:p>138</text:p>
          </table:table-cell>
          <table:table-cell office:value-type="float" office:value="6465616" calcext:value-type="float">
            <text:p>6465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bytebuddy/byte-buddy/1.6.9/byte-buddy-1.6.9.jar</text:p>
          </table:table-cell>
          <table:table-cell office:value-type="string" calcext:value-type="string">
            <text:p>ClassContextBuilder</text:p>
          </table:table-cell>
          <table:table-cell office:value-type="float" office:value="1926" calcext:value-type="float">
            <text:p>1926</text:p>
          </table:table-cell>
          <table:table-cell office:value-type="float" office:value="49729801" calcext:value-type="float">
            <text:p>49729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bytebuddy/byte-buddy-agent/1.6.9/byte-buddy-agent-1.6.9.jar</text:p>
          </table:table-cell>
          <table:table-cell office:value-type="string" calcext:value-type="string">
            <text:p>ClassContextBuilder</text:p>
          </table:table-cell>
          <table:table-cell office:value-type="float" office:value="25" calcext:value-type="float">
            <text:p>25</text:p>
          </table:table-cell>
          <table:table-cell office:value-type="float" office:value="563380" calcext:value-type="float">
            <text:p>56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tree/3.2/asm-tree-3.2.jar</text:p>
          </table:table-cell>
          <table:table-cell office:value-type="string" calcext:value-type="string">
            <text:p>ClassContextBuilder</text:p>
          </table:table-cell>
          <table:table-cell office:value-type="float" office:value="40" calcext:value-type="float">
            <text:p>40</text:p>
          </table:table-cell>
          <table:table-cell office:value-type="float" office:value="2002914" calcext:value-type="float">
            <text:p>2002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tree/3.3.1/asm-tree-3.3.1.jar</text:p>
          </table:table-cell>
          <table:table-cell office:value-type="string" calcext:value-type="string">
            <text:p>ClassContextBuilder</text:p>
          </table:table-cell>
          <table:table-cell office:value-type="float" office:value="39" calcext:value-type="float">
            <text:p>39</text:p>
          </table:table-cell>
          <table:table-cell office:value-type="float" office:value="2241319" calcext:value-type="float">
            <text:p>2241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commons/3.2/asm-commons-3.2.jar</text:p>
          </table:table-cell>
          <table:table-cell office:value-type="string" calcext:value-type="string">
            <text:p>ClassContextBuilder</text:p>
          </table:table-cell>
          <table:table-cell office:value-type="float" office:value="26" calcext:value-type="float">
            <text:p>26</text:p>
          </table:table-cell>
          <table:table-cell office:value-type="float" office:value="1602888" calcext:value-type="float">
            <text:p>1602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commons/3.3.1/asm-commons-3.3.1.jar</text:p>
          </table:table-cell>
          <table:table-cell office:value-type="string" calcext:value-type="string">
            <text:p>ClassContextBuilder</text:p>
          </table:table-cell>
          <table:table-cell office:value-type="float" office:value="29" calcext:value-type="float">
            <text:p>29</text:p>
          </table:table-cell>
          <table:table-cell office:value-type="float" office:value="1863241" calcext:value-type="float">
            <text:p>1863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analysis/3.2/asm-analysis-3.2.jar</text:p>
          </table:table-cell>
          <table:table-cell office:value-type="string" calcext:value-type="string">
            <text:p>ClassContextBuilder</text:p>
          </table:table-cell>
          <table:table-cell office:value-type="float" office:value="23" calcext:value-type="float">
            <text:p>23</text:p>
          </table:table-cell>
          <table:table-cell office:value-type="float" office:value="1027395" calcext:value-type="float">
            <text:p>1027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util/3.2/asm-util-3.2.jar</text:p>
          </table:table-cell>
          <table:table-cell office:value-type="string" calcext:value-type="string">
            <text:p>ClassContextBuilder</text:p>
          </table:table-cell>
          <table:table-cell office:value-type="float" office:value="21" calcext:value-type="float">
            <text:p>21</text:p>
          </table:table-cell>
          <table:table-cell office:value-type="float" office:value="1167775" calcext:value-type="float">
            <text:p>1167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2/asm-3.2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928708" calcext:value-type="float">
            <text:p>928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3.1/asm-3.3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965549" calcext:value-type="float">
            <text:p>965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1/asm-3.1.jar</text:p>
          </table:table-cell>
          <table:table-cell office:value-type="string" calcext:value-type="string">
            <text:p>ClassContextBuilder</text:p>
          </table:table-cell>
          <table:table-cell office:value-type="float" office:value="24" calcext:value-type="float">
            <text:p>24</text:p>
          </table:table-cell>
          <table:table-cell office:value-type="float" office:value="918666" calcext:value-type="float">
            <text:p>918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1.3.2/commons-io-1.3.2.jar</text:p>
          </table:table-cell>
          <table:table-cell office:value-type="string" calcext:value-type="string">
            <text:p>JarFileLoader</text:p>
          </table:table-cell>
          <table:table-cell office:value-type="float" office:value="59" calcext:value-type="float">
            <text:p>59</text:p>
          </table:table-cell>
          <table:table-cell office:value-type="float" office:value="2329522" calcext:value-type="float">
            <text:p>2329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2/commons-io-2.2.jar</text:p>
          </table:table-cell>
          <table:table-cell office:value-type="string" calcext:value-type="string">
            <text:p>JarFileLoader</text:p>
          </table:table-cell>
          <table:table-cell office:value-type="float" office:value="108" calcext:value-type="float">
            <text:p>108</text:p>
          </table:table-cell>
          <table:table-cell office:value-type="float" office:value="2949734" calcext:value-type="float">
            <text:p>2949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0.1/commons-io-2.0.1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3491947" calcext:value-type="float">
            <text:p>3491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1.4/commons-io-1.4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2780034" calcext:value-type="float">
            <text:p>278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1/commons-io-2.1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3289203" calcext:value-type="float">
            <text:p>3289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/commons-io/2.5/commons-io-2.5.jar</text:p>
          </table:table-cell>
          <table:table-cell office:value-type="string" calcext:value-type="string">
            <text:p>JarFileLoader</text:p>
          </table:table-cell>
          <table:table-cell office:value-type="float" office:value="123" calcext:value-type="float">
            <text:p>123</text:p>
          </table:table-cell>
          <table:table-cell office:value-type="float" office:value="4774367" calcext:value-type="float">
            <text:p>4774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/commons-collections/3.2/commons-collections-3.2.jar</text:p>
          </table:table-cell>
          <table:table-cell office:value-type="string" calcext:value-type="string">
            <text:p>JarFileLoader</text:p>
          </table:table-cell>
          <table:table-cell office:value-type="float" office:value="458" calcext:value-type="float">
            <text:p>458</text:p>
          </table:table-cell>
          <table:table-cell office:value-type="float" office:value="17172079" calcext:value-type="float">
            <text:p>17172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/commons-collections/3.2.1/commons-collections-3.2.1.jar</text:p>
          </table:table-cell>
          <table:table-cell office:value-type="string" calcext:value-type="string">
            <text:p>JarFileLoader</text:p>
          </table:table-cell>
          <table:table-cell office:value-type="float" office:value="458" calcext:value-type="float">
            <text:p>458</text:p>
          </table:table-cell>
          <table:table-cell office:value-type="float" office:value="13605476" calcext:value-type="float">
            <text:p>13605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worlds/classworlds/1.1-alpha-2/classworlds-1.1-alpha-2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1675924" calcext:value-type="float">
            <text:p>1675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worlds/classworlds/1.1/classworlds-1.1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929913" calcext:value-type="float">
            <text:p>1929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/l3s/boilerpipe/boilerpipe/1.1.0/boilerpipe-1.1.0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2941874" calcext:value-type="float">
            <text:p>2941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lext/sslext/1.2-0/sslext-1.2-0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921150" calcext:value-type="float">
            <text:p>921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ybozu/labs/langdetect/1.1-20120112/langdetect-1.1-20120112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773948" calcext:value-type="float">
            <text:p>773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fasterxml/classmate/1.0.0/classmate-1.0.0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1383348" calcext:value-type="float">
            <text:p>1383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earch-api/2-SNAPSHOT/cee-search-api-2-SNAPSHOT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446236" calcext:value-type="float">
            <text:p>446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parser/2-SNAPSHOT/cee-parser-2-SNAPSHOT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822341" calcext:value-type="float">
            <text:p>822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tore-test-suite/2-SNAPSHOT/cee-store-test-suite-2-SNAPSHOT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526284" calcext:value-type="float">
            <text:p>526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cee/cee-store-api/2-SNAPSHOT/cee-store-api-2-SNAPSHOT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693684" calcext:value-type="float">
            <text:p>69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sourceallies/beanoh/beanoh/1.0.0/beanoh-1.0.0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602410" calcext:value-type="float">
            <text:p>602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user/2.5.1/gwt-user-2.5.1.jar</text:p>
          </table:table-cell>
          <table:table-cell office:value-type="string" calcext:value-type="string">
            <text:p>JarFileLoader</text:p>
          </table:table-cell>
          <table:table-cell office:value-type="float" office:value="5015" calcext:value-type="float">
            <text:p>5015</text:p>
          </table:table-cell>
          <table:table-cell office:value-type="float" office:value="119342899" calcext:value-type="float">
            <text:p>119342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dev/2.5.1/gwt-dev-2.5.1.jar</text:p>
          </table:table-cell>
          <table:table-cell office:value-type="string" calcext:value-type="string">
            <text:p>JarFileLoader</text:p>
          </table:table-cell>
          <table:table-cell office:value-type="float" office:value="13437" calcext:value-type="float">
            <text:p>13437</text:p>
          </table:table-cell>
          <table:table-cell office:value-type="float" office:value="345443968" calcext:value-type="float">
            <text:p>345443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servlet/2.5.1/gwt-servlet-2.5.1.jar</text:p>
          </table:table-cell>
          <table:table-cell office:value-type="string" calcext:value-type="string">
            <text:p>JarFileLoader</text:p>
          </table:table-cell>
          <table:table-cell office:value-type="float" office:value="4474" calcext:value-type="float">
            <text:p>4474</text:p>
          </table:table-cell>
          <table:table-cell office:value-type="float" office:value="421403000" calcext:value-type="float">
            <text:p>42140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wt/gwt-codeserver/2.5.1/gwt-codeserver-2.5.1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1412969" calcext:value-type="float">
            <text:p>141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findbugs/jsr305/2.0.1/jsr305-2.0.1.jar</text:p>
          </table:table-cell>
          <table:table-cell office:value-type="string" calcext:value-type="string">
            <text:p>JarFileLoader</text:p>
          </table:table-cell>
          <table:table-cell office:value-type="float" office:value="34" calcext:value-type="float">
            <text:p>34</text:p>
          </table:table-cell>
          <table:table-cell office:value-type="float" office:value="1798642" calcext:value-type="float">
            <text:p>1798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findbugs/jsr305/1.3.9/jsr305-1.3.9.jar</text:p>
          </table:table-cell>
          <table:table-cell office:value-type="string" calcext:value-type="string">
            <text:p>JarFileLoader</text:p>
          </table:table-cell>
          <table:table-cell office:value-type="float" office:value="35" calcext:value-type="float">
            <text:p>35</text:p>
          </table:table-cell>
          <table:table-cell office:value-type="float" office:value="1157151" calcext:value-type="float">
            <text:p>1157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de/gson/gson/2.2.4/gson-2.2.4.jar</text:p>
          </table:table-cell>
          <table:table-cell office:value-type="string" calcext:value-type="string">
            <text:p>JarFileLoader</text:p>
          </table:table-cell>
          <table:table-cell office:value-type="float" office:value="153" calcext:value-type="float">
            <text:p>153</text:p>
          </table:table-cell>
          <table:table-cell office:value-type="float" office:value="3340623" calcext:value-type="float">
            <text:p>3340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collections/google-collections/1.0/google-collections-1.0.jar</text:p>
          </table:table-cell>
          <table:table-cell office:value-type="string" calcext:value-type="string">
            <text:p>JarFileLoader</text:p>
          </table:table-cell>
          <table:table-cell office:value-type="float" office:value="505" calcext:value-type="float">
            <text:p>505</text:p>
          </table:table-cell>
          <table:table-cell office:value-type="float" office:value="17662672" calcext:value-type="float">
            <text:p>1766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uava/guava/19.0/guava-19.0.jar</text:p>
          </table:table-cell>
          <table:table-cell office:value-type="string" calcext:value-type="string">
            <text:p>JarFileLoader</text:p>
          </table:table-cell>
          <table:table-cell office:value-type="float" office:value="1717" calcext:value-type="float">
            <text:p>1717</text:p>
          </table:table-cell>
          <table:table-cell office:value-type="float" office:value="48804546" calcext:value-type="float">
            <text:p>48804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google/guava/guava/11.0.2/guava-11.0.2.jar</text:p>
          </table:table-cell>
          <table:table-cell office:value-type="string" calcext:value-type="string">
            <text:p>JarFileLoader</text:p>
          </table:table-cell>
          <table:table-cell office:value-type="float" office:value="1266" calcext:value-type="float">
            <text:p>1266</text:p>
          </table:table-cell>
          <table:table-cell office:value-type="float" office:value="36727842" calcext:value-type="float">
            <text:p>36727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thoughtworks/qdox/qdox/1.12/qdox-1.12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5056111" calcext:value-type="float">
            <text:p>5056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thoughtworks/xstream/xstream/1.3.1/xstream-1.3.1.jar</text:p>
          </table:table-cell>
          <table:table-cell office:value-type="string" calcext:value-type="string">
            <text:p>JarFileLoader</text:p>
          </table:table-cell>
          <table:table-cell office:value-type="float" office:value="342" calcext:value-type="float">
            <text:p>342</text:p>
          </table:table-cell>
          <table:table-cell office:value-type="float" office:value="12293486" calcext:value-type="float">
            <text:p>12293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ort-util-concurrent/backport-util-concurrent/3.1/backport-util-concurrent-3.1.jar</text:p>
          </table:table-cell>
          <table:table-cell office:value-type="string" calcext:value-type="string">
            <text:p>JarFileLoader</text:p>
          </table:table-cell>
          <table:table-cell office:value-type="float" office:value="239" calcext:value-type="float">
            <text:p>239</text:p>
          </table:table-cell>
          <table:table-cell office:value-type="float" office:value="6708580" calcext:value-type="float">
            <text:p>6708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/dom4j/1.6.1/dom4j-1.6.1.jar</text:p>
          </table:table-cell>
          <table:table-cell office:value-type="string" calcext:value-type="string">
            <text:p>JarFileLoader</text:p>
          </table:table-cell>
          <table:table-cell office:value-type="float" office:value="190" calcext:value-type="float">
            <text:p>190</text:p>
          </table:table-cell>
          <table:table-cell office:value-type="float" office:value="4708279" calcext:value-type="float">
            <text:p>4708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/dom4j/1.1/dom4j-1.1.jar</text:p>
          </table:table-cell>
          <table:table-cell office:value-type="string" calcext:value-type="string">
            <text:p>JarFileLoader</text:p>
          </table:table-cell>
          <table:table-cell office:value-type="float" office:value="333" calcext:value-type="float">
            <text:p>333</text:p>
          </table:table-cell>
          <table:table-cell office:value-type="float" office:value="12423764" calcext:value-type="float">
            <text:p>12423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4/commons-lang-2.4.jar</text:p>
          </table:table-cell>
          <table:table-cell office:value-type="string" calcext:value-type="string">
            <text:p>JarFileLoader</text:p>
          </table:table-cell>
          <table:table-cell office:value-type="float" office:value="127" calcext:value-type="float">
            <text:p>127</text:p>
          </table:table-cell>
          <table:table-cell office:value-type="float" office:value="4059200" calcext:value-type="float">
            <text:p>4059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1/commons-lang-2.1.jar</text:p>
          </table:table-cell>
          <table:table-cell office:value-type="string" calcext:value-type="string">
            <text:p>JarFileLoader</text:p>
          </table:table-cell>
          <table:table-cell office:value-type="float" office:value="110" calcext:value-type="float">
            <text:p>110</text:p>
          </table:table-cell>
          <table:table-cell office:value-type="float" office:value="3476134" calcext:value-type="float">
            <text:p>3476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/commons-lang/2.5/commons-lang-2.5.jar</text:p>
          </table:table-cell>
          <table:table-cell office:value-type="string" calcext:value-type="string">
            <text:p>JarFileLoader</text:p>
          </table:table-cell>
          <table:table-cell office:value-type="float" office:value="132" calcext:value-type="float">
            <text:p>132</text:p>
          </table:table-cell>
          <table:table-cell office:value-type="float" office:value="4733374" calcext:value-type="float">
            <text:p>473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/commons-digester/1.6/commons-digester-1.6.jar</text:p>
          </table:table-cell>
          <table:table-cell office:value-type="string" calcext:value-type="string">
            <text:p>JarFileLoader</text:p>
          </table:table-cell>
          <table:table-cell office:value-type="float" office:value="95" calcext:value-type="float">
            <text:p>95</text:p>
          </table:table-cell>
          <table:table-cell office:value-type="float" office:value="3533592" calcext:value-type="float">
            <text:p>3533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/commons-digester/1.8/commons-digester-1.8.jar</text:p>
          </table:table-cell>
          <table:table-cell office:value-type="string" calcext:value-type="string">
            <text:p>JarFileLoader</text:p>
          </table:table-cell>
          <table:table-cell office:value-type="float" office:value="100" calcext:value-type="float">
            <text:p>100</text:p>
          </table:table-cell>
          <table:table-cell office:value-type="float" office:value="2745955" calcext:value-type="float">
            <text:p>2745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4.12/junit-4.12.jar</text:p>
          </table:table-cell>
          <table:table-cell office:value-type="string" calcext:value-type="string">
            <text:p>JarFileLoader</text:p>
          </table:table-cell>
          <table:table-cell office:value-type="float" office:value="286" calcext:value-type="float">
            <text:p>286</text:p>
          </table:table-cell>
          <table:table-cell office:value-type="float" office:value="7856572" calcext:value-type="float">
            <text:p>7856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3.8.1/junit-3.8.1.jar</text:p>
          </table:table-cell>
          <table:table-cell office:value-type="string" calcext:value-type="string">
            <text:p>JarFileLoader</text:p>
          </table:table-cell>
          <table:table-cell office:value-type="float" office:value="100" calcext:value-type="float">
            <text:p>100</text:p>
          </table:table-cell>
          <table:table-cell office:value-type="float" office:value="2043533" calcext:value-type="float">
            <text:p>204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4.8.1/junit-4.8.1.jar</text:p>
          </table:table-cell>
          <table:table-cell office:value-type="string" calcext:value-type="string">
            <text:p>JarFileLoader</text:p>
          </table:table-cell>
          <table:table-cell office:value-type="float" office:value="230" calcext:value-type="float">
            <text:p>230</text:p>
          </table:table-cell>
          <table:table-cell office:value-type="float" office:value="5011602" calcext:value-type="float">
            <text:p>5011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/junit/3.8.2/junit-3.8.2.jar</text:p>
          </table:table-cell>
          <table:table-cell office:value-type="string" calcext:value-type="string">
            <text:p>JarFileLoader</text:p>
          </table:table-cell>
          <table:table-cell office:value-type="float" office:value="102" calcext:value-type="float">
            <text:p>102</text:p>
          </table:table-cell>
          <table:table-cell office:value-type="float" office:value="3524663" calcext:value-type="float">
            <text:p>3524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3/commons-codec-1.3.jar</text:p>
          </table:table-cell>
          <table:table-cell office:value-type="string" calcext:value-type="string">
            <text:p>JarFileLoader</text:p>
          </table:table-cell>
          <table:table-cell office:value-type="float" office:value="25" calcext:value-type="float">
            <text:p>25</text:p>
          </table:table-cell>
          <table:table-cell office:value-type="float" office:value="1556804" calcext:value-type="float">
            <text:p>1556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6/commons-codec-1.6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2437953" calcext:value-type="float">
            <text:p>2437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2/commons-codec-1.2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403676" calcext:value-type="float">
            <text:p>1403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/commons-codec/1.9/commons-codec-1.9.jar</text:p>
          </table:table-cell>
          <table:table-cell office:value-type="string" calcext:value-type="string">
            <text:p>JarFileLoader</text:p>
          </table:table-cell>
          <table:table-cell office:value-type="float" office:value="85" calcext:value-type="float">
            <text:p>85</text:p>
          </table:table-cell>
          <table:table-cell office:value-type="float" office:value="3792510" calcext:value-type="float">
            <text:p>3792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0.b2/xml-apis-1.0.b2.jar</text:p>
          </table:table-cell>
          <table:table-cell office:value-type="string" calcext:value-type="string">
            <text:p>JarFileLoader</text:p>
          </table:table-cell>
          <table:table-cell office:value-type="float" office:value="184" calcext:value-type="float">
            <text:p>184</text:p>
          </table:table-cell>
          <table:table-cell office:value-type="float" office:value="3764950" calcext:value-type="float">
            <text:p>3764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3.04/xml-apis-1.3.04.jar</text:p>
          </table:table-cell>
          <table:table-cell office:value-type="string" calcext:value-type="string">
            <text:p>JarFileLoader</text:p>
          </table:table-cell>
          <table:table-cell office:value-type="float" office:value="303" calcext:value-type="float">
            <text:p>303</text:p>
          </table:table-cell>
          <table:table-cell office:value-type="float" office:value="5028916" calcext:value-type="float">
            <text:p>5028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apis/xml-apis/1.3.02/xml-apis-1.3.02.jar</text:p>
          </table:table-cell>
          <table:table-cell office:value-type="string" calcext:value-type="string">
            <text:p>JarFileLoader</text:p>
          </table:table-cell>
          <table:table-cell office:value-type="float" office:value="301" calcext:value-type="float">
            <text:p>301</text:p>
          </table:table-cell>
          <table:table-cell office:value-type="float" office:value="5616847" calcext:value-type="float">
            <text:p>5616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/xom/1.0/xom-1.0.jar</text:p>
          </table:table-cell>
          <table:table-cell office:value-type="string" calcext:value-type="string">
            <text:p>JarFileLoader</text:p>
          </table:table-cell>
          <table:table-cell office:value-type="float" office:value="96" calcext:value-type="float">
            <text:p>96</text:p>
          </table:table-cell>
          <table:table-cell office:value-type="float" office:value="2876561" calcext:value-type="float">
            <text:p>2876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ib/cglib/2.2/cglib-2.2.jar</text:p>
          </table:table-cell>
          <table:table-cell office:value-type="string" calcext:value-type="string">
            <text:p>JarFileLoader</text:p>
          </table:table-cell>
          <table:table-cell office:value-type="float" office:value="226" calcext:value-type="float">
            <text:p>226</text:p>
          </table:table-cell>
          <table:table-cell office:value-type="float" office:value="8109564" calcext:value-type="float">
            <text:p>8109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/commons-httpclient/3.1/commons-httpclient-3.1.jar</text:p>
          </table:table-cell>
          <table:table-cell office:value-type="string" calcext:value-type="string">
            <text:p>JarFileLoader</text:p>
          </table:table-cell>
          <table:table-cell office:value-type="float" office:value="167" calcext:value-type="float">
            <text:p>167</text:p>
          </table:table-cell>
          <table:table-cell office:value-type="float" office:value="6306262" calcext:value-type="float">
            <text:p>6306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0/commons-cli-1.0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167689" calcext:value-type="float">
            <text:p>1167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2/commons-cli-1.2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1528919" calcext:value-type="float">
            <text:p>1528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/commons-cli/1.3.1/commons-cli-1.3.1.jar</text:p>
          </table:table-cell>
          <table:table-cell office:value-type="string" calcext:value-type="string">
            <text:p>JarFileLoader</text:p>
          </table:table-cell>
          <table:table-cell office:value-type="float" office:value="26" calcext:value-type="float">
            <text:p>26</text:p>
          </table:table-cell>
          <table:table-cell office:value-type="float" office:value="1559529" calcext:value-type="float">
            <text:p>1559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/aopalliance/1.0/aopalliance-1.0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401416" calcext:value-type="float">
            <text:p>401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apache-log4j-extras/1.1/apache-log4j-extras-1.1.jar</text:p>
          </table:table-cell>
          <table:table-cell office:value-type="string" calcext:value-type="string">
            <text:p>JarFileLoader</text:p>
          </table:table-cell>
          <table:table-cell office:value-type="float" office:value="228" calcext:value-type="float">
            <text:p>228</text:p>
          </table:table-cell>
          <table:table-cell office:value-type="float" office:value="5097539" calcext:value-type="float">
            <text:p>5097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6/log4j-1.2.16.jar</text:p>
          </table:table-cell>
          <table:table-cell office:value-type="string" calcext:value-type="string">
            <text:p>JarFileLoader</text:p>
          </table:table-cell>
          <table:table-cell office:value-type="float" office:value="308" calcext:value-type="float">
            <text:p>308</text:p>
          </table:table-cell>
          <table:table-cell office:value-type="float" office:value="8365223" calcext:value-type="float">
            <text:p>8365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7/log4j-1.2.17.jar</text:p>
          </table:table-cell>
          <table:table-cell office:value-type="string" calcext:value-type="string">
            <text:p>JarFileLoader</text:p>
          </table:table-cell>
          <table:table-cell office:value-type="float" office:value="314" calcext:value-type="float">
            <text:p>314</text:p>
          </table:table-cell>
          <table:table-cell office:value-type="float" office:value="9658939" calcext:value-type="float">
            <text:p>9658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/log4j/1.2.12/log4j-1.2.12.jar</text:p>
          </table:table-cell>
          <table:table-cell office:value-type="string" calcext:value-type="string">
            <text:p>JarFileLoader</text:p>
          </table:table-cell>
          <table:table-cell office:value-type="float" office:value="253" calcext:value-type="float">
            <text:p>253</text:p>
          </table:table-cell>
          <table:table-cell office:value-type="float" office:value="7034211" calcext:value-type="float">
            <text:p>703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/1.2/commons-logging-1.2.jar</text:p>
          </table:table-cell>
          <table:table-cell office:value-type="string" calcext:value-type="string">
            <text:p>JarFileLoader</text:p>
          </table:table-cell>
          <table:table-cell office:value-type="float" office:value="28" calcext:value-type="float">
            <text:p>28</text:p>
          </table:table-cell>
          <table:table-cell office:value-type="float" office:value="1516790" calcext:value-type="float">
            <text:p>1516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/1.1.1/commons-logging-1.1.1.jar</text:p>
          </table:table-cell>
          <table:table-cell office:value-type="string" calcext:value-type="string">
            <text:p>JarFileLoader</text:p>
          </table:table-cell>
          <table:table-cell office:value-type="float" office:value="28" calcext:value-type="float">
            <text:p>28</text:p>
          </table:table-cell>
          <table:table-cell office:value-type="float" office:value="1683894" calcext:value-type="float">
            <text:p>1683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/commons-logging-api/1.1/commons-logging-api-1.1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372905" calcext:value-type="float">
            <text:p>1372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validator/commons-validator/1.2.0/commons-validator-1.2.0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1946926" calcext:value-type="float">
            <text:p>194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validator/commons-validator/1.3.1/commons-validator-1.3.1.jar</text:p>
          </table:table-cell>
          <table:table-cell office:value-type="string" calcext:value-type="string">
            <text:p>JarFileLoader</text:p>
          </table:table-cell>
          <table:table-cell office:value-type="float" office:value="46" calcext:value-type="float">
            <text:p>46</text:p>
          </table:table-cell>
          <table:table-cell office:value-type="float" office:value="1723842" calcext:value-type="float">
            <text:p>1723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p3/xpp3_min/1.1.4c/xpp3_min-1.1.4c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976239" calcext:value-type="float">
            <text:p>976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hain/commons-chain/1.1/commons-chain-1.1.jar</text:p>
          </table:table-cell>
          <table:table-cell office:value-type="string" calcext:value-type="string">
            <text:p>JarFileLoader</text:p>
          </table:table-cell>
          <table:table-cell office:value-type="float" office:value="61" calcext:value-type="float">
            <text:p>61</text:p>
          </table:table-cell>
          <table:table-cell office:value-type="float" office:value="2273943" calcext:value-type="float">
            <text:p>2273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/jaxen/1.1.1/jaxen-1.1.1.jar</text:p>
          </table:table-cell>
          <table:table-cell office:value-type="string" calcext:value-type="string">
            <text:p>JarFileLoader</text:p>
          </table:table-cell>
          <table:table-cell office:value-type="float" office:value="214" calcext:value-type="float">
            <text:p>214</text:p>
          </table:table-cell>
          <table:table-cell office:value-type="float" office:value="5914526" calcext:value-type="float">
            <text:p>5914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/xercesImpl/2.9.1/xercesImpl-2.9.1.jar</text:p>
          </table:table-cell>
          <table:table-cell office:value-type="string" calcext:value-type="string">
            <text:p>JarFileLoader</text:p>
          </table:table-cell>
          <table:table-cell office:value-type="float" office:value="894" calcext:value-type="float">
            <text:p>894</text:p>
          </table:table-cell>
          <table:table-cell office:value-type="float" office:value="21734654" calcext:value-type="float">
            <text:p>21734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/xmlParserAPIs/2.6.2/xmlParserAPIs-2.6.2.jar</text:p>
          </table:table-cell>
          <table:table-cell office:value-type="string" calcext:value-type="string">
            <text:p>JarFileLoader</text:p>
          </table:table-cell>
          <table:table-cell office:value-type="float" office:value="207" calcext:value-type="float">
            <text:p>207</text:p>
          </table:table-cell>
          <table:table-cell office:value-type="float" office:value="4852819" calcext:value-type="float">
            <text:p>4852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el/javax.el-api/2.2.4/javax.el-api-2.2.4.jar</text:p>
          </table:table-cell>
          <table:table-cell office:value-type="string" calcext:value-type="string">
            <text:p>JarFileLoader</text:p>
          </table:table-cell>
          <table:table-cell office:value-type="float" office:value="31" calcext:value-type="float">
            <text:p>31</text:p>
          </table:table-cell>
          <table:table-cell office:value-type="float" office:value="1996549" calcext:value-type="float">
            <text:p>1996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servlet/servlet-api/2.5/servlet-api-2.5.jar</text:p>
          </table:table-cell>
          <table:table-cell office:value-type="string" calcext:value-type="string">
            <text:p>JarFileLoader</text:p>
          </table:table-cell>
          <table:table-cell office:value-type="float" office:value="42" calcext:value-type="float">
            <text:p>42</text:p>
          </table:table-cell>
          <table:table-cell office:value-type="float" office:value="2098017" calcext:value-type="float">
            <text:p>2098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servlet/javax.servlet-api/3.1.0/javax.servlet-api-3.1.0.jar</text:p>
          </table:table-cell>
          <table:table-cell office:value-type="string" calcext:value-type="string">
            <text:p>JarFileLoader</text:p>
          </table:table-cell>
          <table:table-cell office:value-type="float" office:value="79" calcext:value-type="float">
            <text:p>79</text:p>
          </table:table-cell>
          <table:table-cell office:value-type="float" office:value="3157150" calcext:value-type="float">
            <text:p>3157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validation/validation-api/1.0.0.GA/validation-api-1.0.0.GA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2491957" calcext:value-type="float">
            <text:p>2491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/validation/validation-api/1.1.0.Final/validation-api-1.1.0.Final.jar</text:p>
          </table:table-cell>
          <table:table-cell office:value-type="string" calcext:value-type="string">
            <text:p>JarFileLoader</text:p>
          </table:table-cell>
          <table:table-cell office:value-type="float" office:value="106" calcext:value-type="float">
            <text:p>106</text:p>
          </table:table-cell>
          <table:table-cell office:value-type="float" office:value="2434543" calcext:value-type="float">
            <text:p>2434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lr/antlr/2.7.7/antlr-2.7.7.jar</text:p>
          </table:table-cell>
          <table:table-cell office:value-type="string" calcext:value-type="string">
            <text:p>JarFileLoader</text:p>
          </table:table-cell>
          <table:table-cell office:value-type="float" office:value="224" calcext:value-type="float">
            <text:p>224</text:p>
          </table:table-cell>
          <table:table-cell office:value-type="float" office:value="5756729" calcext:value-type="float">
            <text:p>5756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lr/antlr/2.7.2/antlr-2.7.2.jar</text:p>
          </table:table-cell>
          <table:table-cell office:value-type="string" calcext:value-type="string">
            <text:p>JarFileLoader</text:p>
          </table:table-cell>
          <table:table-cell office:value-type="float" office:value="193" calcext:value-type="float">
            <text:p>193</text:p>
          </table:table-cell>
          <table:table-cell office:value-type="float" office:value="4945049" calcext:value-type="float">
            <text:p>4945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/commons-beanutils/1.7.0/commons-beanutils-1.7.0.jar</text:p>
          </table:table-cell>
          <table:table-cell office:value-type="string" calcext:value-type="string">
            <text:p>JarFileLoader</text:p>
          </table:table-cell>
          <table:table-cell office:value-type="float" office:value="111" calcext:value-type="float">
            <text:p>111</text:p>
          </table:table-cell>
          <table:table-cell office:value-type="float" office:value="4121929" calcext:value-type="float">
            <text:p>4121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lan/xalan/2.6.0/xalan-2.6.0.jar</text:p>
          </table:table-cell>
          <table:table-cell office:value-type="string" calcext:value-type="string">
            <text:p>JarFileLoader</text:p>
          </table:table-cell>
          <table:table-cell office:value-type="float" office:value="1548" calcext:value-type="float">
            <text:p>1548</text:p>
          </table:table-cell>
          <table:table-cell office:value-type="float" office:value="48735254" calcext:value-type="float">
            <text:p>48735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om/jdom/1.0/jdom-1.0.jar</text:p>
          </table:table-cell>
          <table:table-cell office:value-type="string" calcext:value-type="string">
            <text:p>JarFileLoader</text:p>
          </table:table-cell>
          <table:table-cell office:value-type="float" office:value="75" calcext:value-type="float">
            <text:p>75</text:p>
          </table:table-cell>
          <table:table-cell office:value-type="float" office:value="3316974" calcext:value-type="float">
            <text:p>3316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arta-regexp/jakarta-regexp/1.4/jakarta-regexp-1.4.jar</text:p>
          </table:table-cell>
          <table:table-cell office:value-type="string" calcext:value-type="string">
            <text:p>JarFileLoader</text:p>
          </table:table-cell>
          <table:table-cell office:value-type="float" office:value="17" calcext:value-type="float">
            <text:p>17</text:p>
          </table:table-cell>
          <table:table-cell office:value-type="float" office:value="1518551" calcext:value-type="float">
            <text:p>1518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boss/logging/jboss-logging/3.1.3.GA/jboss-logging-3.1.3.GA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1762273" calcext:value-type="float">
            <text:p>1762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etbrains/annotations/15.0/annotations-15.0.jar</text:p>
          </table:table-cell>
          <table:table-cell office:value-type="string" calcext:value-type="string">
            <text:p>JarFileLoader</text:p>
          </table:table-cell>
          <table:table-cell office:value-type="float" office:value="33" calcext:value-type="float">
            <text:p>33</text:p>
          </table:table-cell>
          <table:table-cell office:value-type="float" office:value="1404487" calcext:value-type="float">
            <text:p>1404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grapht/jgrapht-core/1.0.1/jgrapht-core-1.0.1.jar</text:p>
          </table:table-cell>
          <table:table-cell office:value-type="string" calcext:value-type="string">
            <text:p>JarFileLoader</text:p>
          </table:table-cell>
          <table:table-cell office:value-type="float" office:value="376" calcext:value-type="float">
            <text:p>376</text:p>
          </table:table-cell>
          <table:table-cell office:value-type="float" office:value="8864395" calcext:value-type="float">
            <text:p>886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cil/cowan/tagsoup/tagsoup/1.2.1/tagsoup-1.2.1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3488994" calcext:value-type="float">
            <text:p>3488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log4j12/1.6.4/slf4j-log4j12-1.6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955965" calcext:value-type="float">
            <text:p>955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jcl-over-slf4j/1.5.6/jcl-over-slf4j-1.5.6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1122845" calcext:value-type="float">
            <text:p>1122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6.4/slf4j-jdk14-1.6.4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849993" calcext:value-type="float">
            <text:p>849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5.6/slf4j-jdk14-1.5.6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08581" calcext:value-type="float">
            <text:p>70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jdk14/1.7.24/slf4j-jdk14-1.7.24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39817" calcext:value-type="float">
            <text:p>739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6.4/slf4j-api-1.6.4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882658" calcext:value-type="float">
            <text:p>882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5.6/slf4j-api-1.5.6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198837" calcext:value-type="float">
            <text:p>1198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7.24/slf4j-api-1.7.24.jar</text:p>
          </table:table-cell>
          <table:table-cell office:value-type="string" calcext:value-type="string">
            <text:p>JarFileLoader</text:p>
          </table:table-cell>
          <table:table-cell office:value-type="float" office:value="34" calcext:value-type="float">
            <text:p>34</text:p>
          </table:table-cell>
          <table:table-cell office:value-type="float" office:value="1320582" calcext:value-type="float">
            <text:p>1320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lf4j/slf4j-api/1.7.5/slf4j-api-1.7.5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499133" calcext:value-type="float">
            <text:p>1499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ibernate/hibernate-validator/5.1.3.Final/hibernate-validator-5.1.3.Final.jar</text:p>
          </table:table-cell>
          <table:table-cell office:value-type="string" calcext:value-type="string">
            <text:p>JarFileLoader</text:p>
          </table:table-cell>
          <table:table-cell office:value-type="float" office:value="410" calcext:value-type="float">
            <text:p>410</text:p>
          </table:table-cell>
          <table:table-cell office:value-type="float" office:value="9508779" calcext:value-type="float">
            <text:p>9508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avaan/javaan-cli/3.0-SNAPSHOT/javaan-cli-3.0-SNAPSHOT.jar</text:p>
          </table:table-cell>
          <table:table-cell office:value-type="string" calcext:value-type="string">
            <text:p>JarFileLoader</text:p>
          </table:table-cell>
          <table:table-cell office:value-type="float" office:value="46" calcext:value-type="float">
            <text:p>46</text:p>
          </table:table-cell>
          <table:table-cell office:value-type="float" office:value="2029248" calcext:value-type="float">
            <text:p>202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avaan/javaan-lib/3.0-SNAPSHOT/javaan-lib-3.0-SNAPSHOT.jar</text:p>
          </table:table-cell>
          <table:table-cell office:value-type="string" calcext:value-type="string">
            <text:p>JarFileLoader</text:p>
          </table:table-cell>
          <table:table-cell office:value-type="float" office:value="71" calcext:value-type="float">
            <text:p>71</text:p>
          </table:table-cell>
          <table:table-cell office:value-type="float" office:value="2407154" calcext:value-type="float">
            <text:p>2407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license-maven-plugin/1.5/license-maven-plugin-1.5.jar</text:p>
          </table:table-cell>
          <table:table-cell office:value-type="string" calcext:value-type="string">
            <text:p>JarFileLoader</text:p>
          </table:table-cell>
          <table:table-cell office:value-type="float" office:value="63" calcext:value-type="float">
            <text:p>63</text:p>
          </table:table-cell>
          <table:table-cell office:value-type="float" office:value="3140485" calcext:value-type="float">
            <text:p>3140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gwt-maven-plugin/2.5.1/gwt-maven-plugin-2.5.1.jar</text:p>
          </table:table-cell>
          <table:table-cell office:value-type="string" calcext:value-type="string">
            <text:p>JarFileLoader</text:p>
          </table:table-cell>
          <table:table-cell office:value-type="float" office:value="58" calcext:value-type="float">
            <text:p>58</text:p>
          </table:table-cell>
          <table:table-cell office:value-type="float" office:value="2715418" calcext:value-type="float">
            <text:p>271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mojo/exec-maven-plugin/1.6.0/exec-maven-plugin-1.6.0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841649" calcext:value-type="float">
            <text:p>1841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velocity/1.1.8/plexus-velocity-1.1.8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654279" calcext:value-type="float">
            <text:p>654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velocity/1.1.7/plexus-velocity-1.1.7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521627" calcext:value-type="float">
            <text:p>521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0-alpha-30/plexus-container-default-1.0-alpha-30.jar</text:p>
          </table:table-cell>
          <table:table-cell office:value-type="string" calcext:value-type="string">
            <text:p>JarFileLoader</text:p>
          </table:table-cell>
          <table:table-cell office:value-type="float" office:value="212" calcext:value-type="float">
            <text:p>212</text:p>
          </table:table-cell>
          <table:table-cell office:value-type="float" office:value="4926573" calcext:value-type="float">
            <text:p>4926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5.5/plexus-container-default-1.5.5.jar</text:p>
          </table:table-cell>
          <table:table-cell office:value-type="string" calcext:value-type="string">
            <text:p>JarFileLoader</text:p>
          </table:table-cell>
          <table:table-cell office:value-type="float" office:value="185" calcext:value-type="float">
            <text:p>185</text:p>
          </table:table-cell>
          <table:table-cell office:value-type="float" office:value="4946296" calcext:value-type="float">
            <text:p>494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ntainer-default/1.0-alpha-9-stable-1/plexus-container-default-1.0-alpha-9-stable-1.jar</text:p>
          </table:table-cell>
          <table:table-cell office:value-type="string" calcext:value-type="string">
            <text:p>JarFileLoader</text:p>
          </table:table-cell>
          <table:table-cell office:value-type="float" office:value="175" calcext:value-type="float">
            <text:p>175</text:p>
          </table:table-cell>
          <table:table-cell office:value-type="float" office:value="4760750" calcext:value-type="float">
            <text:p>4760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activity-api/1.0-alpha-6/plexus-interactivity-api-1.0-alpha-6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1044681" calcext:value-type="float">
            <text:p>1044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activity-api/1.0-alpha-4/plexus-interactivity-api-1.0-alpha-4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946489" calcext:value-type="float">
            <text:p>946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0/plexus-archiver-1.0.jar</text:p>
          </table:table-cell>
          <table:table-cell office:value-type="string" calcext:value-type="string">
            <text:p>JarFileLoader</text:p>
          </table:table-cell>
          <table:table-cell office:value-type="float" office:value="107" calcext:value-type="float">
            <text:p>107</text:p>
          </table:table-cell>
          <table:table-cell office:value-type="float" office:value="3990796" calcext:value-type="float">
            <text:p>399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2.2/plexus-archiver-2.2.jar</text:p>
          </table:table-cell>
          <table:table-cell office:value-type="string" calcext:value-type="string">
            <text:p>JarFileLoader</text:p>
          </table:table-cell>
          <table:table-cell office:value-type="float" office:value="112" calcext:value-type="float">
            <text:p>112</text:p>
          </table:table-cell>
          <table:table-cell office:value-type="float" office:value="3284247" calcext:value-type="float">
            <text:p>3284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2/plexus-archiver-1.2.jar</text:p>
          </table:table-cell>
          <table:table-cell office:value-type="string" calcext:value-type="string">
            <text:p>JarFileLoader</text:p>
          </table:table-cell>
          <table:table-cell office:value-type="float" office:value="109" calcext:value-type="float">
            <text:p>109</text:p>
          </table:table-cell>
          <table:table-cell office:value-type="float" office:value="5056114" calcext:value-type="float">
            <text:p>5056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1.0-alpha-9/plexus-archiver-1.0-alpha-9.jar</text:p>
          </table:table-cell>
          <table:table-cell office:value-type="string" calcext:value-type="string">
            <text:p>JarFileLoader</text:p>
          </table:table-cell>
          <table:table-cell office:value-type="float" office:value="87" calcext:value-type="float">
            <text:p>87</text:p>
          </table:table-cell>
          <table:table-cell office:value-type="float" office:value="3864169" calcext:value-type="float">
            <text:p>3864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archiver/2.1/plexus-archiver-2.1.jar</text:p>
          </table:table-cell>
          <table:table-cell office:value-type="string" calcext:value-type="string">
            <text:p>JarFileLoader</text:p>
          </table:table-cell>
          <table:table-cell office:value-type="float" office:value="112" calcext:value-type="float">
            <text:p>112</text:p>
          </table:table-cell>
          <table:table-cell office:value-type="float" office:value="3687798" calcext:value-type="float">
            <text:p>3687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1.5.3/plexus-compiler-api-1.5.3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443148" calcext:value-type="float">
            <text:p>1443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1.8.1/plexus-compiler-api-1.8.1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090823" calcext:value-type="float">
            <text:p>1090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api/2.2/plexus-compiler-api-2.2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457639" calcext:value-type="float">
            <text:p>1457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4/plexus-interpolation-1.14.jar</text:p>
          </table:table-cell>
          <table:table-cell office:value-type="string" calcext:value-type="string">
            <text:p>JarFileLoader</text:p>
          </table:table-cell>
          <table:table-cell office:value-type="float" office:value="44" calcext:value-type="float">
            <text:p>44</text:p>
          </table:table-cell>
          <table:table-cell office:value-type="float" office:value="1743652" calcext:value-type="float">
            <text:p>174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1/plexus-interpolation-1.11.jar</text:p>
          </table:table-cell>
          <table:table-cell office:value-type="string" calcext:value-type="string">
            <text:p>JarFileLoader</text:p>
          </table:table-cell>
          <table:table-cell office:value-type="float" office:value="40" calcext:value-type="float">
            <text:p>40</text:p>
          </table:table-cell>
          <table:table-cell office:value-type="float" office:value="1742996" calcext:value-type="float">
            <text:p>1742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3/plexus-interpolation-1.13.jar</text:p>
          </table:table-cell>
          <table:table-cell office:value-type="string" calcext:value-type="string">
            <text:p>JarFileLoader</text:p>
          </table:table-cell>
          <table:table-cell office:value-type="float" office:value="44" calcext:value-type="float">
            <text:p>44</text:p>
          </table:table-cell>
          <table:table-cell office:value-type="float" office:value="1717394" calcext:value-type="float">
            <text:p>1717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nterpolation/1.15/plexus-interpolation-1.15.jar</text:p>
          </table:table-cell>
          <table:table-cell office:value-type="string" calcext:value-type="string">
            <text:p>JarFileLoader</text:p>
          </table:table-cell>
          <table:table-cell office:value-type="float" office:value="44" calcext:value-type="float">
            <text:p>44</text:p>
          </table:table-cell>
          <table:table-cell office:value-type="float" office:value="1619376" calcext:value-type="float">
            <text:p>1619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/plexus-io-1.0.jar</text:p>
          </table:table-cell>
          <table:table-cell office:value-type="string" calcext:value-type="string">
            <text:p>JarFileLoader</text:p>
          </table:table-cell>
          <table:table-cell office:value-type="float" office:value="42" calcext:value-type="float">
            <text:p>42</text:p>
          </table:table-cell>
          <table:table-cell office:value-type="float" office:value="1770256" calcext:value-type="float">
            <text:p>1770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2.0.6/plexus-io-2.0.6.jar</text:p>
          </table:table-cell>
          <table:table-cell office:value-type="string" calcext:value-type="string">
            <text:p>JarFileLoader</text:p>
          </table:table-cell>
          <table:table-cell office:value-type="float" office:value="43" calcext:value-type="float">
            <text:p>43</text:p>
          </table:table-cell>
          <table:table-cell office:value-type="float" office:value="2198450" calcext:value-type="float">
            <text:p>2198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2.0.2/plexus-io-2.0.2.jar</text:p>
          </table:table-cell>
          <table:table-cell office:value-type="string" calcext:value-type="string">
            <text:p>JarFileLoader</text:p>
          </table:table-cell>
          <table:table-cell office:value-type="float" office:value="43" calcext:value-type="float">
            <text:p>43</text:p>
          </table:table-cell>
          <table:table-cell office:value-type="float" office:value="1796658" calcext:value-type="float">
            <text:p>1796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-alpha-1/plexus-io-1.0-alpha-1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695885" calcext:value-type="float">
            <text:p>695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o/1.0.1/plexus-io-1.0.1.jar</text:p>
          </table:table-cell>
          <table:table-cell office:value-type="string" calcext:value-type="string">
            <text:p>JarFileLoader</text:p>
          </table:table-cell>
          <table:table-cell office:value-type="float" office:value="42" calcext:value-type="float">
            <text:p>42</text:p>
          </table:table-cell>
          <table:table-cell office:value-type="float" office:value="1870923" calcext:value-type="float">
            <text:p>1870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manager/1.8.1/plexus-compiler-manager-1.8.1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611344" calcext:value-type="float">
            <text:p>611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manager/2.2/plexus-compiler-manager-2.2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412108" calcext:value-type="float">
            <text:p>412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i18n/1.0-beta-7/plexus-i18n-1.0-beta-7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533995" calcext:value-type="float">
            <text:p>533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digest/1.0/plexus-digest-1.0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718521" calcext:value-type="float">
            <text:p>718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lassworlds/2.2.2/plexus-classworlds-2.2.2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1818221" calcext:value-type="float">
            <text:p>1818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lassworlds/2.2.3/plexus-classworlds-2.2.3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1609162" calcext:value-type="float">
            <text:p>1609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6/plexus-utils-1.5.6.jar</text:p>
          </table:table-cell>
          <table:table-cell office:value-type="string" calcext:value-type="string">
            <text:p>JarFileLoader</text:p>
          </table:table-cell>
          <table:table-cell office:value-type="float" office:value="127" calcext:value-type="float">
            <text:p>127</text:p>
          </table:table-cell>
          <table:table-cell office:value-type="float" office:value="4028191" calcext:value-type="float">
            <text:p>4028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8/plexus-utils-3.0.8.jar</text:p>
          </table:table-cell>
          <table:table-cell office:value-type="string" calcext:value-type="string">
            <text:p>JarFileLoader</text:p>
          </table:table-cell>
          <table:table-cell office:value-type="float" office:value="102" calcext:value-type="float">
            <text:p>102</text:p>
          </table:table-cell>
          <table:table-cell office:value-type="float" office:value="3870051" calcext:value-type="float">
            <text:p>3870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10/plexus-utils-1.5.10.jar</text:p>
          </table:table-cell>
          <table:table-cell office:value-type="string" calcext:value-type="string">
            <text:p>JarFileLoader</text:p>
          </table:table-cell>
          <table:table-cell office:value-type="float" office:value="142" calcext:value-type="float">
            <text:p>142</text:p>
          </table:table-cell>
          <table:table-cell office:value-type="float" office:value="4284043" calcext:value-type="float">
            <text:p>4284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1/plexus-utils-3.0.21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4056872" calcext:value-type="float">
            <text:p>4056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1.5.1/plexus-utils-1.5.1.jar</text:p>
          </table:table-cell>
          <table:table-cell office:value-type="string" calcext:value-type="string">
            <text:p>JarFileLoader</text:p>
          </table:table-cell>
          <table:table-cell office:value-type="float" office:value="97" calcext:value-type="float">
            <text:p>97</text:p>
          </table:table-cell>
          <table:table-cell office:value-type="float" office:value="4001041" calcext:value-type="float">
            <text:p>400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2.0.5/plexus-utils-2.0.5.jar</text:p>
          </table:table-cell>
          <table:table-cell office:value-type="string" calcext:value-type="string">
            <text:p>JarFileLoader</text:p>
          </table:table-cell>
          <table:table-cell office:value-type="float" office:value="95" calcext:value-type="float">
            <text:p>95</text:p>
          </table:table-cell>
          <table:table-cell office:value-type="float" office:value="4854539" calcext:value-type="float">
            <text:p>4854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10/plexus-utils-3.0.10.jar</text:p>
          </table:table-cell>
          <table:table-cell office:value-type="string" calcext:value-type="string">
            <text:p>JarFileLoader</text:p>
          </table:table-cell>
          <table:table-cell office:value-type="float" office:value="102" calcext:value-type="float">
            <text:p>102</text:p>
          </table:table-cell>
          <table:table-cell office:value-type="float" office:value="4121070" calcext:value-type="float">
            <text:p>4121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/plexus-utils-3.0.jar</text:p>
          </table:table-cell>
          <table:table-cell office:value-type="string" calcext:value-type="string">
            <text:p>JarFileLoader</text:p>
          </table:table-cell>
          <table:table-cell office:value-type="float" office:value="99" calcext:value-type="float">
            <text:p>99</text:p>
          </table:table-cell>
          <table:table-cell office:value-type="float" office:value="3688307" calcext:value-type="float">
            <text:p>3688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5/plexus-utils-3.0.5.jar</text:p>
          </table:table-cell>
          <table:table-cell office:value-type="string" calcext:value-type="string">
            <text:p>JarFileLoader</text:p>
          </table:table-cell>
          <table:table-cell office:value-type="float" office:value="101" calcext:value-type="float">
            <text:p>101</text:p>
          </table:table-cell>
          <table:table-cell office:value-type="float" office:value="3445384" calcext:value-type="float">
            <text:p>3445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4/plexus-utils-3.0.24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3731876" calcext:value-type="float">
            <text:p>3731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20/plexus-utils-3.0.20.jar</text:p>
          </table:table-cell>
          <table:table-cell office:value-type="string" calcext:value-type="string">
            <text:p>JarFileLoader</text:p>
          </table:table-cell>
          <table:table-cell office:value-type="float" office:value="104" calcext:value-type="float">
            <text:p>104</text:p>
          </table:table-cell>
          <table:table-cell office:value-type="float" office:value="4004603" calcext:value-type="float">
            <text:p>4004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utils/3.0.15/plexus-utils-3.0.15.jar</text:p>
          </table:table-cell>
          <table:table-cell office:value-type="string" calcext:value-type="string">
            <text:p>JarFileLoader</text:p>
          </table:table-cell>
          <table:table-cell office:value-type="float" office:value="103" calcext:value-type="float">
            <text:p>103</text:p>
          </table:table-cell>
          <table:table-cell office:value-type="float" office:value="4703197" calcext:value-type="float">
            <text:p>4703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1.5.3/plexus-compiler-javac-1.5.3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07888" calcext:value-type="float">
            <text:p>707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1.8.1/plexus-compiler-javac-1.8.1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609722" calcext:value-type="float">
            <text:p>609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iler-javac/2.2/plexus-compiler-javac-2.2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22367" calcext:value-type="float">
            <text:p>72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onent-annotations/1.6/plexus-component-annotations-1.6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424227" calcext:value-type="float">
            <text:p>424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plexus/plexus-component-annotations/1.5.5/plexus-component-annotations-1.5.5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404496" calcext:value-type="float">
            <text:p>404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groovy/groovy/1.8.3/groovy-1.8.3.jar</text:p>
          </table:table-cell>
          <table:table-cell office:value-type="string" calcext:value-type="string">
            <text:p>JarFileLoader</text:p>
          </table:table-cell>
          <table:table-cell office:value-type="float" office:value="3363" calcext:value-type="float">
            <text:p>3363</text:p>
          </table:table-cell>
          <table:table-cell office:value-type="float" office:value="91307127" calcext:value-type="float">
            <text:p>91307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codehaus/groovy/groovy-all/1.8.4/groovy-all-1.8.4.jar</text:p>
          </table:table-cell>
          <table:table-cell office:value-type="string" calcext:value-type="string">
            <text:p>JarFileLoader</text:p>
          </table:table-cell>
          <table:table-cell office:value-type="float" office:value="3686" calcext:value-type="float">
            <text:p>3686</text:p>
          </table:table-cell>
          <table:table-cell office:value-type="float" office:value="108618988" calcext:value-type="float">
            <text:p>108618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ckito/mockito-core/1.9.0/mockito-core-1.9.0.jar</text:p>
          </table:table-cell>
          <table:table-cell office:value-type="string" calcext:value-type="string">
            <text:p>JarFileLoader</text:p>
          </table:table-cell>
          <table:table-cell office:value-type="float" office:value="603" calcext:value-type="float">
            <text:p>603</text:p>
          </table:table-cell>
          <table:table-cell office:value-type="float" office:value="51597346" calcext:value-type="float">
            <text:p>51597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ckito/mockito-core/2.7.12/mockito-core-2.7.12.jar</text:p>
          </table:table-cell>
          <table:table-cell office:value-type="string" calcext:value-type="string">
            <text:p>JarFileLoader</text:p>
          </table:table-cell>
          <table:table-cell office:value-type="float" office:value="507" calcext:value-type="float">
            <text:p>507</text:p>
          </table:table-cell>
          <table:table-cell office:value-type="float" office:value="10248691" calcext:value-type="float">
            <text:p>10248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servlet-api/2.5-20081211/servlet-api-2.5-20081211.jar</text:p>
          </table:table-cell>
          <table:table-cell office:value-type="string" calcext:value-type="string">
            <text:p>JarFileLoader</text:p>
          </table:table-cell>
          <table:table-cell office:value-type="float" office:value="42" calcext:value-type="float">
            <text:p>42</text:p>
          </table:table-cell>
          <table:table-cell office:value-type="float" office:value="1431404" calcext:value-type="float">
            <text:p>143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jetty/6.1.25/jetty-6.1.25.jar</text:p>
          </table:table-cell>
          <table:table-cell office:value-type="string" calcext:value-type="string">
            <text:p>JarFileLoader</text:p>
          </table:table-cell>
          <table:table-cell office:value-type="float" office:value="236" calcext:value-type="float">
            <text:p>236</text:p>
          </table:table-cell>
          <table:table-cell office:value-type="float" office:value="6013900" calcext:value-type="float">
            <text:p>601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mortbay/jetty/jetty-util/6.1.25/jetty-util-6.1.25.jar</text:p>
          </table:table-cell>
          <table:table-cell office:value-type="string" calcext:value-type="string">
            <text:p>JarFileLoader</text:p>
          </table:table-cell>
          <table:table-cell office:value-type="float" office:value="105" calcext:value-type="float">
            <text:p>105</text:p>
          </table:table-cell>
          <table:table-cell office:value-type="float" office:value="2371564" calcext:value-type="float">
            <text:p>2371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penjdk/jmh/jmh-generator-annprocess/1.17.5/jmh-generator-annprocess-1.17.5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757959" calcext:value-type="float">
            <text:p>757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penjdk/jmh/jmh-core/1.17.5/jmh-core-1.17.5.jar</text:p>
          </table:table-cell>
          <table:table-cell office:value-type="string" calcext:value-type="string">
            <text:p>JarFileLoader</text:p>
          </table:table-cell>
          <table:table-cell office:value-type="float" office:value="319" calcext:value-type="float">
            <text:p>319</text:p>
          </table:table-cell>
          <table:table-cell office:value-type="float" office:value="14394055" calcext:value-type="float">
            <text:p>14394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build-api/0.0.7/plexus-build-api-0.0.7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504344" calcext:value-type="float">
            <text:p>504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build-api/0.0.4/plexus-build-api-0.0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34765360" calcext:value-type="float">
            <text:p>34765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cipher/1.4/plexus-cipher-1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605484" calcext:value-type="float">
            <text:p>60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plexus/plexus-sec-dispatcher/1.3/plexus-sec-dispatcher-1.3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984529" calcext:value-type="float">
            <text:p>984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spi/1.7/aether-spi-1.7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815382" calcext:value-type="float">
            <text:p>815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impl/1.7/aether-impl-1.7.jar</text:p>
          </table:table-cell>
          <table:table-cell office:value-type="string" calcext:value-type="string">
            <text:p>JarFileLoader</text:p>
          </table:table-cell>
          <table:table-cell office:value-type="float" office:value="58" calcext:value-type="float">
            <text:p>58</text:p>
          </table:table-cell>
          <table:table-cell office:value-type="float" office:value="2918428" calcext:value-type="float">
            <text:p>2918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api/1.7/aether-api-1.7.jar</text:p>
          </table:table-cell>
          <table:table-cell office:value-type="string" calcext:value-type="string">
            <text:p>JarFileLoader</text:p>
          </table:table-cell>
          <table:table-cell office:value-type="float" office:value="82" calcext:value-type="float">
            <text:p>82</text:p>
          </table:table-cell>
          <table:table-cell office:value-type="float" office:value="2627458" calcext:value-type="float">
            <text:p>2627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aether/aether-util/1.7/aether-util-1.7.jar</text:p>
          </table:table-cell>
          <table:table-cell office:value-type="string" calcext:value-type="string">
            <text:p>JarFileLoader</text:p>
          </table:table-cell>
          <table:table-cell office:value-type="float" office:value="78" calcext:value-type="float">
            <text:p>78</text:p>
          </table:table-cell>
          <table:table-cell office:value-type="float" office:value="2154242" calcext:value-type="float">
            <text:p>2154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sisu/sisu-inject-bean/1.4.2/sisu-inject-bean-1.4.2.jar</text:p>
          </table:table-cell>
          <table:table-cell office:value-type="string" calcext:value-type="string">
            <text:p>JarFileLoader</text:p>
          </table:table-cell>
          <table:table-cell office:value-type="float" office:value="138" calcext:value-type="float">
            <text:p>138</text:p>
          </table:table-cell>
          <table:table-cell office:value-type="float" office:value="4987682" calcext:value-type="float">
            <text:p>4987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sisu/sisu-guice/2.1.7/sisu-guice-2.1.7-noaop.jar</text:p>
          </table:table-cell>
          <table:table-cell office:value-type="string" calcext:value-type="string">
            <text:p>JarFileLoader</text:p>
          </table:table-cell>
          <table:table-cell office:value-type="float" office:value="402" calcext:value-type="float">
            <text:p>402</text:p>
          </table:table-cell>
          <table:table-cell office:value-type="float" office:value="11065651" calcext:value-type="float">
            <text:p>11065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onatype/sisu/sisu-inject-plexus/1.4.2/sisu-inject-plexus-1.4.2.jar</text:p>
          </table:table-cell>
          <table:table-cell office:value-type="string" calcext:value-type="string">
            <text:p>JarFileLoader</text:p>
          </table:table-cell>
          <table:table-cell office:value-type="float" office:value="156" calcext:value-type="float">
            <text:p>156</text:p>
          </table:table-cell>
          <table:table-cell office:value-type="float" office:value="3397583" calcext:value-type="float">
            <text:p>3397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nuiton/processor/nuiton-processor/1.3/nuiton-processor-1.3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1297917" calcext:value-type="float">
            <text:p>1297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egdown/pegdown/1.2.1/pegdown-1.2.1.jar</text:p>
          </table:table-cell>
          <table:table-cell office:value-type="string" calcext:value-type="string">
            <text:p>JarFileLoader</text:p>
          </table:table-cell>
          <table:table-cell office:value-type="float" office:value="60" calcext:value-type="float">
            <text:p>60</text:p>
          </table:table-cell>
          <table:table-cell office:value-type="float" office:value="2039705" calcext:value-type="float">
            <text:p>2039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orbit/javax.servlet/3.0.0.v201112011016/javax.servlet-3.0.0.v201112011016.jar</text:p>
          </table:table-cell>
          <table:table-cell office:value-type="string" calcext:value-type="string">
            <text:p>JarFileLoader</text:p>
          </table:table-cell>
          <table:table-cell office:value-type="float" office:value="74" calcext:value-type="float">
            <text:p>74</text:p>
          </table:table-cell>
          <table:table-cell office:value-type="float" office:value="1402171" calcext:value-type="float">
            <text:p>1402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webapp/9.0.0.M0/jetty-webapp-9.0.0.M0.jar</text:p>
          </table:table-cell>
          <table:table-cell office:value-type="string" calcext:value-type="string">
            <text:p>JarFileLoader</text:p>
          </table:table-cell>
          <table:table-cell office:value-type="float" office:value="43" calcext:value-type="float">
            <text:p>43</text:p>
          </table:table-cell>
          <table:table-cell office:value-type="float" office:value="2108457" calcext:value-type="float">
            <text:p>2108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rvlet/9.0.0.M0/jetty-servlet-9.0.0.M0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2383694" calcext:value-type="float">
            <text:p>2383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curity/9.0.0.M0/jetty-security-9.0.0.M0.jar</text:p>
          </table:table-cell>
          <table:table-cell office:value-type="string" calcext:value-type="string">
            <text:p>JarFileLoader</text:p>
          </table:table-cell>
          <table:table-cell office:value-type="float" office:value="56" calcext:value-type="float">
            <text:p>56</text:p>
          </table:table-cell>
          <table:table-cell office:value-type="float" office:value="1877610" calcext:value-type="float">
            <text:p>1877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continuation/9.0.0.M0/jetty-continuation-9.0.0.M0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899210" calcext:value-type="float">
            <text:p>899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io/9.0.0.M0/jetty-io-9.0.0.M0.jar</text:p>
          </table:table-cell>
          <table:table-cell office:value-type="string" calcext:value-type="string">
            <text:p>JarFileLoader</text:p>
          </table:table-cell>
          <table:table-cell office:value-type="float" office:value="54" calcext:value-type="float">
            <text:p>54</text:p>
          </table:table-cell>
          <table:table-cell office:value-type="float" office:value="1539097" calcext:value-type="float">
            <text:p>1539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xml/9.0.0.M0/jetty-xml-9.0.0.M0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899503" calcext:value-type="float">
            <text:p>899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http/9.0.0.M0/jetty-http-9.0.0.M0.jar</text:p>
          </table:table-cell>
          <table:table-cell office:value-type="string" calcext:value-type="string">
            <text:p>JarFileLoader</text:p>
          </table:table-cell>
          <table:table-cell office:value-type="float" office:value="47" calcext:value-type="float">
            <text:p>47</text:p>
          </table:table-cell>
          <table:table-cell office:value-type="float" office:value="1687120" calcext:value-type="float">
            <text:p>1687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util/9.0.0.M0/jetty-util-9.0.0.M0.jar</text:p>
          </table:table-cell>
          <table:table-cell office:value-type="string" calcext:value-type="string">
            <text:p>JarFileLoader</text:p>
          </table:table-cell>
          <table:table-cell office:value-type="float" office:value="154" calcext:value-type="float">
            <text:p>154</text:p>
          </table:table-cell>
          <table:table-cell office:value-type="float" office:value="4308896" calcext:value-type="float">
            <text:p>4308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jetty/jetty-server/9.0.0.M0/jetty-server-9.0.0.M0.jar</text:p>
          </table:table-cell>
          <table:table-cell office:value-type="string" calcext:value-type="string">
            <text:p>JarFileLoader</text:p>
          </table:table-cell>
          <table:table-cell office:value-type="float" office:value="139" calcext:value-type="float">
            <text:p>139</text:p>
          </table:table-cell>
          <table:table-cell office:value-type="float" office:value="4504702" calcext:value-type="float">
            <text:p>4504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eclipse/aether/aether-util/0.9.0.M2/aether-util-0.9.0.M2.jar</text:p>
          </table:table-cell>
          <table:table-cell office:value-type="string" calcext:value-type="string">
            <text:p>JarFileLoader</text:p>
          </table:table-cell>
          <table:table-cell office:value-type="float" office:value="93" calcext:value-type="float">
            <text:p>93</text:p>
          </table:table-cell>
          <table:table-cell office:value-type="float" office:value="2700174" calcext:value-type="float">
            <text:p>27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-tools/maven-plugin-annotations/3.2/maven-plugin-annotations-3.2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779814" calcext:value-type="float">
            <text:p>779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-tools/maven-plugin-annotations/3.1/maven-plugin-annotations-3.1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462986" calcext:value-type="float">
            <text:p>462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0.6/maven-error-diagnostics-2.0.6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423567" calcext:value-type="float">
            <text:p>423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2.1/maven-error-diagnostics-2.2.1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496399" calcext:value-type="float">
            <text:p>496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error-diagnostics/2.0.9/maven-error-diagnostics-2.0.9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475365" calcext:value-type="float">
            <text:p>475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0.6/maven-plugin-registry-2.0.6.jar</text:p>
          </table:table-cell>
          <table:table-cell office:value-type="string" calcext:value-type="string">
            <text:p>JarFileLoader</text:p>
          </table:table-cell>
          <table:table-cell office:value-type="float" office:value="10" calcext:value-type="float">
            <text:p>10</text:p>
          </table:table-cell>
          <table:table-cell office:value-type="float" office:value="669097" calcext:value-type="float">
            <text:p>669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2.1/maven-plugin-registry-2.2.1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829654" calcext:value-type="float">
            <text:p>829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0.9/maven-plugin-registry-2.0.9.jar</text:p>
          </table:table-cell>
          <table:table-cell office:value-type="string" calcext:value-type="string">
            <text:p>JarFileLoader</text:p>
          </table:table-cell>
          <table:table-cell office:value-type="float" office:value="10" calcext:value-type="float">
            <text:p>10</text:p>
          </table:table-cell>
          <table:table-cell office:value-type="float" office:value="942306" calcext:value-type="float">
            <text:p>942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registry/2.2.0/maven-plugin-registry-2.2.0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1027605" calcext:value-type="float">
            <text:p>1027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-builder/3.0/maven-settings-builder-3.0.jar</text:p>
          </table:table-cell>
          <table:table-cell office:value-type="string" calcext:value-type="string">
            <text:p>JarFileLoader</text:p>
          </table:table-cell>
          <table:table-cell office:value-type="float" office:value="28" calcext:value-type="float">
            <text:p>28</text:p>
          </table:table-cell>
          <table:table-cell office:value-type="float" office:value="1105548" calcext:value-type="float">
            <text:p>1105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0.6/maven-artifact-2.0.6.jar</text:p>
          </table:table-cell>
          <table:table-cell office:value-type="string" calcext:value-type="string">
            <text:p>JarFileLoader</text:p>
          </table:table-cell>
          <table:table-cell office:value-type="float" office:value="77" calcext:value-type="float">
            <text:p>77</text:p>
          </table:table-cell>
          <table:table-cell office:value-type="float" office:value="1864445" calcext:value-type="float">
            <text:p>1864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2.1/maven-artifact-2.2.1.jar</text:p>
          </table:table-cell>
          <table:table-cell office:value-type="string" calcext:value-type="string">
            <text:p>JarFileLoader</text:p>
          </table:table-cell>
          <table:table-cell office:value-type="float" office:value="64" calcext:value-type="float">
            <text:p>64</text:p>
          </table:table-cell>
          <table:table-cell office:value-type="float" office:value="2549089" calcext:value-type="float">
            <text:p>2549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2.0.9/maven-artifact-2.0.9.jar</text:p>
          </table:table-cell>
          <table:table-cell office:value-type="string" calcext:value-type="string">
            <text:p>JarFileLoader</text:p>
          </table:table-cell>
          <table:table-cell office:value-type="float" office:value="77" calcext:value-type="float">
            <text:p>77</text:p>
          </table:table-cell>
          <table:table-cell office:value-type="float" office:value="2995263" calcext:value-type="float">
            <text:p>299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/3.0/maven-artifact-3.0.jar</text:p>
          </table:table-cell>
          <table:table-cell office:value-type="string" calcext:value-type="string">
            <text:p>JarFileLoader</text:p>
          </table:table-cell>
          <table:table-cell office:value-type="float" office:value="32" calcext:value-type="float">
            <text:p>32</text:p>
          </table:table-cell>
          <table:table-cell office:value-type="float" office:value="1682086" calcext:value-type="float">
            <text:p>168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0.6/maven-plugin-api-2.0.6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760637" calcext:value-type="float">
            <text:p>760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2.1/maven-plugin-api-2.2.1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526734" calcext:value-type="float">
            <text:p>526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2.0.9/maven-plugin-api-2.0.9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626877" calcext:value-type="float">
            <text:p>626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api/3.0/maven-plugin-api-3.0.jar</text:p>
          </table:table-cell>
          <table:table-cell office:value-type="string" calcext:value-type="string">
            <text:p>JarFileLoader</text:p>
          </table:table-cell>
          <table:table-cell office:value-type="float" office:value="25" calcext:value-type="float">
            <text:p>25</text:p>
          </table:table-cell>
          <table:table-cell office:value-type="float" office:value="1225874" calcext:value-type="float">
            <text:p>1225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0.6/maven-settings-2.0.6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175632" calcext:value-type="float">
            <text:p>1175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2.1/maven-settings-2.2.1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364261" calcext:value-type="float">
            <text:p>1364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2.0.9/maven-settings-2.0.9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988595" calcext:value-type="float">
            <text:p>988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settings/3.0/maven-settings-3.0.jar</text:p>
          </table:table-cell>
          <table:table-cell office:value-type="string" calcext:value-type="string">
            <text:p>JarFileLoader</text:p>
          </table:table-cell>
          <table:table-cell office:value-type="float" office:value="17" calcext:value-type="float">
            <text:p>17</text:p>
          </table:table-cell>
          <table:table-cell office:value-type="float" office:value="1269885" calcext:value-type="float">
            <text:p>1269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/wagon-provider-api-1.0.jar</text:p>
          </table:table-cell>
          <table:table-cell office:value-type="string" calcext:value-type="string">
            <text:p>JarFileLoader</text:p>
          </table:table-cell>
          <table:table-cell office:value-type="float" office:value="41" calcext:value-type="float">
            <text:p>41</text:p>
          </table:table-cell>
          <table:table-cell office:value-type="float" office:value="1637609" calcext:value-type="float">
            <text:p>1637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-alpha-6/wagon-provider-api-1.0-alpha-6.jar</text:p>
          </table:table-cell>
          <table:table-cell office:value-type="string" calcext:value-type="string">
            <text:p>JarFileLoader</text:p>
          </table:table-cell>
          <table:table-cell office:value-type="float" office:value="36" calcext:value-type="float">
            <text:p>36</text:p>
          </table:table-cell>
          <table:table-cell office:value-type="float" office:value="1848469" calcext:value-type="float">
            <text:p>1848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2.8/wagon-provider-api-2.8.jar</text:p>
          </table:table-cell>
          <table:table-cell office:value-type="string" calcext:value-type="string">
            <text:p>JarFileLoader</text:p>
          </table:table-cell>
          <table:table-cell office:value-type="float" office:value="39" calcext:value-type="float">
            <text:p>39</text:p>
          </table:table-cell>
          <table:table-cell office:value-type="float" office:value="1472596" calcext:value-type="float">
            <text:p>1472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wagon/wagon-provider-api/1.0-beta-6/wagon-provider-api-1.0-beta-6.jar</text:p>
          </table:table-cell>
          <table:table-cell office:value-type="string" calcext:value-type="string">
            <text:p>JarFileLoader</text:p>
          </table:table-cell>
          <table:table-cell office:value-type="float" office:value="41" calcext:value-type="float">
            <text:p>41</text:p>
          </table:table-cell>
          <table:table-cell office:value-type="float" office:value="1204051" calcext:value-type="float">
            <text:p>1204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endency-plugin/2.8/maven-dependency-plugin-2.8.jar</text:p>
          </table:table-cell>
          <table:table-cell office:value-type="string" calcext:value-type="string">
            <text:p>JarFileLoader</text:p>
          </table:table-cell>
          <table:table-cell office:value-type="float" office:value="54" calcext:value-type="float">
            <text:p>54</text:p>
          </table:table-cell>
          <table:table-cell office:value-type="float" office:value="1638776" calcext:value-type="float">
            <text:p>1638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hade-plugin/2.2/maven-shade-plugin-2.2.jar</text:p>
          </table:table-cell>
          <table:table-cell office:value-type="string" calcext:value-type="string">
            <text:p>JarFileLoader</text:p>
          </table:table-cell>
          <table:table-cell office:value-type="float" office:value="37" calcext:value-type="float">
            <text:p>37</text:p>
          </table:table-cell>
          <table:table-cell office:value-type="float" office:value="2335381" calcext:value-type="float">
            <text:p>233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hade-plugin/3.0.0/maven-shade-plugin-3.0.0.jar</text:p>
          </table:table-cell>
          <table:table-cell office:value-type="string" calcext:value-type="string">
            <text:p>JarFileLoader</text:p>
          </table:table-cell>
          <table:table-cell office:value-type="float" office:value="39" calcext:value-type="float">
            <text:p>39</text:p>
          </table:table-cell>
          <table:table-cell office:value-type="float" office:value="2125261" calcext:value-type="float">
            <text:p>2125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ite-plugin/3.3/maven-site-plugin-3.3.jar</text:p>
          </table:table-cell>
          <table:table-cell office:value-type="string" calcext:value-type="string">
            <text:p>JarFileLoader</text:p>
          </table:table-cell>
          <table:table-cell office:value-type="float" office:value="31" calcext:value-type="float">
            <text:p>31</text:p>
          </table:table-cell>
          <table:table-cell office:value-type="float" office:value="1746061" calcext:value-type="float">
            <text:p>1746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ssembly-plugin/2.4.1/maven-assembly-plugin-2.4.1.jar</text:p>
          </table:table-cell>
          <table:table-cell office:value-type="string" calcext:value-type="string">
            <text:p>JarFileLoader</text:p>
          </table:table-cell>
          <table:table-cell office:value-type="float" office:value="83" calcext:value-type="float">
            <text:p>83</text:p>
          </table:table-cell>
          <table:table-cell office:value-type="float" office:value="2494889" calcext:value-type="float">
            <text:p>2494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ssembly-plugin/2.4/maven-assembly-plugin-2.4.jar</text:p>
          </table:table-cell>
          <table:table-cell office:value-type="string" calcext:value-type="string">
            <text:p>JarFileLoader</text:p>
          </table:table-cell>
          <table:table-cell office:value-type="float" office:value="83" calcext:value-type="float">
            <text:p>83</text:p>
          </table:table-cell>
          <table:table-cell office:value-type="float" office:value="2320389" calcext:value-type="float">
            <text:p>2320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ource-plugin/2.1.2/maven-source-plugin-2.1.2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13882601" calcext:value-type="float">
            <text:p>13882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ntrun-plugin/1.7/maven-antrun-plugin-1.7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650933" calcext:value-type="float">
            <text:p>650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urefire-plugin/2.17/maven-surefire-plugin-2.17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522727" calcext:value-type="float">
            <text:p>52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surefire-plugin/2.12.4/maven-surefire-plugin-2.12.4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512804" calcext:value-type="float">
            <text:p>512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sources-plugin/2.6/maven-resources-plugin-2.6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600768" calcext:value-type="float">
            <text:p>600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sources-plugin/2.5/maven-resources-plugin-2.5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546416" calcext:value-type="float">
            <text:p>546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lean-plugin/2.5/maven-clean-plugin-2.5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1954126" calcext:value-type="float">
            <text:p>1954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war-plugin/2.1.1/maven-war-plugin-2.1.1.jar</text:p>
          </table:table-cell>
          <table:table-cell office:value-type="string" calcext:value-type="string">
            <text:p>JarFileLoader</text:p>
          </table:table-cell>
          <table:table-cell office:value-type="float" office:value="33" calcext:value-type="float">
            <text:p>33</text:p>
          </table:table-cell>
          <table:table-cell office:value-type="float" office:value="1210244" calcext:value-type="float">
            <text:p>1210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archetype-plugin/3.0.0/maven-archetype-plugin-3.0.0.jar</text:p>
          </table:table-cell>
          <table:table-cell office:value-type="string" calcext:value-type="string">
            <text:p>JarFileLoader</text:p>
          </table:table-cell>
          <table:table-cell office:value-type="float" office:value="29" calcext:value-type="float">
            <text:p>29</text:p>
          </table:table-cell>
          <table:table-cell office:value-type="float" office:value="1093695" calcext:value-type="float">
            <text:p>1093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ompiler-plugin/2.3.2/maven-compiler-plugin-2.3.2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51006" calcext:value-type="float">
            <text:p>751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compiler-plugin/3.1/maven-compiler-plugin-3.1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967666" calcext:value-type="float">
            <text:p>967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5.1/maven-install-plugin-2.5.1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78438" calcext:value-type="float">
            <text:p>77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4/maven-install-plugin-2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584983" calcext:value-type="float">
            <text:p>584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install-plugin/2.5.2/maven-install-plugin-2.5.2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87139" calcext:value-type="float">
            <text:p>787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loy-plugin/2.7/maven-deploy-plugin-2.7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718553" calcext:value-type="float">
            <text:p>718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deploy-plugin/2.8.1/maven-deploy-plugin-2.8.1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92434" calcext:value-type="float">
            <text:p>792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release-plugin/2.3.2/maven-release-plugin-2.3.2.jar</text:p>
          </table:table-cell>
          <table:table-cell office:value-type="string" calcext:value-type="string">
            <text:p>JarFileLoader</text:p>
          </table:table-cell>
          <table:table-cell office:value-type="float" office:value="10" calcext:value-type="float">
            <text:p>10</text:p>
          </table:table-cell>
          <table:table-cell office:value-type="float" office:value="971840" calcext:value-type="float">
            <text:p>971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plugins/maven-jar-plugin/2.4/maven-jar-plugin-2.4.jar</text:p>
          </table:table-cell>
          <table:table-cell office:value-type="string" calcext:value-type="string">
            <text:p>JarFileLoader</text:p>
          </table:table-cell>
          <table:table-cell office:value-type="float" office:value="11" calcext:value-type="float">
            <text:p>11</text:p>
          </table:table-cell>
          <table:table-cell office:value-type="float" office:value="878458" calcext:value-type="float">
            <text:p>878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junit4/2.17/surefire-junit4-2.17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991013" calcext:value-type="float">
            <text:p>99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maven-surefire-common/2.17/maven-surefire-common-2.17.jar</text:p>
          </table:table-cell>
          <table:table-cell office:value-type="string" calcext:value-type="string">
            <text:p>JarFileLoader</text:p>
          </table:table-cell>
          <table:table-cell office:value-type="float" office:value="113" calcext:value-type="float">
            <text:p>113</text:p>
          </table:table-cell>
          <table:table-cell office:value-type="float" office:value="4372893" calcext:value-type="float">
            <text:p>4372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maven-surefire-common/2.12.4/maven-surefire-common-2.12.4.jar</text:p>
          </table:table-cell>
          <table:table-cell office:value-type="string" calcext:value-type="string">
            <text:p>JarFileLoader</text:p>
          </table:table-cell>
          <table:table-cell office:value-type="float" office:value="113" calcext:value-type="float">
            <text:p>113</text:p>
          </table:table-cell>
          <table:table-cell office:value-type="float" office:value="3564589" calcext:value-type="float">
            <text:p>3564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4.3/surefire-api-2.4.3.jar</text:p>
          </table:table-cell>
          <table:table-cell office:value-type="string" calcext:value-type="string">
            <text:p>JarFileLoader</text:p>
          </table:table-cell>
          <table:table-cell office:value-type="float" office:value="240" calcext:value-type="float">
            <text:p>240</text:p>
          </table:table-cell>
          <table:table-cell office:value-type="float" office:value="7306348" calcext:value-type="float">
            <text:p>730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17/surefire-api-2.17.jar</text:p>
          </table:table-cell>
          <table:table-cell office:value-type="string" calcext:value-type="string">
            <text:p>JarFileLoader</text:p>
          </table:table-cell>
          <table:table-cell office:value-type="float" office:value="85" calcext:value-type="float">
            <text:p>85</text:p>
          </table:table-cell>
          <table:table-cell office:value-type="float" office:value="4013455" calcext:value-type="float">
            <text:p>4013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api/2.12.4/surefire-api-2.12.4.jar</text:p>
          </table:table-cell>
          <table:table-cell office:value-type="string" calcext:value-type="string">
            <text:p>JarFileLoader</text:p>
          </table:table-cell>
          <table:table-cell office:value-type="float" office:value="78" calcext:value-type="float">
            <text:p>78</text:p>
          </table:table-cell>
          <table:table-cell office:value-type="float" office:value="2592937" calcext:value-type="float">
            <text:p>2592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4.3/surefire-booter-2.4.3.jar</text:p>
          </table:table-cell>
          <table:table-cell office:value-type="string" calcext:value-type="string">
            <text:p>JarFileLoader</text:p>
          </table:table-cell>
          <table:table-cell office:value-type="float" office:value="114" calcext:value-type="float">
            <text:p>114</text:p>
          </table:table-cell>
          <table:table-cell office:value-type="float" office:value="3681660" calcext:value-type="float">
            <text:p>3681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17/surefire-booter-2.17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1231473" calcext:value-type="float">
            <text:p>1231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urefire/surefire-booter/2.12.4/surefire-booter-2.12.4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081619" calcext:value-type="float">
            <text:p>1081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0.6/maven-monitor-2.0.6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513457" calcext:value-type="float">
            <text:p>513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2.1/maven-monitor-2.2.1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400773" calcext:value-type="float">
            <text:p>400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nitor/2.0.9/maven-monitor-2.0.9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392446" calcext:value-type="float">
            <text:p>392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-manager/2.0.6/maven-artifact-manager-2.0.6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890741" calcext:value-type="float">
            <text:p>890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-manager/2.2.1/maven-artifact-manager-2.2.1.jar</text:p>
          </table:table-cell>
          <table:table-cell office:value-type="string" calcext:value-type="string">
            <text:p>JarFileLoader</text:p>
          </table:table-cell>
          <table:table-cell office:value-type="float" office:value="29" calcext:value-type="float">
            <text:p>29</text:p>
          </table:table-cell>
          <table:table-cell office:value-type="float" office:value="1296215" calcext:value-type="float">
            <text:p>129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-manager/2.0.9/maven-artifact-manager-2.0.9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973645" calcext:value-type="float">
            <text:p>973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tifact-manager/2.2.0/maven-artifact-manager-2.2.0.jar</text:p>
          </table:table-cell>
          <table:table-cell office:value-type="string" calcext:value-type="string">
            <text:p>JarFileLoader</text:p>
          </table:table-cell>
          <table:table-cell office:value-type="float" office:value="27" calcext:value-type="float">
            <text:p>27</text:p>
          </table:table-cell>
          <table:table-cell office:value-type="float" office:value="927093" calcext:value-type="float">
            <text:p>927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1.0/maven-toolchain-1.0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752752" calcext:value-type="float">
            <text:p>75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2.2.1/maven-toolchain-2.2.1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1075620" calcext:value-type="float">
            <text:p>1075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toolchain/2.0.9/maven-toolchain-2.0.9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146739" calcext:value-type="float">
            <text:p>1146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0.6/maven-profile-2.0.6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882132" calcext:value-type="float">
            <text:p>882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2.1/maven-profile-2.2.1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110562" calcext:value-type="float">
            <text:p>1110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0.9/maven-profile-2.0.9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15986209" calcext:value-type="float">
            <text:p>15986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file/2.2.0/maven-profile-2.2.0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970784" calcext:value-type="float">
            <text:p>970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0.6/maven-project-2.0.6.jar</text:p>
          </table:table-cell>
          <table:table-cell office:value-type="string" calcext:value-type="string">
            <text:p>JarFileLoader</text:p>
          </table:table-cell>
          <table:table-cell office:value-type="float" office:value="51" calcext:value-type="float">
            <text:p>51</text:p>
          </table:table-cell>
          <table:table-cell office:value-type="float" office:value="1969504" calcext:value-type="float">
            <text:p>1969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2.1/maven-project-2.2.1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2674823" calcext:value-type="float">
            <text:p>2674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0.9/maven-project-2.0.9.jar</text:p>
          </table:table-cell>
          <table:table-cell office:value-type="string" calcext:value-type="string">
            <text:p>JarFileLoader</text:p>
          </table:table-cell>
          <table:table-cell office:value-type="float" office:value="53" calcext:value-type="float">
            <text:p>53</text:p>
          </table:table-cell>
          <table:table-cell office:value-type="float" office:value="2444567" calcext:value-type="float">
            <text:p>2444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roject/2.2.0/maven-project-2.2.0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2562264" calcext:value-type="float">
            <text:p>2562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io/1.1/maven-shared-io-1.1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1966411" calcext:value-type="float">
            <text:p>1966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cript-interpreter/1.0/maven-script-interpreter-1.0.jar</text:p>
          </table:table-cell>
          <table:table-cell office:value-type="string" calcext:value-type="string">
            <text:p>JarFileLoader</text:p>
          </table:table-cell>
          <table:table-cell office:value-type="float" office:value="10" calcext:value-type="float">
            <text:p>10</text:p>
          </table:table-cell>
          <table:table-cell office:value-type="float" office:value="743598" calcext:value-type="float">
            <text:p>743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repository-builder/1.0-alpha-2/maven-repository-builder-1.0-alpha-2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903856" calcext:value-type="float">
            <text:p>903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1.3/maven-common-artifact-filters-1.3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062819" calcext:value-type="float">
            <text:p>1062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1.4/maven-common-artifact-filters-1.4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772871" calcext:value-type="float">
            <text:p>772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common-artifact-filters/3.0.0/maven-common-artifact-filters-3.0.0.jar</text:p>
          </table:table-cell>
          <table:table-cell office:value-type="string" calcext:value-type="string">
            <text:p>JarFileLoader</text:p>
          </table:table-cell>
          <table:table-cell office:value-type="float" office:value="41" calcext:value-type="float">
            <text:p>41</text:p>
          </table:table-cell>
          <table:table-cell office:value-type="float" office:value="1247445" calcext:value-type="float">
            <text:p>1247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0/maven-filtering-1.0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908615" calcext:value-type="float">
            <text:p>908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0-beta-2/maven-filtering-1.0-beta-2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913132" calcext:value-type="float">
            <text:p>91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filtering/1.1/maven-filtering-1.1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1284613" calcext:value-type="float">
            <text:p>128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invoker/2.2/maven-invoker-2.2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766124" calcext:value-type="float">
            <text:p>766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file-management/1.1/file-management-1.1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831708" calcext:value-type="float">
            <text:p>83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dependency-tree/2.2/maven-dependency-tree-2.2.jar</text:p>
          </table:table-cell>
          <table:table-cell office:value-type="string" calcext:value-type="string">
            <text:p>JarFileLoader</text:p>
          </table:table-cell>
          <table:table-cell office:value-type="float" office:value="41" calcext:value-type="float">
            <text:p>41</text:p>
          </table:table-cell>
          <table:table-cell office:value-type="float" office:value="1272537" calcext:value-type="float">
            <text:p>127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dependency-tree/2.1/maven-dependency-tree-2.1.jar</text:p>
          </table:table-cell>
          <table:table-cell office:value-type="string" calcext:value-type="string">
            <text:p>JarFileLoader</text:p>
          </table:table-cell>
          <table:table-cell office:value-type="float" office:value="39" calcext:value-type="float">
            <text:p>39</text:p>
          </table:table-cell>
          <table:table-cell office:value-type="float" office:value="1363785" calcext:value-type="float">
            <text:p>1363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artifact-transfer/0.9.0/maven-artifact-transfer-0.9.0.jar</text:p>
          </table:table-cell>
          <table:table-cell office:value-type="string" calcext:value-type="string">
            <text:p>JarFileLoader</text:p>
          </table:table-cell>
          <table:table-cell office:value-type="float" office:value="80" calcext:value-type="float">
            <text:p>80</text:p>
          </table:table-cell>
          <table:table-cell office:value-type="float" office:value="1997424" calcext:value-type="float">
            <text:p>1997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3/maven-shared-utils-0.3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3187839" calcext:value-type="float">
            <text:p>3187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1/maven-shared-utils-0.1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3089886" calcext:value-type="float">
            <text:p>3089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3.0.0/maven-shared-utils-3.0.0.jar</text:p>
          </table:table-cell>
          <table:table-cell office:value-type="string" calcext:value-type="string">
            <text:p>JarFileLoader</text:p>
          </table:table-cell>
          <table:table-cell office:value-type="float" office:value="77" calcext:value-type="float">
            <text:p>77</text:p>
          </table:table-cell>
          <table:table-cell office:value-type="float" office:value="3603523" calcext:value-type="float">
            <text:p>3603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utils/0.4/maven-shared-utils-0.4.jar</text:p>
          </table:table-cell>
          <table:table-cell office:value-type="string" calcext:value-type="string">
            <text:p>JarFileLoader</text:p>
          </table:table-cell>
          <table:table-cell office:value-type="float" office:value="72" calcext:value-type="float">
            <text:p>72</text:p>
          </table:table-cell>
          <table:table-cell office:value-type="float" office:value="2594778" calcext:value-type="float">
            <text:p>2594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shared/maven-shared-incremental/1.1/maven-shared-incremental-1.1.jar</text:p>
          </table:table-cell>
          <table:table-cell office:value-type="string" calcext:value-type="string">
            <text:p>JarFileLoader</text:p>
          </table:table-cell>
          <table:table-cell office:value-type="float" office:value="2" calcext:value-type="float">
            <text:p>2</text:p>
          </table:table-cell>
          <table:table-cell office:value-type="float" office:value="514494" calcext:value-type="float">
            <text:p>514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0.6/maven-core-2.0.6.jar</text:p>
          </table:table-cell>
          <table:table-cell office:value-type="string" calcext:value-type="string">
            <text:p>JarFileLoader</text:p>
          </table:table-cell>
          <table:table-cell office:value-type="float" office:value="67" calcext:value-type="float">
            <text:p>67</text:p>
          </table:table-cell>
          <table:table-cell office:value-type="float" office:value="2391846" calcext:value-type="float">
            <text:p>2391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2.1/maven-core-2.2.1.jar</text:p>
          </table:table-cell>
          <table:table-cell office:value-type="string" calcext:value-type="string">
            <text:p>JarFileLoader</text:p>
          </table:table-cell>
          <table:table-cell office:value-type="float" office:value="68" calcext:value-type="float">
            <text:p>68</text:p>
          </table:table-cell>
          <table:table-cell office:value-type="float" office:value="3822464" calcext:value-type="float">
            <text:p>3822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2.0.9/maven-core-2.0.9.jar</text:p>
          </table:table-cell>
          <table:table-cell office:value-type="string" calcext:value-type="string">
            <text:p>JarFileLoader</text:p>
          </table:table-cell>
          <table:table-cell office:value-type="float" office:value="67" calcext:value-type="float">
            <text:p>67</text:p>
          </table:table-cell>
          <table:table-cell office:value-type="float" office:value="2773049" calcext:value-type="float">
            <text:p>2773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re/3.0/maven-core-3.0.jar</text:p>
          </table:table-cell>
          <table:table-cell office:value-type="string" calcext:value-type="string">
            <text:p>JarFileLoader</text:p>
          </table:table-cell>
          <table:table-cell office:value-type="float" office:value="332" calcext:value-type="float">
            <text:p>332</text:p>
          </table:table-cell>
          <table:table-cell office:value-type="float" office:value="10442043" calcext:value-type="float">
            <text:p>10442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4.1/maven-archiver-2.4.1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767027" calcext:value-type="float">
            <text:p>767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4.2/maven-archiver-2.4.2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1980908" calcext:value-type="float">
            <text:p>1980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rchiver/2.5/maven-archiver-2.5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530127" calcext:value-type="float">
            <text:p>53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exec/1.1/maven-reporting-exec-1.1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781790" calcext:value-type="float">
            <text:p>781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0.6/maven-reporting-api-2.0.6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438539" calcext:value-type="float">
            <text:p>438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2.1/maven-reporting-api-2.2.1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373057" calcext:value-type="float">
            <text:p>373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2.0.9/maven-reporting-api-2.0.9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387687" calcext:value-type="float">
            <text:p>387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api/3.0/maven-reporting-api-3.0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436617" calcext:value-type="float">
            <text:p>436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impl/2.2/maven-reporting-impl-2.2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523147" calcext:value-type="float">
            <text:p>523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reporting/maven-reporting-impl/2.1/maven-reporting-impl-2.1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460052" calcext:value-type="float">
            <text:p>460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0.6/maven-repository-metadata-2.0.6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565162" calcext:value-type="float">
            <text:p>565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2.1/maven-repository-metadata-2.2.1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658545" calcext:value-type="float">
            <text:p>658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2.0.9/maven-repository-metadata-2.0.9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723522" calcext:value-type="float">
            <text:p>723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repository-metadata/3.0/maven-repository-metadata-3.0.jar</text:p>
          </table:table-cell>
          <table:table-cell office:value-type="string" calcext:value-type="string">
            <text:p>JarFileLoader</text:p>
          </table:table-cell>
          <table:table-cell office:value-type="float" office:value="7" calcext:value-type="float">
            <text:p>7</text:p>
          </table:table-cell>
          <table:table-cell office:value-type="float" office:value="719191" calcext:value-type="float">
            <text:p>719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0.6/maven-model-2.0.6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1870809" calcext:value-type="float">
            <text:p>1870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2.1/maven-model-2.2.1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2521038" calcext:value-type="float">
            <text:p>2521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2.0.9/maven-model-2.0.9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1872013" calcext:value-type="float">
            <text:p>187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/3.0/maven-model-3.0.jar</text:p>
          </table:table-cell>
          <table:table-cell office:value-type="string" calcext:value-type="string">
            <text:p>JarFileLoader</text:p>
          </table:table-cell>
          <table:table-cell office:value-type="float" office:value="50" calcext:value-type="float">
            <text:p>50</text:p>
          </table:table-cell>
          <table:table-cell office:value-type="float" office:value="2094047" calcext:value-type="float">
            <text:p>2094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0.6/maven-plugin-parameter-documenter-2.0.6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840315" calcext:value-type="float">
            <text:p>840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2.1/maven-plugin-parameter-documenter-2.2.1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662023" calcext:value-type="float">
            <text:p>66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parameter-documenter/2.0.9/maven-plugin-parameter-documenter-2.0.9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725096" calcext:value-type="float">
            <text:p>725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0.6/maven-plugin-descriptor-2.0.6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957396" calcext:value-type="float">
            <text:p>957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2.1/maven-plugin-descriptor-2.2.1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2164460" calcext:value-type="float">
            <text:p>12164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plugin-descriptor/2.0.9/maven-plugin-descriptor-2.0.9.jar</text:p>
          </table:table-cell>
          <table:table-cell office:value-type="string" calcext:value-type="string">
            <text:p>JarFileLoader</text:p>
          </table:table-cell>
          <table:table-cell office:value-type="float" office:value="15" calcext:value-type="float">
            <text:p>15</text:p>
          </table:table-cell>
          <table:table-cell office:value-type="float" office:value="1043718" calcext:value-type="float">
            <text:p>1043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model-builder/3.0/maven-model-builder-3.0.jar</text:p>
          </table:table-cell>
          <table:table-cell office:value-type="string" calcext:value-type="string">
            <text:p>JarFileLoader</text:p>
          </table:table-cell>
          <table:table-cell office:value-type="float" office:value="109" calcext:value-type="float">
            <text:p>109</text:p>
          </table:table-cell>
          <table:table-cell office:value-type="float" office:value="2669772" calcext:value-type="float">
            <text:p>2669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aether-provider/3.0/maven-aether-provider-3.0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213545" calcext:value-type="float">
            <text:p>1213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integration-tools/1.5/doxia-integration-tools-1.5.jar</text:p>
          </table:table-cell>
          <table:table-cell office:value-type="string" calcext:value-type="string">
            <text:p>JarFileLoader</text:p>
          </table:table-cell>
          <table:table-cell office:value-type="float" office:value="5" calcext:value-type="float">
            <text:p>5</text:p>
          </table:table-cell>
          <table:table-cell office:value-type="float" office:value="921173" calcext:value-type="float">
            <text:p>92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apt/1.4/doxia-module-apt-1.4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1180308" calcext:value-type="float">
            <text:p>1180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xdoc/1.4/doxia-module-xdoc-1.4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1075013" calcext:value-type="float">
            <text:p>1075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core/1.3/doxia-core-1.3.jar</text:p>
          </table:table-cell>
          <table:table-cell office:value-type="string" calcext:value-type="string">
            <text:p>JarFileLoader</text:p>
          </table:table-cell>
          <table:table-cell office:value-type="float" office:value="85" calcext:value-type="float">
            <text:p>85</text:p>
          </table:table-cell>
          <table:table-cell office:value-type="float" office:value="3964310" calcext:value-type="float">
            <text:p>3964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core/1.4/doxia-core-1.4.jar</text:p>
          </table:table-cell>
          <table:table-cell office:value-type="string" calcext:value-type="string">
            <text:p>JarFileLoader</text:p>
          </table:table-cell>
          <table:table-cell office:value-type="float" office:value="85" calcext:value-type="float">
            <text:p>85</text:p>
          </table:table-cell>
          <table:table-cell office:value-type="float" office:value="3186307" calcext:value-type="float">
            <text:p>318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core/1.1.2/doxia-core-1.1.2.jar</text:p>
          </table:table-cell>
          <table:table-cell office:value-type="string" calcext:value-type="string">
            <text:p>JarFileLoader</text:p>
          </table:table-cell>
          <table:table-cell office:value-type="float" office:value="89" calcext:value-type="float">
            <text:p>89</text:p>
          </table:table-cell>
          <table:table-cell office:value-type="float" office:value="2820804" calcext:value-type="float">
            <text:p>2820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markdown/1.4/doxia-module-markdown-1.4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320850" calcext:value-type="float">
            <text:p>320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fml/1.3/doxia-module-fml-1.3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577201" calcext:value-type="float">
            <text:p>577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fml/1.4/doxia-module-fml-1.4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522775" calcext:value-type="float">
            <text:p>522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fml/1.1.4/doxia-module-fml-1.1.4.jar</text:p>
          </table:table-cell>
          <table:table-cell office:value-type="string" calcext:value-type="string">
            <text:p>JarFileLoader</text:p>
          </table:table-cell>
          <table:table-cell office:value-type="float" office:value="14" calcext:value-type="float">
            <text:p>14</text:p>
          </table:table-cell>
          <table:table-cell office:value-type="float" office:value="600190" calcext:value-type="float">
            <text:p>600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3/doxia-sink-api-1.3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322738" calcext:value-type="float">
            <text:p>322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4/doxia-sink-api-1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320075" calcext:value-type="float">
            <text:p>32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0-alpha-7/doxia-sink-api-1.0-alpha-7.jar</text:p>
          </table:table-cell>
          <table:table-cell office:value-type="string" calcext:value-type="string">
            <text:p>JarFileLoader</text:p>
          </table:table-cell>
          <table:table-cell office:value-type="float" office:value="3" calcext:value-type="float">
            <text:p>3</text:p>
          </table:table-cell>
          <table:table-cell office:value-type="float" office:value="315431" calcext:value-type="float">
            <text:p>315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1/doxia-sink-api-1.1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369762" calcext:value-type="float">
            <text:p>369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nk-api/1.1.4/doxia-sink-api-1.1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371585" calcext:value-type="float">
            <text:p>371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3/doxia-decoration-model-1.3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797899" calcext:value-type="float">
            <text:p>797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4/doxia-decoration-model-1.4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1391348" calcext:value-type="float">
            <text:p>139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decoration-model/1.1.4/doxia-decoration-model-1.1.4.jar</text:p>
          </table:table-cell>
          <table:table-cell office:value-type="string" calcext:value-type="string">
            <text:p>JarFileLoader</text:p>
          </table:table-cell>
          <table:table-cell office:value-type="float" office:value="18" calcext:value-type="float">
            <text:p>18</text:p>
          </table:table-cell>
          <table:table-cell office:value-type="float" office:value="1239979" calcext:value-type="float">
            <text:p>1239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4/doxia-logging-api-1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557593" calcext:value-type="float">
            <text:p>557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1/doxia-logging-api-1.1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493415" calcext:value-type="float">
            <text:p>493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logging-api/1.1.4/doxia-logging-api-1.1.4.jar</text:p>
          </table:table-cell>
          <table:table-cell office:value-type="string" calcext:value-type="string">
            <text:p>JarFileLoader</text:p>
          </table:table-cell>
          <table:table-cell office:value-type="float" office:value="4" calcext:value-type="float">
            <text:p>4</text:p>
          </table:table-cell>
          <table:table-cell office:value-type="float" office:value="398672" calcext:value-type="float">
            <text:p>398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xhtml/1.3/doxia-module-xhtml-1.3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389410" calcext:value-type="float">
            <text:p>389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xhtml/1.4/doxia-module-xhtml-1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513843" calcext:value-type="float">
            <text:p>513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module-xhtml/1.1.4/doxia-module-xhtml-1.1.4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384556" calcext:value-type="float">
            <text:p>384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3/doxia-site-renderer-1.3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663620" calcext:value-type="float">
            <text:p>663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4/doxia-site-renderer-1.4.jar</text:p>
          </table:table-cell>
          <table:table-cell office:value-type="string" calcext:value-type="string">
            <text:p>JarFileLoader</text:p>
          </table:table-cell>
          <table:table-cell office:value-type="float" office:value="8" calcext:value-type="float">
            <text:p>8</text:p>
          </table:table-cell>
          <table:table-cell office:value-type="float" office:value="788085" calcext:value-type="float">
            <text:p>788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doxia/doxia-site-renderer/1.1.4/doxia-site-renderer-1.1.4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759337" calcext:value-type="float">
            <text:p>759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descriptor/3.0.0/archetype-descriptor-3.0.0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708051" calcext:value-type="float">
            <text:p>708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catalog/3.0.0/archetype-catalog-3.0.0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629701" calcext:value-type="float">
            <text:p>629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archetype/archetype-common/3.0.0/archetype-common-3.0.0.jar</text:p>
          </table:table-cell>
          <table:table-cell office:value-type="string" calcext:value-type="string">
            <text:p>JarFileLoader</text:p>
          </table:table-cell>
          <table:table-cell office:value-type="float" office:value="73" calcext:value-type="float">
            <text:p>73</text:p>
          </table:table-cell>
          <table:table-cell office:value-type="float" office:value="2077246" calcext:value-type="float">
            <text:p>2077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maven/maven-compat/3.0/maven-compat-3.0.jar</text:p>
          </table:table-cell>
          <table:table-cell office:value-type="string" calcext:value-type="string">
            <text:p>JarFileLoader</text:p>
          </table:table-cell>
          <table:table-cell office:value-type="float" office:value="161" calcext:value-type="float">
            <text:p>161</text:p>
          </table:table-cell>
          <table:table-cell office:value-type="float" office:value="4821026" calcext:value-type="float">
            <text:p>4821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bcel/bcel/5.2/bcel-5.2.jar</text:p>
          </table:table-cell>
          <table:table-cell office:value-type="string" calcext:value-type="string">
            <text:p>JarFileLoader</text:p>
          </table:table-cell>
          <table:table-cell office:value-type="float" office:value="383" calcext:value-type="float">
            <text:p>383</text:p>
          </table:table-cell>
          <table:table-cell office:value-type="float" office:value="8162640" calcext:value-type="float">
            <text:p>816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bcel/bcel/6.0/bcel-6.0.jar</text:p>
          </table:table-cell>
          <table:table-cell office:value-type="string" calcext:value-type="string">
            <text:p>JarFileLoader</text:p>
          </table:table-cell>
          <table:table-cell office:value-type="float" office:value="431" calcext:value-type="float">
            <text:p>431</text:p>
          </table:table-cell>
          <table:table-cell office:value-type="float" office:value="11902116" calcext:value-type="float">
            <text:p>1190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queries/4.3.0/lucene-queries-4.3.0.jar</text:p>
          </table:table-cell>
          <table:table-cell office:value-type="string" calcext:value-type="string">
            <text:p>JarFileLoader</text:p>
          </table:table-cell>
          <table:table-cell office:value-type="float" office:value="154" calcext:value-type="float">
            <text:p>154</text:p>
          </table:table-cell>
          <table:table-cell office:value-type="float" office:value="5010178" calcext:value-type="float">
            <text:p>501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analyzers-common/4.3.0/lucene-analyzers-common-4.3.0.jar</text:p>
          </table:table-cell>
          <table:table-cell office:value-type="string" calcext:value-type="string">
            <text:p>JarFileLoader</text:p>
          </table:table-cell>
          <table:table-cell office:value-type="float" office:value="483" calcext:value-type="float">
            <text:p>483</text:p>
          </table:table-cell>
          <table:table-cell office:value-type="float" office:value="28015657" calcext:value-type="float">
            <text:p>28015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core/4.3.0/lucene-core-4.3.0.jar</text:p>
          </table:table-cell>
          <table:table-cell office:value-type="string" calcext:value-type="string">
            <text:p>JarFileLoader</text:p>
          </table:table-cell>
          <table:table-cell office:value-type="float" office:value="1425" calcext:value-type="float">
            <text:p>1425</text:p>
          </table:table-cell>
          <table:table-cell office:value-type="float" office:value="40677380" calcext:value-type="float">
            <text:p>40677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queryparser/4.3.0/lucene-queryparser-4.3.0.jar</text:p>
          </table:table-cell>
          <table:table-cell office:value-type="string" calcext:value-type="string">
            <text:p>JarFileLoader</text:p>
          </table:table-cell>
          <table:table-cell office:value-type="float" office:value="246" calcext:value-type="float">
            <text:p>246</text:p>
          </table:table-cell>
          <table:table-cell office:value-type="float" office:value="8956393" calcext:value-type="float">
            <text:p>8956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lucene/lucene-sandbox/4.3.0/lucene-sandbox-4.3.0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1379224" calcext:value-type="float">
            <text:p>1379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ore/4.4/httpcore-4.4.jar</text:p>
          </table:table-cell>
          <table:table-cell office:value-type="string" calcext:value-type="string">
            <text:p>JarFileLoader</text:p>
          </table:table-cell>
          <table:table-cell office:value-type="float" office:value="254" calcext:value-type="float">
            <text:p>254</text:p>
          </table:table-cell>
          <table:table-cell office:value-type="float" office:value="6366472" calcext:value-type="float">
            <text:p>6366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ore/4.0.1/httpcore-4.0.1.jar</text:p>
          </table:table-cell>
          <table:table-cell office:value-type="string" calcext:value-type="string">
            <text:p>JarFileLoader</text:p>
          </table:table-cell>
          <table:table-cell office:value-type="float" office:value="158" calcext:value-type="float">
            <text:p>158</text:p>
          </table:table-cell>
          <table:table-cell office:value-type="float" office:value="4573200" calcext:value-type="float">
            <text:p>4573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lient/4.4/httpclient-4.4.jar</text:p>
          </table:table-cell>
          <table:table-cell office:value-type="string" calcext:value-type="string">
            <text:p>JarFileLoader</text:p>
          </table:table-cell>
          <table:table-cell office:value-type="float" office:value="458" calcext:value-type="float">
            <text:p>458</text:p>
          </table:table-cell>
          <table:table-cell office:value-type="float" office:value="17561613" calcext:value-type="float">
            <text:p>17561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httpcomponents/httpclient/4.0.2/httpclient-4.0.2.jar</text:p>
          </table:table-cell>
          <table:table-cell office:value-type="string" calcext:value-type="string">
            <text:p>JarFileLoader</text:p>
          </table:table-cell>
          <table:table-cell office:value-type="float" office:value="231" calcext:value-type="float">
            <text:p>231</text:p>
          </table:table-cell>
          <table:table-cell office:value-type="float" office:value="7058371" calcext:value-type="float">
            <text:p>7058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lang3/3.5/commons-lang3-3.5.jar</text:p>
          </table:table-cell>
          <table:table-cell office:value-type="string" calcext:value-type="string">
            <text:p>JarFileLoader</text:p>
          </table:table-cell>
          <table:table-cell office:value-type="float" office:value="260" calcext:value-type="float">
            <text:p>260</text:p>
          </table:table-cell>
          <table:table-cell office:value-type="float" office:value="9473642" calcext:value-type="float">
            <text:p>9473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lang3/3.1/commons-lang3-3.1.jar</text:p>
          </table:table-cell>
          <table:table-cell office:value-type="string" calcext:value-type="string">
            <text:p>JarFileLoader</text:p>
          </table:table-cell>
          <table:table-cell office:value-type="float" office:value="153" calcext:value-type="float">
            <text:p>153</text:p>
          </table:table-cell>
          <table:table-cell office:value-type="float" office:value="6264029" calcext:value-type="float">
            <text:p>6264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exec/1.3/commons-exec-1.3.jar</text:p>
          </table:table-cell>
          <table:table-cell office:value-type="string" calcext:value-type="string">
            <text:p>JarFileLoader</text:p>
          </table:table-cell>
          <table:table-cell office:value-type="float" office:value="37" calcext:value-type="float">
            <text:p>37</text:p>
          </table:table-cell>
          <table:table-cell office:value-type="float" office:value="1912457" calcext:value-type="float">
            <text:p>1912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commons/commons-math3/3.2/commons-math3-3.2.jar</text:p>
          </table:table-cell>
          <table:table-cell office:value-type="string" calcext:value-type="string">
            <text:p>JarFileLoader</text:p>
          </table:table-cell>
          <table:table-cell office:value-type="float" office:value="1001" calcext:value-type="float">
            <text:p>1001</text:p>
          </table:table-cell>
          <table:table-cell office:value-type="float" office:value="36809011" calcext:value-type="float">
            <text:p>36809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-tools/2.0/velocity-tools-2.0.jar</text:p>
          </table:table-cell>
          <table:table-cell office:value-type="string" calcext:value-type="string">
            <text:p>JarFileLoader</text:p>
          </table:table-cell>
          <table:table-cell office:value-type="float" office:value="187" calcext:value-type="float">
            <text:p>187</text:p>
          </table:table-cell>
          <table:table-cell office:value-type="float" office:value="12744194" calcext:value-type="float">
            <text:p>12744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/1.7/velocity-1.7.jar</text:p>
          </table:table-cell>
          <table:table-cell office:value-type="string" calcext:value-type="string">
            <text:p>JarFileLoader</text:p>
          </table:table-cell>
          <table:table-cell office:value-type="float" office:value="270" calcext:value-type="float">
            <text:p>270</text:p>
          </table:table-cell>
          <table:table-cell office:value-type="float" office:value="8137770" calcext:value-type="float">
            <text:p>8137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velocity/velocity/1.5/velocity-1.5.jar</text:p>
          </table:table-cell>
          <table:table-cell office:value-type="string" calcext:value-type="string">
            <text:p>JarFileLoader</text:p>
          </table:table-cell>
          <table:table-cell office:value-type="float" office:value="246" calcext:value-type="float">
            <text:p>246</text:p>
          </table:table-cell>
          <table:table-cell office:value-type="float" office:value="9845743" calcext:value-type="float">
            <text:p>9845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tiles/1.3.8/struts-tiles-1.3.8.jar</text:p>
          </table:table-cell>
          <table:table-cell office:value-type="string" calcext:value-type="string">
            <text:p>JarFileLoader</text:p>
          </table:table-cell>
          <table:table-cell office:value-type="float" office:value="67" calcext:value-type="float">
            <text:p>67</text:p>
          </table:table-cell>
          <table:table-cell office:value-type="float" office:value="2504873" calcext:value-type="float">
            <text:p>2504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core/1.3.8/struts-core-1.3.8.jar</text:p>
          </table:table-cell>
          <table:table-cell office:value-type="string" calcext:value-type="string">
            <text:p>JarFileLoader</text:p>
          </table:table-cell>
          <table:table-cell office:value-type="float" office:value="150" calcext:value-type="float">
            <text:p>150</text:p>
          </table:table-cell>
          <table:table-cell office:value-type="float" office:value="5488551" calcext:value-type="float">
            <text:p>5488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struts/struts-taglib/1.3.8/struts-taglib-1.3.8.jar</text:p>
          </table:table-cell>
          <table:table-cell office:value-type="string" calcext:value-type="string">
            <text:p>JarFileLoader</text:p>
          </table:table-cell>
          <table:table-cell office:value-type="float" office:value="125" calcext:value-type="float">
            <text:p>125</text:p>
          </table:table-cell>
          <table:table-cell office:value-type="float" office:value="4139038" calcext:value-type="float">
            <text:p>4139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ant/ant/1.8.1/ant-1.8.1.jar</text:p>
          </table:table-cell>
          <table:table-cell office:value-type="string" calcext:value-type="string">
            <text:p>JarFileLoader</text:p>
          </table:table-cell>
          <table:table-cell office:value-type="float" office:value="873" calcext:value-type="float">
            <text:p>873</text:p>
          </table:table-cell>
          <table:table-cell office:value-type="float" office:value="25788530" calcext:value-type="float">
            <text:p>25788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apache/xbean/xbean-reflect/3.4/xbean-reflect-3.4.jar</text:p>
          </table:table-cell>
          <table:table-cell office:value-type="string" calcext:value-type="string">
            <text:p>JarFileLoader</text:p>
          </table:table-cell>
          <table:table-cell office:value-type="float" office:value="110" calcext:value-type="float">
            <text:p>110</text:p>
          </table:table-cell>
          <table:table-cell office:value-type="float" office:value="6410171" calcext:value-type="float">
            <text:p>641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arboiled/parboiled-java/1.1.4/parboiled-java-1.1.4.jar</text:p>
          </table:table-cell>
          <table:table-cell office:value-type="string" calcext:value-type="string">
            <text:p>JarFileLoader</text:p>
          </table:table-cell>
          <table:table-cell office:value-type="float" office:value="52" calcext:value-type="float">
            <text:p>52</text:p>
          </table:table-cell>
          <table:table-cell office:value-type="float" office:value="2721204" calcext:value-type="float">
            <text:p>2721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parboiled/parboiled-core/1.1.4/parboiled-core-1.1.4.jar</text:p>
          </table:table-cell>
          <table:table-cell office:value-type="string" calcext:value-type="string">
            <text:p>JarFileLoader</text:p>
          </table:table-cell>
          <table:table-cell office:value-type="float" office:value="178" calcext:value-type="float">
            <text:p>178</text:p>
          </table:table-cell>
          <table:table-cell office:value-type="float" office:value="4067094" calcext:value-type="float">
            <text:p>4067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amcrest/hamcrest-core/1.3/hamcrest-core-1.3.jar</text:p>
          </table:table-cell>
          <table:table-cell office:value-type="string" calcext:value-type="string">
            <text:p>JarFileLoader</text:p>
          </table:table-cell>
          <table:table-cell office:value-type="float" office:value="45" calcext:value-type="float">
            <text:p>45</text:p>
          </table:table-cell>
          <table:table-cell office:value-type="float" office:value="1489873" calcext:value-type="float">
            <text:p>1489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hamcrest/hamcrest-core/1.1/hamcrest-core-1.1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825014" calcext:value-type="float">
            <text:p>825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expression/4.1.6.RELEASE/spring-expression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141" calcext:value-type="float">
            <text:p>141</text:p>
          </table:table-cell>
          <table:table-cell office:value-type="float" office:value="4117701" calcext:value-type="float">
            <text:p>4117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asm/3.0.5.RELEASE/spring-asm-3.0.5.RELEASE.jar</text:p>
          </table:table-cell>
          <table:table-cell office:value-type="string" calcext:value-type="string">
            <text:p>JarFileLoader</text:p>
          </table:table-cell>
          <table:table-cell office:value-type="float" office:value="31" calcext:value-type="float">
            <text:p>31</text:p>
          </table:table-cell>
          <table:table-cell office:value-type="float" office:value="1007734" calcext:value-type="float">
            <text:p>1007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re/3.0.5.RELEASE/spring-core-3.0.5.RELEASE.jar</text:p>
          </table:table-cell>
          <table:table-cell office:value-type="string" calcext:value-type="string">
            <text:p>JarFileLoader</text:p>
          </table:table-cell>
          <table:table-cell office:value-type="float" office:value="296" calcext:value-type="float">
            <text:p>296</text:p>
          </table:table-cell>
          <table:table-cell office:value-type="float" office:value="7990372" calcext:value-type="float">
            <text:p>799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re/4.1.6.RELEASE/spring-core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723" calcext:value-type="float">
            <text:p>723</text:p>
          </table:table-cell>
          <table:table-cell office:value-type="float" office:value="25010341" calcext:value-type="float">
            <text:p>25010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test/4.1.6.RELEASE/spring-test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370" calcext:value-type="float">
            <text:p>370</text:p>
          </table:table-cell>
          <table:table-cell office:value-type="float" office:value="12973421" calcext:value-type="float">
            <text:p>12973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beans/4.1.6.RELEASE/spring-beans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387" calcext:value-type="float">
            <text:p>387</text:p>
          </table:table-cell>
          <table:table-cell office:value-type="float" office:value="9938425" calcext:value-type="float">
            <text:p>993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context/4.1.6.RELEASE/spring-context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721" calcext:value-type="float">
            <text:p>721</text:p>
          </table:table-cell>
          <table:table-cell office:value-type="float" office:value="19728755" calcext:value-type="float">
            <text:p>19728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aop/4.1.6.RELEASE/spring-aop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255" calcext:value-type="float">
            <text:p>255</text:p>
          </table:table-cell>
          <table:table-cell office:value-type="float" office:value="5921316" calcext:value-type="float">
            <text:p>5921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pringframework/spring-web/4.1.6.RELEASE/spring-web-4.1.6.RELEASE.jar</text:p>
          </table:table-cell>
          <table:table-cell office:value-type="string" calcext:value-type="string">
            <text:p>JarFileLoader</text:p>
          </table:table-cell>
          <table:table-cell office:value-type="float" office:value="493" calcext:value-type="float">
            <text:p>493</text:p>
          </table:table-cell>
          <table:table-cell office:value-type="float" office:value="11722220" calcext:value-type="float">
            <text:p>11722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dom/jdom/1.1.3/jdom-1.1.3.jar</text:p>
          </table:table-cell>
          <table:table-cell office:value-type="string" calcext:value-type="string">
            <text:p>JarFileLoader</text:p>
          </table:table-cell>
          <table:table-cell office:value-type="float" office:value="73" calcext:value-type="float">
            <text:p>73</text:p>
          </table:table-cell>
          <table:table-cell office:value-type="float" office:value="2806076" calcext:value-type="float">
            <text:p>2806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dom/jdom/1.1/jdom-1.1.jar</text:p>
          </table:table-cell>
          <table:table-cell office:value-type="string" calcext:value-type="string">
            <text:p>JarFileLoader</text:p>
          </table:table-cell>
          <table:table-cell office:value-type="float" office:value="76" calcext:value-type="float">
            <text:p>76</text:p>
          </table:table-cell>
          <table:table-cell office:value-type="float" office:value="5030134" calcext:value-type="float">
            <text:p>503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beanshell/bsh/2.0b4/bsh-2.0b4.jar</text:p>
          </table:table-cell>
          <table:table-cell office:value-type="string" calcext:value-type="string">
            <text:p>JarFileLoader</text:p>
          </table:table-cell>
          <table:table-cell office:value-type="float" office:value="158" calcext:value-type="float">
            <text:p>158</text:p>
          </table:table-cell>
          <table:table-cell office:value-type="float" office:value="3886884" calcext:value-type="float">
            <text:p>3886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freemarker/freemarker/2.3.19/freemarker-2.3.19.jar</text:p>
          </table:table-cell>
          <table:table-cell office:value-type="string" calcext:value-type="string">
            <text:p>JarFileLoader</text:p>
          </table:table-cell>
          <table:table-cell office:value-type="float" office:value="668" calcext:value-type="float">
            <text:p>668</text:p>
          </table:table-cell>
          <table:table-cell office:value-type="float" office:value="21267339" calcext:value-type="float">
            <text:p>21267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sample/test/1.0/test-1.0.jar</text:p>
          </table:table-cell>
          <table:table-cell office:value-type="string" calcext:value-type="string">
            <text:p>JarFileLoader</text:p>
          </table:table-cell>
          <table:table-cell office:value-type="float" office:value="6" calcext:value-type="float">
            <text:p>6</text:p>
          </table:table-cell>
          <table:table-cell office:value-type="float" office:value="978740" calcext:value-type="float">
            <text:p>978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tree/4.1/asm-tree-4.1.jar</text:p>
          </table:table-cell>
          <table:table-cell office:value-type="string" calcext:value-type="string">
            <text:p>JarFileLoader</text:p>
          </table:table-cell>
          <table:table-cell office:value-type="float" office:value="27" calcext:value-type="float">
            <text:p>27</text:p>
          </table:table-cell>
          <table:table-cell office:value-type="float" office:value="1213350" calcext:value-type="float">
            <text:p>1213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tree/5.1/asm-tree-5.1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1304717" calcext:value-type="float">
            <text:p>1304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commons/5.1/asm-commons-5.1.jar</text:p>
          </table:table-cell>
          <table:table-cell office:value-type="string" calcext:value-type="string">
            <text:p>JarFileLoader</text:p>
          </table:table-cell>
          <table:table-cell office:value-type="float" office:value="27" calcext:value-type="float">
            <text:p>27</text:p>
          </table:table-cell>
          <table:table-cell office:value-type="float" office:value="15333446" calcext:value-type="float">
            <text:p>15333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analysis/4.1/asm-analysis-4.1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778116" calcext:value-type="float">
            <text:p>778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analysis/5.0.4/asm-analysis-5.0.4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700183" calcext:value-type="float">
            <text:p>7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util/4.1/asm-util-4.1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938347" calcext:value-type="float">
            <text:p>938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-util/5.0.4/asm-util-5.0.4.jar</text:p>
          </table:table-cell>
          <table:table-cell office:value-type="string" calcext:value-type="string">
            <text:p>JarFileLoader</text:p>
          </table:table-cell>
          <table:table-cell office:value-type="float" office:value="16" calcext:value-type="float">
            <text:p>16</text:p>
          </table:table-cell>
          <table:table-cell office:value-type="float" office:value="995523" calcext:value-type="float">
            <text:p>995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/4.1/asm-4.1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115158" calcext:value-type="float">
            <text:p>1115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w2/asm/asm/5.1/asm-5.1.jar</text:p>
          </table:table-cell>
          <table:table-cell office:value-type="string" calcext:value-type="string">
            <text:p>JarFileLoader</text:p>
          </table:table-cell>
          <table:table-cell office:value-type="float" office:value="25" calcext:value-type="float">
            <text:p>25</text:p>
          </table:table-cell>
          <table:table-cell office:value-type="float" office:value="1164636" calcext:value-type="float">
            <text:p>1164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tinyjee/jgraphx/jgraphx/3.4.1.3/jgraphx-3.4.1.3.jar</text:p>
          </table:table-cell>
          <table:table-cell office:value-type="string" calcext:value-type="string">
            <text:p>JarFileLoader</text:p>
          </table:table-cell>
          <table:table-cell office:value-type="float" office:value="418" calcext:value-type="float">
            <text:p>418</text:p>
          </table:table-cell>
          <table:table-cell office:value-type="float" office:value="14671100" calcext:value-type="float">
            <text:p>1467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vafer/jdependency/0.7/jdependency-0.7.jar</text:p>
          </table:table-cell>
          <table:table-cell office:value-type="string" calcext:value-type="string">
            <text:p>JarFileLoader</text:p>
          </table:table-cell>
          <table:table-cell office:value-type="float" office:value="9" calcext:value-type="float">
            <text:p>9</text:p>
          </table:table-cell>
          <table:table-cell office:value-type="float" office:value="573637" calcext:value-type="float">
            <text:p>573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vafer/jdependency/1.1/jdependency-1.1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904944" calcext:value-type="float">
            <text:p>904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bjenesis/objenesis/1.0/objenesis-1.0.jar</text:p>
          </table:table-cell>
          <table:table-cell office:value-type="string" calcext:value-type="string">
            <text:p>JarFileLoader</text:p>
          </table:table-cell>
          <table:table-cell office:value-type="float" office:value="30" calcext:value-type="float">
            <text:p>30</text:p>
          </table:table-cell>
          <table:table-cell office:value-type="float" office:value="1631874" calcext:value-type="float">
            <text:p>1631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objenesis/objenesis/2.5/objenesis-2.5.jar</text:p>
          </table:table-cell>
          <table:table-cell office:value-type="string" calcext:value-type="string">
            <text:p>JarFileLoader</text:p>
          </table:table-cell>
          <table:table-cell office:value-type="float" office:value="43" calcext:value-type="float">
            <text:p>43</text:p>
          </table:table-cell>
          <table:table-cell office:value-type="float" office:value="1847849" calcext:value-type="float">
            <text:p>1847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/json/json/20090211/json-20090211.jar</text:p>
          </table:table-cell>
          <table:table-cell office:value-type="string" calcext:value-type="string">
            <text:p>JarFileLoader</text:p>
          </table:table-cell>
          <table:table-cell office:value-type="float" office:value="19" calcext:value-type="float">
            <text:p>19</text:p>
          </table:table-cell>
          <table:table-cell office:value-type="float" office:value="1047576" calcext:value-type="float">
            <text:p>1047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marker/freemarker/2.3.6/freemarker-2.3.6.jar</text:p>
          </table:table-cell>
          <table:table-cell office:value-type="string" calcext:value-type="string">
            <text:p>JarFileLoader</text:p>
          </table:table-cell>
          <table:table-cell office:value-type="float" office:value="569" calcext:value-type="float">
            <text:p>569</text:p>
          </table:table-cell>
          <table:table-cell office:value-type="float" office:value="11198569" calcext:value-type="float">
            <text:p>11198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/oro/2.0.8/oro-2.0.8.jar</text:p>
          </table:table-cell>
          <table:table-cell office:value-type="string" calcext:value-type="string">
            <text:p>JarFileLoader</text:p>
          </table:table-cell>
          <table:table-cell office:value-type="float" office:value="62" calcext:value-type="float">
            <text:p>62</text:p>
          </table:table-cell>
          <table:table-cell office:value-type="float" office:value="2479306" calcext:value-type="float">
            <text:p>2479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sourceforge/jchardet/jchardet/1.0/jchardet-1.0.jar</text:p>
          </table:table-cell>
          <table:table-cell office:value-type="string" calcext:value-type="string">
            <text:p>JarFileLoader</text:p>
          </table:table-cell>
          <table:table-cell office:value-type="float" office:value="29" calcext:value-type="float">
            <text:p>29</text:p>
          </table:table-cell>
          <table:table-cell office:value-type="float" office:value="1558249" calcext:value-type="float">
            <text:p>1558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sf/jopt-simple/jopt-simple/4.6/jopt-simple-4.6.jar</text:p>
          </table:table-cell>
          <table:table-cell office:value-type="string" calcext:value-type="string">
            <text:p>JarFileLoader</text:p>
          </table:table-cell>
          <table:table-cell office:value-type="float" office:value="48" calcext:value-type="float">
            <text:p>48</text:p>
          </table:table-cell>
          <table:table-cell office:value-type="float" office:value="1877495" calcext:value-type="float">
            <text:p>1877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arnx/jsonic/1.2.7/jsonic-1.2.7.jar</text:p>
          </table:table-cell>
          <table:table-cell office:value-type="string" calcext:value-type="string">
            <text:p>JarFileLoader</text:p>
          </table:table-cell>
          <table:table-cell office:value-type="float" office:value="122" calcext:value-type="float">
            <text:p>122</text:p>
          </table:table-cell>
          <table:table-cell office:value-type="float" office:value="3379034" calcext:value-type="float">
            <text:p>3379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java/dev/rome/rome/1.0.0/rome-1.0.0.jar</text:p>
          </table:table-cell>
          <table:table-cell office:value-type="string" calcext:value-type="string">
            <text:p>JarFileLoader</text:p>
          </table:table-cell>
          <table:table-cell office:value-type="float" office:value="121" calcext:value-type="float">
            <text:p>121</text:p>
          </table:table-cell>
          <table:table-cell office:value-type="float" office:value="4945526" calcext:value-type="float">
            <text:p>4945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bytebuddy/byte-buddy/1.6.9/byte-buddy-1.6.9.jar</text:p>
          </table:table-cell>
          <table:table-cell office:value-type="string" calcext:value-type="string">
            <text:p>JarFileLoader</text:p>
          </table:table-cell>
          <table:table-cell office:value-type="float" office:value="1894" calcext:value-type="float">
            <text:p>1894</text:p>
          </table:table-cell>
          <table:table-cell office:value-type="float" office:value="53315971" calcext:value-type="float">
            <text:p>53315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bytebuddy/byte-buddy-agent/1.6.9/byte-buddy-agent-1.6.9.jar</text:p>
          </table:table-cell>
          <table:table-cell office:value-type="string" calcext:value-type="string">
            <text:p>JarFileLoader</text:p>
          </table:table-cell>
          <table:table-cell office:value-type="float" office:value="21" calcext:value-type="float">
            <text:p>21</text:p>
          </table:table-cell>
          <table:table-cell office:value-type="float" office:value="1152142" calcext:value-type="float">
            <text:p>1152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tree/3.2/asm-tree-3.2.jar</text:p>
          </table:table-cell>
          <table:table-cell office:value-type="string" calcext:value-type="string">
            <text:p>JarFileLoader</text:p>
          </table:table-cell>
          <table:table-cell office:value-type="float" office:value="28" calcext:value-type="float">
            <text:p>28</text:p>
          </table:table-cell>
          <table:table-cell office:value-type="float" office:value="1501369" calcext:value-type="float">
            <text:p>1501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tree/3.3.1/asm-tree-3.3.1.jar</text:p>
          </table:table-cell>
          <table:table-cell office:value-type="string" calcext:value-type="string">
            <text:p>JarFileLoader</text:p>
          </table:table-cell>
          <table:table-cell office:value-type="float" office:value="27" calcext:value-type="float">
            <text:p>27</text:p>
          </table:table-cell>
          <table:table-cell office:value-type="float" office:value="1463468" calcext:value-type="float">
            <text:p>1463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commons/3.2/asm-commons-3.2.jar</text:p>
          </table:table-cell>
          <table:table-cell office:value-type="string" calcext:value-type="string">
            <text:p>JarFileLoader</text:p>
          </table:table-cell>
          <table:table-cell office:value-type="float" office:value="22" calcext:value-type="float">
            <text:p>22</text:p>
          </table:table-cell>
          <table:table-cell office:value-type="float" office:value="1133764" calcext:value-type="float">
            <text:p>1133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commons/3.3.1/asm-commons-3.3.1.jar</text:p>
          </table:table-cell>
          <table:table-cell office:value-type="string" calcext:value-type="string">
            <text:p>JarFileLoader</text:p>
          </table:table-cell>
          <table:table-cell office:value-type="float" office:value="24" calcext:value-type="float">
            <text:p>24</text:p>
          </table:table-cell>
          <table:table-cell office:value-type="float" office:value="1068294" calcext:value-type="float">
            <text:p>106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analysis/3.2/asm-analysis-3.2.jar</text:p>
          </table:table-cell>
          <table:table-cell office:value-type="string" calcext:value-type="string">
            <text:p>JarFileLoader</text:p>
          </table:table-cell>
          <table:table-cell office:value-type="float" office:value="13" calcext:value-type="float">
            <text:p>13</text:p>
          </table:table-cell>
          <table:table-cell office:value-type="float" office:value="781666" calcext:value-type="float">
            <text:p>781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-util/3.2/asm-util-3.2.jar</text:p>
          </table:table-cell>
          <table:table-cell office:value-type="string" calcext:value-type="string">
            <text:p>JarFileLoader</text:p>
          </table:table-cell>
          <table:table-cell office:value-type="float" office:value="20" calcext:value-type="float">
            <text:p>20</text:p>
          </table:table-cell>
          <table:table-cell office:value-type="float" office:value="934193" calcext:value-type="float">
            <text:p>93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2/asm-3.2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929771" calcext:value-type="float">
            <text:p>929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3.1/asm-3.3.1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988855" calcext:value-type="float">
            <text:p>988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/asm/3.1/asm-3.1.jar</text:p>
          </table:table-cell>
          <table:table-cell office:value-type="string" calcext:value-type="string">
            <text:p>JarFileLoader</text:p>
          </table:table-cell>
          <table:table-cell office:value-type="float" office:value="23" calcext:value-type="float">
            <text:p>23</text:p>
          </table:table-cell>
          <table:table-cell office:value-type="float" office:value="1300147" calcext:value-type="float">
            <text:p>130014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enchmark_1649dee8e88678478e268cae82d01ec30b54c4cb_3.A1:benchmark_1649dee8e88678478e268cae82d01ec30b54c4cb_3.D113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09:52:53.558155163</dc:date>
    <meta:editing-duration>PT54S</meta:editing-duration>
    <meta:editing-cycles>1</meta:editing-cycles>
    <meta:document-statistic meta:table-count="1" meta:cell-count="4879" meta:object-count="0"/>
    <meta:generator>LibreOffice/5.2.2.2$Linux_X86_64 LibreOffice_project/20m0$Build-2</meta:generator>
  </office:meta>
</office:document-meta>
</file>